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1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专访香港时事漫画家尊子：专栏停刊不代表停止创作</text:span>
</text:h>
      <text:p text:style-name="P4">
Author: https://www.facebook.com/bbcworldservice/</text:p>
      <text:p text:style-name="P4">
Publisher: BBC News 中文</text:p>
      <text:p text:style-name="P4">
Published Time: 2023-07-07T09:22:01.000Z</text:p>
      <text:p text:style-name="P4">
Modified Time: 2023-07-10T02:42:37.000Z</text:p>
      <text:p text:style-name="P4">
Description: 尊子是香港著名的漫画家，从事时事漫画创作超过四十年。2023年5月，在港府官员多次公开抨击尊子的讽刺漫画后，香港非亲建制报章《明报》宣布《尊子漫画专栏》停刊。尊子在接受BBC中文的专访时称北京在香港实施《国安法》后，为当地的新闻和创作自由带来诸多“红线”，但他表示不会离港或停止创作。</text:p>
      <text:p text:style-name="P4">
Images: []</text:p>
      <text:p text:style-name="P4">
Videos: ["<text:a xlink:type="simple" xlink:href="https://www.bbc.com/ws/av-embeds/cps/zhongwen/simp/chinese-news-66131951/p0fzyr3l/zh-hans" text:style-name="Internet_20_link" text:visited-style-name="Visited_20_Internet_20_Link">
zh-hans</text:a>
"]</text:p>
      <text:p text:style-name="P4">
Tags: ['香港版国安法', '香港']</text:p>
      <text:p text:style-name="P4">
Type: Article</text:p>
      <!--METADATA-->
      <text:h text:style-name="P12" text:outline-level="3">
<text:span text:style-name="T4">
专访香港时事漫画家尊子：专栏停刊不代表停止创作</text:span>
</text:h>
      <text:p text:style-name="P4">
<text:a xlink:type="simple" xlink:href="https://www.bbc.com/ws/av-embeds/cps/zhongwen/simp/chinese-news-66131951/p0fzyr3l/zh-hans" text:style-name="Internet_20_link" text:visited-style-name="Visited_20_Internet_20_Link">
 Video-1-Link：/ws/av-embeds/cps/zhongwen/simp/chinese-news-66131951/p0fzyr3l/zh-hans </text:a>
 <text:span text:style-name="T4">
你的器材不支持播放多媒体材料</text:span>
<text:span text:style-name="T4">
专访香港时事漫画家尊子：专栏停刊不代表停止创作</text:span>
 2023年7月7日  最近更新： 2023年7月10日</text:p>
      <text:p text:style-name="P4">
尊子是香港著名的时事漫画家，从事创作超过四十年。由于他的作品主题多与香港和中国大陆的社会政治议题有关，而且风格大胆，多年来作品不时引发争议。2023年5月，在港府官员多次公开抨击尊子的讽刺漫画后，香港非亲建制报章《明报》宣布《尊子漫画专栏》停刊。尊子在接受BBC中文的专访时称北京在香港实施《国安法》后，为当地的新闻和创作自由带来诸多“红线”，但他表示不会离港或停止创作。</text:p>
      <text:p text:style-name="P4">
採访、摄影、剪辑：李洛</text:p>
      <text:p text:style-name="P4">
特别鸣谢：留下书舍</text:p>
      <text:p text:style-name="P4">
Source: <text:a xlink:type="simple" xlink:href="https://www.bbc.com/zhongwen/simp/chinese-news-66131951" text:style-name="Internet_20_link" text:visited-style-name="Visited_20_Internet_20_Link">
https://www.bbc.com/zhongwen/simp/chinese-news-66131951</text:a>
</text:p>
      <!--NEWS-->
      <text:h text:style-name="P10" text:outline-level="1">
<text:span text:style-name="T4">
美一架商务飞机坠毁 机上六人全部死亡</text:span>
</text:h>
      <text:p text:style-name="P4">
Author: 联合早报 (Person)</text:p>
      <text:p text:style-name="P4">
Publisher: 联合早报 (Organization)</text:p>
      <text:p text:style-name="P4">
Published Time: 2023-07-09T06:52</text:p>
      <text:p text:style-name="P4">
Modified Time: 2023-07-09T07:04</text:p>
      <text:p text:style-name="P4">
Description: 美国一架小型商务飞机在洛杉矶附近坠毁，机上六人全部死亡。综合路透社和美国广播公司（ABC）报道，根据联邦航空管理局的声明，这架塞斯纳C550（Cessna C550）小型商务机从拉...</text:p>
      <text:p text:style-name="P4">
Videos: []</text:p>
      <text:p text:style-name="P4">
Audios: []</text:p>
      <text:p text:style-name="P4">
Images: []</text:p>
      <text:p text:style-name="P4">
Type: NewsArticle</text:p>
      <text:p text:style-name="P4">
Breadcrumbs: ['即时', '国际']</text:p>
      <text:p text:style-name="P4">
Keywords: ['坠机', '美国', '拉斯维加斯']</text:p>
      <!--METADATA-->
      <text:p text:style-name="P4">
美国一架小型商务飞机在洛杉矶附近坠毁，机上六人全部死亡。</text:p>
      <text:p text:style-name="P4">
综合路透社和美国广播公司（ABC）报道，根据联邦航空管理局的声明，这架塞斯纳C550（CessnaC550）小型商务机从拉斯维加斯起飞，于当地时间星期六（7月8日）凌晨4时15分左右（新加坡时间星期六晚上7时15分左右）在洛杉矶以南130多公里的法国谷机场附近坠毁。</text:p>
      <text:p text:style-name="P4">
负责这起坠机事件的地方官员说，这架飞机坠毁后“完全被火焰吞噬”，大火烧毁了大约0.4公顷的植被。机上六人当场宣告死亡。目前没有六名遇难者的具体信息。</text:p>
      <text:p text:style-name="P4">
法国谷机场已被临时关闭，国家运输安全委员会（NTSB）和联邦航空管理局正在对事故进行调查。</text:p>
      <text:p text:style-name="P4">
Source: <text:a xlink:type="simple" xlink:href="https://www.zaobao.com.sg/realtime/world/story20230709-1412067" text:style-name="Internet_20_link" text:visited-style-name="Visited_20_Internet_20_Link">
https://www.zaobao.com.sg/realtime/world/story20230709-1412067</text:a>
</text:p>
      <!--NEWS-->
      <text:h text:style-name="P10" text:outline-level="1">
<text:span text:style-name="T4">
拜登今抵英国访问 将会见苏纳克和查尔斯三世</text:span>
</text:h>
      <text:p text:style-name="P4">
Author: 联合早报 (Person)</text:p>
      <text:p text:style-name="P4">
Publisher: 联合早报 (Organization)</text:p>
      <text:p text:style-name="P4">
Published Time: 2023-07-09T07:03</text:p>
      <text:p text:style-name="P4">
Modified Time: 2023-07-09T07:03</text:p>
      <text:p text:style-name="P4">
Description: 美国总统拜登将于星期天（7月9日）抵达英国展开访问，其间将会见英国首相苏纳克和英国国王查尔斯三世。路透社报道，拜登计划于星期一（10日）在唐宁街10号与苏纳克举行会晤，这也将是美英...</text:p>
      <text:p text:style-name="P4">
Videos: []</text:p>
      <text:p text:style-name="P4">
Audios: []</text:p>
      <text:p text:style-name="P4">
Images: []</text:p>
      <text:p text:style-name="P4">
Type: NewsArticle</text:p>
      <text:p text:style-name="P4">
Breadcrumbs: ['即时', '国际']</text:p>
      <text:p text:style-name="P4">
Keywords: ['英美关系', '拜登', '苏纳克', '查尔斯三世']</text:p>
      <!--METADATA-->
      <text:p text:style-name="P4">
美国总统拜登将于星期天（7月9日）抵达英国展开访问，其间将会见英国首相苏纳克和英国国王 <text:a xlink:type="simple" xlink:href="https://www.zaobao.com/keywords/king-charles-iii" text:style-name="Internet_20_link" text:visited-style-name="Visited_20_Internet_20_Link">
 查尔斯三世</text:a>
 。</text:p>
      <text:p text:style-name="P4">
路透社报道，拜登计划于星期一（10日）在唐宁街10号与苏纳克举行会晤，这也将是美英领导人近几个月内的第五次会晤。预计拜登与苏纳克的会谈将包括北约峰会和乌克兰等问题。</text:p>
      <text:p text:style-name="P4">
英国首相办公室星期六（8日）发布声明称，英美的联盟“比以往任何时候都更加重要”，英国既是欧洲主要的北约盟友，也是美国“最重要的贸易、防务和外交伙伴”，并且在援助乌克兰问题上发挥着领导作用。</text:p>
      <text:p text:style-name="P4">
苏纳克刚刚于6月访美，与拜登签署《大西洋宣言》（AtlanticDeclaration），宣布在人工智能、清洁能源、关键矿产、气候变化等方面开展合作，并巩固两国的安全联盟关系，以应对来自俄罗斯和中国的威胁。</text:p>
      <text:p text:style-name="P4">
白宫的声明指出，拜登此行旨在进一步加强美英两国的密切关系。</text:p>
      <text:p text:style-name="P4">
拜登此次访英还将在温莎城堡会见英王查尔斯三世，就气候问题进行讨论。拜登曾在2021年第26届联合国气候变化大会（COP26）上与查尔斯会面，并赞赏了查尔斯在气候问题上的领导力。</text:p>
      <text:p text:style-name="P4">
英国访问行程结束后，拜登将与苏纳克前往立陶宛，同北约国家领导人一道出席维尔纽斯峰会。</text:p>
      <text:p text:style-name="P4">
Source: <text:a xlink:type="simple" xlink:href="https://www.zaobao.com.sg/realtime/world/story20230709-1412068" text:style-name="Internet_20_link" text:visited-style-name="Visited_20_Internet_20_Link">
https://www.zaobao.com.sg/realtime/world/story20230709-1412068</text:a>
</text:p>
      <!--NEWS-->
      <text:h text:style-name="P10" text:outline-level="1">
<text:span text:style-name="T4">
巴西楼房倒塌 遇难者增至14人</text:span>
</text:h>
      <text:p text:style-name="P4">
Author: 联合早报 (Person)</text:p>
      <text:p text:style-name="P4">
Publisher: 联合早报 (Organization)</text:p>
      <text:p text:style-name="P4">
Published Time: 2023-07-09T07:08</text:p>
      <text:p text:style-name="P4">
Modified Time: 2023-07-09T07:08</text:p>
      <text:p text:style-name="P4">
Description: 巴西东北部发生楼房坍塌事故，遇难者增至14人，当局宣布结束搜救工作。法新社报道，巴西当局星期六（7月8日）发布声明称，死者包括女性、男性和儿童，年龄在五岁至45岁之间。当局在星期五...</text:p>
      <text:p text:style-name="P4">
Videos: []</text:p>
      <text:p text:style-name="P4">
Audios: []</text:p>
      <text:p text:style-name="P4">
Images: []</text:p>
      <text:p text:style-name="P4">
Type: NewsArticle</text:p>
      <text:p text:style-name="P4">
Breadcrumbs: ['即时', '国际']</text:p>
      <text:p text:style-name="P4">
Keywords: ['巴西', '坍塌']</text:p>
      <!--METADATA-->
      <text:p text:style-name="P4">
巴西东北部发生楼房坍塌事故，遇难者增至14人，当局宣布结束搜救工作。</text:p>
      <text:p text:style-name="P4">
法新社报道，巴西当局星期六（7月8日）发布声明称，死者包括女性、男性和儿童，年龄在五岁至45岁之间。</text:p>
      <text:p text:style-name="P4">
当局在星期五（7日）接获通报，位于伯南布哥州（Pernambuco）州府累西腓（Recife）郊区的一栋四层高建筑坍塌，初步通报有11人死亡。</text:p>
      <text:p text:style-name="P4">
救援人员后来在废墟中又发现一名妇女和两名儿童的尸体，遇难人数因此上升至14人。搜救工作目前已正式结束。</text:p>
      <text:p text:style-name="P4">
当局指出，这座建筑由于有倒塌的危险，已于2010年关闭，但从那时起一直被非法占用。</text:p>
      <text:p text:style-name="P4">
今年4月，同样位于伯南布哥州的奥林达市（Olinda）也发生了类似情况的建筑倒塌，造成六人死亡。</text:p>
      <text:p text:style-name="P4">
法新社报道指出，巴西的建筑倒塌一般发生在非法建筑泛滥的贫困地区。2020年，里约热内卢一片贫困街区有两座非法建筑在数天强降雨后倒塌，造成24人死亡。</text:p>
      <text:p text:style-name="P4">
Source: <text:a xlink:type="simple" xlink:href="https://www.zaobao.com.sg/realtime/world/story20230709-1412069" text:style-name="Internet_20_link" text:visited-style-name="Visited_20_Internet_20_Link">
https://www.zaobao.com.sg/realtime/world/story20230709-1412069</text:a>
</text:p>
      <!--NEWS-->
      <text:h text:style-name="P10" text:outline-level="1">
<text:span text:style-name="T4">
美宣布向乌克兰提供集束弹 欧洲盟友保持距离</text:span>
</text:h>
      <text:p text:style-name="P4">
Author: None (Language: zh)</text:p>
      <text:p text:style-name="P4">
Publisher: None</text:p>
      <text:p text:style-name="P4">
Time: 2023-07-09T10:22:00Z</text:p>
      <text:p text:style-name="P4">
Description: 美国公布了向乌克兰提供新军事援助的计划，包括向其援助有争议的集束弹。一些北约成员，比如西班牙、英国等都与美国的计划保持距离。德国也表示拒绝向乌提供此类武器。与此同时俄乌战争已持续满500天。</text:p>
      <text:p text:style-name="P4">
Videos: []</text:p>
      <text:p text:style-name="P4">
Images: []</text:p>
      <text:p text:style-name="P4">
Subject: 时政风云</text:p>
      <text:p text:style-name="P4">
Subjects: ['奥巴马', '欧债危机', '俄罗斯', '欧盟', '乌克兰', '西班牙', '德国', '留学德国', '留学德国', '德国联邦大选']</text:p>
      <text:p text:style-name="P4">
Keywords: ['乌克兰', '集束炸弹', '德国', '美国', '俄罗斯', '拜登', '西班牙', '战争', '俄乌战争']</text:p>
      <text:p text:style-name="P4">
ID: 66168345</text:p>
      <!--METADATA-->
      <text:p text:style-name="P4">
<text:a xlink:type="simple" xlink:href="https://www.dw.com/zh/overlay/image/article/66168345/66146043" text:style-name="Internet_20_link" text:visited-style-name="Visited_20_Internet_20_Link">
 </text:a>
</text:p>
      <text:p text:style-name="P4">
集束炸弹的爆炸哑弹率也很高，这就意味着数千枚较小的未爆炸的炸弹仍会残留，并且可能在数十年后继续造成人员伤亡</text:p>
      <text:p text:style-name="P4">
（德国之声中文网）华盛顿将向乌克兰提供集束炸弹，这是一项价值8亿美元的军事援助计划的一部分，目的是帮助乌克兰击退俄罗斯的入侵。在本周五（7月7日）发给记者的一份声明中，美国国务卿布林肯表示，这项新援助计划中的武器和装备“<text:a xlink:type="simple" xlink:href="https://www.dw.com/zh/zh/美国防长乌克兰有足够的反攻能力/a-65942860" text:style-name="Internet_20_link" text:visited-style-name="Visited_20_Internet_20_Link">
 对加强乌克兰的战力 </text:a>
，帮助他们重新夺回乌克兰主权领土，保护自己的同胞至关重要”。</text:p>
      <text:p text:style-name="P4">
与此同时，德国外交部长贝尔博克（AnnalenaBaerbock）否决了向乌克兰提供此类武器的建议。贝尔博克在维也纳发表讲话时表示，德国政府将坚守奥斯陆公约。美国的另外一个盟友西班牙表示不支持美国向乌克兰提供集束弹。该国防长罗布雷斯（MargaritaRobles）周六表示：“ 西班牙坚持遵守对乌克兰的坚定承诺，同时也坚信某些武器和炸弹在任何情况下都不应提供。”她强调这是美国的决定，而非北约的决定。西班牙认为即使在“合法防御”情况下也不应使用这类武器。英国首相苏纳克（RishiSunak）也表示不会支持使用集束弹，强调英国是签署奥斯陆公约的国家之一。他表示，英国将继续以其他武器（包括重型战斗坦克）：“继续尽力支持乌克兰抵抗俄罗斯的非法和无端侵略”。</text:p>
      <text:h text:style-name="P12" text:outline-level="3">
<text:span text:style-name="T4">
美国工厂加班为乌克兰生产弹药</text:span>
</text:h>
      <text:p text:style-name="P4">
奥斯陆公约被认为是约束有争议的集束炸弹的一个里程碑。这项公约于2010年生效。迄今为止，已有110个国家签署，另外还有13个尚待批准的国家。签约国承诺不生产、储存和使用这类武器。不过，包括俄罗斯、美国、中国、印度等大国都没有签署该公约。乌克兰也不在其列，亚洲、中东、北非和东欧地区的成员国比例都很低。</text:p>
      <text:p text:style-name="P4">
集束炸弹是将小型炸弹集合成一般空用炸弹与炮弹的型态，利用数量的特性增加涵盖面积和杀伤范围，每个小型炸弹又称为子炸弹。据国际红十字会称，它们可以通过飞机、大炮和导弹发射。除了弹药在撞击时造成的最初伤害外，集束炸弹的爆炸哑弹率也很高，在最近的一些冲突中高达40%。这也是集束炸弹备受争议的原因之一。这就意味着数千枚较小的未爆炸的炸弹仍然残留，并且可能在数十年后继续造成人员伤亡。</text:p>
      <text:p text:style-name="P4">
反对使用集束炸弹的人士认为，这种武器给平民造成“巨大伤害”，“可以在冲突结束后几十年仍在伤害平民”。它们造成的影响与地雷类似，有时会导致受某个地区无法居住。例如，战争结束几十年后，老挝一些地方仍然不能住人。</text:p>
      <text:p text:style-name="P4">
根据人权观察组织的说法，俄罗斯军队在乌克兰“广泛使用了集束弹，导致许多平民伤亡”。该国际非政府组织表示，乌克兰军队也已使用了这些武器，导致“多名平民死亡和严重受伤”。</text:p>
      <text:p text:style-name="P4">
一些军事专家认为，集束弹可能有助于乌克兰在针对驻扎在战壕中的俄罗斯军队的反攻中取得进展。俄罗斯对美国的决定提出了批评，认为这增加了核战争的可能性。俄罗斯外交部发言人扎哈罗娃在周六（7月8日）表示，美国的决定是其反俄路线的又一次“公然展示”，旨在将乌克兰冲突最大限度地延长。她还指出，美国这个决定是“绝望之举”。</text:p>
      <text:p text:style-name="P4">
俄罗斯入侵乌克兰在本周六（7月8日）已进入第500天。 <text:a xlink:type="simple" xlink:href="https://www.dw.com/zh/zh/乌克兰需要迅速得到西方武器包括弹药/a-64756246" text:style-name="Internet_20_link" text:visited-style-name="Visited_20_Internet_20_Link">
 基辅方面一直在请求集束弹援助</text:a>
。乌克兰总统泽连斯基在社交媒体上发布了一段未注明日期的视频。这段影片中他视察了蛇岛，他表示在此向每一位士兵致以衷心的感谢：“这已经是我们的第500天了。”他还说："今天，我们在蛇岛上，它永远不会被占领者征服，就像乌克兰的其他地方一样，因为我们是勇敢之国"。</text:p>
      <ul>
        <li>
</li>
      </ul>
      <h5>
德国向乌克兰提供哪些“大杀器”？</h5>
      <text:h text:style-name="P12" text:outline-level="3">
<text:span text:style-name="T4">
豹1主战坦克</text:span>
</text:h>
      <text:p text:style-name="P4">
德国政府2月3日向乌克兰发放了豹1主战坦克的出口许可证。豹1坦克是二战后为联邦国防军研制的第一款主战坦克，生产于1960年代中期至1980年代中期。2月7日，德国经济部批准向乌克兰提供178辆豹1A5型坦克。</text:p>
      <ul>
        <li>
</li>
      </ul>
      <h5>
德国向乌克兰提供哪些“大杀器”？</h5>
      <text:h text:style-name="P12" text:outline-level="3">
<text:span text:style-name="T4">
豹2坦克</text:span>
</text:h>
      <text:p text:style-name="P4">
豹2坦克是主要服役于德国联邦国防军的主战坦克，总共有A1到A7等多个型号。它可用于对付最高达3500米高度的飞机和直升机，也可用于对付轻装甲地面目标，如步兵战车和装甲运输车。因此，它既是防御性武器，又是进攻性武器。德国政府发言人黑贝施特赖特（SteffenHebestreit）1月25日证实，德国打算从联邦国防军库存中向乌克兰提供14辆豹2A6主战坦克。</text:p>
      <ul>
        <li>
</li>
      </ul>
      <h5>
德国向乌克兰提供哪些“大杀器”？</h5>
      <text:h text:style-name="P12" text:outline-level="3">
<text:span text:style-name="T4">
“黄鼠狼”步兵战车</text:span>
</text:h>
      <text:p text:style-name="P4">
“黄鼠狼”步兵战车（ Marder）用于战场运兵，并提供火力支援。射击手可从战车内对外射击，是一种多用途武器系统。该战车可为6、7名射击手提供空间，打击地面和空中目标。德国准备总共向乌克兰提供40辆“黄鼠狼”步兵战车。</text:p>
      <ul>
        <li>
</li>
      </ul>
      <h5>
德国向乌克兰提供哪些“大杀器”？</h5>
      <text:h text:style-name="P12" text:outline-level="3">
<text:span text:style-name="T4">
陆基防空系统Iris-T SLM</text:span>
</text:h>
      <text:p text:style-name="P4">
Iris-T SLM是一种陆基防空系统，是德国代傲防务公司制造的Iris-T防空系统的升级版。该系统可保护城市和军队免受多次同时发生的空袭。它被认为是2022年最先进的防御系统之一，射程长达40公里，售价1.4亿欧元，属于北约的中程防空系统。去年10月，德国将首批一套Iris-TSLM移交给乌克兰武装部队。德国计划总共提供4套该系统。</text:p>
      <ul>
        <li>
</li>
      </ul>
      <h5>
德国向乌克兰提供哪些“大杀器”？</h5>
      <text:h text:style-name="P12" text:outline-level="3">
<text:span text:style-name="T4">
猎豹式自行高射炮</text:span>
</text:h>
      <text:p text:style-name="P4">
猎豹式自行高射炮是德国向乌克兰提供的首款重武器。这款防空炮具有良好的越野性能，能够紧随装甲部队行动，为前线作战单位提供低空防卫。到目前为止，德国总共交付了30辆猎豹式自行高射炮，还有7辆即将交付。</text:p>
      <ul>
        <li>
</li>
      </ul>
      <h5>
德国向乌克兰提供哪些“大杀器”？</h5>
      <text:h text:style-name="P12" text:outline-level="3">
<text:span text:style-name="T4">
PzH-2000自行榴弹炮（7台）</text:span>
</text:h>
      <text:p text:style-name="P4">
Panzerhaubitze 2000自行火炮，简称PZH 2000自行火炮，是一种由德国克劳斯-玛菲·威格曼公司和莱茵金属为德国陆军设计制造的自行火炮系统。是当今世界上最先进的火炮之一。装入火炮的60发炮弹可以10秒3发的速度发射完毕。根据所用炮弹形式，可打击30至56公里内的目标。据联邦政府网站消息，德国已经向乌克兰提供了7台这样的自行火炮。</text:p>
      <ul>
        <li>
</li>
      </ul>
      <h5>
德国向乌克兰提供哪些“大杀器”？</h5>
      <text:h text:style-name="P12" text:outline-level="3">
<text:span text:style-name="T4">
Mars II多管火箭发射系统</text:span>
</text:h>
      <text:p text:style-name="P4">
德国已经向乌克兰提供了5套MARS II 多管火箭系统。该系统可以发射与美国“海马斯”系统相同的导弹。Mars-II每分钟能够发射多达12枚导弹，射程超过70公里。不仅如此，导弹发射器系统可以使用GPS或投雷导弹进行制导。</text:p>
      <ul>
        <li>
</li>
      </ul>
      <h5>
德国向乌克兰提供哪些“大杀器”？</h5>
      <text:h text:style-name="P12" text:outline-level="3">
<text:span text:style-name="T4">
“海狸”装甲架桥车</text:span>
</text:h>
      <text:p text:style-name="P4">
装甲架桥车主要用于快速架设桥梁，令部队迅速通过河流，普遍装备于工兵部队。战时对于恢复被破坏的基础设施以及向平民众提供食品和药品都非常重要。到目前为止，德国已经向乌克兰交付了三辆“海狸”装甲架桥车，接下来还会提供13辆。</text:p>
      <ul>
        <li>
</li>
      </ul>
      <h5>
德国向乌克兰提供哪些“大杀器”？</h5>
      <text:h text:style-name="P12" text:outline-level="3">
<text:span text:style-name="T4">
铁拳三型火箭筒（3000件）</text:span>
</text:h>
      <text:p text:style-name="P4">
这是德国军火公司Dynamit NobelDefence研制的无后坐力火箭筒。德国目前向乌克兰援助了3000件铁拳三型火箭筒，外加900个配套手柄。它从肩上发射，可对付400米以外的固定目标和300米以内的移动目标，可穿透厚达300毫米的装甲钢。有媒体分析认为，在冷战期间铁拳三型火箭筒的诞生就是为了对付前苏联时代的装甲部队，而目前俄罗斯在乌克兰战场上投入数量最多的就是前苏联时代的T72主战坦克，所以向乌克兰提供这种火箭筒也是有一定针对性的。</text:p>
      <ul>
        <li>
</li>
      </ul>
      <h5>
德国向乌克兰提供哪些“大杀器”？</h5>
      <text:h text:style-name="P12" text:outline-level="3">
<text:span text:style-name="T4">
“毒刺”导弹 （500件）</text:span>
</text:h>
      <text:p text:style-name="P4">
“毒刺”（Stinger）是一种肩射红外制导地对空导弹，由美国雷神（Raytheon）公司1980年研发并在美国制造，不过，多年来也已在包括德国在内的欧洲多国生产，并延续迄今。实战经验显示，“毒刺”是一件操作简单、极其有效的利器。尤其在苏军占领阿富汗期间，美式装备的阿富汗武装曾击落不少苏制战机和直升机。一旦锁定目标并发射后，导弹即能在约4000米的距离内自动跟踪目标。</text:p>
      <ul>
        <li>
</li>
      </ul>
      <h5>
德国向乌克兰提供哪些“大杀器”？</h5>
      <text:h text:style-name="P12" text:outline-level="3">
<text:span text:style-name="T4">
“箭-2”式便携式防空导弹（2700件）</text:span>
</text:h>
      <text:p text:style-name="P4">
Strela在俄语中的意思是“箭”。这款便携式防空导弹可以说是前面提到的“毒刺”防空导弹的苏联对应版本。这次德国将前东德库存的2700件9K32“箭-2”便携式防空导弹（9K32Strela-2）送到了乌克兰。虽然箭-2的版本已经有些过时，但它仍然可以在战场上发挥效用。它的射程在500米到4.2公里之间，可以射到2300米的高空。</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法新社、美联社、德新社）</text:p>
      <text:p text:style-name="P4">
Source: <text:a xlink:type="simple" xlink:href="https://www.dw.com/zh/美宣布向乌克兰提供集束弹-欧洲盟友保持距离/a-66168345" text:style-name="Internet_20_link" text:visited-style-name="Visited_20_Internet_20_Link">
https://www.dw.com/zh/美宣布向乌克兰提供集束弹-欧洲盟友保持距离/a-66168345?maca=chi-rss-chi-all-1127-rdf</text:a>
</text:p>
      <!--NEWS-->
      <text:h text:style-name="P10" text:outline-level="1">
<text:span text:style-name="T4">
耶伦访华：四天里见了谁谈了什么没谈什么？</text:span>
</text:h>
      <text:p text:style-name="P4">
Author: https://www.facebook.com/bbcworldservice/</text:p>
      <text:p text:style-name="P4">
Publisher: BBC News 中文</text:p>
      <text:p text:style-name="P4">
Published Time: 2023-07-09T11:20:40.000Z</text:p>
      <text:p text:style-name="P4">
Modified Time: 2023-07-09T11:20:40.000Z</text:p>
      <text:p text:style-name="P4">
Description: 耶伦会见了中国总理李强、中国前副总理刘鹤、中国央行行长易纲，以及刚刚履新的中国人民银行党委书记潘功胜，还和中国的女性经济学家聚餐。</text:p>
      <text:p text:style-name="P4">
Images: ["<text:a xlink:type="simple" xlink:href="https://ichef.bbci.co.uk/news/640/cpsprodpb/10F25/production/_130331496_whatsubject.jpg" text:style-name="Internet_20_link" text:visited-style-name="Visited_20_Internet_20_Link">
_130331496_wh...</text:a>
"]</text:p>
      <text:p text:style-name="P4">
Videos: []</text:p>
      <text:p text:style-name="P4">
Tags: ['中美关系', '中國', '经济', '气候变化']</text:p>
      <text:p text:style-name="P4">
Type: Article</text:p>
      <!--METADATA-->
      <text:h text:style-name="P12" text:outline-level="3">
<text:span text:style-name="T4">
耶伦访华：四天里见了谁谈了什么没谈什么？</text:span>
</text:h>
      <text:p text:style-name="P4">
2023年7月9日  <draw:frame draw:style-name="fr1" draw:name="Image15" text:anchor-type="as-char" svg:width="6.9236in" svg:height="3.894525in" draw:z-index="0">
<draw:image xlink:href="../Images/BBC Chinese/2023-07-09T11-20-40.000Z/_130331496_whatsubject.jpg" xlink:type="simple" xlink:show="embed" xlink:actuate="onLoad" draw:mime-type="image/jpeg"/>
</draw:frame>
</text:p>
      <text:p text:style-name="P4">
图像来源，  Getty Image</text:p>
      <text:p text:style-name="P4">
图像加注文字，</text:p>
      <text:p text:style-name="P4">
耶伦与主管商务和金融的中国副总理何立峰进行了长时间会谈。</text:p>
      <text:p text:style-name="P4">
<text:span text:style-name="T4">
本周四（7月6日），美国财政部长耶伦抵达中国，并于本周日（9日）离开。这是她成为财长后的首次访华行程。</text:span>
</text:p>
      <text:p text:style-name="P4">
在四天的访问中，耶伦会见了从中国总理李强到中国的女性经济学家，谈了从“脱钩”、镓锗管制、气候合作等问题，但悬而未决的关税问题并未出现在双方公开的议程中。</text:p>
      <text:p text:style-name="P4">
从整体舆论来看，虽然美国国务卿布林肯访华时和中国国家主席习近平会面，但耶伦访华时间更长内容更加丰富，外界认为这可能与耶伦长期在美国政府内部扮演的反对“关税战”和“脱钩”的角色有关。</text:p>
      <text:p text:style-name="P4">
<text:a xlink:type="simple" xlink:href="https://www.bbc.com/zhongwen/simp/business-66118150" text:style-name="Internet_20_link" text:visited-style-name="Visited_20_Internet_20_Link">
 “好警察”耶伦出场能修补美中关系吗？ </text:a>
  * <text:a xlink:type="simple" xlink:href="https://www.bbc.com/zhongwen/simp/world-66118850" text:style-name="Internet_20_link" text:visited-style-name="Visited_20_Internet_20_Link">
 中国限制出口半导体原材料 “以牙还牙”能否撼动全球供应链 </text:a>
  * <text:a xlink:type="simple" xlink:href="https://www.bbc.com/zhongwen/simp/chinese-news-66117744" text:style-name="Internet_20_link" text:visited-style-name="Visited_20_Internet_20_Link">
 从“脱钩”到“去风险” 美欧对华政策的战略转向还是凝聚共识？ </text:a>
</text:p>
      <text:h text:style-name="P12" text:outline-level="3">
<text:span text:style-name="T4">
见了谁</text:span>
</text:h>
      <text:p text:style-name="P4">
耶伦在星期五的行程密集，分别会见了中国总理李强、中国前副总理刘鹤、中国央行行长易纲，以及刚刚履新的中国人民银行党委书记潘功胜。</text:p>
      <text:p text:style-name="P4">
周六则主要会见了分管商务和金融的中国副总理何立峰。</text:p>
      <text:p text:style-name="P4">
</text:p>
      <text:p text:style-name="P4">
图像来源，  Getty Image</text:p>
      <text:p text:style-name="P4">
图像加注文字，</text:p>
      <text:p text:style-name="P4">
李强会见耶伦。</text:p>
      <text:p text:style-name="P4">
值得一提的是耶伦与已经退休的前副总理刘鹤的见面。后者曾在美中美中贸易战中，主导中方的谈判团队，并在白宫与特朗普签下第一阶段贸易协议。</text:p>
      <text:p text:style-name="P4">
上个月，香港《南华早报》引述五名消息人士称，刘鹤在卸下所有职务后，仍参加中国政府有关经济事务的内部会议，并具有很高的影响力。中国要在一些领域与美国合作，另一些领域则要反击，而刘鹤的知识储备和经验对北京而言极为有价值。</text:p>
      <text:p text:style-name="P4">
周六主要会见的中国副总理何立峰在中共“二十大”上进入政治局委员行列，现年68岁的他在2014年成为负责规划中国经济运行的国家发展改革委的副主任，2017年升任主任。</text:p>
      <text:p text:style-name="P4">
在非官方层面，耶伦在周五与多位在华美企高管座谈，包括波音公司、美国银行和农业巨头嘉吉等，她批评了北京方面严苛对待外资企业，并表示这表明拜登政府力图减少对中国供应链依赖的努力是正确的。</text:p>
      <text:p text:style-name="P4">
周六中午，学院派经济学家出身的耶伦，与六位中国女性经济学家午餐，列席者包括金刻羽，她是伦敦政治经济学院教授，属于少有的活跃于国际舞台上的中国女性经济学家。她的父亲金立群曾任中国财政部副部长，现任亚投行行长。</text:p>
      <text:h text:style-name="P12" text:outline-level="3">
<text:span text:style-name="T4">
停滞后的接触</text:span>
</text:h>
      <text:p text:style-name="P4">
中美关系由特朗普时代开始处于低谷，在拜登上台后缓慢修复，直至去年8月美国众议院议长裴洛西（NancyPelosi）访问台湾，中国方面反映强烈，终止了几乎所有与美国的官方交流渠道。到去年11月巴厘岛G20峰会，拜登与习近平会面后，再次开启缓慢修复的过程，并规划国务卿布林肯在今年初访华。</text:p>
      <text:p text:style-name="P4">
然而，今年2月中国侦察气球事件，使中美关系修复过程再次中断。直至布林肯上个月访华。</text:p>
      <text:p text:style-name="P4">
然而布林肯前脚刚走，拜登在公开活动中称习近平为“独裁者”，招致中方反对。耶伦访华也被认为是继续这一修复过程的尝试。</text:p>
      <text:p text:style-name="P4">
在会见中，何立峰告诉耶伦，他对伤害中美关系的“意外事件”表示遗憾。这些事件导致“两国元首在去年的一次峰会上达成的共识在执行上出现了一些问题。”</text:p>
      <text:p text:style-name="P4">
据中国官方媒体新华社称，何立峰与耶伦围绕落实中美元首巴厘岛会晤重要共识，就两国和世界经济金融形势、合作应对全球共同挑战等进行了“深入、坦诚、务实”的交流，会谈具有建设性。</text:p>
      <text:p text:style-name="P4">
可见双方现阶段的工作还是回归到落实去年11月习拜会的成果，而非要解决新的问题。</text:p>
      <text:p text:style-name="P4">
</text:p>
      <text:p text:style-name="P4">
图像来源，  Getty Image</text:p>
      <text:p text:style-name="P4">
图像加注文字，</text:p>
      <text:p text:style-name="P4">
耶伦的飞机抵达北京时天空出现彩虹。</text:p>
      <text:h text:style-name="P12" text:outline-level="3">
<text:span text:style-name="T4">
谈了什么</text:span>
</text:h>
      <text:p text:style-name="P4">
耶伦虽然有对华批评的言辞，但总体延续她在美国国内的发言基调，即反对中美“脱钩”。</text:p>
      <text:p text:style-name="P4">
周四耶伦飞抵北京时天空出现彩虹，被中文舆论作为好的预兆而讨论，在第二天与李强的会面中，后者也提到这一细节称，“中美关系何尝不是如此，不完全都是风雨，经历过一轮风雨以后，我们风雨一过，我们一定会见到更多的彩虹“。</text:p>
      <text:p text:style-name="P4">
耶伦则向李强表示，美国寻求健康、而非“赢者通吃”的经济竞争，并希望有一套公平的规则，让两国能长远受益。当前有重要的国际挑战，中美对各自国家和全球都有责任展开合作和展现领导力。</text:p>
      <text:p text:style-name="P4">
在周日的记者会上，耶伦也表达了类似观点。</text:p>
      <text:p text:style-name="P4">
据路透社报道，耶伦说，华盛顿并不寻求与中国经济脱钩，指这样做“对两国都是灾难性的，对世界也是不稳定的”。</text:p>
      <text:p text:style-name="P4">
她还总结，此次访华与中国官员进行的共计10小时的双边会谈是直接、具有实质性和富有成效的，并指其有助于稳定时常不稳定的中美关系。而此次访问的目的是建立和深化与中国新经济团队的联系，减少误解的风险，并为在气候变化和债务困扰等领域的合作铺平道路。</text:p>
      <text:p text:style-name="P4">
”敲打“中国的言辞也不少，主要涉及三个方面：</text:p>
      <text:p text:style-name="P4">
就中国的“不公平经济行为”和针对美国公司的胁迫性行动有所增加，提出严重关切；</text:p>
      <text:p text:style-name="P4">
双方讨论了俄乌战争问题，耶伦说，中国企业避免向俄罗斯提供物质援助或协助其躲避制裁至关重要；</text:p>
      <text:p text:style-name="P4">
对中国本周宣布管制镓（Ga）、锗（Ge）两种半导体所需稀有金属出口，表示关切。</text:p>
      <text:p text:style-name="P4">
</text:p>
      <text:p text:style-name="P4">
图像来源，  Reuters</text:p>
      <text:p text:style-name="P4">
图像加注文字，</text:p>
      <text:p text:style-name="P4">
美国气候特使约翰克里</text:p>
      <text:h text:style-name="P12" text:outline-level="3">
<text:span text:style-name="T4">
最可能合作的领域</text:span>
</text:h>
      <text:p text:style-name="P4">
出乎意料的是，气候合作成为耶伦访华的一个要点，而非财金问题。</text:p>
      <text:p text:style-name="P4">
她在周六的讲话中说，中美这两个全球最大的温室气体排放国有共同的责任来领导气候行动，并呼吁中国支持美国主导的绿色气候基金，该基金的设立是为了帮助发展中国家适应气候变化并减轻其影响。</text:p>
      <text:p text:style-name="P4">
中美两国虽然在太阳能等新能源领域投资都在加大，但去年两国的碳排放量都有所上升。</text:p>
      <text:p text:style-name="P4">
但中美在气候合作上也非一片坦途，症结在于中国坚持认为它仍然是一个发展中国家，因此应该由美国和欧洲来支付能源转型的费用，因为欧美制造了历史上大部分的碳排放。</text:p>
      <text:p text:style-name="P4">
值得一提的是，拜登气候特使克里在耶伦抵达中国时表示，他将于下周前往中国，重启两国的全球变暖谈判。</text:p>
      <text:p text:style-name="P4">
請刷新瀏覽器</text:p>
      <text:h text:style-name="P12" text:outline-level="3">
<text:span text:style-name="T4">
没谈什么？</text:span>
</text:h>
      <text:p text:style-name="P4">
耶伦长期关心的关税问题，并未出现在公开议题中。</text:p>
      <text:p text:style-name="P4">
特朗普时代，中美之间大部分商品实施了高额关税，在拜登时代并未去除。</text:p>
      <text:p text:style-name="P4">
在美国政府内部，支持废除对华关税的主要是财政部长耶伦和商务部长雷蒙多，她们赞成废除关税，以抵御通胀。</text:p>
      <text:p text:style-name="P4">
反对者则以美国贸易代表戴琪为主，他们不愿意放弃美国对中国的重要筹码，并希望继续借关税来重塑中国的经济行为，制定一个更具战略性的中国贸易策略，保护美国的就业。</text:p>
      <text:p text:style-name="P4">
去年5月，美国财长耶伦在一场公开讲话中确认，她在向拜登呼吁取消部分对华关税，因部分关税“不太具有战略性”，而且在伤害美国消费者和企业。她表示，“在我看来，其中一些措施似乎对消费者和企业造成了更大的伤害，而且在解决我们与中国的实际问题方面并不具有战略性。”</text:p>
      <text:p text:style-name="P4">
</text:p>
      <text:p text:style-name="P4">
图像来源，  Getty Images</text:p>
      <text:p text:style-name="P4">
图像加注文字，</text:p>
      <text:p text:style-name="P4">
贸易战开始后，美国大豆出口量大幅下跌，价格也跌至10年来的最低点，这给中西部的农民造成巨大损失。</text:p>
      <text:p text:style-name="P4">
耶伦在记者会上强调，没有任何一次访问能在一夜之间解决中美之间的挑战。舆论普遍认为，耶伦此次访华主要是与中国新的经济团队建立一个有韧性、有成效的沟通渠道，以及为克里的气候谈判铺路，而不是解决贸易等具体问题。</text:p>
      <text:p text:style-name="P4">
Source: <text:a xlink:type="simple" xlink:href="https://www.bbc.com/zhongwen/simp/chinese-news-66147637" text:style-name="Internet_20_link" text:visited-style-name="Visited_20_Internet_20_Link">
https://www.bbc.com/zhongwen/simp/chinese-news-66147637</text:a>
</text:p>
      <!--NEWS-->
      <text:h text:style-name="P10" text:outline-level="1">
<text:span text:style-name="T4">
德国工商总会：比起放弃中国 交流是更好的选择</text:span>
</text:h>
      <text:p text:style-name="P4">
Author: None (Language: zh)</text:p>
      <text:p text:style-name="P4">
Publisher: None</text:p>
      <text:p text:style-name="P4">
Time: 2023-07-09T13:52:00Z</text:p>
      <text:p text:style-name="P4">
Description: 德国政府正在努力减少对中国等国家的原材料依赖。德国经济界支持这一举措，但绝不希望失去中国市场。德国工商总会新主席表示，比起选择放弃，应该多与对方交流。</text:p>
      <text:p text:style-name="P4">
Videos: []</text:p>
      <text:p text:style-name="P4">
Images: []</text:p>
      <text:p text:style-name="P4">
Subject: 经济纵横</text:p>
      <text:p text:style-name="P4">
Subjects: ['欧债危机', '欧盟', '岛屿主权争端', '专题报道：全景观看“习马会”', '德国', '中国', '留学德国', '中共十九大', '留学德国', '德国联邦大选']</text:p>
      <text:p text:style-name="P4">
Keywords: ['经济', '德国', '中国']</text:p>
      <text:p text:style-name="P4">
ID: 66169191</text:p>
      <!--METADATA-->
      <text:p text:style-name="P4">
<text:a xlink:type="simple" xlink:href="https://www.dw.com/zh/overlay/image/article/66169191/52403658" text:style-name="Internet_20_link" text:visited-style-name="Visited_20_Internet_20_Link">
 </text:a>
</text:p>
      <text:p text:style-name="P4">
大众上海工厂</text:p>
      <text:p text:style-name="P4">
（德国之声中文网）德国工商总会（DIHK）强调了中国作为德国市场的重要性。主席阿德里安（PeterAdrian）告诉德新社：“联邦政府和欧盟担心出现过度依赖，否则可能对经济产生不利影响。这种担忧是可以理解的。企业们也因此希望进一步多样化其供应链。”他补充说，在这方面，政治上的支持至关重要：“与此同时，在亚洲地区，中国是德国，是欧洲企业迄今为止最重要的市场。”    6月中旬， <text:a xlink:type="simple" xlink:href="https://www.dw.com/zh/zh/德国出台首份国家安全战略-中国是对手也是伙伴/a-65912004" text:style-name="Internet_20_link" text:visited-style-name="Visited_20_Internet_20_Link">
 德国政府提出了一项国家安全战略 </text:a>
 。随后还将出台中国战略。在安全战略中，德国将中国定位为合作伙伴、竞争对手和制度性对手。德国总理肖尔茨（OlafScholz）曾强调不会与中国脱钩， <text:a xlink:type="simple" xlink:href="https://www.dw.com/zh/zh/中国管制镓锗出口德国做好准备了吗/a-66136843" text:style-name="Internet_20_link" text:visited-style-name="Visited_20_Internet_20_Link">
 但希望减少对原材料等方面的强大依赖所带来的风险</text:a>
 。</text:p>
      <text:p text:style-name="P4">
</text:p>
      <text:p text:style-name="P4">
上月初，德国工商总会主席阿德里安率领代表团前往中国。</text:p>
      <text:p text:style-name="P4">
德国工商总会新任主席阿德里安指出：“确保在中国进行经济活动在一个合理的框架内符合双方的共同利益。”他还补充说，中国也依赖与德国保持良好的经济关系：“"因此，我们将在德国联邦总理的支持下，为确保我们的企业在中国市场得到公平对待而努力。北京至少应该提供与中国企业在欧洲同样的市场准入。"</text:p>
      <text:h text:style-name="P12" text:outline-level="3">
<text:span text:style-name="T4">
德中政府磋商在即 如何重新定位对华关系</text:span>
</text:h>
      <text:p text:style-name="P4">
Source: <text:a xlink:type="simple" xlink:href="https://www.dw.com/zh/德国工商总会：比起放弃中国-交流是更好的选择/a-66169191" text:style-name="Internet_20_link" text:visited-style-name="Visited_20_Internet_20_Link">
https://www.dw.com/zh/德国工商总会：比起放弃中国-交流是更好的选择/a-66169191?maca=chi-rss-chi-all-1127-rdf</text:a>
</text:p>
      <!--NEWS-->
      <text:h text:style-name="P10" text:outline-level="1">
<text:span text:style-name="T4">
预防儿童自杀，须关注情绪和社交 (Free Version)</text:span>
</text:h>
      <text:p text:style-name="P4">
Authors: ['徐海娜']</text:p>
      <text:p text:style-name="P4">
Publisher: 英国《金融时报》</text:p>
      <text:p text:style-name="P4">
Time: 2023-07-09T23:37:30+00:00</text:p>
      <text:p text:style-name="P4">
Published Time: 2023-07-09T12:00:99+08:00</text:p>
      <text:p text:style-name="P4">
Modified Time: 2023-07-09T12:08:99+08:00</text:p>
      <text:p text:style-name="P4">
Description: 徐海娜：人们从教育的角度来谈论“社交”的时候，总喜欢说，社交能力是未来需要的一种竞争力，却较少从精神健康的角度来认识社交的重要性。</text:p>
      <text:p text:style-name="P4">
Images: ["<text:a xlink:type="simple" xlink:href="https://thumbor.ftacademy.cn/unsafe/picture/1/000186981_piclink.jpg" text:style-name="Internet_20_link" text:visited-style-name="Visited_20_Internet_20_Link">
000186981_pic...</text:a>
"]</text:p>
      <text:p text:style-name="P4">
Themes: ['专栏', '心理健康', '关注']</text:p>
      <text:p text:style-name="P4">
Keywords: ['心理健康', '教育', '青少年', '亲子关系', '社交']</text:p>
      <text:p text:style-name="P4">
Type: Article</text:p>
      <!--METADATA-->
      <text:p text:style-name="P4">
<draw:frame draw:style-name="fr1" draw:name="Image22" text:anchor-type="as-char" svg:width="6.9236in" svg:height="4.617987in" draw:z-index="0">
<draw:image xlink:href="../Images/FT Chinese Free Version/2023-07-09T23-37-30-00-00/000186981_piclink.jpg" xlink:type="simple" xlink:show="embed" xlink:actuate="onLoad" draw:mime-type="image/jpeg"/>
</draw:frame>
</text:p>
      <text:p text:style-name="P4">
儿童自杀是一个令人心痛的话题。数年前，我孩子曾经上过的一所学校就有一名不到12岁的孩子自杀。孩子跟我说起这件事的时候，外面正在下雨，他说：“妈妈，你看，天空在哭！”</text:p>
      <text:p text:style-name="P4">
有学者研究《中国卫生健康统计年鉴》数据指出，2010年至2021年间中国的自杀死亡率显著下降，但是其中5岁到14岁儿童和青少年的自杀死亡率却在持续上升，2017年至2021年间，15岁到24岁大龄青少年和年轻人自杀死亡率也在上升。</text:p>
      <text:p text:style-name="P4">
Source: <text:a xlink:type="simple" xlink:href="http://www.ftchinese.com/story/001100193" text:style-name="Internet_20_link" text:visited-style-name="Visited_20_Internet_20_Link">
http://www.ftchinese.com/story/001100193</text:a>
</text:p>
      <!--NEWS-->
      <text:h text:style-name="P10" text:outline-level="1">
<text:span text:style-name="T4">
AIGC将为保险业带来什么？ (Free Version)</text:span>
</text:h>
      <text:p text:style-name="P4">
Authors: ['闫曼']</text:p>
      <text:p text:style-name="P4">
Publisher: 英国《金融时报》</text:p>
      <text:p text:style-name="P4">
Time: 2023-07-09T23:37:39+00:00</text:p>
      <text:p text:style-name="P4">
Published Time: 2023-07-09T12:00:99+08:00</text:p>
      <text:p text:style-name="P4">
Modified Time: 2023-07-09T12:12:99+08:00</text:p>
      <text:p text:style-name="P4">
Description: 闫曼：在AIGC为保险行业带来新的想象空间的同时，其安全和合规方面的风险也不可小视。</text:p>
      <text:p text:style-name="P4">
Images: []</text:p>
      <text:p text:style-name="P4">
Themes: ['专栏', '人工智能', '关注']</text:p>
      <text:p text:style-name="P4">
Keywords: ['人工智能', 'ChatGPT', '保险', '众安保险']</text:p>
      <text:p text:style-name="P4">
Type: Article</text:p>
      <!--METADATA-->
      <text:p text:style-name="P4">
在AIGC的热潮之下，腾讯、字节、美团、科大讯飞……越来越多的科技巨头开始参与到这场火热的的大模型竞赛中，而在科技公司之外，传统行业也在思考AIGC在自己原有业务场景中是否能够得到落地和应用。</text:p>
      <text:p text:style-name="P4">
金融业自然不会例外，虽然在之前金融与技术的结合中，智能投顾的应用效果并不理想，但是这并不妨碍大家进一步思考AIGC在金融行业中还可以有什么新的可能。而作为金融业的代表，拥有海量C端用户和数据积累的保险业，已经开始就AIGC的应用做广泛的讨论和探索。</text:p>
      <text:p text:style-name="P4">
Source: <text:a xlink:type="simple" xlink:href="http://www.ftchinese.com/story/001100192" text:style-name="Internet_20_link" text:visited-style-name="Visited_20_Internet_20_Link">
http://www.ftchinese.com/story/001100192</text:a>
</text:p>
      <!--NEWS-->
      <text:h text:style-name="P10" text:outline-level="1">
<text:span text:style-name="T4">
《全球对话》第十三期：对话瑞典籍欧洲议会议员沃伯恩 (Free Version)</text:span>
</text:h>
      <text:p text:style-name="P4">
Authors: ['宋欣', '周掌柜']</text:p>
      <text:p text:style-name="P4">
Publisher: 英国《金融时报》</text:p>
      <text:p text:style-name="P4">
Time: 2023-07-09T23:37:50+00:00</text:p>
      <text:p text:style-name="P4">
Published Time: 2023-07-09T12:00:99+08:00</text:p>
      <text:p text:style-name="P4">
Modified Time: 2023-07-09T12:21:99+08:00</text:p>
      <text:p text:style-name="P4">
Description: 沃伯恩表示，从欧洲角度看，我们过去十年甚至二十年面临巨大挑战，欧洲的经济发展表现实际上比世界其他地区更差，我们必须改变这一点。</text:p>
      <text:p text:style-name="P4">
Images: ["<text:a xlink:type="simple" xlink:href="https://thumbor.ftacademy.cn/unsafe/picture/0/000168250_piclink.jpg" text:style-name="Internet_20_link" text:visited-style-name="Visited_20_Internet_20_Link">
000168250_pic...</text:a>
"]</text:p>
      <text:p text:style-name="P4">
Themes: ['欧盟', '关注']</text:p>
      <text:p text:style-name="P4">
Keywords: ['欧盟', '中欧关系', '美欧关系', '贸易', 'WTO', '保护主义']</text:p>
      <text:p text:style-name="P4">
Type: Article</text:p>
      <!--METADATA-->
      <text:p text:style-name="P4">
<draw:frame draw:style-name="fr1" draw:name="Image23" text:anchor-type="as-char" svg:width="6.9236in" svg:height="4.615733in" draw:z-index="0">
<draw:image xlink:href="../Images/FT Chinese Free Version/2023-07-09T23-37-50-00-00/000168250_piclink.jpg" xlink:type="simple" xlink:show="embed" xlink:actuate="onLoad" draw:mime-type="image/jpeg"/>
</draw:frame>
</text:p>
      <text:p text:style-name="P4">
说到中欧关系，大部分人脑子里浮现出的第一个国家通常是法国或者是德国，再或者是英国以及意大利，很少有人会去想北欧国家，更少有人会直接想到瑞典。中瑞关系似乎更是一个极其少被提及的话题。如果我们回顾历史，就会发现1950年瑞典是继英国之后第二个和中华人民共和国建立外交关系的西方国家，比和中国1964年建交的法国还要早14年。</text:p>
      <text:p text:style-name="P4">
很多人可能会奇怪瑞典人为何可以在当时那个环境下突破各种意识形态束缚选择和中国建交？其实很大一部分原因是因为瑞典文化的本质其实是重商的实用主义，这种重商实用主义可以追溯到12世纪的以德国北部吕贝克为核心的汉莎联盟。商业文化浓厚的北欧其实天生来就是贸易自由主义拥护者。</text:p>
      <text:p text:style-name="P4">
Source: <text:a xlink:type="simple" xlink:href="http://www.ftchinese.com/story/001100187" text:style-name="Internet_20_link" text:visited-style-name="Visited_20_Internet_20_Link">
http://www.ftchinese.com/story/001100187</text:a>
</text:p>
      <!--NEWS-->
      <text:h text:style-name="P10" text:outline-level="1">
<text:span text:style-name="T4">
一周世界舆论聚焦：先让一般中美经贸正常起来就好 (Free Version)</text:span>
</text:h>
      <text:p text:style-name="P4">
Authors: ['曹辛']</text:p>
      <text:p text:style-name="P4">
Publisher: 英国《金融时报》</text:p>
      <text:p text:style-name="P4">
Time: 2023-07-09T23:38:10+00:00</text:p>
      <text:p text:style-name="P4">
Published Time: 2023-07-09T12:00:99+08:00</text:p>
      <text:p text:style-name="P4">
Modified Time: 2023-07-09T16:38:99+08:00</text:p>
      <text:p text:style-name="P4">
Description: 曹辛：只要耶伦此次访华能使中美一般经贸关系能有所缓和并更加正常一些，耶伦此次访华就算是成功的了。</text:p>
      <text:p text:style-name="P4">
Images: ["<text:a xlink:type="simple" xlink:href="https://thumbor.ftacademy.cn/unsafe/picture/9/000187009_piclink.jpg" text:style-name="Internet_20_link" text:visited-style-name="Visited_20_Internet_20_Link">
000187009_pic...</text:a>
"]</text:p>
      <text:p text:style-name="P4">
Themes: ['中美关系', '关注']</text:p>
      <text:p text:style-name="P4">
Keywords: ['中美关系', '耶伦', '贸易', '美国外交']</text:p>
      <text:p text:style-name="P4">
Type: Article</text:p>
      <!--METADATA-->
      <text:p text:style-name="P4">
<draw:frame draw:style-name="fr1" draw:name="Image24" text:anchor-type="as-char" svg:width="6.9236in" svg:height="3.894525in" draw:z-index="0">
<draw:image xlink:href="../Images/FT Chinese Free Version/2023-07-09T23-38-10-00-00/000187009_piclink.jpg" xlink:type="simple" xlink:show="embed" xlink:actuate="onLoad" draw:mime-type="image/jpeg"/>
</draw:frame>
</text:p>
      <text:p text:style-name="P4">
上周美国财政部长耶伦的访华，是近一个月以来，继美国国务卿布林肯访华后美国政府另一重要阁员到访中国。就在耶伦访华前后，又网传美国气候特使克里也将访华，这使得耶伦的访华成为上周世界舆论聚焦的热点。</text:p>
      <text:p text:style-name="P4">
然而包括美国媒体在内的世界舆论并不看好耶伦此轮访华，认为她此次访华面临着“经济外交的重大考验”。笔者认为：中国实际上比较重视耶伦的此次访华，但另一方面，中美关系的核心问题耶伦也无法解决，然而只要耶伦此次访华能使中美一般经贸关系能有所缓和并更加正常一些，则耶伦此次访华就算是成功的了。</text:p>
      <text:p text:style-name="P4">
Source: <text:a xlink:type="simple" xlink:href="http://www.ftchinese.com/story/001100196" text:style-name="Internet_20_link" text:visited-style-name="Visited_20_Internet_20_Link">
http://www.ftchinese.com/story/001100196</text:a>
</text:p>
      <!--NEWS-->
      <text:h text:style-name="P10" text:outline-level="1">
<text:span text:style-name="T4">
气候危机笼罩青藏高原 (Free Version)</text:span>
</text:h>
      <text:p text:style-name="P4">
Authors: ['为环境网站“中外对话”撰文']</text:p>
      <text:p text:style-name="P4">
Publisher: 英国《金融时报》</text:p>
      <text:p text:style-name="P4">
Time: 2023-07-09T23:42:39+00:00</text:p>
      <text:p text:style-name="P4">
Published Time: 2023-07-09T12:00:99+08:00</text:p>
      <text:p text:style-name="P4">
Modified Time: 2023-07-09T19:42:99+08:00</text:p>
      <text:p text:style-name="P4">
Description: 杨勇：气候变化下的青藏高原，高温、干旱时发，冰川融化加速、湖泊改变，荒漠化初显，威胁是多方面的、长期的。</text:p>
      <text:p text:style-name="P4">
Images: ["<text:a xlink:type="simple" xlink:href="https://thumbor.ftacademy.cn/unsafe/picture/5/000186995_piclink.jpg" text:style-name="Internet_20_link" text:visited-style-name="Visited_20_Internet_20_Link">
000186995_pic...</text:a>
", "<text:a xlink:type="simple" xlink:href="https://thumbor.ftacademy.cn/unsafe/picture/6/000186996_piclink.jpg" text:style-name="Internet_20_link" text:visited-style-name="Visited_20_Internet_20_Link">
000186996_pic...</text:a>
", "<text:a xlink:type="simple" xlink:href="https://thumbor.ftacademy.cn/unsafe/picture/7/000186997_piclink.jpg" text:style-name="Internet_20_link" text:visited-style-name="Visited_20_Internet_20_Link">
000186997_pic...</text:a>
", "<text:a xlink:type="simple" xlink:href="https://thumbor.ftacademy.cn/unsafe/picture/8/000186998_piclink.jpg" text:style-name="Internet_20_link" text:visited-style-name="Visited_20_Internet_20_Link">
000186998_pic...</text:a>
", "<text:a xlink:type="simple" xlink:href="https://thumbor.ftacademy.cn/unsafe/picture/9/000186999_piclink.jpg" text:style-name="Internet_20_link" text:visited-style-name="Visited_20_Internet_20_Link">
000186999_pic...</text:a>
"]</text:p>
      <text:p text:style-name="P4">
Themes: ['专栏', '中外对话', '关注']</text:p>
      <text:p text:style-name="P4">
Keywords: ['中外对话', '气候变化', '青藏高原', '环境', '冰川']</text:p>
      <text:p text:style-name="P4">
Type: Article</text:p>
      <!--METADATA-->
      <text:p text:style-name="P4">
来自FT中文网的温馨提示：如您对更多FT中文网的内容感兴趣，请在苹果应用商店或谷歌应用市场搜索“FT中文网”，下载FT中文网的官方应用。</text:p>
      <text:p text:style-name="P4">
<text:span text:style-name="T4">
编者按：位于中国西南部的青藏高原，有“世界屋脊”之称，是世界山地冰川最发育的地区和亚洲多条重要江河的源头，也是全球气候变化的关键区、敏感区。今年4月，中国通过《青藏高原生态保护法》，并将于9月1日正式实施。其中提到“加强青藏高原气候变化、生物多样性、生态保护修复、水文水资源、雪山冰川冻土……”的研究。研究首先要进入实地，地质学者杨勇从上世纪80年代开始考察研究青藏高原。今年6月正在青藏高原考察的他，给我们发来了去年和今年分别连续多月的考察笔记，用第一手资料，展现了野外工作最原始记录和青藏高原在气候变化下的状态。</text:span>
</text:p>
      <text:p text:style-name="P4">
今年5月，我沿横断山进入藏东南。现正在穿越藏北羌塘中线湖泊群，从阿里219线进入新疆塔克拉玛干沙漠。</text:p>
      <text:p text:style-name="P4">
过去三十多年中，我几乎每年都要前往青藏高原考察，亲身经历了气候变化带来的影响，也目睹了这个“地球第三极”、”亚洲水塔”在环境、生态方面的改变。这几年厄尔尼诺很大可能发生，或导致极端升温，对青藏高原的气候、水文和生态环境又带来诸多挑战，这让我十分忧虑。</text:p>
      <text:p text:style-name="P4">
上一次的青藏高原考察是2022年。我和好友任文杰先生（宁波菲仕董事长）在4月份从“丙察察”——即云南丙中洛出发，经察瓦龙乡，抵达西藏察隅的进藏线——进入西藏。在这片海洋性冰川的发育区，我看了萨普冰川、恰青冰川、则普冰川、仁陇巴冰川等。7月份的时候，我们先是沿着喜马拉雅山脉向西，从羊卓雍一直到阿里的狮泉河，沿途考察河流湖泊。返回拉萨后又向北翻越唐古拉山，经过三江源，再翻过昆仑山，沿着昆仑山北坡向西，到达阿尔金山进入西柴达木盆地。8月初回到四川。这半程考察的是戈壁、季节性河流、雅丹和盐湖，考察中还发现了两处新的雅丹发育区。</text:p>
      <text:p text:style-name="P4">
<draw:frame draw:style-name="fr1" draw:name="Image25" text:anchor-type="as-char" svg:width="6.9236in" svg:height="2.434078in" draw:z-index="0">
<draw:image xlink:href="../Images/FT Chinese Free Version/2023-07-09T23-42-39-00-00/000186995_piclink.jpg" xlink:type="simple" xlink:show="embed" xlink:actuate="onLoad" draw:mime-type="image/jpeg"/>
</draw:frame>
藏北羌塘高原色林错，水源主要来自于唐古拉山脉南坡冰川融水，与长江源沱沱河源姜古迪如冰川成为内外流分界线。由于气候变暖唐古拉山冰川加速消融，色林错近年来湖面持续扩大，水面积逼近纳木错和青海湖。图片来源：杨勇</text:p>
      <text:p text:style-name="P4">
考察是想看看西藏的海洋性冰川和亚大陆性冰川。选择4月和7月，是因为4月份是藏东南雪崩高发的时候，而7月份则是主汛期。在不同的水文季观察青藏高原的环境，能够获得更全面的认识。而且，2022年持续高温干旱，说不定会看到特殊的水文年景。</text:p>
      <text:p text:style-name="P4">
<text:span text:style-name="T4">
高温</text:span>
</text:p>
      <text:p text:style-name="P4">
很难想象，我去冰川考察的最大感受，竟然是“热”。今年在蔵北穿越过程中，本来是降水时节，但每天都是骄阳似火，大地一片焦黄。</text:p>
      <text:p text:style-name="P4">
去年的7月考察中，我好像不是在高海拔地区，而是身处内地的夏天。我记得上个世纪80年代，到了这个季节，白天也需要穿着外衣甚至防寒服。近年来在高原白天有太阳就是暴晒，穿短袖短裤就足够了。如果下雨或者起风，气温才会下降，到了晚上才能感觉比较冷。</text:p>
      <text:p text:style-name="P4">
许多冰川周围的湿地、草地或者开始荒漠化的沙地，地表最高温度到了30多度甚至40多度。</text:p>
      <text:p text:style-name="P4">
这在高原已经是常态了。前几年的一个8月中旬，我们在各拉丹冬雪山西坡嘎恰迪如西南曾松曲源荒漠地面环境测到最高温度46度。2021年1月的时候，我在长江源头格拉丹东姜古迪如冰川，那里还没有下过一场大雪，我们的雪地防寒装备一直没有使用过。白天酷热的太阳烤晒，冰川表面刻出一道道深深的流水冰沟。</text:p>
      <text:p text:style-name="P4">
这次在冰川表面，我们测到了10几度，冰体也在零度以上，这让我有点震惊。冰川就像一直处在类似烤箱的环境里，显得非常脆弱，仿佛很快会快速消融、坍塌。</text:p>
      <text:p text:style-name="P4">
<text:span text:style-name="T4">
冰川</text:span>
</text:p>
      <text:p text:style-name="P4">
我过去30来年多次到青藏高原，记录了多条冰川的变化。海洋性冰川融雪频繁，经常发生洪水灾害，冰川表面和旁边留下大量石块、泥土、冰碛物，冲积扇痕迹明显。我们都是通过这些来观察退缩的痕迹的。</text:p>
      <text:p text:style-name="P4">
从上个世纪80年代开始到现在，长江源区几条冰川的退缩记录非常明显。例如，根据实地测量和卫星图像的对比，岗加曲巴冰川过去半个世纪以来大约退缩了2000多米，而姜古迪如北冰川大约退了500米以上。</text:p>
      <text:p text:style-name="P4">
喜马拉雅山脉西段的杰马央宗冰川，是雅鲁藏布江源头。我看到冰川前沿冰舌陡立的冰墙已经变成破碎的冰斜坡，并在前端形成了一个大冰湖，12年间大约后退了近400米。</text:p>
      <text:p text:style-name="P4">
<draw:frame draw:style-name="fr1" draw:name="Image26" text:anchor-type="as-char" svg:width="6.9236in" svg:height="3.89723in" draw:z-index="0">
<draw:image xlink:href="../Images/FT Chinese Free Version/2023-07-09T23-42-39-00-00/000186996_piclink.jpg" xlink:type="simple" xlink:show="embed" xlink:actuate="onLoad" draw:mime-type="image/jpeg"/>
</draw:frame>
藏东南海洋性冰川。图片来源：杨勇</text:p>
      <text:p text:style-name="P4">
考察中，我甚至经常可以听到冰川下传来水流和石头的碰撞声。冰舌前段原来与冰川分离的残留冰塔林和孤冰峰，现在已经基本见不到，说明近年来冰川的融化速度很快。冰川前沿河床加宽，冰碛物被推平，很少堆积成丘。沱沱河上游纳钦曲20余公里源流段及两侧山谷型冰川支流和切苏美曲河床两岸，可以看到数十条规模较大的冰川泥石流和冰碛石满布的河床。在仁陇巴冰川和阿尼玛卿冰川，我们还遭遇冰川溃决性洪水。</text:p>
      <text:p text:style-name="P4">
中国已经进行了两次冰川编目，也就是逐条登记冰川的位置、高度、面积和体积以及活动情况等并编排成册。数据显示，从上个世纪50年代中后期到2014年左右，中国冰川面积缩小了18%。其中青藏高原南部冈底斯山东段及以南喜马拉雅山区、喜马拉雅山西段印度河河源区等的冰川面积萎缩速度最快，年均萎缩幅度高达每年2.2%。</text:p>
      <text:p text:style-name="P4">
而冰川退缩只是表面上能观察到的现象。实际上喜马拉雅地区分布着数以万计的大小冰湖。冰川的消融和退缩，使得冰湖扩张，引起水下冰质量损失严重。有研究显示，2000年到2020年，喜马拉雅地区约27亿吨水下冰质量损失被低估。</text:p>
      <text:p text:style-name="P4">
<text:span text:style-name="T4">
水</text:span>
</text:p>
      <text:p text:style-name="P4">
七八月份是主汛期，应该是水文最丰的时候。不过，这两次考察中下雨罕见。和往年正常年份相比，河流的水流量非常小，有些河流的沙滩裸露在外，建成水库大多处于低水位运行。</text:p>
      <text:p text:style-name="P4">
不过，这很可能只是由于高温干旱年份降水不足，也有可能是局部地区的现象。实际上，冰川加速消融退缩的普遍现象是湖泊水位上升，面积扩张。在三江源地区，我看到很多湖泊水面扩大。一些地方的水草也比之前丰茂。近50年，青藏高原大于1平方公里的湖泊数量从1081个增加到1236个，湖泊面积从4万平方公里增加到近5万平方公里。</text:p>
      <text:p text:style-name="P4">
<draw:frame draw:style-name="fr1" draw:name="Image27" text:anchor-type="as-char" svg:width="6.9236in" svg:height="3.894525in" draw:z-index="0">
<draw:image xlink:href="../Images/FT Chinese Free Version/2023-07-09T23-42-39-00-00/000186997_piclink.jpg" xlink:type="simple" xlink:show="embed" xlink:actuate="onLoad" draw:mime-type="image/jpeg"/>
</draw:frame>
近年来青藏高原持续性旱情，入夏后降水减少，不少河流出现流量减小，水库电站普遍处于低水位运行。图片来源：杨勇</text:p>
      <text:p text:style-name="P4">
除了冰川消融给河流湖泊带来大量补济，还有冻土解冻带来的水补济。研究表明，相比本世纪初，青藏高原多年冻土面积到21世纪中期（2030～2050年）将减少大约39%，到21世纪末期（2080～2100年）将减少81%。很难想象一个基本无冻土覆盖的青藏高原是什么景象。</text:p>
      <text:p text:style-name="P4">
湖泊数量增多、面积扩大并不一定是好事。就我个人的观察，更多的是河流水系演变和不可预测的灾害。在之前的考察中，我曾目睹2000年的易贡藏布特大山体崩塌滑坡堵江溃决形成雅鲁藏布江下游大洪水。2012年，可可西里桌乃湖上升决口形成新河床、正在改变长江北源区内外流水系格局，新生湖泊水位上升逼近青藏线。</text:p>
      <text:p text:style-name="P4">
2017年开始的中国第二次青藏高原科学考察的一项成果显示，1980-2018年，青藏高原固态水加速融化，液态水增加。主要是北部的内流区液态水增加，南部外流区一些流域的液态水呈减少趋势。科学家们用“失衡”来描述气候变化下给“亚洲水塔”带来的影响，认为可能会造成水的供需矛盾日益严重。</text:p>
      <text:p text:style-name="P4">
而且，河流湖泊的水看上去增多了，却破坏了水循环，可能导致水量减少。2022年发表的一项青藏高原陆地水资源研究发现，2002年到2017年间青藏高原陆地水储量以约100亿m³/年的速度下降，预测未来陆地水储量净损失可达2300亿立方米，将严重威胁其供水能力。</text:p>
      <text:p text:style-name="P4">
<text:span text:style-name="T4">
草原退化和沙漠化</text:span>
</text:p>
      <text:p text:style-name="P4">
在距离杰马央宗冰川10余公里的热不杰错盆地，我们看到了小冰期冰盛时期冰川前进时留下的终碛垅，也就是冰川暂时稳定的时候，前端的堆积物形成的垄岗状地形。洪水冲积物覆盖了盆地数十平方公里面积。如今盆地更像是一片干旱沉寂的荒漠。</text:p>
      <text:p text:style-name="P4">
过去的羌塘高原、可可西里，一眼望去是绿色和稀疏绿色，显示着有大量植被覆盖。近年，这里许多地方看上去更像是荒漠或灰色的戈壁。在长江源区甚至通天河上游、黄河上游、雅鲁藏布江上游、可可西里腹地，沙丘越来越高大，已经蔓延连接成沙漠。</text:p>
      <text:p text:style-name="P4">
近20多年来，羌唐高原和三江源地区的人类活动范围越来越广，放牧海拔超过5500米，放牧范围已经深入到可可西里和藏北等“生命禁区”。许多原来的游牧区已经可以常年放牧，甚至在长江源头的冰川下也出现定居行政村落，20多年前的“无人区”如今已经为人类“常住地”。</text:p>
      <text:p text:style-name="P4">
<draw:frame draw:style-name="fr1" draw:name="Image28" text:anchor-type="as-char" svg:width="6.9236in" svg:height="3.894525in" draw:z-index="0">
<draw:image xlink:href="../Images/FT Chinese Free Version/2023-07-09T23-42-39-00-00/000186998_piclink.jpg" xlink:type="simple" xlink:show="embed" xlink:actuate="onLoad" draw:mime-type="image/jpeg"/>
</draw:frame>
藏北纳木错湖岸牧民的牧场。图片来源：杨勇</text:p>
      <text:p text:style-name="P4">
在长江源区，最接近姜古迪如冰川的沙丘链，大约只有20公里。在雀莫山下，我们发现了几个连续分布的新月型沙丘。我不记得上个世纪80年代经过这里的时候，有这些沙丘。</text:p>
      <text:p text:style-name="P4">
<text:span text:style-name="T4">
影响</text:span>
</text:p>
      <text:p text:style-name="P4">
就我所经历和看到的，气候变化对青藏高原的影响主要表现为气温升高、雪线上升，冰川退缩，水系演变，草场退化、荒漠化扩展等。一系列复合型灾害链对人类影响最大，同时自然生态系统也面临不可知的风险。</text:p>
      <text:p text:style-name="P4">
近年来，在降水丰富的藏东一带，之前山体崩塌形成特大型堰塞湖，进而崩溃导致大洪水，形成一个灾害链。喜马拉雅南坡一带也有很多堰塞湖溃决，产生洪水。2019年，金沙江上游，雅鲁藏布江大峡谷，都发生过类似地质灾害。</text:p>
      <text:p text:style-name="P4">
2022年虽然持续高温干旱，但是在局部地区也有特大暴雨和降雪。极端灾害天气很常见了。</text:p>
      <text:p text:style-name="P4">
<draw:frame draw:style-name="fr1" draw:name="Image29" text:anchor-type="as-char" svg:width="6.9236in" svg:height="3.89723in" draw:z-index="0">
<draw:image xlink:href="../Images/FT Chinese Free Version/2023-07-09T23-42-39-00-00/000186999_piclink.jpg" xlink:type="simple" xlink:show="embed" xlink:actuate="onLoad" draw:mime-type="image/jpeg"/>
</draw:frame>
金沙江的干热河谷在气候变化进程中加剧退化。图片来源：杨勇</text:p>
      <text:p text:style-name="P4">
可可西里的卓乃湖本来是一个内陆咸水湖。水面升高以后溃决，塑造了一条新的河流，与长江水系贯通，从一个内流水系变成了外流水系。卓乃湖也可能演变成一个淡水湖。每年大批藏羚羊会汇聚到卓乃湖产羔生仔，它的变化是否会影响到藏羚羊的栖息环境和“大产房”功能还有待观察。</text:p>
      <text:p text:style-name="P4">
我的直观感受，还可以与科学研究互相印证，来看看气候变化给青藏高原带来的影响。</text:p>
      <text:p text:style-name="P4">
2019年，中国科学院一项关于全球水塔的研究成果表明，青藏高原是全球变暖最剧烈的地区之一，新型灾害包括冰川加速退缩、湖泊水面扩张、冰川径流增加、冰崩频繁等。在全球78个水塔单元中，亚洲水塔占据其中16个单元，同时也是最重要、最脆弱、风险最大的。</text:p>
      <text:p text:style-name="P4">
2022年4月，联合国环境署发布的《第三极环境科学评估报告》认为，水循环加剧造成冰湖溃决和冰崩等地质灾害频发。青藏高原在本世纪末将进一步变暖变湿，可能引起更多地质灾害。</text:p>
      <text:p text:style-name="P4">
气候变化带给青藏高原的威胁是多方面的、长期的，也许处在拐点上，需要我们认真认识、应对。现在，我又在青藏高原考察的路上了，不仅仅是为了记录，也是为了保护。</text:p>
      <text:p text:style-name="P4">
<text:span text:style-name="T4">
作者简介：杨勇，横断山研究会会长，首席科学家。他是最早深入长江和雅鲁藏布江上游地区调查流域地质、水文环境的人之一。</text:span>
</text:p>
      <text:p text:style-name="P4">
_注：此文原载环境网站<text:a xlink:type="simple" xlink:href="https://www.chinadialogue.net/" text:style-name="Internet_20_link" text:visited-style-name="Visited_20_Internet_20_Link">
 “中外对话” </text:a>
。FT中文网经“中外对话”授权转载此文。中外对话是一个致力于环境问题的中英双语网站，总部位于伦敦，是一个独立的非营利性组织。 _</text:p>
      <text:p text:style-name="P4">
Source: <text:a xlink:type="simple" xlink:href="http://www.ftchinese.com/story/001100195" text:style-name="Internet_20_link" text:visited-style-name="Visited_20_Internet_20_Link">
http://www.ftchinese.com/story/001100195</text:a>
</text:p>
      <!--NEWS-->
      <text:h text:style-name="P10" text:outline-level="1">
<text:span text:style-name="T4">
耶伦：美国投资审查机制不会损害中国 (Free Version)</text:span>
</text:h>
      <text:p text:style-name="P4">
Authors: ['迪米', '李若瑟']</text:p>
      <text:p text:style-name="P4">
Publisher: 英国《金融时报》</text:p>
      <text:p text:style-name="P4">
Time: 2023-07-09T23:47:37+00:00</text:p>
      <text:p text:style-name="P4">
Published Time: 2023-07-09T12:00:99+08:00</text:p>
      <text:p text:style-name="P4">
Modified Time: 2023-07-09T19:21:99+08:00</text:p>
      <text:p text:style-name="P4">
Description: 美国财政部长在为期四天的访华期间表示，美国政府对对华投资的控制只会针对那些涉及国家安全的敏感行业。</text:p>
      <text:p text:style-name="P4">
Images: ["<text:a xlink:type="simple" xlink:href="https://thumbor.ftacademy.cn/unsafe/picture/5/000186975_piclink.jpg" text:style-name="Internet_20_link" text:visited-style-name="Visited_20_Internet_20_Link">
000186975_pic...</text:a>
"]</text:p>
      <text:p text:style-name="P4">
Themes: ['中美关系', '关注']</text:p>
      <text:p text:style-name="P4">
Keywords: ['中美关系', '脱钩', '出口管制', '技术封锁', '贸易', '国家安全']</text:p>
      <text:p text:style-name="P4">
Type: Article</text:p>
      <!--METADATA-->
      <text:p text:style-name="P4">
<draw:frame draw:style-name="fr1" draw:name="Image30" text:anchor-type="as-char" svg:width="6.9236in" svg:height="3.894525in" draw:z-index="0">
<draw:image xlink:href="../Images/FT Chinese Free Version/2023-07-09T23-47-37-00-00/000186975_piclink.jpg" xlink:type="simple" xlink:show="embed" xlink:actuate="onLoad" draw:mime-type="image/jpeg"/>
</draw:frame>
</text:p>
      <text:p text:style-name="P4">
珍妮特•耶伦(JanetYellen)在为期四天的访问中在北京告诉中国同行，美国政府对对华投资的控制只会针对那些涉及国家安全的敏感行业。她的此行旨在为动荡的美中关系设定一个“底线”。</text:p>
      <text:p text:style-name="P4">
美国财政部长会晤了中国总理李强和分管经济金融政策的副总理何立峰。她在访问最后一天的记者会上发表讲话时表示，她希望减轻人们对于可能的国家安全行动对中国经济造成损害的担忧。</text:p>
      <text:p text:style-name="P4">
Source: <text:a xlink:type="simple" xlink:href="http://www.ftchinese.com/story/001100197" text:style-name="Internet_20_link" text:visited-style-name="Visited_20_Internet_20_Link">
http://www.ftchinese.com/story/001100197</text:a>
</text:p>
      <!--NEWS-->
      <text:h text:style-name="P10" text:outline-level="1">
<text:span text:style-name="T4">
乌兹别克现任总统米尔济约耶夫 成功挑战3连霸</text:span>
</text:h>
      <text:p text:style-name="P4">
Publisher: 法新社</text:p>
      <text:p text:style-name="P4">
Published Time: 2023-07-10T-1:32:09+00:00</text:p>
      <text:p text:style-name="P4">
Modified Time: 2023-07-10T12:20:06+00:00</text:p>
      <text:p text:style-name="P4">
Description: （法新社塔什干10日电） 根据今天的初步计票结果，乌兹别克总统米尔济约耶夫（Shavkat Mirziyoyev）赢得第3个任期，他将继续领导这个受严格管控、富含天然气资源的中亚国家直至2030年。</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7-10T-1-32-09-00-00/000000.png" xlink:type="simple" xlink:show="embed" xlink:actuate="onLoad" draw:mime-type="image/png"/>
</draw:frame>
</text:p>
      <text:p text:style-name="P4">
现年65岁的米尔济约耶夫承诺向外国投资和旅游业开放乌兹别克，并在这个中亚人口最多的国家实施关键的国内改革。</text:p>
      <text:p text:style-name="P4">
初步计票结果显示，米尔济约耶夫以87%的得票率赢得昨天的选举，他的对手是3位知名度不高的候选人。</text:p>
      <text:p text:style-name="P4">
他在强硬派已故总统卡立莫夫（Islam Karimov）掌权时担任总理，在2016年首度胜选坐上总统大位，并于2021年连任成功。</text:p>
      <text:p text:style-name="P4">
今年初，宪改公投通过，让米尔济约耶夫可以再做两任总统，且每一任的任期从5年延长至7年。这样的改变，意味着他可以继续执政到2037年。</text:p>
      <text:p text:style-name="P4">
前苏联国家乌兹别克毗邻阿富汗，具有战略位置的优势。</text:p>
      <text:p text:style-name="P4">
米尔济约耶夫将自己塑造成一位创造「新乌兹别克」的改革者，还表示他希望尽快让国内生产毛额（GDP）成长一倍至1600亿美元。</text:p>
      <text:p text:style-name="P4">
米尔济约耶夫以经济和教育作为连任竞选主轴。他终止乌兹别克棉花田血汗劳工的问题，以及释放在卡立莫夫长期执政期间被关的政治犯。</text:p>
      <text:p text:style-name="P4">
Source: <text:a xlink:type="simple" xlink:href="https://www.rfi.fr/cn/%E5%9B%BD%E9%99%85%E6%8A%A5%E9%81%93/20230710-%E4%B9%8C%E5%85%B9%E5%88%AB%E5%85%8B%E7%8E%B0%E4%BB%BB%E6%80%BB%E7%BB%9F%E7%B1%B3%E5%B0%94%E6%B5%8E%E7%BA%A6%E8%80%B6%E5%A4%AB-%E6%88%90%E5%8A%9F%E6%8C%91%E6%88%983%E8%BF%9E%E9%9C%B8" text:style-name="Internet_20_link" text:visited-style-name="Visited_20_Internet_20_Link">
https://www.rfi.fr/cn/%E5%9B%BD%E9%99%85%E6%8A%A5%E9%81%93/20230710-%E4%B9%8C%E5%85%B9%E5%88%AB%E5%85%8B%E7%8E%B0%E4%BB%BB%E6%80%BB%E7%BB%9F%E7%B1%B3%E5%B0%94%E6%B5%8E%E7%BA%A6%E8%80%B6%E5%A4%AB-%E6%88%90%E5%8A%9F%E6%8C%91%E6%88%983%E8%BF%9E%E9%9C%B8</text:a>
</text:p>
      <!--NEWS-->
      <text:h text:style-name="P10" text:outline-level="1">
<text:span text:style-name="T4">
叙利亚北部2起汽车炸弹攻击  酿8死10伤</text:span>
</text:h>
      <text:p text:style-name="P4">
Publisher: 法新社</text:p>
      <text:p text:style-name="P4">
Published Time: 2023-07-10T-11:02:10+00:00</text:p>
      <text:p text:style-name="P4">
Modified Time: 2023-07-10T10:35:02+00:00</text:p>
      <text:p text:style-name="P4">
Description: （法新社贝鲁特9日电） 战争监督团体表示，叙利亚北部今天发生两起汽车炸弹攻击事件，造成至少8人死亡，其中包含3名儿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7-10T-11-02-10-00-00/000000.png" xlink:type="simple" xlink:show="embed" xlink:actuate="onLoad" draw:mime-type="image/png"/>
</draw:frame>
</text:p>
      <text:p text:style-name="P4">
当地居民指出，其中一起攻击锁定夏瓦（Shawa）村庄的一间修车厂。该村临近土耳其边界，目前由亲安卡拉（Ankara）的武装分子控制。</text:p>
      <text:p text:style-name="P4">
总部位于英国的叙利亚人权观察组织（Syrian Observatory for Human Rights,SOHR）表示，包括3名儿童在内、共有5名平民死亡，另有10人受伤。</text:p>
      <text:p text:style-name="P4">
叙利亚北部由土耳其及其代理人控制的地区，经常发生刺杀、炸弹攻击和武装团体之间的冲突。</text:p>
      <text:p text:style-name="P4">
根据叙利亚人权观察组织，第二起攻击事件发生在曼比季（Manbij），安装在一辆汽车上的爆炸装置炸死3名武装分子，这3人隶属于库德人领导的「叙利亚民主力量」（SDF）。</text:p>
      <text:p text:style-name="P4">
曼比季是武装团体伊斯兰国（IS）的昔日据点，现在由美国支持的「叙利亚民主力量」下辖军事委员会控制。</text:p>
      <text:p text:style-name="P4">
目前还没有任何组织出面声称这两起爆炸事件是他们所为。</text:p>
      <text:p text:style-name="P4">
Source: <text:a xlink:type="simple" xlink:href="https://www.rfi.fr/cn/%E5%9B%BD%E9%99%85%E6%8A%A5%E9%81%93/20230710-%E5%8F%99%E5%88%A9%E4%BA%9A%E5%8C%97%E9%83%A82%E8%B5%B7%E6%B1%BD%E8%BD%A6%E7%82%B8%E5%BC%B9%E6%94%BB%E5%87%BB-%E9%85%BF8%E6%AD%BB10%E4%BC%A4" text:style-name="Internet_20_link" text:visited-style-name="Visited_20_Internet_20_Link">
https://www.rfi.fr/cn/%E5%9B%BD%E9%99%85%E6%8A%A5%E9%81%93/20230710-%E5%8F%99%E5%88%A9%E4%BA%9A%E5%8C%97%E9%83%A82%E8%B5%B7%E6%B1%BD%E8%BD%A6%E7%82%B8%E5%BC%B9%E6%94%BB%E5%87%BB-%E9%85%BF8%E6%AD%BB10%E4%BC%A4</text:a>
</text:p>
      <!--NEWS-->
      <text:h text:style-name="P10" text:outline-level="1">
<text:span text:style-name="T4">
方济各将晋升21位枢机主教</text:span>
</text:h>
      <text:p text:style-name="P4">
Publisher: 法新社</text:p>
      <text:p text:style-name="P4">
Published Time: 2023-07-10T-19:32:10+00:00</text:p>
      <text:p text:style-name="P4">
Modified Time: 2023-07-10T08:05:02+00:00</text:p>
      <text:p text:style-name="P4">
Description: （法新社梵蒂冈市9日电） 天主教教宗方济各（Pope Francis）今天表示，他将在9月底任命来自世界各地的21名新枢机主教，其中包括前辅仁大学董事、现任香港教区主教周守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7-10T-19-32-10-00-00/000000.png" xlink:type="simple" xlink:show="embed" xlink:actuate="onLoad" draw:mime-type="image/png"/>
</draw:frame>
</text:p>
      <text:p text:style-name="P4">
9月30日召开的「枢密会议」（Consistory），将是86岁的方济各10年前上任以来的第9次。</text:p>
      <text:p text:style-name="P4">
教宗今天在圣伯多禄广场（St Peter's Square）使徒宫（ApostolicPalace）窗口进行每周日的三钟经（Angelus）祷告后说道：「他们来自的地方，显示出教会的普世性，以及教会不断向普世万民宣讲天主的慈爱。」</text:p>
      <text:p text:style-name="P4">
80岁以下的枢机主教，包括今天提名的18名枢机主教，都被称为「枢机选举人」，他们将参与投票提名方济各的继任者。</text:p>
      <text:p text:style-name="P4">
9月底的枢密会议后，枢机选举人将会有137位，其中约73%是由方济各任命。这将提高下一任教宗认同方济各愿景的可能性，建立一个更加进步和包容的教会。</text:p>
      <text:p text:style-name="P4">
方济各也增加下一任教宗来自亚洲和非洲的可能性，因为他不断任命来自这些地区的枢机选举人，对欧洲国家的重视程度，也低于他的前任。</text:p>
      <text:p text:style-name="P4">
方济各担任教宗以来，一直希望把远离罗马的开发中国家神职人员晋升到教宗这个最高位置，作为他多样性和包容性总体哲学的一部分。</text:p>
      <text:p text:style-name="P4">
方济各今天宣布的名单包括基督信仰正在成长的地区的神职人员，例如拉丁美洲、非洲和亚洲。</text:p>
      <text:p text:style-name="P4">
成为枢机主教的大主教包括南苏丹首都朱巴（Juba）、南非开普敦（CapeTown）等地的大主教，以及香港主教周守仁，周守仁拥有哈佛心理学博士学位，将是教廷改善与共产中国关系的关键。</text:p>
      <text:p text:style-name="P4">
Source: <text:a xlink:type="simple" xlink:href="https://www.rfi.fr/cn/%E5%9B%BD%E9%99%85%E6%8A%A5%E9%81%93/20230710-%E6%96%B9%E6%B5%8E%E5%90%84%E5%B0%86%E6%99%8B%E5%8D%8721%E4%BD%8D%E6%9E%A2%E6%9C%BA%E4%B8%BB%E6%95%99" text:style-name="Internet_20_link" text:visited-style-name="Visited_20_Internet_20_Link">
https://www.rfi.fr/cn/%E5%9B%BD%E9%99%85%E6%8A%A5%E9%81%93/20230710-%E6%96%B9%E6%B5%8E%E5%90%84%E5%B0%86%E6%99%8B%E5%8D%8721%E4%BD%8D%E6%9E%A2%E6%9C%BA%E4%B8%BB%E6%95%99</text:a>
</text:p>
      <!--NEWS-->
      <text:h text:style-name="P10" text:outline-level="1">
<text:span text:style-name="T4">
广东幼儿园爆攻击案 6死1伤</text:span>
</text:h>
      <text:p text:style-name="P4">
Publisher: 法新社</text:p>
      <text:p text:style-name="P4">
Published Time: 2023-07-10T-24:32:09+00:00</text:p>
      <text:p text:style-name="P4">
Modified Time: 2023-07-10T07:05:01+00:00</text:p>
      <text:p text:style-name="P4">
Description: （法新社北京10日电） 中国广东省一所幼儿园今天发生攻击事件，造成6人死亡、1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617581in" draw:z-index="0">
<draw:image xlink:href="../Images/rficn/2023-07-10T-24-32-09-00-00/000000.png" xlink:type="simple" xlink:show="embed" xlink:actuate="onLoad" draw:mime-type="image/png"/>
</draw:frame>
</text:p>
      <text:p text:style-name="P4">
发言人说，受害者包括1名教师、2名家长和3位学童。</text:p>
      <text:p text:style-name="P4">
发言人没有提供受害者身分和年龄的详细资料，也没有说明这起发生在廉江市的攻击事件使用的武器为何。</text:p>
      <text:p text:style-name="P4">
发言人补充说，1名犯罪嫌疑人已被捕。</text:p>
      <text:p text:style-name="P4">
Source: <text:a xlink:type="simple" xlink:href="https://www.rfi.fr/cn/%E5%9B%BD%E9%99%85%E6%8A%A5%E9%81%93/20230710-%E5%B9%BF%E4%B8%9C%E5%B9%BC%E5%84%BF%E5%9B%AD%E7%88%86%E6%94%BB%E5%87%BB%E6%A1%88-6%E6%AD%BB1%E4%BC%A4" text:style-name="Internet_20_link" text:visited-style-name="Visited_20_Internet_20_Link">
https://www.rfi.fr/cn/%E5%9B%BD%E9%99%85%E6%8A%A5%E9%81%93/20230710-%E5%B9%BF%E4%B8%9C%E5%B9%BC%E5%84%BF%E5%9B%AD%E7%88%86%E6%94%BB%E5%87%BB%E6%A1%88-6%E6%AD%BB1%E4%BC%A4</text:a>
</text:p>
      <!--NEWS-->
      <text:h text:style-name="P10" text:outline-level="1">
<text:span text:style-name="T4">
昔日疫苗接种冠军巴西 疫后常规疫苗打气直落</text:span>
</text:h>
      <text:p text:style-name="P4">
Publisher: 法新社</text:p>
      <text:p text:style-name="P4">
Published Time: 2023-07-10T-27:32:08+00:00</text:p>
      <text:p text:style-name="P4">
Modified Time: 2023-07-10T07:05:03+00:00</text:p>
      <text:p text:style-name="P4">
Description: （法新社里约热内卢9日电） 全球COVID-19疫情期间，巴西因大规模接种疫苗，成功摆脱疫情威胁已约2年。如今巴西官员们正面临两难困境，那就是无论哪一种疫苗，疫苗接种率都大幅下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3.617581in" draw:z-index="0">
<draw:image xlink:href="../Images/rficn/2023-07-10T-27-32-08-00-00/000000.png" xlink:type="simple" xlink:show="embed" xlink:actuate="onLoad" draw:mime-type="image/png"/>
</draw:frame>
</text:p>
      <text:p text:style-name="P4">
这项令人担忧的趋势恐令过去许多早已根除的疾病卷土重来，威胁着数百万人的健康。</text:p>
      <text:p text:style-name="P4">
巴西医师、政府官员及联合国儿童基金会（UNICEF）纷纷对巴西常规疫苗接种率锐减提出警告。根据官方数据，巴西整体疫苗覆盖率已从2015年的95%降至去年的68%。</text:p>
      <text:p text:style-name="P4">
在小儿麻痹症的疫苗接种率方面，已从85%降至68%，令各界频频警告小儿麻痹恐再次现踪巴西。小儿麻痹症早从1989年就在巴西绝迹。</text:p>
      <text:p text:style-name="P4">
其他疫苗接种率数据也相去不远，恐导致疾病传播。巴西2016年曾宣布根除麻疹，却在2年后卷土重来，如今人们担心白喉疫情也可能重现江湖。</text:p>
      <text:p text:style-name="P4">
健康专家表示，疫苗犹豫是全球日益严重的一大问题，但巴西的情形尤其令人担忧。拥有2.03亿人口的巴西，直到近年仍被誉为大规模疫苗接种行动的拥护者。</text:p>
      <text:p text:style-name="P4">
然而，一场反疫苗运动自2016年左右开始延烧，并且很快透过强大的盟友，即2019年至2022年担任巴西总统的波索纳洛（JairBolsonaro）博得巨大影响力，因为波索纳洛拒绝接种COVID-19（2019冠状病毒疾病）疫苗，更戏称打疫苗「可能把你变成鳄鱼」。</text:p>
      <text:p text:style-name="P4">
公共政策智库「科学问题研究所」（Question of Science Institute）负责人巴斯特纳克（NataliaPasternak）告诉法新社：「很难过看到一个疫苗接种计画曾为世界树立榜样的国家，如何突然间遭到反疫苗运动破坏…看到50年的工作成果如此轻易地在3年间被摧毁，真令人难过。」</text:p>
      <text:p text:style-name="P4">
专家表示，造成疫苗接种率下降的因素很多，包括无法及时补接种疫情期间延后的疫苗、无法获得医疗保健，以及对曾无处不在的疾病危险认知不断下降。</text:p>
      <text:p text:style-name="P4">
但专家表示，一个新的因素正令情况变得更糟，那就是疫情期间爆发的政治、对立和假讯息结合而成的有毒综合体，如今在全球已渐趋普遍。</text:p>
      <text:p text:style-name="P4">
Source: <text:a xlink:type="simple" xlink:href="https://www.rfi.fr/cn/%E7%A7%91%E5%AD%A6%E6%96%B0%E7%9F%A5/20230710-%E6%98%94%E6%97%A5%E7%96%AB%E8%8B%97%E6%8E%A5%E7%A7%8D%E5%86%A0%E5%86%9B%E5%B7%B4%E8%A5%BF-%E7%96%AB%E5%90%8E%E5%B8%B8%E8%A7%84%E7%96%AB%E8%8B%97%E6%89%93%E6%B0%94%E7%9B%B4%E8%90%BD" text:style-name="Internet_20_link" text:visited-style-name="Visited_20_Internet_20_Link">
https://www.rfi.fr/cn/%E7%A7%91%E5%AD%A6%E6%96%B0%E7%9F%A5/20230710-%E6%98%94%E6%97%A5%E7%96%AB%E8%8B%97%E6%8E%A5%E7%A7%8D%E5%86%A0%E5%86%9B%E5%B7%B4%E8%A5%BF-%E7%96%AB%E5%90%8E%E5%B8%B8%E8%A7%84%E7%96%AB%E8%8B%97%E6%89%93%E6%B0%94%E7%9B%B4%E8%90%BD</text:a>
</text:p>
      <!--NEWS-->
      <text:h text:style-name="P10" text:outline-level="1">
<text:span text:style-name="T4">
卡尔·伊坎与债权人达成协议，遭空头狙击后获喘息机会 (Free Version)</text:span>
</text:h>
      <text:p text:style-name="P4">
Author: Cara Lombardo</text:p>
      <text:p text:style-name="P4">
Publisher: 华尔街日报中文网</text:p>
      <text:p text:style-name="P4">
Published Time: 2023-07-10T-3:30:00.000Z</text:p>
      <text:p text:style-name="P4">
Modified Time: 2023-07-10T06:30:00.000Z</text:p>
      <text:p text:style-name="P4">
Created Time: 2023-07-10T05:02:00.000Z</text:p>
      <text:p text:style-name="P4">
Description: 两个月来，传奇投资大鳄卡尔·伊坎旗下投资公司的股票在空头狙击下暴跌。经过几个月与债权人的谈判，伊坎现在希望将此事件翻篇，并在未来遭受攻击时限制损失。</text:p>
      <text:p text:style-name="P4">
Images: []</text:p>
      <text:p text:style-name="P4">
Categories: ['金融市场']</text:p>
      <text:p text:style-name="P4">
Keywords: SYND</text:p>
      <text:p text:style-name="P4">
Type: Article</text:p>
      <!--METADATA-->
      <text:p text:style-name="P4">
两个月来，传奇投资大鳄卡尔·伊坎(Carl Icahn)一直处于守势，他旗下投资公司的股票在 <text:a xlink:type="simple" xlink:href="https://cn.wsj.com/articles/CN-FIN-20230503074821" text:style-name="Internet_20_link" text:visited-style-name="Visited_20_Internet_20_Link">
 空头狙击</text:a>
下暴跌约40%，引起了几家主要债权银行对抵押品贬值的警觉。</text:p>
      <text:p text:style-name="P4">
Source: <text:a xlink:type="simple" xlink:href="https://cn.wsj.com/articles/%E5%8D%A1%E5%B0%94-%E4%BC%8A%E5%9D%8E%E4%B8%8E%E5%80%BA%E6%9D%83%E4%BA%BA%E8%BE%BE%E6%88%90%E5%8D%8F%E8%AE%AE-%E9%81%AD%E7%A9%BA%E5%A4%B4%E7%8B%99%E5%87%BB%E5%90%8E%E8%8E%B7%E5%96%98%E6%81%AF%E6%9C%BA%E4%BC%9A-904580c" text:style-name="Internet_20_link" text:visited-style-name="Visited_20_Internet_20_Link">
https://cn.wsj.com/articles/%E5%8D%A1%E5%B0%94-%E4%BC%8A%E5%9D%8E%E4%B8%8E%E5%80%BA%E6%9D%83%E4%BA%BA%E8%BE%BE%E6%88%90%E5%8D%8F%E8%AE%AE-%E9%81%AD%E7%A9%BA%E5%A4%B4%E7%8B%99%E5%87%BB%E5%90%8E%E8%8E%B7%E5%96%98%E6%81%AF%E6%9C%BA%E4%BC%9A-904580c</text:a>
</text:p>
      <!--NEWS-->
      <text:h text:style-name="P10" text:outline-level="1">
<text:span text:style-name="T4">
乌克兰东南部援助中心遭俄罗斯炮击</text:span>
</text:h>
      <text:p text:style-name="P4">
Publisher: 法新社</text:p>
      <text:p text:style-name="P4">
Published Time: 2023-07-10T-3:32:09+00:00</text:p>
      <text:p text:style-name="P4">
Modified Time: 2023-07-10T12:05:02+00:00</text:p>
      <text:p text:style-name="P4">
Description: （法新社基辅10日电） 乌克兰官员表示，东南部小城奥里希夫（Orikhiv）的一间援助中心昨天遭俄罗斯炮击，造成4人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7-10T-3-32-09-00-00/000000.png" xlink:type="simple" xlink:show="embed" xlink:actuate="onLoad" draw:mime-type="image/png"/>
</draw:frame>
</text:p>
      <text:p text:style-name="P4">
札波罗热州（Zaporizhzhia）州长马拉什科（YuriyMalashko）在社群媒体发文表示，俄方「攻击位于住宅区的1个人道主义援助运送点…4人当场死亡，包括分别为43岁、45岁和47岁的3名女性，以及1名47岁男性。」</text:p>
      <text:p text:style-name="P4">
奥里希夫位于札波罗热地区前线，战前人口约为1万4000人。俄罗斯总统蒲亭（Vladimir Putin）去年即声称并吞该地区，实际上该区并非完全由俄军控制。</text:p>
      <text:p text:style-name="P4">
乌克兰总检察长透过声明表示，攻击发生在当地时间昨天下午1时20分，这起事件还造成13人受伤。</text:p>
      <text:p text:style-name="P4">
Source: <text:a xlink:type="simple" xlink:href="https://www.rfi.fr/cn/%E5%9B%BD%E9%99%85%E6%8A%A5%E9%81%93/20230710-%E4%B9%8C%E5%85%8B%E5%85%B0%E4%B8%9C%E5%8D%97%E9%83%A8%E6%8F%B4%E5%8A%A9%E4%B8%AD%E5%BF%83%E9%81%AD%E4%BF%84%E7%BD%97%E6%96%AF%E7%82%AE%E5%87%BB" text:style-name="Internet_20_link" text:visited-style-name="Visited_20_Internet_20_Link">
https://www.rfi.fr/cn/%E5%9B%BD%E9%99%85%E6%8A%A5%E9%81%93/20230710-%E4%B9%8C%E5%85%8B%E5%85%B0%E4%B8%9C%E5%8D%97%E9%83%A8%E6%8F%B4%E5%8A%A9%E4%B8%AD%E5%BF%83%E9%81%AD%E4%BF%84%E7%BD%97%E6%96%AF%E7%82%AE%E5%87%BB</text:a>
</text:p>
      <!--NEWS-->
      <text:h text:style-name="P10" text:outline-level="1">
<text:span text:style-name="T4">
南非约翰尼斯堡罕见降雪 11年来首见</text:span>
</text:h>
      <text:p text:style-name="P4">
Publisher: 法新社</text:p>
      <text:p text:style-name="P4">
Published Time: 2023-07-10T-5:32:09+00:00</text:p>
      <text:p text:style-name="P4">
Modified Time: 2023-07-10T12:05:03+00:00</text:p>
      <text:p text:style-name="P4">
Description: （法新社约翰尼斯堡10日电） 南非商业之都约翰尼斯堡（Johannesburg）与其他高海拔区域今天罕见降雪，气象单位称这是2012年来首见，示警道路可能因此封闭，且低温恐将造成危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7-10T-5-32-09-00-00/000000.png" xlink:type="simple" xlink:show="embed" xlink:actuate="onLoad" draw:mime-type="image/png"/>
</draw:frame>
</text:p>
      <text:p text:style-name="P4">
约翰尼斯堡居民今天起床时，发现屋顶上和花园都覆盖一层薄薄的雪。一座幼儿园里的孩童兴奋揉着雪球，并试着用舌头捕捉雪花，有些孩子从来没看过雪。</text:p>
      <text:p text:style-name="P4">
南非气象局（South African Weather Service）资深气象预报员莫佛肯（PuseletsoMofokeng）告诉法新社：「我们上次看到这种天气是在2012年。」</text:p>
      <text:p text:style-name="P4">
莫佛肯说，约翰尼斯堡所在的豪登省（Gauteng）南部各地皆通报下雪，而且预计会下一整天，东开普省（EasternCape）、瓜祖鲁那他省（KwaZulu-Natal）的高海拔区域也有降雪情形。</text:p>
      <text:p text:style-name="P4">
他表示：「道路有可能封闭。」</text:p>
      <text:p text:style-name="P4">
约翰尼斯堡海拔超过1700公尺，且目前正值南半球隆冬。但雪在这座城市依然罕见，莫佛肯指出，在2012年之前，1996年下过大雪。</text:p>
      <text:p text:style-name="P4">
南非气象局示警，酷寒可能对国内的街友构成风险。目前南非贫穷问题依然普遍。</text:p>
      <text:p text:style-name="P4">
Source: <text:a xlink:type="simple" xlink:href="https://www.rfi.fr/cn/%E7%BC%A4%E7%BA%B7%E4%B8%96%E7%95%8C/20230710-%E5%8D%97%E9%9D%9E%E7%BA%A6%E7%BF%B0%E5%B0%BC%E6%96%AF%E5%A0%A1%E7%BD%95%E8%A7%81%E9%99%8D%E9%9B%AA-11%E5%B9%B4%E6%9D%A5%E9%A6%96%E8%A7%81" text:style-name="Internet_20_link" text:visited-style-name="Visited_20_Internet_20_Link">
https://www.rfi.fr/cn/%E7%BC%A4%E7%BA%B7%E4%B8%96%E7%95%8C/20230710-%E5%8D%97%E9%9D%9E%E7%BA%A6%E7%BF%B0%E5%B0%BC%E6%96%AF%E5%A0%A1%E7%BD%95%E8%A7%81%E9%99%8D%E9%9B%AA-11%E5%B9%B4%E6%9D%A5%E9%A6%96%E8%A7%81</text:a>
</text:p>
      <!--NEWS-->
      <text:h text:style-name="P10" text:outline-level="1">
<text:span text:style-name="T4">
红杉中国进军新加坡 或与印度同僚竞争 (Free Version)</text:span>
</text:h>
      <text:p text:style-name="P4">
Authors: ['梅塞德丝•吕尔', '凯•威金斯']</text:p>
      <text:p text:style-name="P4">
Publisher: 英国《金融时报》</text:p>
      <text:p text:style-name="P4">
Time: 2023-07-10T00:34:27+00:00</text:p>
      <text:p text:style-name="P4">
Published Time: 2023-07-09T12:00:99+08:00</text:p>
      <text:p text:style-name="P4">
Modified Time: 2023-07-09T20:33:99+08:00</text:p>
      <text:p text:style-name="P4">
Description: 据悉这家中国投资巨头已在新加坡设立办事处，准备在东南亚进行投资，那将使其与红杉的印度及东南亚部门展开竞争。</text:p>
      <text:p text:style-name="P4">
Images: ["<text:a xlink:type="simple" xlink:href="https://thumbor.ftacademy.cn/unsafe/picture/3/000186973_piclink.jpg" text:style-name="Internet_20_link" text:visited-style-name="Visited_20_Internet_20_Link">
000186973_pic...</text:a>
"]</text:p>
      <text:p text:style-name="P4">
Themes: ['红杉中国', '关注']</text:p>
      <text:p text:style-name="P4">
Keywords: ['红杉中国', '风险投资', '新加坡', '金融中心', 'Peak XV', '东南亚']</text:p>
      <text:p text:style-name="P4">
Type: Article</text:p>
      <!--METADATA-->
      <text:p text:style-name="P4">
<draw:frame draw:style-name="fr1" draw:name="Image38" text:anchor-type="as-char" svg:width="6.9236in" svg:height="3.901286in" draw:z-index="0">
<draw:image xlink:href="../Images/FT Chinese Free Version/2023-07-10T00-34-27-00-00/000186973_piclink.jpg" xlink:type="simple" xlink:show="embed" xlink:actuate="onLoad" draw:mime-type="image/jpeg"/>
</draw:frame>
</text:p>
      <text:p text:style-name="P4">
红杉资本(SequoiaCapital)的中国部门正在拟定扩张进入新加坡的计划，使其与这家风投集团的另一个部门展开竞争。在地缘政治紧张升温的背景下，该集团在不久前决定拆分为三个实体。</text:p>
      <text:p text:style-name="P4">
多位知情人士称，这家硅谷集团的中国分支红杉中国(HongShan)已在新加坡设立办事处，并正在制定计划，拟将这个城市国家用作其在东南亚投资的基地。</text:p>
      <text:p text:style-name="P4">
Source: <text:a xlink:type="simple" xlink:href="http://www.ftchinese.com/story/001100198" text:style-name="Internet_20_link" text:visited-style-name="Visited_20_Internet_20_Link">
http://www.ftchinese.com/story/001100198</text:a>
</text:p>
      <!--NEWS-->
      <text:h text:style-name="P10" text:outline-level="1">
<text:span text:style-name="T4">
这个夏天最值得和不值得买的苹果产品 (Free Version)</text:span>
</text:h>
      <text:p text:style-name="P4">
Author: Joanna Stern</text:p>
      <text:p text:style-name="P4">
Publisher: 华尔街日报中文网</text:p>
      <text:p text:style-name="P4">
Published Time: 2023-07-10T00:49:00.000Z</text:p>
      <text:p text:style-name="P4">
Modified Time: 2023-07-10T00:49:00.000Z</text:p>
      <text:p text:style-name="P4">
Created Time: 2023-07-07T06:43:00.000Z</text:p>
      <text:p text:style-name="P4">
Description: 不要买iPhone。想买MacBook Air？下手吧。本文是一篇应季苹果产品指南。</text:p>
      <text:p text:style-name="P4">
Images: []</text:p>
      <text:p text:style-name="P4">
Categories: ['科技', '数字生活']</text:p>
      <text:p text:style-name="P4">
Keywords: SYND,LINK:EN|WP-WSJ-0000981987</text:p>
      <text:p text:style-name="P4">
Type: Article</text:p>
      <!--METADATA-->
      <text:p text:style-name="P4">
<text:span text:style-name="T5">
不要用咬过的薯片蘸酱。</text:span>
</text:p>
      <text:p text:style-name="P4">
Source: <text:a xlink:type="simple" xlink:href="https://cn.wsj.com/articles/%E8%BF%99%E4%B8%AA%E5%A4%8F%E5%A4%A9%E6%9C%80%E5%80%BC%E5%BE%97%E5%92%8C%E4%B8%8D%E5%80%BC%E5%BE%97%E4%B9%B0%E7%9A%84%E8%8B%B9%E6%9E%9C%E4%BA%A7%E5%93%81-3e433eb4" text:style-name="Internet_20_link" text:visited-style-name="Visited_20_Internet_20_Link">
https://cn.wsj.com/articles/%E8%BF%99%E4%B8%AA%E5%A4%8F%E5%A4%A9%E6%9C%80%E5%80%BC%E5%BE%97%E5%92%8C%E4%B8%8D%E5%80%BC%E5%BE%97%E4%B9%B0%E7%9A%84%E8%8B%B9%E6%9E%9C%E4%BA%A7%E5%93%81-3e433eb4</text:a>
</text:p>
      <!--NEWS-->
      <text:h text:style-name="P10" text:outline-level="1">
<text:span text:style-name="T4">
为何美国无法彻底与中国“分手”</text:span>
</text:h>
      <text:p text:style-name="P4">
Creator: ANA SWANSON</text:p>
      <text:p text:style-name="P4">
Publisher: https://www.facebook.com/nytimeschinese</text:p>
      <text:p text:style-name="P4">
Published Time: 2023-07-10T01:16:08+08:00</text:p>
      <text:p text:style-name="P4">
Description: 中美分歧日益扩大，芯片制造商发现在中国经营越来越困难，但在中国开展业务目前仍是他们生存的关键。芯片产业对中国的依赖凸显出中美密切却也充满矛盾的经济关系。 Steve Helber/Associated Press 美光科技位于弗吉尼亚州马纳萨斯的一家工厂。像美光这样的全球半导体公司在试图弥合中美之间日益扩大的裂痕时，处于极其棘手的境地。</text:p>
      <text:p text:style-name="P4">
Images: ["<text:a xlink:type="simple" xlink:href="https://static01.nyt.com/images/2023/07/07/multimedia/00dc-chinachips-jhbk/00dc-chinachips-jhbk-master1050.jpg" text:style-name="Internet_20_link" text:visited-style-name="Visited_20_Internet_20_Link">
00dc-chinachi...</text:a>
"]</text:p>
      <text:p text:style-name="P4">
Category: 商业与经济</text:p>
      <text:p text:style-name="P4">
Type: Article</text:p>
      <!--METADATA-->
      <text:p text:style-name="P4">
<draw:frame draw:style-name="fr1" draw:name="Image39" text:anchor-type="as-char" svg:width="6.9236in" svg:height="4.615733in" draw:z-index="0">
<draw:image xlink:href="../Images/cnnytimes/2023-07-10T01-16-08-08-00/00dc-chinachips-jhbk-master1050.jpg" xlink:type="simple" xlink:show="embed" xlink:actuate="onLoad" draw:mime-type="image/jpeg"/>
</draw:frame>
</text:p>
      <text:p text:style-name="P4">
今年5月，美中技术战给爱达荷州芯片制造商美光科技带来了沉重打击。中国政府 <text:a xlink:type="simple" xlink:href="https://cn.nytimes.com/china/20230523/micron-technology-china-ban/" text:style-name="Internet_20_link" text:visited-style-name="Visited_20_Internet_20_Link">
 禁止处理关键信息的企业</text:a>
购买美光芯片，称该公司没有通过网络安全审查。</text:p>
      <text:p text:style-name="P4">
美光表示，这道禁令可能导致公司全球收入 <text:a xlink:type="simple" xlink:href="https://investors.micron.com/static-files/5d57ee3a-72f3-40f2-99e5-51322403192b" text:style-name="Internet_20_link" text:visited-style-name="Visited_20_Internet_20_Link">
 减少 </text:a>
约八分之一。然而在6月，这家芯片制造商宣布将增加对华投资，斥资六亿美元扩建位于中国西安的一家芯片封测工厂。</text:p>
      <text:p text:style-name="P4">
“该投资项目彰显了美光对中国业务及中国团队成员坚定不移的承诺，”该公司在中国社交媒体帐号上发布的公告中表示。</text:p>
      <text:p text:style-name="P4">
美中日益扩大分歧之际，全球半导体企业试图两头兼顾，然而它们的处境已经极其棘手。半导体行业已成为美中技术竞争的核心问题，双方都实施了新的制裁和惩罚性措施。</text:p>
      <text:p text:style-name="P4">
广告</text:p>
      <text:p text:style-name="P4">
美国官员称，美国的产品被用于中国的军事和监视项目，这与美国的国家安全利益相悖。美国对可以运往中国的芯片及其制造设备的种类施加了越来越严格的限制，并为主动在美国建厂的芯片制造商提供新的激励措施，包括拨款和税收抵免。</text:p>
      <text:p text:style-name="P4">
但建厂可能需要数年之久，两国企业之间的联系依然牢固。中国是芯片的主要市场，因为这里许多工厂制造的产品都要使用大量芯片，包括智能手机、洗碗机、汽车和电脑，这些产品会出口到世界各地，也被中国国内的消费者购买。</text:p>
      <text:p text:style-name="P4">
中国占据了全球半导体销售总额的约三分之一。但对一些芯片制造商来说，中国占到了其营收的60%或70%。哪怕是在美国生产的芯片，也经常会被送到中国进行组装和测试。</text:p>
      <text:p text:style-name="P4">
“我们没办法按下一个开关，就能把一切都从中国突然拿走，”乔治城大学安全与新兴技术中心研究员艾米丽·韦恩斯坦表示。</text:p>
      <text:p text:style-name="P4">
芯片产业对中国的依赖凸显了中美之间密切却也充满矛盾的经济关系对双方都构成了挑战。</text:p>
      <text:p text:style-name="P4">
这种紧张关系也反映在财长耶伦本周的访华之行，她试图小心试探，对中国的一些行为提出批评，同时也坚称美国并不打算切断与中国的关系。</text:p>
      <text:p text:style-name="P4">
耶伦 <text:a xlink:type="simple" xlink:href="https://cn.nytimes.com/usa/20230707/yellen-china-companies-meetings/" text:style-name="Internet_20_link" text:visited-style-name="Visited_20_Internet_20_Link">
 批评 </text:a>
中国最近对外企施加的惩罚性措施，包括限制用于芯片制造的一些矿产出口。她表示，此类措施正是拜登政府希望美国制造商减少对中国依赖的原因。但她仍然肯定了美中关系的战略性和重要性。</text:p>
      <text:p text:style-name="P4">
广告</text:p>
      <text:p text:style-name="P4">
“我已经明确表示，美国不寻求两国经济的全面分离，”耶伦与在华美企举行的圆桌会议上表示。“我们寻求多元化，而不是脱钩。两个世界上最大的经济体之间的脱钩将破坏全球经济稳定，而且几乎不可能做到。”</text:p>
      <text:p text:style-name="P4">
拜登政府准备 <text:a xlink:type="simple" xlink:href="https://cn.nytimes.com/technology/20230104/us-chip-making-china-invest/" text:style-name="Internet_20_link" text:visited-style-name="Visited_20_Internet_20_Link">
 开始大举投资 </text:a>
 美国半导体制造业，吸引工厂离开中国。今年晚些时候，商务部预计将开始发放资金，帮助企业在美建立芯片制造设施。这些资金 <text:a xlink:type="simple" xlink:href="https://www.nytimes.com/2022/08/03/business/economy/chip-industry-congress.html" text:style-name="Internet_20_link" text:visited-style-name="Visited_20_Internet_20_Link">
附带了条件 </text:a>
 ：接受资金的企业不可以在中国扩建高科技制造设施。</text:p>
      <text:p text:style-name="P4">
美国政府还在考虑进一步限制可以出口到中国的芯片，作为扩大并最终完成去年10月出台的 <text:a xlink:type="simple" xlink:href="https://www.nytimes.com/2022/10/27/business/the-biden-administration-is-weighing-further-controls-on-chinese-technology.html" text:style-name="Internet_20_link" text:visited-style-name="Visited_20_Internet_20_Link">
 全面限制</text:a>
 措施的一部分。</text:p>
      <text:p text:style-name="P4">
据知情人士透露，这些措施可能包括有望 <text:a xlink:type="simple" xlink:href="https://cn.nytimes.com/business/20230629/biden-administration-ai-chips-china/" text:style-name="Internet_20_link" text:visited-style-name="Visited_20_Internet_20_Link">
 限制对华销售 </text:a>
 用于人工智能的先进芯片，对中国企业使用美国云计算服务施加新限制，并限制 <text:a xlink:type="simple" xlink:href="https://www.nytimes.com/2023/02/09/business/us-china-investing-tech-biden.html" text:style-name="Internet_20_link" text:visited-style-name="Visited_20_Internet_20_Link">
 美国风险资本</text:a>
 对中国芯片行业的投资。</text:p>
      <text:p text:style-name="P4">
美国政府也一直在考虑停止向部分美国芯片制造商发放许可证，以免它们继续向中国电信公司华为销售产品。</text:p>
      <text:p text:style-name="P4">
日本与荷兰是不少先进芯片制造设备生产商所在地，部分是出于美国的施压，它们也在对华销售上施加了新的限制措施。</text:p>
      <text:p text:style-name="P4">
广告</text:p>
      <text:p text:style-name="P4">
中国也出台了自己的限制措施，包括对用于芯片制造的矿物实施新的出口管制。</text:p>
      <text:p text:style-name="P4">
在美国与欧洲全都出台了更严格的监管措施及新的激励计划之际，全球芯片企业在选择下一个重点投资目的地时，越来越多地将目光投向中国以外。但这些设施可能需要数年时间才能建成，这意味着全球半导体市场的任何变化都将是渐进式的。</text:p>
      <text:p text:style-name="P4">
代表芯片行业的半导体产业协会会长约翰·诺伊弗在一份声明中表示，不断升级的管制措施对美国该行业的全球竞争力构成了重大风险。</text:p>
      <text:p text:style-name="P4">
“中国是全球最大的半导体市场，我们的企业必须在那里开展业务才能实现持续增长和创新，并保持领先于全球竞争对手的地位，”他说。“我们呼吁采取保护国家安全、不应对芯片行业造成无意且持久的损害，并避免未来冲突升级的解决方案。”</text:p>
      <text:p text:style-name="P4">
Source: <text:a xlink:type="simple" xlink:href="https://cn.nytimes.com/business/20230710/us-china-chips-janet-yellen/" text:style-name="Internet_20_link" text:visited-style-name="Visited_20_Internet_20_Link">
https://cn.nytimes.com/business/20230710/us-china-chips-janet-yellen/</text:a>
</text:p>
      <!--NEWS-->
      <text:h text:style-name="P10" text:outline-level="1">
<text:span text:style-name="T4">
FT社评：越南迎来经济腾飞时刻 (Free Version)</text:span>
</text:h>
      <text:p text:style-name="P4">
Authors: ['社评']</text:p>
      <text:p text:style-name="P4">
Publisher: 英国《金融时报》</text:p>
      <text:p text:style-name="P4">
Time: 2023-07-10T01:36:47+00:00</text:p>
      <text:p text:style-name="P4">
Published Time: 2023-07-09T12:00:99+08:00</text:p>
      <text:p text:style-name="P4">
Modified Time: 2023-07-09T21:36:99+08:00</text:p>
      <text:p text:style-name="P4">
Description: 越南成为制造商“去风险”对华敞口的主要受益者，去年一跃成为亚洲增长最快经济体，但它必须慎防落入“中等收入陷阱”。</text:p>
      <text:p text:style-name="P4">
Images: ["<text:a xlink:type="simple" xlink:href="https://thumbor.ftacademy.cn/unsafe/picture/1/000186971_piclink.jpg" text:style-name="Internet_20_link" text:visited-style-name="Visited_20_Internet_20_Link">
000186971_pic...</text:a>
"]</text:p>
      <text:p text:style-name="P4">
Themes: ['供应链', '关注']</text:p>
      <text:p text:style-name="P4">
Keywords: ['供应链', '制造业', '工业', '越南', '贸易', '脱钩', '地缘政治']</text:p>
      <text:p text:style-name="P4">
Type: Article</text:p>
      <!--METADATA-->
      <text:p text:style-name="P4">
<draw:frame draw:style-name="fr1" draw:name="Image40" text:anchor-type="as-char" svg:width="6.9236in" svg:height="3.901286in" draw:z-index="0">
<draw:image xlink:href="../Images/FT Chinese Free Version/2023-07-10T01-36-47-00-00/000186971_piclink.jpg" xlink:type="simple" xlink:show="embed" xlink:actuate="onLoad" draw:mime-type="image/jpeg"/>
</draw:frame>
</text:p>
      <text:p text:style-name="P4">
在几十年展现潜力后，越南的经济时刻也许终于到来了。去年，该国是亚洲增长最快的经济体（增长率达到8%），也是自新冠疫情爆发以来全球少数几个连续两年实现增长的经济体之一。</text:p>
      <text:p text:style-name="P4">
随着中国与西方之间的地缘政治紧张加剧，这个东南亚国家成为制造商努力“去风险”各自对华敞口的主要受益者。2022年，外商直接投资(FDI)飙升至10年来最高点。戴尔(Dell)、谷歌(Google)、微软(Microsoft)和苹果(Apple)等大公司近年均已将部分供应链迁至越南，并寻求在该国加大投入，作为一种“中国+1”战略的一部分。</text:p>
      <text:p text:style-name="P4">
Source: <text:a xlink:type="simple" xlink:href="http://www.ftchinese.com/story/001100200" text:style-name="Internet_20_link" text:visited-style-name="Visited_20_Internet_20_Link">
http://www.ftchinese.com/story/001100200</text:a>
</text:p>
      <!--NEWS-->
      <text:h text:style-name="P10" text:outline-level="1">
<text:span text:style-name="T4">
南非將辦實體金磚峰會 未知普京會否現身</text:span>
</text:h>
      <text:p text:style-name="P4">
Author: None (Language: zh)</text:p>
      <text:p text:style-name="P4">
Publisher: None</text:p>
      <text:p text:style-name="P4">
Time: 2023-07-10T01:50:00Z</text:p>
      <text:p text:style-name="P4">
Description: 南非總統9日表示，本屆金磚國家峰會將不會以線上方式登場，而將實體舉辦。由於俄羅斯總統普京面臨國際刑事法院的逮捕令，他若前往南非參加峰會，南非可能不得不逮捕他。此前，曾有傳言稱峰會將改到中國舉行。</text:p>
      <text:p text:style-name="P4">
Videos: []</text:p>
      <text:p text:style-name="P4">
Images: []</text:p>
      <text:p text:style-name="P4">
Subject: 时政风云</text:p>
      <text:p text:style-name="P4">
Subjects: ['南非', '俄罗斯', '乌克兰', '非洲', '金砖国家', '普京', '俄罗斯入侵乌克兰']</text:p>
      <text:p text:style-name="P4">
Keywords: ['南非', '俄罗斯', '金砖国家', '普京', '非洲', '乌克兰', '俄乌战争', '和平']</text:p>
      <text:p text:style-name="P4">
ID: 66170727</text:p>
      <!--METADATA-->
      <text:p text:style-name="P4">
<text:a xlink:type="simple" xlink:href="https://www.dw.com/zh/overlay/image/article/66170727/65436232" text:style-name="Internet_20_link" text:visited-style-name="Visited_20_Internet_20_Link">
 </text:a>
</text:p>
      <text:p text:style-name="P4">
圖為2019年11月南非總統拉馬福薩與俄國總統普京在巴西出席金磚國家峰會。</text:p>
      <text:p text:style-name="P4">
（德國之聲中文網）金磚國家（BRICS）峰會下個月將於南非約翰內斯堡登場；南非總統拉馬福薩（CyrilRamaphosa）週日（7月9日）表示，峰會將以實體形式舉行。此前俄羅斯總統普京也有受邀，但拉馬福薩9日並未證實普京是否確定出席。</text:p>
      <text:p text:style-name="P4">
拉馬福薩9日在非洲人國民大會（ANC）會議上告訴媒體：「這次峰會將是線下實體的，我們所有人都堅定希望能在峰會上實際看到彼此。」他補充道，金磚國家已近3年沒有舉行實體會議。</text:p>
      <text:p text:style-name="P4">
今年3月，國際刑事法院（ICC）對普京發出逮捕令，指控普京對烏克蘭兒童遭強制遷徙負有個人刑事責任。南非身為國際刑事法院《羅馬規約》的簽署國，若普京踏上其領土，<text:a xlink:type="simple" xlink:href="https://www.dw.com/zh/zh/普京逮捕令外交豁免权效力有多大/a-65816473" text:style-name="Internet_20_link" text:visited-style-name="Visited_20_Internet_20_Link">
 依規定南非有義務逮捕普京 </text:a>
、轉移至海牙審判。不過，中國與印度並不受該義務限制。</text:p>
      <text:h text:style-name="P12" text:outline-level="3">
<text:span text:style-name="T4">
豁免权能让普京在国外不被逮捕吗？</text:span>
</text:h>
      <text:p text:style-name="P4">
法新社指出，南非當地媒體曾傳言，該國考慮把峰會改到中國舉行，避免自身陷入不得不逮捕普京的處境。此逮捕令對南非而言是外交難題，該國自反種族隔離時期以來，一直與俄羅斯維持密切關係。去年2月爆發俄烏戰爭至今，南非並未譴責俄羅斯，自稱中立並呼籲對話。</text:p>
      <text:p text:style-name="P4">
隨著全球糧價因戰爭飆升，非洲深受打擊。今年6月，拉馬福薩曾率領剛果共和國、埃及、塞內加爾和烏干達等國的總統推出和平計劃，盼調解俄烏兩國。該計畫包含10點建議，主張應緩和情勢、承認各國主權、確保黑海的糧食出口不受阻礙、將戰俘及兒童送回原籍國家。</text:p>
      <text:p text:style-name="P4">
據路透社當時的報導，非洲版和平計劃的要點遭到了普京反駁。普京主張糧價上漲是西方而非俄國的責任、聲稱俄國有在保護戰區的兒童，並稱俄方從未拒絕與烏方談判。烏克蘭總統澤倫斯基則重申烏方的和平方案前提：只要俄軍完全撤離烏國領土，雙方就能展開對話。</text:p>
      <text:p text:style-name="P4">
南非是金磚國家的現任主席國，此集團還包括巴西、俄羅斯、印度和中國， <text:a xlink:type="simple" xlink:href="https://www.dw.com/zh/zh/金磚五國覓替代貨幣-籲重新平衡世界秩序/a-65800252" text:style-name="Internet_20_link" text:visited-style-name="Visited_20_Internet_20_Link">
 欲挑戰歐美主導的全球治理結構</text:a>
。本屆金磚國家峰會將於8月22日至24日在南非約翰內斯堡舉行。</text:p>
      <text:p text:style-name="P4">
</text:p>
      <text:p text:style-name="P4">
2022年的金磚國家（巴西、俄羅斯、印度、中國、南非）領袖峰會由中國主辦，以線上形式舉行。</text:p>
      <text:p text:style-name="P4">
（綜合報導）</text:p>
      <text:p text:style-name="P4">
Source: <text:a xlink:type="simple" xlink:href="https://www.dw.com/zh/南非將辦實體金磚峰會-未知普京會否現身/a-66170727" text:style-name="Internet_20_link" text:visited-style-name="Visited_20_Internet_20_Link">
https://www.dw.com/zh/南非將辦實體金磚峰會-未知普京會否現身/a-66170727?maca=chi-rss-chi-all-1127-rdf</text:a>
</text:p>
      <!--NEWS-->
      <text:h text:style-name="P10" text:outline-level="1">
<text:span text:style-name="T4">
《红色轮盘》作者沈栋谈中国商界黑暗现实</text:span>
</text:h>
      <text:p text:style-name="P4">
Creator: RAVI MATTU</text:p>
      <text:p text:style-name="P4">
Publisher: https://www.facebook.com/nytimeschinese</text:p>
      <text:p text:style-name="P4">
Published Time: 2023-07-10T02:35:17+08:00</text:p>
      <text:p text:style-name="P4">
Description: 沈栋及其前妻段伟红曾利用与中国高官的关系在商界获得成功，其位于政商交汇处的角色也让他得以对中国商界内幕有所洞见。他谈到了中国的经济前景和在华美企所面临的挑战。 Andrew Testa for The New York Times 沈栋2021年的回忆录揭秘了中国的政商勾结。</text:p>
      <text:p text:style-name="P4">
Images: ["<text:a xlink:type="simple" xlink:href="https://static01.nyt.com/images/2023/07/08/multimedia/08db-shum-wjpg/08db-shum-wjpg-master1050.jpg" text:style-name="Internet_20_link" text:visited-style-name="Visited_20_Internet_20_Link">
08db-shum-wjp...</text:a>
"]</text:p>
      <text:p text:style-name="P4">
Category: 商业与经济</text:p>
      <text:p text:style-name="P4">
Type: Article</text:p>
      <!--METADATA-->
      <text:p text:style-name="P4">
<draw:frame draw:style-name="fr1" draw:name="Image43" text:anchor-type="as-char" svg:width="6.9236in" svg:height="4.615733in" draw:z-index="0">
<draw:image xlink:href="../Images/cnnytimes/2023-07-10T02-35-17-08-00/08db-shum-wjpg-master1050.jpg" xlink:type="simple" xlink:show="embed" xlink:actuate="onLoad" draw:mime-type="image/jpeg"/>
</draw:frame>
</text:p>
      <text:p text:style-name="P4">
沈栋是中国人脉最广的商人之一。他和前妻段伟红利用与政府高层官员的关系，在始于上世纪90年代中期这个企业家黄金时代建立起一家价值数十亿美元的房地产开发公司。</text:p>
      <text:p text:style-name="P4">
现在，与西方的紧张关系主导着舆论，美国财政部长 <text:a xlink:type="simple" xlink:href="https://cn.nytimes.com/usa/20230707/yellen-china-companies-meetings/" text:style-name="Internet_20_link" text:visited-style-name="Visited_20_Internet_20_Link">
 耶伦 </text:a>
 本周访问北京期间，严厉批评了中国对待美国公司的方式。</text:p>
      <text:p text:style-name="P4">
2015年，随着中国领导人习近平宣称政府对国家和企业有更大的控制权，沈栋离开了中国。段伟红的英文名是Whitney，她于两年后失踪。（据信，在她的一名高级政治盟友因涉嫌腐败被捕后，共产党官员<text:a xlink:type="simple" xlink:href="https://www.ft.com/content/3e59e10e-8c3c-44dd-bf75-9acbc7382ee8" text:style-name="Internet_20_link" text:visited-style-name="Visited_20_Internet_20_Link">
 拘留了她 </text:a>
 。）</text:p>
      <text:p text:style-name="P4">
沈栋 <text:a xlink:type="simple" xlink:href="https://cn.nytimes.com/china/20210924/china-business-memoir/" text:style-name="Internet_20_link" text:visited-style-name="Visited_20_Internet_20_Link">
 于2021年出版的回忆录 </text:a>
中讲述了他们的兴衰故事，以及在中国做生意的黑暗现实。许多细节无法独立核实，但他位于商业和政治交汇处的角色是肯定的。如今，他与自己和段伟红的儿子生活在英国（自从段伟红失踪后，两人都没有见过她），他说自己去中国旅行存在危险。</text:p>
      <text:p text:style-name="P4">
广告</text:p>
      <text:p text:style-name="P4">
下周，沈栋将在 <text:a xlink:type="simple" xlink:href="https://selectcommitteeontheccp.house.gov/committee-activity/hearings/hearing-notice-risky-business-growing-peril-american-companies-china" text:style-name="Internet_20_link" text:visited-style-name="Visited_20_Internet_20_Link">
 国会 </text:a>
 就在华经营的美国企业面临的挑战作证。为了清晰起见，本次采访的内容经过了压缩和编辑。</text:p>
      <text:p text:style-name="P4">
<text:span text:style-name="T4">
自从你的书出版之后，哪些情况发生了变化？</text:span>
</text:p>
      <text:p text:style-name="P4">
首先，人们对中国的看法变得更加负面。新冠与此有很大关系，特别是在转变普通公众的看法方面。这有助于加快政策制定者处理中国问题的速度——他们现在可以顺势而为。</text:p>
      <text:p text:style-name="P4">
其次，外界低估了中国经济恶化的严重程度。在与中国商界人士的交谈中，有几件事令我震惊。一家大型乳品公司正在加大奶粉的生产，因为人们正在减少购买牛奶。通常情况下，牛奶是人们最不愿节省的东西之一。</text:p>
      <text:p text:style-name="P4">
许多高管还表示，自疫情以来，员工公然从公司抢劫和偷窃。为什么呢？因为经济前景太糟糕，他们失去了希望。</text:p>
      <text:p text:style-name="P4">
<text:span text:style-name="T4">
这会如何影响政府治理和商业？</text:span>
</text:p>
      <text:p text:style-name="P4">
广告</text:p>
      <text:p text:style-name="P4">
这增加了中共日益增长的不安全感，因此政府正在使用疫情期间采取的措施加强控制。这正在对商业产生影响：对与西方有联系的尽职调查公司的 <text:a xlink:type="simple" xlink:href="https://cn.nytimes.com/business/20230515/china-anti-espionage-law/" text:style-name="Internet_20_link" text:visited-style-name="Visited_20_Internet_20_Link">
 突击搜查</text:a>
，以及对中国数据提供商 <text:a xlink:type="simple" xlink:href="https://www.reuters.com/world/china/chinese-data-provider-tightens-some-information-access-offshore-users-sources-2023-05-03/" text:style-name="Internet_20_link" text:visited-style-name="Visited_20_Internet_20_Link">
 万得 </text:a>
的访问限制，都是中国控制外国人努力的一部分。</text:p>
      <text:p text:style-name="P4">
<text:span text:style-name="T4">
跨国企业要如何调整？</text:span>
</text:p>
      <text:p text:style-name="P4">
各公司都在大力防范风险。人们谈论“去全球化”，但正确的说法是“再全球化的同时减去中国”。不会由某一个国家取代中国，而是将业务正在扩展到越南、印度尼西亚、斯里兰卡、印度和其他地方。看看有多少台湾制造商正在大规模地进入墨西哥。然后还有欧洲的友岸和近岸外包。</text:p>
      <text:p text:style-name="P4">
<text:span text:style-name="T4">
美国的信息——发出强硬言论，同时又表示希望保持对话——是否会使问题复杂化？</text:span>
</text:p>
      <text:p text:style-name="P4">
在特朗普执政四年和拜登执政三年之后，你会看到对华政策的总体一致性。语气的轻微变化或差异不会影响中国认为美国对它的看法已经固定的判断。为了恢复商业信心和引入更多资本，他们需要缓和一些紧张局势。如果能够减轻或推迟美国的措施，他们会想要那样做。</text:p>
      <text:p text:style-name="P4">
Source: <text:a xlink:type="simple" xlink:href="https://cn.nytimes.com/business/20230710/china-economy-desmond-shum/" text:style-name="Internet_20_link" text:visited-style-name="Visited_20_Internet_20_Link">
https://cn.nytimes.com/business/20230710/china-economy-desmond-shum/</text:a>
</text:p>
      <!--NEWS-->
      <text:h text:style-name="P10" text:outline-level="1">
<text:span text:style-name="T4">
上海将率先推出"城市码"   疫情产物构建城市"治理体系"</text:span>
</text:h>
      <text:p text:style-name="P4">
Author: None</text:p>
      <text:p text:style-name="P4">
Publisher: Radio Free Asia (Organization)</text:p>
      <text:p text:style-name="P4">
Published Time: 2023-07-10T02:51:00-04:00</text:p>
      <text:p text:style-name="P4">
Modified Time: 2023-07-10T12:05:13-04:00</text:p>
      <text:p text:style-name="P4">
Description: None</text:p>
      <text:p text:style-name="P4">
Videos: []</text:p>
      <text:p text:style-name="P4">
Audios: ["<text:a xlink:type="simple" xlink:href="https://www.rfa.org/mandarin/yataibaodao/renquanfazhi/gt1-0710202302510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4.612011in" draw:z-index="0">
<draw:image xlink:href="../Images/rfamandarin/2023-07-10T02-51-00-04-00/000000.png" xlink:type="simple" xlink:show="embed" xlink:actuate="onLoad" draw:mime-type="image/png"/>
</draw:frame>
新冠疫情虽已结束，但类似于"健康码"的疫情追踪及溯源工具经过改良和升级后，正被广泛使用。图为北京举行的信息技术博览会上对人工智能面部识别技术的宣传。 <text:a xlink:type="simple" xlink:href="https://www.rfa.org/mandarin/yataibaodao/renquanfazhi/gt1-07102023025105.html/@@images/image" text:style-name="Internet_20_link" text:visited-style-name="Visited_20_Internet_20_Link">
</text:a>
美联社图片  <text:a xlink:type="simple" xlink:href="https://www.rfa.org/mandarin/yataibaodao/renquanfazhi/gt1-07102023025105.html/@@stream" text:style-name="Internet_20_link" text:visited-style-name="Visited_20_Internet_20_Link">
Audio-1-Link：https://www.rfa.org/mandarin/yataibaodao/renquanfazhi/gt1-07102023025105.html/@@stream</text:a>
</text:p>
      <text:p text:style-name="P4">
上海将在"健康码"的基础上推出"城市码"。上海大数据中心通过"一人一码"掌握个人资讯，同时对企业也实施"一企一码"。此举是构建服务和管理体系？还是加强对人流的监控？</text:p>
      <text:p text:style-name="P4">
<text:a xlink:type="simple" xlink:href="https://www.rfa.org/mandarin/yataibaodao/huanjing/sc-11112022094742.html" text:style-name="Internet_20_link" text:visited-style-name="Visited_20_Internet_20_Link">
 <text:span text:style-name="T4">
中国拟2025年实现全民电子健康码 引发民众非议</text:span>
 </text:a>
  * <text:a xlink:type="simple" xlink:href="https://www.rfa.org/mandarin/yataibaodao/meiti/kw-12012022144831.html" text:style-name="Internet_20_link" text:visited-style-name="Visited_20_Internet_20_Link">
 </text:a>
 <text:a xlink:type="simple" xlink:href="https://www.rfa.org/mandarin/Xinwen/3-11102022102534.html" text:style-name="Internet_20_link" text:visited-style-name="Visited_20_Internet_20_Link">
 <text:span text:style-name="T4">
健康码2025年要普及 就像《黑镜》里的积分系统？</text:span>
 </text:a>
</text:p>
      <text:p text:style-name="P4">
新冠疫情虽已结束，但类似于“健康码”的疫情追踪及溯源工具，经过改良和升级后，正被广泛使用。据中证网消息，记者从7月9日上海市人民政府召开的新闻通气会上获悉，上海市大数据中心在上海市委、市政府部署下，正在加快推进“随申码”向“城市码”的功能升级，构建“一人一码、一企一码、一物一码”全方位的城市服务和治理体系。目前，上海已制订新版“随申码”标准规范和管理制度，升级建设“随申码”运行管理平台，建立“随申码”全方位运行支撑体系。</text:p>
      <text:p text:style-name="P4">
对此，时事评论人士毕鑫认为，上海“城市码”作为防疫“健康码”的升级版，它的出现无疑是当局为了加强管控。他周一对本台说：“这等于是限制人们流动的新方式。进（一些场所的）门时候，如果你没有绿码，可能进不去。它会结合你所有的信息，比如你是信誉不好的人，你身体不健康也进不去，你有过激的言论或者维权的诉求，也就是很多地方限制你进入。”</text:p>
      <text:p text:style-name="P4">
上海新冠疫情期间用来病毒溯源的“沪申码”，被大数据改变用途后，将延伸到各领域。图为上海“随申办”，扫描建筑工人的个人信息。（网民提供）  <text:a xlink:type="simple" xlink:href="https://www.rfa.org/mandarin/yataibaodao/renquanfazhi/gt1-07102023025105.html/image.png" text:style-name="Internet_20_link" text:visited-style-name="Visited_20_Internet_20_Link">
</text:a>
</text:p>
      <text:p text:style-name="P4">
<text:span text:style-name="T4">
上海首创“城市码” 企业也“赋码”</text:span>
</text:p>
      <text:p text:style-name="P4">
报道称，未来，上海将从三个方面迭代升级“随申码”：第一，深化个人服务，深化完善线下政务服务、看病就医、交通出行、文体旅游等场景，提供便捷“一码服务”体验。第二，“企业随申码”在信息公示、安全生产、服务推荐、政策送达及综合监管等场景的应用，第三，对城市部件分级分类赋码，如公用设施、道路交通设施、园林绿化设施、历史文化建筑等，实现可监管、可溯源的“码上管理”。</text:p>
      <text:p text:style-name="P4">
在三年新冠疫情时期，中国各地政府通过“健康码”限制及追踪病毒感染者、密切接触者，甚至维权人士而遭人诟病。</text:p>
      <text:p text:style-name="P4">
此次，上海作为首个即将实施“城市码”的城市，具有指标性作用。上海访民陈女士告诉本台，她担心“城市码”再次被滥用：“这个就是维稳工具。疫情过去了，他们又重复把这个码拿出来就是对老百姓出现的监控。他搞这个码是升级版，一人一码，一测你，什么地方都去不了。太厉害，太厉害了。现在从上海开始。”</text:p>
      <text:p text:style-name="P4">
<text:span text:style-name="T4">
网民担心个人隐私遭泄露</text:span>
</text:p>
      <text:p text:style-name="P4">
有网民留言写道，在大数据时代，通过“一人一码”，企业可以查出应聘者身分，银行可以查到客户最近的活动情况，医院可以查到患者的就诊记录及家庭财务状况。但有网民担心“城市码”被不法之徒利用，除了公民隐私受到侵害，还会蒙受经济损失。</text:p>
      <text:p text:style-name="P4">
早前已经有媒体报道，快递公司人员将数以万计的客户信息出售，另有电话公司职员倒卖客户资料牟利，类似泄露个人隐私途径让人防不胜防。</text:p>
      <text:p text:style-name="P4">
记者：古亭 责编：陈美华 许书婷 嘉远 网编：瑞哲</text:p>
      <text:p text:style-name="P4">
Source: <text:a xlink:type="simple" xlink:href="https://www.rfa.org/mandarin/yataibaodao/renquanfazhi/gt1-07102023025105.html" text:style-name="Internet_20_link" text:visited-style-name="Visited_20_Internet_20_Link">
https://www.rfa.org/mandarin/yataibaodao/renquanfazhi/gt1-07102023025105.html</text:a>
</text:p>
      <!--NEWS-->
      <text:h text:style-name="P10" text:outline-level="1">
<text:span text:style-name="T4">
北約峰會在即 中國、烏克蘭成焦點</text:span>
</text:h>
      <text:p text:style-name="P4">
Author: None (Language: zh)</text:p>
      <text:p text:style-name="P4">
Publisher: None</text:p>
      <text:p text:style-name="P4">
Time: 2023-07-10T02:58:00Z</text:p>
      <text:p text:style-name="P4">
Description: 美國總統拜登9日抵達倫敦，準備參加11日於立陶宛召開的北約峰會。他表示烏克蘭還沒有準備好加入北約。中國與印太局勢預計將是本次峰會另一大重點，中國官媒亦發表社論，抨擊北約對中國「包藏禍心」。</text:p>
      <text:p text:style-name="P4">
Videos: []</text:p>
      <text:p text:style-name="P4">
Images: []</text:p>
      <text:p text:style-name="P4">
Subject: 时政风云</text:p>
      <text:p text:style-name="P4">
Subjects: ['奥巴马', '乌克兰', '岛屿主权争端', '专题报道：全景观看“习马会”', '中国', '日本', '中共十九大', '北大西洋公约组织', '美国', '德中关系']</text:p>
      <text:p text:style-name="P4">
Keywords: ['北约', '岸田文雄', '中国', '拜登', '美国', '印太战略', '俄乌战争', '乌克兰', '立陶宛', '日本']</text:p>
      <text:p text:style-name="P4">
ID: 66170780</text:p>
      <!--METADATA-->
      <text:p text:style-name="P4">
<text:a xlink:type="simple" xlink:href="https://www.dw.com/zh/overlay/image/article/66170780/57895817" text:style-name="Internet_20_link" text:visited-style-name="Visited_20_Internet_20_Link">
 </text:a>
</text:p>
      <text:p text:style-name="P4">
「中國在印太地區的影響力」預計將是本次北約峰會的重點議題之一（示意圖）。</text:p>
      <text:p text:style-name="P4">
（德國之聲中文網）為準備將於本週二（7月11日）於立陶宛召開的峰會，美國總統拜登（Joe Biden）週日（9日）抵達倫敦，展開了他的歐洲三國之行。</text:p>
      <text:p text:style-name="P4">
拜登定於10日在唐寧街10號會見英國首相蘇納克（Rishi Sunak），隨後前往溫莎城堡拜訪查爾斯國王（CharlesIII）、預計談及氣候倡議等議題。當晚，拜登將前往立陶宛首都維爾紐斯，於11日至12日間，與北約領導人舉行會談。之後，拜登將前往 <text:a xlink:type="simple" xlink:href="https://www.dw.com/zh/zh/土耳其點頭-芬蘭將加入北約/a-65189877" text:style-name="Internet_20_link" text:visited-style-name="Visited_20_Internet_20_Link">
 北約最新的成員國芬蘭</text:a>
 。</text:p>
      <text:p text:style-name="P4">
</text:p>
      <text:p text:style-name="P4">
拜登9日於倫敦降落，展開他的北約峰會及歐洲三國之旅。</text:p>
      <text:p text:style-name="P4">
本次的北約峰會，北約預計重申對基輔的支持，並商討瑞典加入該聯盟的申請。其中，瑞典加入北約的申請持續遭土耳其阻撓。</text:p>
      <text:h text:style-name="P12" text:outline-level="3">
<text:span text:style-name="T4">
拜登：烏克蘭尚未準備好加入北約</text:span>
</text:h>
      <text:p text:style-name="P4">
拜登在9日播出的採訪中告訴美國有線電視新聞網（CNN），他雖希望北約領導人「能為烏克蘭獲得加入北的資格，鋪一條合理的道路」，但他仍對烏克蘭加入北約的可能性持疑。他說：「我認為它還沒有準備好加入北約。」</text:p>
      <text:p text:style-name="P4">
拜登表示，欲加入該軍事聯盟的國家必須「滿足民主化等一系列其他議題的所有條件」，而現在讓烏克蘭入盟將意味著「與俄羅斯開戰」。他認為，「在戰爭期間，北約目前對是否將烏克蘭納入北約大家庭一事，<text:a xlink:type="simple" xlink:href="https://www.dw.com/zh/zh/北約秘書長挺烏入會-德國防長還不是時候/a-65393175" text:style-name="Internet_20_link" text:visited-style-name="Visited_20_Internet_20_Link">
 意見尚未達成一致 </text:a>
」。多家媒體指出，拜登此言暗示烏克蘭須待戰後才能加入北約。</text:p>
      <text:p text:style-name="P4">
</text:p>
      <text:p text:style-name="P4">
北約秘書長斯托爾滕貝格（左）4月曾與澤連斯基（右）進行會談。</text:p>
      <text:p text:style-name="P4">
拜登表示，儘管烏克蘭加入北約還「需要一段時間」，但在那之前，華盛頓可以向基輔提供類似美方給予以色列的安全支持，包含 <text:a xlink:type="simple" xlink:href="https://www.dw.com/zh/zh/美宣布向乌克兰提供集束弹-欧洲盟友保持距离/a-66168345" text:style-name="Internet_20_link" text:visited-style-name="Visited_20_Internet_20_Link">
 提供武器</text:a>
 並協助他們擁有自衛能力。</text:p>
      <text:p text:style-name="P4">
美國國會研究服務處最近的一份報告顯示，二戰以來，以色列是世界上獲得美國最多支持的國家。</text:p>
      <text:h text:style-name="P12" text:outline-level="3">
<text:span text:style-name="T4">
峰會將關注中國在印太影響力</text:span>
</text:h>
      <text:p text:style-name="P4">
日本首相岸田文雄亦將參與本次峰會。日本內閣官房長官松野博一7日表示，岸田將藉此機會強調「印太地區和歐洲的安全密不可分」，北約因而須加強在印太的參與，並與日本深化關係。然而，在「如何應對中國在印太影響力」一事上，北約內部仍存在分歧。</text:p>
      <text:p text:style-name="P4">
彭博社引述1位歐洲高級外交官說法報導，北約盟國正在商議可能與4個印太國家一同發表聲明，以深化雙方合作。</text:p>
      <text:p text:style-name="P4">
然而，對於北約是否應將其活動範圍留在「自北歐延伸到南歐、從大西洋海岸線延伸到土耳其東部」的區域之內，成員國間存在一些概念上的分歧。這位不願透露姓名的外交官表示，部分成員希望北約對這類影響聯盟安全的問題，採取更廣泛、不具針對性的做法。</text:p>
      <text:p text:style-name="P4">
中國國家主席習近平自俄烏戰爭開打以來，遲未譴責俄國總統普京（Vladimir Putin），遭 <text:a xlink:type="simple" xlink:href="https://www.dw.com/zh/zh/北約警告中國勿援俄-北京要求反躬自省/a-65245521" text:style-name="Internet_20_link" text:visited-style-name="Visited_20_Internet_20_Link">
 北約批評中俄的夥伴關係</text:a>
是對國際秩序的侮辱，並表示中國對該聯盟構成了「系統性挑戰」。北約近期持續與美國在該地區最親密的盟友們加深關係；華盛頓也持續尋求在印太地區建立各種多邊機制，關切中國影響力的擴張。</text:p>
      <text:p text:style-name="P4">
北約秘書長斯托爾滕貝格（Jens Stoltenberg）6月亦曾表示：「亞洲發生的事情對歐洲很重要，歐洲發生的事情對亞洲也很重要。」為加強北約與亞洲的聯繫，斯托爾滕貝格1月曾訪問日韓，並稱日本是北約最「密切、有力的夥伴」。</text:p>
      <text:p text:style-name="P4">
</text:p>
      <text:p text:style-name="P4">
北約秘書長斯托爾滕貝格（左）1月曾於東京會見日相岸田（右）。</text:p>
      <text:p text:style-name="P4">
然而，今年5月傳出 <text:a xlink:type="simple" xlink:href="https://www.dw.com/zh/zh/日媒北約擬藉東京辦事處-升級印太合作/a-65907575" text:style-name="Internet_20_link" text:visited-style-name="Visited_20_Internet_20_Link">
 北約將在日本開設首個亞洲辦事處 </text:a>
 時， <text:a xlink:type="simple" xlink:href="https://www.dw.com/zh/zh/英媒馬克宏反對北約在日本設辦事處/a-65834394" text:style-name="Internet_20_link" text:visited-style-name="Visited_20_Internet_20_Link">
 法國總統馬克龍（Emmanuel Macron）曾提出異議</text:a>
 ，認為任何擴大北約範圍的嘗試都將是一大錯誤。</text:p>
      <text:p text:style-name="P4">
對於北約東擴、在印太地區活動的可能性，北京亦表示反對，並稱西方此舉意在遏制中國崛起。6月，中國外交部發言人汪文斌曾稱，印太地區的多數國家都不歡迎北約東擴至亞洲。</text:p>
      <text:h text:style-name="P12" text:outline-level="3">
<text:span text:style-name="T4">
中國：立陶宛曝北約對華「禍心」</text:span>
</text:h>
      <text:p text:style-name="P4">
在峰會前1週左右，立陶宛公布了一份「印太戰略」，其中強調與台灣發展經貿關係是該國的戰略重點之一，並稱反對以「武力或脅迫來改變台海現狀」。《日經亞洲》報導指，在這份16頁的文件中，立國18度提及中國、16次提及台灣。</text:p>
      <text:p text:style-name="P4">
本月7日，中國官媒《環球時報》發表的社論中，提及立陶宛此舉是「效仿美國」，並稱北約針對中國的挑釁惡意，在立陶宛峰會前就已暴露，呼籲中國人民須對此保持警惕。</text:p>
      <text:p text:style-name="P4">
該評論稱，這是 <text:a xlink:type="simple" xlink:href="https://www.dw.com/zh/zh/传美曾建议台湾驻立陶宛办事处改名-专家此举不明智/a-60504857" text:style-name="Internet_20_link" text:visited-style-name="Visited_20_Internet_20_Link">
 立台互設代表處 </text:a>
、導致立中關係急劇惡化後，立陶宛又一次展現「嘴硬」及「狂妄」，背後必定有人撐腰；而立陶宛面對俄國「嚇破了膽」，美國和北約宛如「溺水者緊緊抓住的木頭」。</text:p>
      <text:p text:style-name="P4">
該評論更稱，今年的北約峰會是「華盛頓拉攏的反華小團體」對亞太事務衝動干涉的「公開表演」，也預示著北約在加大對俄施壓的同時，加速向亞太地區擴張的下一步行動，此次維爾紐斯峰會或將成為一個「分水嶺」時刻。</text:p>
      <text:p text:style-name="P4">
評論指，日、韓、澳、新西蘭4國作為北約的「全球合作夥伴」，將連續第2年出席峰會，北約與此4國的加強合作的計畫，明顯「衝著中國而來」；立陶宛宣布印太戰略的同日，英國和波蘭也簽署了「2030年戰略夥伴聯合宣言」，也提及「台海和平穩定重要性，並宣示反對片面改變現狀、將共同維護印太區域自由開放。《環球時報》認為，這些跡象表明北約成員國在台灣議題上協調了立場，試圖在國際輿論上「對中國形成圍攻之勢」。</text:p>
      <text:h text:style-name="P12" text:outline-level="3">
<text:span text:style-name="T4">
前北約秘書長訪台：民主與威權「必須選邊站」</text:span>
</text:h>
      <text:p text:style-name="P4">
（綜合報導）</text:p>
      <text:p text:style-name="P4">
Source: <text:a xlink:type="simple" xlink:href="https://www.dw.com/zh/北約峰會在即-中國、烏克蘭成焦點/a-66170780" text:style-name="Internet_20_link" text:visited-style-name="Visited_20_Internet_20_Link">
https://www.dw.com/zh/北約峰會在即-中國、烏克蘭成焦點/a-66170780?maca=chi-rss-chi-all-1127-rdf</text:a>
</text:p>
      <!--NEWS-->
      <text:h text:style-name="P10" text:outline-level="1">
<text:span text:style-name="T4">
收购母企越南资产 日清食品展露新方向 (Free Version)</text:span>
</text:h>
      <text:p text:style-name="P4">
Authors: ['咏竹坊']</text:p>
      <text:p text:style-name="P4">
Publisher: 英国《金融时报》</text:p>
      <text:p text:style-name="P4">
Time: 2023-07-10T03:16:59+00:00</text:p>
      <text:p text:style-name="P4">
Published Time: 2023-07-04T12:00:99+08:00</text:p>
      <text:p text:style-name="P4">
Modified Time: 2023-07-05T03:49:99+08:00</text:p>
      <text:p text:style-name="P4">
Description: 这个方便面发明者的中国子公司，将用1150万美元收购母公司旗下越南子公司的控制权。</text:p>
      <text:p text:style-name="P4">
Images: ["<text:a xlink:type="simple" xlink:href="https://thumbor.ftacademy.cn/unsafe/picture/1/000186511_piclink.jpg" text:style-name="Internet_20_link" text:visited-style-name="Visited_20_Internet_20_Link">
000186511_pic...</text:a>
"]</text:p>
      <text:p text:style-name="P4">
Themes: ['专栏', '咏竹坊', '关注']</text:p>
      <text:p text:style-name="P4">
Keywords: ['咏竹坊', '日清', '方便面', '并购', '越南']</text:p>
      <text:p text:style-name="P4">
Type: Article</text:p>
      <!--METADATA-->
      <text:p text:style-name="P4">
<draw:frame draw:style-name="fr1" draw:name="Image52" text:anchor-type="as-char" svg:width="6.9236in" svg:height="3.901286in" draw:z-index="0">
<draw:image xlink:href="../Images/FT Chinese Free Version/2023-07-10T03-16-59-00-00/000186511_piclink.jpg" xlink:type="simple" xlink:show="embed" xlink:actuate="onLoad" draw:mime-type="image/jpeg"/>
</draw:frame>
</text:p>
      <text:p text:style-name="P4">
<text:span text:style-name="T4">
作者谭英，本文只代表作者本人观点。</text:span>
</text:p>
      <text:p text:style-name="P4">
日清品牌以1958年发明方便面和1971年发明招牌杯面为荣。但随着进军东南亚市场，日清这个名字似乎已跌至谷底。其越南业务在当地十大品牌中几乎不见踪影，这与它在中国内地和香港市场的巨大成功形成鲜明对比。</text:p>
      <text:p text:style-name="P4">
Source: <text:a xlink:type="simple" xlink:href="http://www.ftchinese.com/story/001100162" text:style-name="Internet_20_link" text:visited-style-name="Visited_20_Internet_20_Link">
http://www.ftchinese.com/story/001100162</text:a>
</text:p>
      <!--NEWS-->
      <text:h text:style-name="P10" text:outline-level="1">
<text:span text:style-name="T4">
万物新生将ESG深深融入回收业务 (Free Version)</text:span>
</text:h>
      <text:p text:style-name="P4">
Authors: ['咏竹坊']</text:p>
      <text:p text:style-name="P4">
Publisher: 英国《金融时报》</text:p>
      <text:p text:style-name="P4">
Time: 2023-07-10T03:20:31+00:00</text:p>
      <text:p text:style-name="P4">
Published Time: 2023-07-09T12:00:99+08:00</text:p>
      <text:p text:style-name="P4">
Modified Time: 2023-07-09T23:17:99+08:00</text:p>
      <text:p text:style-name="P4">
Description: 该公司去年继续降低碳排放强度，这是其“循环经济”商业模式的一个关键领域。</text:p>
      <text:p text:style-name="P4">
Images: ["<text:a xlink:type="simple" xlink:href="https://thumbor.ftacademy.cn/unsafe/picture/4/000187014_piclink.jpg" text:style-name="Internet_20_link" text:visited-style-name="Visited_20_Internet_20_Link">
000187014_pic...</text:a>
"]</text:p>
      <text:p text:style-name="P4">
Themes: ['专栏', '咏竹坊', '关注']</text:p>
      <text:p text:style-name="P4">
Keywords: ['咏竹坊', '万物新生', '回收', 'ESG']</text:p>
      <text:p text:style-name="P4">
Type: Article</text:p>
      <!--METADATA-->
      <text:p text:style-name="P4">
<draw:frame draw:style-name="fr1" draw:name="Image53" text:anchor-type="as-char" svg:width="6.9236in" svg:height="3.901286in" draw:z-index="0">
<draw:image xlink:href="../Images/FT Chinese Free Version/2023-07-10T03-20-31-00-00/000187014_piclink.jpg" xlink:type="simple" xlink:show="embed" xlink:actuate="onLoad" draw:mime-type="image/jpeg"/>
</draw:frame>
</text:p>
      <text:p text:style-name="P4">
<text:span text:style-name="T4">
作者梁武仁，本文只代表作者本人观点。</text:span>
</text:p>
      <text:p text:style-name="P4">
万物新生集团(RERE.US)一直努力证明，它在ESG（环境、社会和治理）问题上言出必行。在这个日益受到关注的投资主题上，我们有理由相信，作为回收专家，他们并非只是空谈。因为正确地处理“环境”问题，也就是ESG中的E，是其商业模式的核心理念。</text:p>
      <text:p text:style-name="P4">
Source: <text:a xlink:type="simple" xlink:href="http://www.ftchinese.com/story/001100201" text:style-name="Internet_20_link" text:visited-style-name="Visited_20_Internet_20_Link">
http://www.ftchinese.com/story/001100201</text:a>
</text:p>
      <!--NEWS-->
      <text:h text:style-name="P10" text:outline-level="1">
<text:span text:style-name="T4">
广东廉江一所幼儿园发生持刀袭击事件，六人死亡</text:span>
</text:h>
      <text:p text:style-name="P4">
Creator: 王月眉</text:p>
      <text:p text:style-name="P4">
Publisher: https://www.facebook.com/nytimeschinese</text:p>
      <text:p text:style-name="P4">
Published Time: 2023-07-10T03:26:18+08:00</text:p>
      <text:p text:style-name="P4">
Description: 事发周一早间，一名25岁的男子被捕。除六名死者外，另有一人受伤。官方未披露受害者信息，但媒体报道称目击者看到一名儿童和两名大人躺在幼儿园入口处。 Video Obtained By Reuters 在这张发布在社交媒体的视频截图中，警方在致命持刀袭击事件的发生地廉江一所幼儿园附近封锁了现场。</text:p>
      <text:p text:style-name="P4">
Images: ["<text:a xlink:type="simple" xlink:href="https://static01.nyt.com/images/2023/07/10/multimedia/10china-stabbing-kzlh/10china-stabbing-kzlh-master1050.jpg" text:style-name="Internet_20_link" text:visited-style-name="Visited_20_Internet_20_Link">
10china-stabb...</text:a>
"]</text:p>
      <text:p text:style-name="P4">
Category: 中国</text:p>
      <text:p text:style-name="P4">
Type: Article</text:p>
      <!--METADATA-->
      <text:p text:style-name="P4">
<draw:frame draw:style-name="fr1" draw:name="Image54" text:anchor-type="as-char" svg:width="6.9236in" svg:height="4.615733in" draw:z-index="0">
<draw:image xlink:href="../Images/cnnytimes/2023-07-10T03-26-18-08-00/10china-stabbing-kzlh-master1050.jpg" xlink:type="simple" xlink:show="embed" xlink:actuate="onLoad" draw:mime-type="image/jpeg"/>
</draw:frame>
</text:p>
      <text:p text:style-name="P4">
周一，中国南部省份广东一所幼儿园发生持刀袭击事件，造成六人丧生。</text:p>
      <text:p text:style-name="P4">
根据廉江市警方的 <text:a xlink:type="simple" xlink:href="https://weibo.com/1974576991/N9bX0ql1c" text:style-name="Internet_20_link" text:visited-style-name="Visited_20_Internet_20_Link">
 通报 </text:a>
，袭击事件发生在上午7点40分左右。廉江是一座人口不足200万的城市，位于深圳以西约500公里处。一名25岁的吴姓男子已被逮捕。通报没有写明可能的作案动机。</text:p>
      <text:p text:style-name="P4">
警方通报也没有给出受害者的相关信息，但官媒报道称，有居民目睹幼儿园入口附近的地上躺着一名儿童和两名成人。除了六名死者外，还有一人受伤。</text:p>
      <text:p text:style-name="P4">
因为枪支受到严格管制，中国几乎没有枪击事件，但持刀袭击并不罕见。许多持刀伤人事件都以学校为目标。去年8月，一名袭击者在中国江西省一所幼儿园 <text:a xlink:type="simple" xlink:href="https://www.cbsnews.com/news/china-kindergarten-stabbing-3-killed-6-wounded/" text:style-name="Internet_20_link" text:visited-style-name="Visited_20_Internet_20_Link">
 杀害</text:a>
 三人，并造成六人受伤。2021年，西南地区广西一所幼儿园的袭击事件导致 <text:a xlink:type="simple" xlink:href="https://abcnews.go.com/International/18-injured-stabbing-kindergarten-southern-china/story" text:style-name="Internet_20_link" text:visited-style-name="Visited_20_Internet_20_Link">
 两人死亡</text:a>
 、16人受伤。</text:p>
      <text:p text:style-name="P4">
广告</text:p>
      <text:p text:style-name="P4">
特别是在 <text:a xlink:type="simple" xlink:href="https://www.nytimes.com/2010/05/13/world/asia/13china.html" text:style-name="Internet_20_link" text:visited-style-name="Visited_20_Internet_20_Link">
 2010年发生一系列</text:a>
导致20多人死亡（其中包括19名儿童）的学校袭击事件后，政府呼吁校方加强安保。此类案件的袭击者通常会被重判，其中一些袭击者被判处了死刑。</text:p>
      <text:p text:style-name="P4">
当局往往将袭击归咎于这些人心怀“怨恨”或想要“ <text:a xlink:type="simple" xlink:href="https://cn.nytimes.com/china/20191113/china-chemical-attack/" text:style-name="Internet_20_link" text:visited-style-name="Visited_20_Internet_20_Link">
 报复社会 </text:a>
 ”。专家和 <text:a xlink:type="simple" xlink:href="http://news.bbc.co.uk/2/hi/asia-pacific/8681873.stm" text:style-name="Internet_20_link" text:visited-style-name="Visited_20_Internet_20_Link">
 一些官员 </text:a>
曾表示，这些袭击者是对中国快速变化的社会以及失业等社会性压力感到不满。但中国的心理健康医疗资源仍然匮乏，社会保障网也很薄弱。</text:p>
      <text:p text:style-name="P4">
政府也严格控制此类袭击和其他悲剧事件相关信息的传播。受害者的姓名通常不会公开，亲属有时也会被噤声。</text:p>
      <text:p text:style-name="P4">
Source: <text:a xlink:type="simple" xlink:href="https://cn.nytimes.com/china/20230710/china-kindergarten-stabbing/" text:style-name="Internet_20_link" text:visited-style-name="Visited_20_Internet_20_Link">
https://cn.nytimes.com/china/20230710/china-kindergarten-stabbing/</text:a>
</text:p>
      <!--NEWS-->
      <text:h text:style-name="P10" text:outline-level="1">
<text:span text:style-name="T4">
中国中免收入增长稳健，股价大幅上涨 (Free Version)</text:span>
</text:h>
      <text:p text:style-name="P4">
Author: Bingyan Wang</text:p>
      <text:p text:style-name="P4">
Publisher: 华尔街日报中文网</text:p>
      <text:p text:style-name="P4">
Published Time: 2023-07-10T03:45:00.000Z</text:p>
      <text:p text:style-name="P4">
Modified Time: 2023-07-10T03:45:00.000Z</text:p>
      <text:p text:style-name="P4">
Created Time: 2023-07-10T02:37:00.000Z</text:p>
      <text:p text:style-name="P4">
Description: 中国中免的股价周一走高，因该公司上半年收入增长稳健，并预计旅游复苏势头将持续。</text:p>
      <text:p text:style-name="P4">
Images: []</text:p>
      <text:p text:style-name="P4">
Categories: ['商业']</text:p>
      <text:p text:style-name="P4">
Keywords: SYND</text:p>
      <text:p text:style-name="P4">
Type: Article</text:p>
      <!--METADATA-->
      <text:p text:style-name="P4">
中国旅游集团中免股份有限公司(China Tourism Group Duty Free, 601888.SH,简称：中国中免)的股价周一走高，因该公司上半年收入增长稳健，并预计旅游复苏势头将持续。</text:p>
      <text:p text:style-name="P4">
Source: <text:a xlink:type="simple" xlink:href="https://cn.wsj.com/articles/%E4%B8%AD%E5%9B%BD%E4%B8%AD%E5%85%8D%E6%94%B6%E5%85%A5%E5%A2%9E%E9%95%BF%E7%A8%B3%E5%81%A5-%E8%82%A1%E4%BB%B7%E5%A4%A7%E5%B9%85%E4%B8%8A%E6%B6%A8-efe2979e" text:style-name="Internet_20_link" text:visited-style-name="Visited_20_Internet_20_Link">
https://cn.wsj.com/articles/%E4%B8%AD%E5%9B%BD%E4%B8%AD%E5%85%8D%E6%94%B6%E5%85%A5%E5%A2%9E%E9%95%BF%E7%A8%B3%E5%81%A5-%E8%82%A1%E4%BB%B7%E5%A4%A7%E5%B9%85%E4%B8%8A%E6%B6%A8-efe2979e</text:a>
</text:p>
      <!--NEWS-->
      <text:h text:style-name="P10" text:outline-level="1">
<text:span text:style-name="T4">
今年最坚挺的邮轮类股令价值股投资者成为赢家 (Free Version)</text:span>
</text:h>
      <text:p text:style-name="P4">
Author: Spencer Jakab</text:p>
      <text:p text:style-name="P4">
Publisher: 华尔街日报中文网</text:p>
      <text:p text:style-name="P4">
Published Time: 2023-07-10T03:50:00.000Z</text:p>
      <text:p text:style-name="P4">
Modified Time: 2023-07-10T03:50:00.000Z</text:p>
      <text:p text:style-name="P4">
Created Time: 2023-07-10T02:40:00.000Z</text:p>
      <text:p text:style-name="P4">
Description: 由于预期较低，邮轮公司成为今年第二季度美国股市上表现最好的类股，这也令价值股投资者成为赢家。</text:p>
      <text:p text:style-name="P4">
Images: []</text:p>
      <text:p text:style-name="P4">
Categories: ['金融市场', '股闻天下']</text:p>
      <text:p text:style-name="P4">
Keywords: SYND,LINK:EN|WP-WSJ-0001035543</text:p>
      <text:p text:style-name="P4">
Type: Article</text:p>
      <!--METADATA-->
      <text:p text:style-name="P4">
如果问散户投资者今年表现最好的板块是什么，他们很可能会猜是人工智能、电动汽车或社交媒体。</text:p>
      <text:p text:style-name="P4">
Source: <text:a xlink:type="simple" xlink:href="https://cn.wsj.com/articles/%E4%BB%8A%E5%B9%B4%E6%9C%80%E5%9D%9A%E6%8C%BA%E7%9A%84%E9%82%AE%E8%BD%AE%E7%B1%BB%E8%82%A1%E4%BB%A4%E4%BB%B7%E5%80%BC%E8%82%A1%E6%8A%95%E8%B5%84%E8%80%85%E6%88%90%E4%B8%BA%E8%B5%A2%E5%AE%B6-68f0fcb1" text:style-name="Internet_20_link" text:visited-style-name="Visited_20_Internet_20_Link">
https://cn.wsj.com/articles/%E4%BB%8A%E5%B9%B4%E6%9C%80%E5%9D%9A%E6%8C%BA%E7%9A%84%E9%82%AE%E8%BD%AE%E7%B1%BB%E8%82%A1%E4%BB%A4%E4%BB%B7%E5%80%BC%E8%82%A1%E6%8A%95%E8%B5%84%E8%80%85%E6%88%90%E4%B8%BA%E8%B5%A2%E5%AE%B6-68f0fcb1</text:a>
</text:p>
      <!--NEWS-->
      <text:h text:style-name="P10" text:outline-level="1">
<text:span text:style-name="T4">
中美联手打击芬太尼陷僵局，美国向中国施压</text:span>
</text:h>
      <text:p text:style-name="P4">
Creator: DAVID PIERSON,黄安伟,OLIVIA WANG</text:p>
      <text:p text:style-name="P4">
Publisher: https://www.facebook.com/nytimeschinese</text:p>
      <text:p text:style-name="P4">
Published Time: 2023-07-10T04:34:20+08:00</text:p>
      <text:p text:style-name="P4">
Description: 美中两国曾开展打击芬太尼联合行动，而现在，合作因广泛的地缘政治紧张局势而陷入僵局。美国要求中国采取更多措施，遏制用于制造芬太尼的化学品流向全球。 Joshua Lott/Reuters 在芝加哥奥黑尔国际机场，海关与边境保护局陈列展示的一袋袋塑料包装的芬太尼。</text:p>
      <text:p text:style-name="P4">
Images: ["<text:a xlink:type="simple" xlink:href="https://static01.nyt.com/images/2023/07/07/multimedia/07china-fentanyl-01-bmzh/07china-fentanyl-01-bmzh-master1050.jpg" text:style-name="Internet_20_link" text:visited-style-name="Visited_20_Internet_20_Link">
07china-fenta...</text:a>
", "<text:a xlink:type="simple" xlink:href="https://static01.nyt.com/images/2023/07/07/multimedia/07china-fentanyl-02-bmzh/07china-fentanyl-02-bmzh-master1050.jpg" text:style-name="Internet_20_link" text:visited-style-name="Visited_20_Internet_20_Link">
07china-fenta...</text:a>
"]</text:p>
      <text:p text:style-name="P4">
Category: 中国</text:p>
      <text:p text:style-name="P4">
Type: Article</text:p>
      <!--METADATA-->
      <text:p text:style-name="P4">
<draw:frame draw:style-name="fr1" draw:name="Image55" text:anchor-type="as-char" svg:width="6.9236in" svg:height="4.615733in" draw:z-index="0">
<draw:image xlink:href="../Images/cnnytimes/2023-07-10T04-34-20-08-00/07china-fentanyl-01-bmzh-master1050.jpg" xlink:type="simple" xlink:show="embed" xlink:actuate="onLoad" draw:mime-type="image/jpeg"/>
</draw:frame>
</text:p>
      <text:p text:style-name="P4">
就在四年前，美中两国制止中国生产的芬太尼流入美国的联合行动似乎即将取得进展。北京颁布了一项全面禁止合成阿片类药物的新法律，特朗普政府为此也称赞了中国最高领导人习近平的“绝佳人道主义姿态”。</text:p>
      <text:p text:style-name="P4">
很快，中美执法人员就开始联手调查和起诉中国的芬太尼贩运者。</text:p>
      <text:p text:style-name="P4">
但眼下，两国在芬太尼问题上的合作陷入了僵局。在美国，芬太尼每年都会导致成千上万人滥用过量，但打击这种毒品泛滥的共同努力却因贸易、人权、俄罗斯及台湾问题上的更广泛地缘政治紧张局势而受到阻碍。在阻截芬太尼问题上的合作失败，是双边关系在各个层面搁浅的象征。</text:p>
      <text:p text:style-name="P4">
国务卿布林肯上周五主持召开了旨在终结危险合成药物威胁的首个全球国家联盟虚拟会议，部分目的就在于让其他国家向中国施压，要求其采取更多措施遏制用于制造芬太尼的前体化学品流向全球。</text:p>
      <text:p text:style-name="P4">
在开幕致辞中，布林肯宣称去年有近11万美国人死于药物过量；其中三分之二的死亡与合成阿片类药物有关，这已经是美国18岁至49岁群体的头号杀手。他说，这是“任何一个国家都无法独自解决的问题”。</text:p>
      <text:p text:style-name="P4">
负责国际毒品和缉毒的助理国务卿托德·罗宾逊表示，联盟组建之初约有84个国家同意参与这项努力，中国曾被邀请加入，但并未表露出任何打算参与的迹象。相较之下，墨西哥政府已经承诺参与，该国是另一个在芬太尼和其他致命阿片类药物供应链中扮演关键角色的国家。</text:p>
      <text:p text:style-name="P4">
“作为一个全球伙伴，中华人民共和国需要采取更多行动来打击非法合成药物链条，”罗宾逊在周四的吹风会上提及中国时表示。</text:p>
      <text:p text:style-name="P4">
<draw:frame draw:style-name="fr1" draw:name="Image56" text:anchor-type="as-char" svg:width="6.9236in" svg:height="4.609139in" draw:z-index="0">
<draw:image xlink:href="../Images/cnnytimes/2023-07-10T04-34-20-08-00/07china-fentanyl-02-bmzh-master1050.jpg" xlink:type="simple" xlink:show="embed" xlink:actuate="onLoad" draw:mime-type="image/jpeg"/>
</draw:frame>
</text:p>
      <text:p text:style-name="P4">
周四，美国财长耶伦抵达北京。  Pool photo by Pedro Pardo</text:p>
      <text:p text:style-name="P4">
美国财长耶伦本周在北京与中国官员会晤时预计也会提到这个问题。今年，作为美国政府打击这场致命危机源头的更广泛行动的一部分，财政部外国资产管制办公室对涉嫌生产芬太尼药片的中国及墨西哥企业实施了制裁。</text:p>
      <text:p text:style-name="P4">
耶伦访华紧随布林肯上个月出访北京之后，当时布林肯呼吁中国重启与美国在禁毒问题上的合作。去年8月众议院议长佩洛西访问台湾后，中方冻结了与美方就此问题的沟通。</text:p>
      <text:p text:style-name="P4">
布林肯在访问期间向记者表示，两国已同意“建立一个工作组或协作计划”来打击芬太尼走私。但仅仅几天后，美国联邦检察官 <text:a xlink:type="simple" xlink:href="https://www.nytimes.com/2023/06/23/nyregion/china-fentanyl-companies-charged.html" text:style-name="Internet_20_link" text:visited-style-name="Visited_20_Internet_20_Link">
 宣布起诉</text:a>
 四家中国企业，指控它们非法贩运化学品，经墨西哥贩毒集团制造大量销往美国的芬太尼，两国的合作前景随之变得黯淡。</text:p>
      <text:p text:style-name="P4">
广告</text:p>
      <text:p text:style-name="P4">
此后，中国就毒品问题猛烈抨击美国，指责美国将自身社会问题归咎于中国，并否认自身在抗击芬太尼泛滥问题上的失败。</text:p>
      <text:p text:style-name="P4">
“美方必须正视自身问题，不能讳疾忌医，”中共党报《人民日报》最近发表评论称。“攻击抹黑中国治不了美国国内毒品泛滥的痼疾，只会将美国毒品治理问题拖延成更大的社会危机。”</text:p>
      <text:p text:style-name="P4">
</text:p>
      <text:p text:style-name="P4">
威斯康辛州的一块电子广告牌，上面写着芬太尼致死人数。  Todd Heisler/The New York Times</text:p>
      <text:p text:style-name="P4">
中国经常自诩在禁毒问题上经验丰富。19世纪时，它曾是英国以掠夺为目的的鸦片贸易的受害者。</text:p>
      <text:p text:style-name="P4">
“由于鸦片战争的惨痛记忆，中国可以说是全世界对毒品最深恶痛绝的国家，”中共小报《环球时报》在上个月的一篇社论中写道。</text:p>
      <text:p text:style-name="P4">
分析人士指出，芬太尼在中国国内几乎没有市场，北京方面因此没有太多动力对它的前体化学品进行监管，这种化学品在医疗行业也有着广泛的合法用途。</text:p>
      <text:p text:style-name="P4">
当中国对美国的种种行动愈发不满之际（在其看来，这些做法是对中国的遏制），它很可能将芬太尼危机视为向美国示强的机会。美国这些举措包括限制中国获得先进半导体技术，加强与日本、韩国和菲律宾等中国邻国之间的安全合作。分析人士称，中国希望得到一些有价值的回报，才会同意帮助拜登政府解决芬太尼问题。</text:p>
      <text:p text:style-name="P4">
广告</text:p>
      <text:p text:style-name="P4">
一些中国的分析人士认为，拜登政府在芬太尼问题上对中国不断施压，是出于美国国内政治因素。</text:p>
      <text:p text:style-name="P4">
“美国的禁毒政策一直很薄弱，而总统大选年即将到来，”上海复旦大学国际问题研究院院长吴心伯表示。“这给了共和党一个攻击民主党和拜登政府的借口。这就是美国正在炒作这个问题的原因。”</text:p>
      <text:p text:style-name="P4">
中国于2019年将所有芬太尼类物质纳入禁药管制，兑现了习近平给特朗普的承诺。此后，芬太尼相关化学品对美国的直接出口大幅下降。</text:p>
      <text:p text:style-name="P4">
</text:p>
      <text:p text:style-name="P4">
2019年，中美官员就芬太尼贩运问题在邢台召开新闻发布会。  Wang Zhao/Agence France-Presse — Getty Images</text:p>
      <text:p text:style-name="P4">
但专家表示，当中方发现特朗普政府无意取消一年前对中国施加的贸易关税后，其执法力度逐渐减弱。这导致运往墨西哥的芬太尼前体化学品激增，贩毒集团在墨西哥生产、运输的大部分芬太尼最终都流入了美国。</text:p>
      <text:p text:style-name="P4">
分析人士表示，围绕芬太尼的争端凸显了美中两国在应对竞争关系上的根本性分歧。拜登政府以为可以在安全和技术等战略问题上与中国竞争，同时在气候变化和毒品管制等两国共同关切的问题上进行合作。</text:p>
      <text:p text:style-name="P4">
“中国说，‘不，我们对这种提议不感兴趣。如果你们想在这个问题上合作，那就必须得在战略关系上合作，’”布鲁金斯学会高级研究员、全球毒品政策专家万达·费尔巴布—布朗表示。她敦促美国与其他国家联手向中国施压，并考虑采取制裁等更多惩罚性手段，迫使中国在毒品贸易上进行合作。</text:p>
      <text:p text:style-name="P4">
广告</text:p>
      <text:p text:style-name="P4">
中国专家吴心伯则表示，美国的做法在中国看来是傲慢的，因为拜登政府试图主导两国接触的方式。</text:p>
      <text:p text:style-name="P4">
“美国以为自己想跟中国合作，中国就应该配合，”吴心伯表示。“而当它想以竞争的名义打压中国，它也可以毫无顾忌地这么做。”</text:p>
      <text:p text:style-name="P4">
“但很抱歉，这是不可能的，”他补充道。</text:p>
      <text:p text:style-name="P4">
分析人士表示，中方认为芬太尼问题是其有筹码迫使美国做出让步的领域之一。</text:p>
      <text:p text:style-name="P4">
“长期以来，中国人都将与美国的合作视为一种筹码，而非把合作本身视为有益的，而如今，中国急需获得筹码，而这种需求还在不断增长，”曾在奥巴马政府担任国家安全委员会亚洲事务高级主任的乔治城大学教授麦艾文(EvanMedeiros)表示。</text:p>
      <text:p text:style-name="P4">
Source: <text:a xlink:type="simple" xlink:href="https://cn.nytimes.com/china/20230710/us-china-fentanyl/" text:style-name="Internet_20_link" text:visited-style-name="Visited_20_Internet_20_Link">
https://cn.nytimes.com/china/20230710/us-china-fentanyl/</text:a>
</text:p>
      <!--NEWS-->
      <text:h text:style-name="P10" text:outline-level="1">
<text:span text:style-name="T4">
中共中央社会工作部投入运作　涵盖基层政府</text:span>
</text:h>
      <text:p text:style-name="P4">
Author: None</text:p>
      <text:p text:style-name="P4">
Publisher: Radio Free Asia (Organization)</text:p>
      <text:p text:style-name="P4">
Published Time: 2023-07-10T04:41:00-04:00</text:p>
      <text:p text:style-name="P4">
Modified Time: 2023-07-10T12:06:24-04:00</text:p>
      <text:p text:style-name="P4">
Description: None</text:p>
      <text:p text:style-name="P4">
Videos: []</text:p>
      <text:p text:style-name="P4">
Audios: ["<text:a xlink:type="simple" xlink:href="https://www.rfa.org/mandarin/yataibaodao/zhengzhi/gt2-071020230440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4.612011in" draw:z-index="0">
<draw:image xlink:href="../Images/rfamandarin/2023-07-10T04-41-00-04-00/000000.png" xlink:type="simple" xlink:show="embed" xlink:actuate="onLoad" draw:mime-type="image/png"/>
</draw:frame>
 中共中央社会工作部近日在官媒曝光并投入运作 <text:a xlink:type="simple" xlink:href="https://www.rfa.org/mandarin/yataibaodao/zhengzhi/gt2-07102023044035.html/@@images/image" text:style-name="Internet_20_link" text:visited-style-name="Visited_20_Internet_20_Link">
</text:a>
美联社资料图片  <text:a xlink:type="simple" xlink:href="https://www.rfa.org/mandarin/yataibaodao/zhengzhi/gt2-07102023044035.html/@@stream" text:style-name="Internet_20_link" text:visited-style-name="Visited_20_Internet_20_Link">
Audio-1-Link：https://www.rfa.org/mandarin/yataibaodao/zhengzhi/gt2-07102023044035.html/@@stream</text:a>
</text:p>
      <text:p text:style-name="P4">
中共中央社会工作部近日在官媒曝光并投入运作；不过，官方并未披露其内部架构。学者认为，中央社工部延续了1941年毛泽东在延安成立的中央社会部职能，其工作涵盖面深入到基层政府。</text:p>
      <text:p text:style-name="P4">
<text:a xlink:type="simple" xlink:href="https://www.rfa.org/mandarin/yataibaodao/zhengzhi/jw-03162023094829.html" text:style-name="Internet_20_link" text:visited-style-name="Visited_20_Internet_20_Link">
 <text:span text:style-name="T4">
中国机构改革方案暴露弱点 专家：强化集权</text:span>
 </text:a>
  * <text:a xlink:type="simple" xlink:href="https://www.rfa.org/mandarin/yataibaodao/zhengzhi/gt1-02272023002307.html" text:style-name="Internet_20_link" text:visited-style-name="Visited_20_Internet_20_Link">
 <text:span text:style-name="T4">
国务院重要机构划归中共高层 中国即将进入强党弱政时代</text:span>
 </text:a>
</text:p>
      <text:p text:style-name="P4">
据《法治日报》报道，中央社会工作部部长吴汉圣上周五（7日）主持了省部级干部信访工作专题研讨班结业式。这是中国官方媒体首次披露吴汉圣担任中央社会工作部部长的消息。</text:p>
      <text:p text:style-name="P4">
中国质量协会官网周一消息，柳拯以中央社会工作部副部长的身分，于7月6日主持第一批全国性行业协会商会主题教育调研座谈会并讲话。人们留意到，上述两位部长级官员均以出席会议的方式亮相，而非官方正式对外通报。</text:p>
      <text:p text:style-name="P4">
现旅居澳大利亚的学者丁汉强本周一接受本台采访时说，新组建的“中共中央社会工作部”在延安时期叫“中共中央社会部”，其前身是搜集情报和反情报搜集，此次成立中央社工部，意在加强对内控制。他说：“为了巩固政权，社会工作部就是方方面面的渗透、控制。可以说，现在除了网管网监以外，就是加强社会工作部，无非就是维稳。”</text:p>
      <text:p text:style-name="P4">
<text:span text:style-name="T4">
八十年前毛泽东组建中央社会部</text:span>
</text:p>
      <text:p text:style-name="P4">
在中共建政前的1939年，毛泽东在延安成立中共中央社会部和中央情报部，康生出任部长，领导情报保卫（反间谍）工作。其后，毛泽东发动延安整风运动，上万名干部被打成特务、叛徒和内奸，所谓犯罪证据正是中央社会部所捏造。1949年该部门解散。</text:p>
      <text:p text:style-name="P4">
 中央社会工作部部长吴汉圣近期公开露面。（网络资料图）<text:a xlink:type="simple" xlink:href="https://www.rfa.org/mandarin/yataibaodao/zhengzhi/gt2-07102023044035.html/image.png" text:style-name="Internet_20_link" text:visited-style-name="Visited_20_Internet_20_Link">
 </text:a>
</text:p>
      <text:p text:style-name="P4">
时事评论人士蔡慎坤接受本台采访时说，表明上看，中央社会工作部统一领导国家信访局，指导混合所有制企业、非公有制企业和新经济组织、社会组织、就业群体的党建工作。但事实并非如此单纯。他说：“实际上这个部门不简单，它渗透到社会每一个角落。这些年他们发现老百姓是一个大问题，他不知道老百姓在想什么，要干什么。这个部门成立之后主要发挥这方面的功能，在全社会寻找更多的敌人，分化敌人，瓦解敌人。”</text:p>
      <text:p text:style-name="P4">
今年3月中旬，中国官方公布中共中央机构改革方案，组建新的中央社会工作部，负责统筹指导信访工作。官方称，中央社会工作部拟订社会工作政策等职责，统筹推进党建引领基层治理和基层政权建设。还称，省、市、县级党委组建社会工作部门，相应划入同级党委组织部门的“两新”工委职责。</text:p>
      <text:p text:style-name="P4">
<text:span text:style-name="T4">
社会工作部职能广泛且深入基层政府</text:span>
</text:p>
      <text:p text:style-name="P4">
换言之，中央社会工作部的基层组织深入地方乡镇一级党支部，而不受国务院行政部门约束。蔡慎坤继续说：“过去我们讲信访等很多是属于国家行政层面、政府层面的事，但现在中央社会工作部被提高到中共党的层面，而且这个机构跟中央组织部，中央宣传部，中央统战部，中央政法委是齐名的，我相信中央社会工作部的部长今后会进入政治局。”</text:p>
      <text:p text:style-name="P4">
蔡慎坤认为，中央社会工作部将进入基层党委：“他这个手伸向每个基层政府，无死角。包括所有的民间组织，社会团体以及所有商会。”</text:p>
      <text:p text:style-name="P4">
自媒体人王剑表示，新组建的中央社会工作部属于超级机构，公安、国安、反恐、交通、移民，甚至民政部管辖的社会性组织均可理解为是中共内务委员会（未成立）的浓缩版。</text:p>
      <text:p text:style-name="P4">
记者：古亭 责编：陈美华 许书婷 嘉远 网编：瑞哲</text:p>
      <text:p text:style-name="P4">
Source: <text:a xlink:type="simple" xlink:href="https://www.rfa.org/mandarin/yataibaodao/zhengzhi/gt2-07102023044035.html" text:style-name="Internet_20_link" text:visited-style-name="Visited_20_Internet_20_Link">
https://www.rfa.org/mandarin/yataibaodao/zhengzhi/gt2-07102023044035.html</text:a>
</text:p>
      <!--NEWS-->
      <text:h text:style-name="P10" text:outline-level="1">
<text:span text:style-name="T4">
法德领头反对中国支持的深海采矿 (Free Version)</text:span>
</text:h>
      <text:p text:style-name="P4">
Authors: ['肯扎•布赖恩']</text:p>
      <text:p text:style-name="P4">
Publisher: 英国《金融时报》</text:p>
      <text:p text:style-name="P4">
Time: 2023-07-10T05:06:48+00:00</text:p>
      <text:p text:style-name="P4">
Published Time: 2023-07-09T12:00:99+08:00</text:p>
      <text:p text:style-name="P4">
Modified Time: 2023-07-10T00:10:99+08:00</text:p>
      <text:p text:style-name="P4">
Description: 国际海底管理局168个成员国展开三周谈判之际，法国、德国和智利等国警告，中国支持的从海底开采电池金属的做法可能破坏环境。</text:p>
      <text:p text:style-name="P4">
Images: []</text:p>
      <text:p text:style-name="P4">
Themes: ['采矿', '关注']</text:p>
      <text:p text:style-name="P4">
Keywords: ['采矿', '海洋', '环境', '中法关系', '中德关系']</text:p>
      <text:p text:style-name="P4">
Type: Article</text:p>
      <!--METADATA-->
      <text:p text:style-name="P4">
法国和德国带头反击允许在深海进行大规模商业采矿的计划，警告称中国支持的从海底开采电池金属的做法可能会造成持久损害。</text:p>
      <text:p text:style-name="P4">
国际海底管理局(International Seabed Authority)168个成员国的代表将于周一齐聚一堂，启动为期三周的马拉松式谈判，讨论是否为这一初生的行业制定首份作业指南。</text:p>
      <text:p text:style-name="P4">
Source: <text:a xlink:type="simple" xlink:href="http://www.ftchinese.com/story/001100202" text:style-name="Internet_20_link" text:visited-style-name="Visited_20_Internet_20_Link">
http://www.ftchinese.com/story/001100202</text:a>
</text:p>
      <!--NEWS-->
      <text:h text:style-name="P10" text:outline-level="1">
<text:span text:style-name="T4">
让宽容成为自由爱好者的习惯 (Free Version)</text:span>
</text:h>
      <text:p text:style-name="P4">
Authors: ['为FT中文网撰稿']</text:p>
      <text:p text:style-name="P4">
Publisher: 英国《金融时报》</text:p>
      <text:p text:style-name="P4">
Time: 2023-07-10T05:23:22+00:00</text:p>
      <text:p text:style-name="P4">
Published Time: 2023-07-09T12:00:99+08:00</text:p>
      <text:p text:style-name="P4">
Modified Time: 2023-07-10T00:33:99+08:00</text:p>
      <text:p text:style-name="P4">
Description: 张千帆：承认人类的复杂性与局限性，对不同意见赋予人所应有的对等尊重和宽容，你才是一个真正的自由主义者。</text:p>
      <text:p text:style-name="P4">
Images: ["<text:a xlink:type="simple" xlink:href="https://thumbor.ftacademy.cn/unsafe/picture/6/000150696_piclink.jpg" text:style-name="Internet_20_link" text:visited-style-name="Visited_20_Internet_20_Link">
000150696_pic...</text:a>
"]</text:p>
      <text:p text:style-name="P4">
Themes: ['自由主义', '关注']</text:p>
      <text:p text:style-name="P4">
Keywords: ['自由主义', '宽容', '宪法', '美国政治', '最高法院', '法律']</text:p>
      <text:p text:style-name="P4">
Type: Article</text:p>
      <!--METADATA-->
      <text:p text:style-name="P4">
<draw:frame draw:style-name="fr1" draw:name="Image63" text:anchor-type="as-char" svg:width="6.9236in" svg:height="4.617987in" draw:z-index="0">
<draw:image xlink:href="../Images/FT Chinese Free Version/2023-07-10T05-23-22-00-00/000150696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text:span text:style-name="T4">
一、为什么中国自由派越来越分裂</text:span>
</text:p>
      <text:p text:style-name="P4">
近日，早已完成保守主义转向的美国联邦最高法院做出判决，撤销了哈佛大学和北卡州立大学对新生录取的“纠偏行动”(affirmativeaction)。这个问题本来就是美国长期争论不休的“火药桶”之一，判决在美国本土产生的热度可想而知。它也是亚裔尤其是华裔关心的“敏感问题”，因为他们普遍认为大学招生的纠偏行动对亚裔和白人不利。至少从2020年总统大选开始，美国问题就一直是海内外华人的关注焦点。连同最高法院之前做出的堕胎案判决、同性婚礼蛋糕和网页订制判决，这些问题在微信群里产生了激烈持久的争议。争论本身是好事，变成互怼就不那么美好了。</text:p>
      <text:p text:style-name="P4">
应一位群友邀请，我也在一个微信群里评论了这个判决，没想到一下子卷入了争议的漩涡。因为我的《美国联邦宪法》等书无法在国内更新再版，我目前也没有足够的时间和动机对近年的美国宪法判例进行跟踪梳理，所以我的所谓“评论”其实就是这个领域的分析思路和背景介绍。我已提前打“预防针”，自己并没有密切追踪近十来年美国大学纠偏行动的进展，对今天的具体情况并不十分了解，但研究了美国两百多年的宪政历程，当然知道问题的性质、分析方法及其面临的现实困境。因此，我并没有得出支持还是反对判决的具体结论，而只是采取“中庸”立场：两边都有点理，这个老大难问题是到了反思和调整的时候了。</text:p>
      <text:p text:style-name="P4">
不料这个立场招致不少左翼人士的批评，指责我没有和美国“主流”知识界站到一起批判最高法院的判决。其中有的是针对具体问题，譬如判决为什么把军校作为例外？但也有一些是上纲上线，甚至涉嫌攻击谩骂。支持我和反对我的开始在群里互怼，言辞颇不客气。我自己也再次留言澄清，把某些激烈批评定性为“极左”，可能也让某些反对派群友不高兴。我担心，这次争论又和以前一样，最后不欢而散；问题没有讨论清楚，互相攻讦却恶化了彼此感情。</text:p>
      <text:p text:style-name="P4">
自1990年代自由派和新左派“大分裂”之后，美国大选又使原先在自由派内部的“自由派”（更准确地说是“进步派”）和“保守派”发生了分裂。如果俄乌战争可能在保守派内部产生过分裂，那么这次的争论主要发生在反对川普主义的自由派阵营里。不论左右、自由还是保守，这种现象在简中微信群里屡见不鲜。只要有不同意见，就会发生互怼，最后不欢而散。用伟大领袖的一句话总结，政治本来是要把自己搞的多多的，敌人搞得少少的。今天中国的自由派却反其道而行之，不断把自己搞得少少的。</text:p>
      <text:p text:style-name="P4">
<text:span text:style-name="T4">
二、自由与宽容</text:span>
</text:p>
      <text:p text:style-name="P4">
表面看，这似乎很自然。所谓“自由派”嘛，就是做一个嫉恶如仇的性情中人，不仅自己有独立见解，而且要直抒胸臆、随性表达。如果凡事要服从“组织纪律”、强迫“步调一致”，那就不是自由派了。然而，这只是“自由”的一个方面。如果自由仅仅是指自己的畅快淋漓，那独裁者就成了世界上最“自由”的人了。</text:p>
      <text:p text:style-name="P4">
自由主义的“自由”当然不只是指自己的自由，而且是指尊重别人的自由——不只是简单地让人说话（你不掌握强权，本来就无法不让人说话），而是在内心和态度上宽容不同意见。“宽容”不是“和稀泥”、不讲是非，而只是不把自己当上帝，以为自己掌握了绝对真理，对方不是愚蠢就是邪恶。几乎在任何问题上，人和人之间都会有不同意见。如果你认为别人错了，当然可以直率批评，但在绝大多数情况下，这些问题并没有一个简单的正确答案。如果你认为自己的答案是绝对正确的，那很可能是因为你自己想简单了。</text:p>
      <text:p text:style-name="P4">
凡人都有智慧，而人的智慧都是有限的。人的道德和判断能力是大致均等的，不同意我的人有可能是对的——不承认这一点，只能说明你不是自由派，而是一个唯我独尊的独裁者。既然人人都会犯错误，你也和其他人大致一样，何来绝对正确的自信呢？因此，在出现不同意见的时候，我首先会反思自己，看看反对意见是否有道理；如果有道理就改正，如果没道理就坚持己见、据理力争。但即便在这种情况下，我也要为对方保留起码的尊重。也可能我的反思没起作用，事后证明是他对了呢？</text:p>
      <text:p text:style-name="P4">
因此，宽容不是高高在上的“谦虚”，而是对一个基本事实的诚实——我们都是人，不是上帝；我们有认知能力，但每个人的认知都有明显的局限。我们几乎永远不可能一板正经地对别人说：“你错了！”——你自己是谁呢？为什么一定是别人错了，而不是你自己呢？把自己放在上帝的位置上，就和自己客串到别人的家里颐指气使一样，荒唐可笑。但凡有自知之明，就不应该这么做。以宽容的心态对话，微信群里就不会那么出现多谩骂攻击、咄咄逼人、冷嘲热讽了。</text:p>
      <text:p text:style-name="P4">
由此可见，之所以发生这些现象，以至于自由派把自己搞得越来越少，根源在于我们其实并不是真正的自由主义者。恰好相反，我们是自以为是的独裁者，喜欢把自己的意见凌驾到别人头上。这样几轮下来，当然个个都成了“孤家寡人”。如果不能真诚地宽容不同意见，你就不可能是一个真正的自由派。胡适说，“容忍比自由更重要”，这应该是其中的一层含义。真正的自由派从内心里宽容别人，永远会为不同意见保留空间，而宽容是自由共同体的粘合剂。既然彼此宽容、以礼相待，至少不会吵架，为什么还会把自己搞得少少的呢？建立在宽容的基础上，自由共同体的力量一定会不断发展壮大。</text:p>
      <text:p text:style-name="P4">
当然，宽容不是无底线的纵容。如果在所谓的“大是大非”问题上犯错，是不能“宽容”的。如果一个人违背了政治自然法，不尊重信仰自由、言论自由、消极平等（反歧视）等基本权利，或不接受选举民主、行政中立、司法独立等基本制度，那么可以确定这个人和自由派没有共同语言。既然无数历史事实已证明这类观点贻害无穷，对这类观点的“宽容”就成了无原则的纵容。但在尊重政治自然法的前提下，所有不同意见都属于自由共同体的一部分，都应该彼此宽容。</text:p>
      <text:p text:style-name="P4">
<text:span text:style-name="T4">
三、分清原则与细节</text:span>
</text:p>
      <text:p text:style-name="P4">
之前的几次思想分裂确实涉及“大是大非”：自由派和“新左派”的分道扬镳涉及对待不同性质的政体之态度，自由派和“保守派”的分野则涉及种族主义、政教分离、“一人一票”等多个政治自然法原则。当然，新左派本来是自由派的一部分，保守主义和自由主义也未必有不可调和的冲突，但如果这些流派在国内变了味，走向自由主义的对立面，那是他们自己选择止步于现代文明的大门之外。即便他们对国内问题的看法符合自由主义标准，至多也只能算是“半个自由主义者”。是否成为自由共同体的一部分，取决于他们能否转变自己的观念。</text:p>
      <text:p text:style-name="P4">
虽然政治自然法是衡量判断对错的标准，但并非所有问题都涉及这类原则问题，至少绝大多数问题都不像1+1=2这么简单。消极平等（不得歧视）是绝对的政治自然法则，但纠偏行动这类积极平等化措施并不是。这个区别就和“我不能伤害你”，不等于“我必须为你做好事”一样简单。当然，消极和积极并不总是那么截然分明；历史上的歧视可能对受害群体造成长期伤害，以至于实现消极平等需要一定的积极措施。这是肯尼迪总统提出“纠偏行动”的初衷，毋庸赘述，但这并不能抹杀二者的本质区别。实施了60年之后，它的社会争议越来越大。抽样调查显示，多数美国人并不认同大学招生的纠偏行动。虽然多数学者似乎支持纠偏行动的大目标，但对于大学招生的族群配额这类具体手段的批评仍不绝于耳。几乎从一开始，大学招生的纠偏行动就被指责为主要对家境殷实的中上层非裔申请人有利，而帮助不到深陷贫困、吸毒、家暴的下层黑人家庭。换言之，纠偏行动确实让大学校园有了更多的黑人学生，却对于解决美国社会愈演愈烈的黑人问题贡献甚微。既如此，政策关注重点也许不应该是大学招生纠偏行动，而应该是让不同族群的学生享受基本平等的中小学教育，遏制不同地区基础教育质量和环境差距越来越大的不良趋势。也许家庭经济条件是比族群更加相关的考虑因素——为什么一个富裕家庭的黑人要比一个贫困家庭的白人更有竞争优势呢？也许家庭收入是比族群更为相关的因素，照顾贫困生更能帮助底层黑人并实现真正的族群多元化。在这个意义上，简单的族群配额制肯定构成了“逆向歧视”。</text:p>
      <text:p text:style-name="P4">
事实上，最高法院的判决并没有推翻这个领域的任何先例。它既没有否定大学校园多元化的重要性，也没有否定考虑族群作为录取因素的合宪性，而只是否定了哈佛与北卡这两所学校的具体招生方案。正如哈佛大学对这次判决作出的回应那样，美国大学仍然可以将校园多元化作为目标，并在招生时考虑族群因素，只不过招生方案需要更严格契合族群多元化的宪法标准。即便左派也同意，族群配额制过于简单任意，譬如2003年“密西根大学录取案”中的招生方案将黑人录取比例锁定在黑人申请人占全部申请人的比例上，这显然是不合理的。因此，美国学界对这次判决的反应并非一概否定，而主要是担忧更严格的司法标准可能使校园多元化变得更难实现。如果族群配额不可取，那么什么样的招生方案才能真正实现多元化目标？既然这个问题并没有一个标准答案，为什么不能心平气和地讨论具体问题，非要认定一个自以为绝对正确的立场并对不同意见口诛笔伐呢？</text:p>
      <text:p text:style-name="P4">
纠偏行动并非绝对正确、越多越好，因为大学录取名额毕竟是有限的，录取非裔或西裔太多必然会挤占白人、亚裔等其它族群的名额。同样，最高法院的堕胎案和涉及信仰的平等权判决也没有一个简单的标准答案，因为它们涉及不同权利之间的冲突。如果走极端，过多保护了一方权利，势必损害另一方的权利。只要不走极端，哪边权利多一点、哪边少一点并不是什么大是大非问题，一般也没有简单的标准答案。</text:p>
      <text:p text:style-name="P4">
Source: <text:a xlink:type="simple" xlink:href="http://www.ftchinese.com/story/001100203" text:style-name="Internet_20_link" text:visited-style-name="Visited_20_Internet_20_Link">
http://www.ftchinese.com/story/001100203</text:a>
</text:p>
      <!--NEWS-->
      <text:h text:style-name="P10" text:outline-level="1">
<text:span text:style-name="T4">
中国是如何深陷债务困境的</text:span>
</text:h>
      <text:p text:style-name="P4">
Creator: KEITH BRADSHER</text:p>
      <text:p text:style-name="P4">
Publisher: https://www.facebook.com/nytimeschinese</text:p>
      <text:p text:style-name="P4">
Published Time: 2023-07-10T05:41:13+08:00</text:p>
      <text:p text:style-name="P4">
Description: 据统计，中国境内的总体债务已达到年度经济产出的282%。如此深重的债务困境是如何形成的？这将对全球经济产生什么影响？有什么解决方案？这里是一份解析。 Pool photo by Mark Schiefelbein 财政部长耶伦在访华期间试图说服中国加强合作，以缓解低收入国家的债务危机。图为耶伦在北京与中国总理李强举行会晤。</text:p>
      <text:p text:style-name="P4">
Images: ["<text:a xlink:type="simple" xlink:href="https://static01.nyt.com/images/2023/07/07/multimedia/CHINA-DEBT-02-pckt/CHINA-DEBT-02-pckt-master1050.jpg" text:style-name="Internet_20_link" text:visited-style-name="Visited_20_Internet_20_Link">
CHINA-DEBT-02...</text:a>
"]</text:p>
      <text:p text:style-name="P4">
Category: 中国</text:p>
      <text:p text:style-name="P4">
Type: Article</text:p>
      <!--METADATA-->
      <text:p text:style-name="P4">
<draw:frame draw:style-name="fr1" draw:name="Image64" text:anchor-type="as-char" svg:width="6.9236in" svg:height="4.615733in" draw:z-index="0">
<draw:image xlink:href="../Images/cnnytimes/2023-07-10T05-41-13-08-00/CHINA-DEBT-02-pckt-master1050.jpg" xlink:type="simple" xlink:show="embed" xlink:actuate="onLoad" draw:mime-type="image/jpeg"/>
</draw:frame>
</text:p>
      <text:p text:style-name="P4">
中国已向约150个发展中国家提供了 <text:a xlink:type="simple" xlink:href="https://cn.nytimes.com/business/20230328/china-loans-bailouts-debt/" text:style-name="Internet_20_link" text:visited-style-name="Visited_20_Internet_20_Link">
 近1万亿美元的贷款</text:a>
，但一直不愿免除那些收支难以平衡的国家欠下的巨额债务。这在一定程度上是因为中国国内也面临着债务炸弹：地方政府、其下属表外融资机构以及房地产开发商欠下了数万亿美元。</text:p>
      <text:p text:style-name="P4">
<text:a xlink:type="simple" xlink:href="https://cn.nytimes.com/usa/20230707/yellen-china-companies-meetings/" text:style-name="Internet_20_link" text:visited-style-name="Visited_20_Internet_20_Link">
 财政部长耶伦 </text:a>
访华期间的一个主要议题是，她能否说服中国加强合作，以解决低收入国家面临的不断演变的债务危机。但中国的国有银行系统在境内面临着数额大得多的贷款损失，对接受外国贷款损失持谨慎态度。</text:p>
      <text:p text:style-name="P4">
<text:span text:style-name="T4">
中国有多少债务？</text:span>
</text:p>
      <text:p text:style-name="P4">
由于官方数据很少，很难知道确切数字。摩根大通的研究人员上个月计算出中国境内的总体债务（包括家庭、企业和政府）已达到该国年度经济产出的282%。相比之下，全球发达经济体的平均比例为256%，美国为257%。</text:p>
      <text:p text:style-name="P4">
广告</text:p>
      <text:p text:style-name="P4">
中国与大多数国家的不同之处在于，债务相对于其经济规模的积累速度如此之快。相比之下，美国、甚至负债累累的日本债务增长速度都要慢一些。中国债务的急剧增加使得管理债务变得更加困难，自15年前全球金融危机以来，中国债务相对于其经济规模增加了一倍多。</text:p>
      <text:p text:style-name="P4">
中国向发展中国家提供的贷款相对于其国内债务而言规模较小，占中国年经济产出的比例不到6%。但这些贷款在政治上特别敏感。尽管受到严格的审查，中国社交媒体上仍不时出现抱怨，称银行应该把钱借给国内的贫困家庭和地区，而不是国外。所以接受这些贷款的巨额损失在中国将会非常不得人心。</text:p>
      <text:p text:style-name="P4">
</text:p>
      <text:p text:style-name="P4">
斯里兰卡科伦坡一处工地的中国建筑工人下班回家。  Adam Dean for The New York Times</text:p>
      <text:p text:style-name="P4">
<text:span text:style-name="T4">
中国是怎样陷入如此深重的债务困境的？</text:span>
</text:p>
      <text:p text:style-name="P4">
首先是房地产，该行业面临过度建设、价格下跌和潜在买家陷入困境的问题。过去两年，已有数十家从海外投资者借钱的房地产开发商出现债务违约，最近几天又多出了两家。一直以来，开发商都在十分艰难地向中国境内银行偿还更加巨大的债务。</text:p>
      <text:p text:style-name="P4">
地方政府的举债使问题变得更加复杂。过去十年，许多省市设立了专项金融机构，它们受到的监管较少，举债规模较大。官员们用这些钱支付日常开支，包括其他贷款的利息，以及道路、桥梁、公园和其他基础设施的建设。</text:p>
      <text:p text:style-name="P4">
房地产和政府债务问题存在重叠。多年来，地方的主要收入来源是向开发商出售国有土地的长期租赁合同。由于许多民营开发商已经耗尽了竞标土地的资金，卖地收入已经减少。地方融资机构反而大量举债，以高昂的价格购买这些开发商无力承担的土地。随着房地产市场持续疲软，许多此类融资机构陷入了困境。</text:p>
      <text:p text:style-name="P4">
广告</text:p>
      <text:p text:style-name="P4">
这笔债务越积越多。信用评级机构惠誉评级估计，地方政府的债务相当于中国年经济产出的30%左右。惠誉表示，这些附属融资单位所欠债务相当于全国产出的40%至50%，但是由于地方政府借钱然后将债务转给融资单位，可能会出现双重计算。</text:p>
      <text:p text:style-name="P4">
<text:span text:style-name="T4">
为什么这很重要？</text:span>
</text:p>
      <text:p text:style-name="P4">
对于任何政府或企业来说，如果资金得到有效利用，借款就会具有良好的经济意义。大量借债但资金无法产生足够回报的借款者可能会陷入困境，并难以偿还贷方。中国就是这种情况。随着经济放缓，越来越多的地方政府及其融资单位无力继续支付债务利息。连锁反应意味着许多地方缺乏资金来支付公共服务、医保或养老金。</text:p>
      <text:p text:style-name="P4">
债务问题也使得中国的银行难以接受向低收入国家发放贷款的损失。然而，其中许多国家，如斯里兰卡、巴基斯坦和 <text:a xlink:type="simple" xlink:href="https://cn.nytimes.com/world/20230628/suriname-china-imf/" text:style-name="Internet_20_link" text:visited-style-name="Visited_20_Internet_20_Link">
 苏里南</text:a>
 ，眼下都面临着 <text:a xlink:type="simple" xlink:href="https://cn.nytimes.com/business/20230328/china-loans-bailouts-debt/" text:style-name="Internet_20_link" text:visited-style-name="Visited_20_Internet_20_Link">
相当大的经济困难 </text:a>
 。</text:p>
      <text:p text:style-name="P4">
</text:p>
      <text:p text:style-name="P4">
巴基斯坦是中国最大的借款国之一，也是面临严重债务危机的国家之一。  Kiana Hayeri for The New York Times</text:p>
      <text:p text:style-name="P4">
世界上近三分之二的发展中经济体依赖大宗商品出口。世界银行4月预测，今年大宗商品价格将比去年下降21%。</text:p>
      <text:p text:style-name="P4">
2010年，中国的海外贷款组合中，只有5%用于支持陷入困境的借款国。弗吉尼亚州威廉斯堡威廉与玛丽大学AidData的执行董事布拉德利·帕克斯表示，如今这一数字已达到60%。</text:p>
      <text:p text:style-name="P4">
广告</text:p>
      <text:p text:style-name="P4">
中国是迄今为止向发展中国家放贷的最大主权贷款国，尽管西方对冲基金也购买了这些国家的许多债券。这些债券往往采用固定利率。但中国的银行倾向于采用与西方利率挂钩的可调整利率发放美元贷款。随着美联储自2022年3月以来大幅加息，发展中国家面临拖欠中国的<text:a xlink:type="simple" xlink:href="https://cn.nytimes.com/business/20221008/china-debt-economy-global-slowdown/" text:style-name="Internet_20_link" text:visited-style-name="Visited_20_Internet_20_Link">
 债务出现飙升 </text:a>
 问题。</text:p>
      <text:p text:style-name="P4">
如果不采取措施减少债务，世界上许多最贫穷的政府将继续花费巨资偿还债务，这些钱本来可以用于学校、医院和其他服务。“最大的输家最终将是发展中国家的普通民众，由于政府背负着不可持续的债务，他们被剥夺了基本公共服务，”帕克斯说。</text:p>
      <text:p text:style-name="P4">
<text:span text:style-name="T4">
解决办法是什么？</text:span>
</text:p>
      <text:p text:style-name="P4">
中国的国内债务负担难以快速解决。该国需要逐步摆脱债务驱动的政府建设项目和巨额国家安全支出，转向更多以消费者支出及服务为基础的经济。</text:p>
      <text:p text:style-name="P4">
北京和中国省会城市的主事者守护着当前的经济优先事项。耶伦将试图更多地了解中国的经济计划，但无法对这些计划产生影响。</text:p>
      <text:p text:style-name="P4">
去年冬天，21家中国银行同意让西南地区一家地方政府融资机构将即将到期的贷款延长20年，并表示前10年只需偿还利息，无需偿还本金。但这种安排意味着银行损失惨重，而且中国几乎每个省份的地方金融机构都陷入了类似的困境。</text:p>
      <text:p text:style-name="P4">
广告</text:p>
      <text:p text:style-name="P4">
然而解决发展中国家的债务问题难度非常大。“耶伦劝说中国接受债务减记的能力有限，”美国财政部前资深官员马克·索贝尔表示。他还说：“美国和耶伦几乎没有影响力。”</text:p>
      <text:p text:style-name="P4">
Source: <text:a xlink:type="simple" xlink:href="https://cn.nytimes.com/china/20230710/china-debt-explained/" text:style-name="Internet_20_link" text:visited-style-name="Visited_20_Internet_20_Link">
https://cn.nytimes.com/china/20230710/china-debt-explained/</text:a>
</text:p>
      <!--NEWS-->
      <text:h text:style-name="P10" text:outline-level="1">
<text:span text:style-name="T4">
中国控制着世界运转所依赖的矿物——并就此向美国发出警示 (Free Version)</text:span>
</text:h>
      <text:p text:style-name="P4">
Author: Jon Emont</text:p>
      <text:p text:style-name="P4">
Publisher: 华尔街日报中文网</text:p>
      <text:p text:style-name="P4">
Published Time: 2023-07-10T06:04:00.000Z</text:p>
      <text:p text:style-name="P4">
Modified Time: 2023-07-10T06:04:00.000Z</text:p>
      <text:p text:style-name="P4">
Created Time: 2023-07-10T04:50:00.000Z</text:p>
      <text:p text:style-name="P4">
Description: 中国上周决定限制出口用于半导体、太阳能电池板和导弹系统的两种矿物，这不仅仅是一种贸易层面的行动，还表明中国有意愿利用其在世界矿产资源方面的主导地位来撼动西方供应链。</text:p>
      <text:p text:style-name="P4">
Images: []</text:p>
      <text:p text:style-name="P4">
Categories: ['国际']</text:p>
      <text:p text:style-name="P4">
Keywords: SYND,LINK:EN|WP-WSJ-0001036690</text:p>
      <text:p text:style-name="P4">
Type: Article</text:p>
      <!--METADATA-->
      <text:p text:style-name="P4">
中国上周决定限制出口用于半导体、太阳能电池板和导弹系统的 <text:a xlink:type="simple" xlink:href="https://cn.wsj.com/articles/CN-BCH-20230704070634" text:style-name="Internet_20_link" text:visited-style-name="Visited_20_Internet_20_Link">
 两种矿物 </text:a>
，这不仅仅是一种贸易层面的行动。此举还提醒人们注意中国在世界矿产资源方面的主导地位，也是就中方有意愿在与美国日益升级的抗衡中使用这些资源发出预警。</text:p>
      <text:p text:style-name="P4">
Source: <text:a xlink:type="simple" xlink:href="https://cn.wsj.com/articles/%E4%B8%AD%E5%9B%BD%E6%8E%A7%E5%88%B6%E7%9D%80%E4%B8%96%E7%95%8C%E8%BF%90%E8%BD%AC%E6%89%80%E4%BE%9D%E8%B5%96%E7%9A%84%E7%9F%BF%E7%89%A9-%E5%B9%B6%E5%B0%B1%E6%AD%A4%E5%90%91%E7%BE%8E%E5%9B%BD%E5%8F%91%E5%87%BA%E8%AD%A6%E7%A4%BA-7bab0fe0" text:style-name="Internet_20_link" text:visited-style-name="Visited_20_Internet_20_Link">
https://cn.wsj.com/articles/%E4%B8%AD%E5%9B%BD%E6%8E%A7%E5%88%B6%E7%9D%80%E4%B8%96%E7%95%8C%E8%BF%90%E8%BD%AC%E6%89%80%E4%BE%9D%E8%B5%96%E7%9A%84%E7%9F%BF%E7%89%A9-%E5%B9%B6%E5%B0%B1%E6%AD%A4%E5%90%91%E7%BE%8E%E5%9B%BD%E5%8F%91%E5%87%BA%E8%AD%A6%E7%A4%BA-7bab0fe0</text:a>
</text:p>
      <!--NEWS-->
      <text:h text:style-name="P10" text:outline-level="1">
<text:span text:style-name="T4">
消费、生产经济指数双双下滑　中国疫后经济反弹期望破灭？</text:span>
</text:h>
      <text:p text:style-name="P4">
Author: None</text:p>
      <text:p text:style-name="P4">
Publisher: Radio Free Asia (Organization)</text:p>
      <text:p text:style-name="P4">
Published Time: 2023-07-10T06:17:00-04:00</text:p>
      <text:p text:style-name="P4">
Modified Time: 2023-07-10T12:07:14-04:00</text:p>
      <text:p text:style-name="P4">
Description: None</text:p>
      <text:p text:style-name="P4">
Videos: []</text:p>
      <text:p text:style-name="P4">
Audios: ["<text:a xlink:type="simple" xlink:href="https://www.rfa.org/mandarin/yataibaodao/jingmao/ec-0710202306173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4.612011in" draw:z-index="0">
<draw:image xlink:href="../Images/rfamandarin/2023-07-10T06-17-00-04-00/000000.png" xlink:type="simple" xlink:show="embed" xlink:actuate="onLoad" draw:mime-type="image/png"/>
</draw:frame>
 北京一家购物中心 <text:a xlink:type="simple" xlink:href="https://www.rfa.org/mandarin/yataibaodao/jingmao/ec-07102023061731.html/@@images/image" text:style-name="Internet_20_link" text:visited-style-name="Visited_20_Internet_20_Link">
</text:a>
美联社图片  <text:a xlink:type="simple" xlink:href="https://www.rfa.org/mandarin/yataibaodao/jingmao/ec-07102023061731.html/@@stream" text:style-name="Internet_20_link" text:visited-style-name="Visited_20_Internet_20_Link">
Audio-1-Link：https://www.rfa.org/mandarin/yataibaodao/jingmao/ec-07102023061731.html/@@stream</text:a>
</text:p>
      <text:p text:style-name="P4">
中国的经济走向一直吸引全球的关注。中国官方最新公布的数据显示，消费和生产指数同步下滑，情况比市场预期差。什么原因导致疫情之后，中国并没有出现预期的经济反弹？</text:p>
      <ul>
        <li>
<text:span text:style-name="T4">
<text:a xlink:type="simple" xlink:href="https://www.rfa.org/mandarin/yataibaodao/junshiwaijiao/tj-07052023093337.html" text:style-name="Internet_20_link" text:visited-style-name="Visited_20_Internet_20_Link">
 中国经济数据无法反映现实 学者：为满足政治利益 </text:a>
 </text:span>
  * <text:span text:style-name="T4">
<text:a xlink:type="simple" xlink:href="https://www.rfa.org/mandarin/Xinwen/4-06292023114003.html" text:style-name="Internet_20_link" text:visited-style-name="Visited_20_Internet_20_Link">
 </text:a>
 <text:a xlink:type="simple" xlink:href="https://www.rfa.org/mandarin/Xinwen/4-06292023114003.html" text:style-name="Internet_20_link" text:visited-style-name="Visited_20_Internet_20_Link">
 内需不足 中国国务院推出促进家居消费措施 </text:a>
 </text:span>
  * <text:span text:style-name="T4">
<text:a xlink:type="simple" xlink:href="https://www.rfa.org/mandarin/Xinwen/9-06282023160421.html" text:style-name="Internet_20_link" text:visited-style-name="Visited_20_Internet_20_Link">
 </text:a>
 </text:span>
 <text:a xlink:type="simple" xlink:href="https://www.rfa.org/mandarin/Xinwen/9-06282023160421.html" text:style-name="Internet_20_link" text:visited-style-name="Visited_20_Internet_20_Link">
 <text:span text:style-name="T4">
皮尤报告：中国经济实力自从新冠疫情后下降</text:span>
 </text:a>
</li>
      </ul>
      <text:p text:style-name="P4">
中国国家统计局周一（7月10日）发布6月的经济数据，反映消费能力的居民消费价格指数（CPI）同比出现持平的状况，是近2年半以来的首次零增长，比市场预期为低，首半年的指数反映平均通胀率为0.7%。</text:p>
      <text:p text:style-name="P4">
按各种分类分析，6月的食品价格同比增长扩大，升至2.3%，以菜价的升幅最高，涨价高达1成，影响指数升0.20个百分点。</text:p>
      <text:p text:style-name="P4">
同日，公布的6月工业生产者出厂价格指数（PPI）同比跌5.4%，连续9个月下跌的势头，不仅下跌幅度比市场预期大，更是7年半以来最大的下跌幅度。而今年上半年的PPI也录得3.1%的跌幅。</text:p>
      <text:p text:style-name="P4">
中国官方最新公布的数据显示，消费和生产指数同步下滑，情况比市场预期差。（美联社资料图片）  <text:a xlink:type="simple" xlink:href="https://www.rfa.org/mandarin/yataibaodao/jingmao/ec-07102023061731.html/ap23136234058902.jpg" text:style-name="Internet_20_link" text:visited-style-name="Visited_20_Internet_20_Link">
</text:a>
</text:p>
      <text:p text:style-name="P4">
<text:span text:style-name="T4">
评论：数据反映中国经济疲弱 疫后经济反弹"神迹"没有出现</text:span>
</text:p>
      <text:p text:style-name="P4">
香港中文大学亚太工商研究所名誉教研学人李兆波表示，从指数下跌的情况显示，疫情后中国还未有方法协助消费和工业生产回升，推动经济走出不景气的困局。</text:p>
      <text:p text:style-name="P4">
李兆波："经济好的时候一篮子经济数据会全部向好，例如货币强、CPI和PPI呈温和的正数增长等，但现在看到并没有神迹出现，疫情后开局初的数据表现是不错，但无以为继，其后的经济数据均往差的方向走，不仅是CPI和PPI，人民币也往下，是信心不足的问题，这会把经济增长拉低。"</text:p>
      <text:p text:style-name="P4">
李兆波表示，CPI零增长与社会对未来经济发展信心不足，中产担心就业不稳，青年失业率高有关，影响民众不敢消费。</text:p>
      <text:p text:style-name="P4">
李兆波："以香港为例，以往旅客每个月为零售销售额贡献100亿港元左右，现在已开关一段时间，如果以来港旅客来说，中国大陆旅客消费能力最高，但现在的零售数据只增加50亿元，代表大陆旅客的消费能力减弱，不像以前来香港会买包包和名表，这类消费已经减少很多，与疫情后公务员和私人企业减薪裁员，担心工作不保，不会轻易消费有关。"</text:p>
      <text:p text:style-name="P4">
<text:span text:style-name="T4">
评论：欧美限制高技术出口 使中国工业产品需求一蹶不振</text:span>
</text:p>
      <text:p text:style-name="P4">
中国国家统计局以国际油价下行，影响能源价格，使工业消费品价格跌幅扩大，解释PPI同比和环比均下跌的原因，但经济学者司令对此说法有所保留。</text:p>
      <text:p text:style-name="P4">
司令："中国是一个煤炭和石油工业大宗商品的消耗大国，其实成本下降对于中国工业品来讲是个好处，但为什么说中国工业企业的利润在下滑呢？恰恰就说明它的产品是卖不出去了。欧美加码对中国的高技术出口限制，中国那些优势的东西现在已被越南，还有其他不受到高技术出口限制市场，被大量的替代掉，PPI自然而然就下来了。还有，过去3年的动态清零，加剧中国工业生产的萧条。"</text:p>
      <text:p text:style-name="P4">
司令表示，中国经济增长主要靠三驾马车拉动，今年头半年消费和生产的数据均表现比市场预期差，而且消费、工业生产和资本市场是环环相扣的关系，每一环节均在萎缩，会使中国更难复常。</text:p>
      <text:p text:style-name="P4">
司令："拉动经济增长的三驾马车现在都出现了不光是不走的问题，而是更往后倒退了。这个情况对中国来讲，对经济增长的预测绝不是什么好的信号，显示中国若出现爆雷，将会是一个系统性、全面性和全国性的，而且将会是一个短期内难以治愈的，有点像一夜间回到解放前。让老百姓勒紧裤腰带过日子的悲观预期，现在其实已铺天盖地。"</text:p>
      <text:p text:style-name="P4">
司令表示，暂时还未看到任何利好因素或救市政策可以短期内为中国经济解困。</text:p>
      <text:p text:style-name="P4">
记者：陈子非 责编：陈美华 许书婷 嘉远 网编：瑞哲</text:p>
      <text:p text:style-name="P4">
Source: <text:a xlink:type="simple" xlink:href="https://www.rfa.org/mandarin/yataibaodao/jingmao/ec-07102023061731.html" text:style-name="Internet_20_link" text:visited-style-name="Visited_20_Internet_20_Link">
https://www.rfa.org/mandarin/yataibaodao/jingmao/ec-07102023061731.html</text:a>
</text:p>
      <!--NEWS-->
      <text:h text:style-name="P10" text:outline-level="1">
<text:span text:style-name="T4">
蚂蚁集团被处以近10亿美元罚款 (Free Version)</text:span>
</text:h>
      <text:p text:style-name="P4">
Author: Rebecca Feng / Dave Sebastian</text:p>
      <text:p text:style-name="P4">
Publisher: 华尔街日报中文网</text:p>
      <text:p text:style-name="P4">
Published Time: 2023-07-10T06:20:00.000Z</text:p>
      <text:p text:style-name="P4">
Modified Time: 2023-07-10T06:20:00.000Z</text:p>
      <text:p text:style-name="P4">
Created Time: 2023-07-07T13:41:00.000Z</text:p>
      <text:p text:style-name="P4">
Description: 亿万富翁马云关联的金融科技公司蚂蚁集团被中国金融管理部门处以近10亿美元罚款，该公司历时已久的业务整改由此进入尾声。</text:p>
      <text:p text:style-name="P4">
Images: []</text:p>
      <text:p text:style-name="P4">
Categories: ['商业']</text:p>
      <text:p text:style-name="P4">
Keywords: SYND,LINK:EN|WP-WSJ-0001036921</text:p>
      <text:p text:style-name="P4">
Type: Article</text:p>
      <!--METADATA-->
      <text:p text:style-name="P4">
亿万富翁马云(Jack Ma)关联的金融科技公司蚂蚁集团(Ant GroupCo.)被中国金融管理部门处以近10亿美元罚款，该公司历时已久的业务整改由此进入尾声。</text:p>
      <text:p text:style-name="P4">
Source: <text:a xlink:type="simple" xlink:href="https://cn.wsj.com/articles/%E8%9A%82%E8%9A%81%E9%9B%86%E5%9B%A2%E8%A2%AB%E5%A4%84%E4%BB%A5%E8%BF%9110%E4%BA%BF%E7%BE%8E%E5%85%83%E7%BD%9A%E6%AC%BE-c49bd5a7" text:style-name="Internet_20_link" text:visited-style-name="Visited_20_Internet_20_Link">
https://cn.wsj.com/articles/%E8%9A%82%E8%9A%81%E9%9B%86%E5%9B%A2%E8%A2%AB%E5%A4%84%E4%BB%A5%E8%BF%9110%E4%BA%BF%E7%BE%8E%E5%85%83%E7%BD%9A%E6%AC%BE-c49bd5a7</text:a>
</text:p>
      <!--NEWS-->
      <text:h text:style-name="P10" text:outline-level="1">
<text:span text:style-name="T4">
耶伦北京之行助推美中保持对话的脆弱势头 (Free Version)</text:span>
</text:h>
      <text:p text:style-name="P4">
Author: Charles Hutzler</text:p>
      <text:p text:style-name="P4">
Publisher: 华尔街日报中文网</text:p>
      <text:p text:style-name="P4">
Published Time: 2023-07-10T06:30:00.000Z</text:p>
      <text:p text:style-name="P4">
Modified Time: 2023-07-10T06:30:00.000Z</text:p>
      <text:p text:style-name="P4">
Created Time: 2023-07-10T01:52:00.000Z</text:p>
      <text:p text:style-name="P4">
Description: 美中正尝试恢复高级别对话，美国财长耶伦的北京之行为此带来了一定程度的进展，不过根深蒂固的美中紧张关系将考验这种脆弱的势头能否持续下去。</text:p>
      <text:p text:style-name="P4">
Images: []</text:p>
      <text:p text:style-name="P4">
Categories: ['国际']</text:p>
      <text:p text:style-name="P4">
Keywords: SYND,LINK:EN|WP-WSJ-0001041096</text:p>
      <text:p text:style-name="P4">
Type: Article</text:p>
      <!--METADATA-->
      <text:p text:style-name="P4">
美国和中国尝试恢复高级别对话的试探性努力跨过了又一道障碍，美国财政部长 <text:a xlink:type="simple" xlink:href="https://cn.wsj.com/articles/CN-BGH-20230710094607" text:style-name="Internet_20_link" text:visited-style-name="Visited_20_Internet_20_Link">
 耶伦(Janet Yellen)的北京之行</text:a>
为此带来了一定程度的进展，不过根深蒂固的美中紧张关系将考验这种脆弱的势头能否持续下去。</text:p>
      <text:p text:style-name="P4">
Source: <text:a xlink:type="simple" xlink:href="https://cn.wsj.com/articles/%E8%80%B6%E4%BC%A6%E7%9A%84%E5%8C%97%E4%BA%AC%E4%B9%8B%E8%A1%8C%E6%8E%A8%E5%8A%A8%E7%BE%8E%E4%B8%AD%E4%BF%9D%E6%8C%81%E5%AF%B9%E8%AF%9D%E7%9A%84%E8%84%86%E5%BC%B1%E5%8A%BF%E5%A4%B4-d6ec046b" text:style-name="Internet_20_link" text:visited-style-name="Visited_20_Internet_20_Link">
https://cn.wsj.com/articles/%E8%80%B6%E4%BC%A6%E7%9A%84%E5%8C%97%E4%BA%AC%E4%B9%8B%E8%A1%8C%E6%8E%A8%E5%8A%A8%E7%BE%8E%E4%B8%AD%E4%BF%9D%E6%8C%81%E5%AF%B9%E8%AF%9D%E7%9A%84%E8%84%86%E5%BC%B1%E5%8A%BF%E5%A4%B4-d6ec046b</text:a>
</text:p>
      <!--NEWS-->
      <text:h text:style-name="P10" text:outline-level="1">
<text:span text:style-name="T4">
拜登与埃尔多安通电话 讨论瑞典加入北约等问题</text:span>
</text:h>
      <text:p text:style-name="P4">
Author: 联合早报 (Person)</text:p>
      <text:p text:style-name="P4">
Publisher: 联合早报 (Organization)</text:p>
      <text:p text:style-name="P4">
Published Time: 2023-07-10T06:37</text:p>
      <text:p text:style-name="P4">
Modified Time: 2023-07-10T10:40</text:p>
      <text:p text:style-name="P4">
Description: 北约领导人即将在立陶宛首都维尔纽斯举行峰会，土耳其总统埃尔多安与美国总统拜登通电话，讨论瑞典的北约成员国资格等问题。综合路透社和法广网报道，土耳其总统办公室星期天（7月9日）发布声...</text:p>
      <text:p text:style-name="P4">
Videos: []</text:p>
      <text:p text:style-name="P4">
Audios: []</text:p>
      <text:p text:style-name="P4">
Images: []</text:p>
      <text:p text:style-name="P4">
Type: NewsArticle</text:p>
      <text:p text:style-name="P4">
Breadcrumbs: ['即时', '国际']</text:p>
      <text:p text:style-name="P4">
Keywords: ['土耳其', '瑞典', '拜登', '埃尔多安', 'F-16战机']</text:p>
      <!--METADATA-->
      <text:p text:style-name="P4">
北约领导人即将在立陶宛首都维尔纽斯举行峰会，土耳其总统埃尔多安与美国总统拜登通电话，讨论瑞典的北约成员国资格等问题。</text:p>
      <text:p text:style-name="P4">
综合路透社和法广网报道，土耳其总统办公室星期天（7月9日）发布声明称，埃尔多安与拜登举行了电话会谈。埃尔多安在电话中告诉拜登，为获得土耳其批准加入北约，瑞典在正确的方向上采取了行动，但这些行动并没有什么效果，因为尽管瑞典通过了反恐立法，库尔德工人党（PKK）的支持者仍在瑞典举行示威活动。</text:p>
      <text:p text:style-name="P4">
瑞典加入北约的申请仍未得到北约成员国土耳其和匈牙利的支持。</text:p>
      <text:p text:style-name="P4">
土耳其已多次敦促瑞典在打击恐怖主义问题上采取更有力的措施，瑞典则一再申明已满足与土耳其谈判中商定的要求，包括提出一项新反恐法。但埃尔多安尚未表示将为瑞典开绿灯。</text:p>
      <text:p text:style-name="P4">
北约峰会召开在即，瑞典希望能在峰会期间获得北约成员国资格。</text:p>
      <text:p text:style-name="P4">
埃尔多安与拜登在电话中也同意将在北约峰会上举行面对面会晤，就土美双边关系和地区问题交换意见。</text:p>
      <text:p text:style-name="P4">
两人还提到美向土交付F-16战机的事宜，土耳其总统办公室对此在声明中说，将土耳其希望获得F-16战机与瑞典加入北约的努力联系起来是“不正确的”。</text:p>
      <text:p text:style-name="P4">
此外，埃尔多安和拜登在通话中也讨论了乌克兰期望加入北约的问题。</text:p>
      <text:p text:style-name="P4">
Source: <text:a xlink:type="simple" xlink:href="https://www.zaobao.com.sg/realtime/world/story20230710-1412319" text:style-name="Internet_20_link" text:visited-style-name="Visited_20_Internet_20_Link">
https://www.zaobao.com.sg/realtime/world/story20230710-1412319</text:a>
</text:p>
      <!--NEWS-->
      <text:h text:style-name="P10" text:outline-level="1">
<text:span text:style-name="T4">
達賴喇嘛稱中國正在改變 願與北京談藏人議題</text:span>
</text:h>
      <text:p text:style-name="P4">
Author: None (Language: zh)</text:p>
      <text:p text:style-name="P4">
Publisher: None</text:p>
      <text:p text:style-name="P4">
Time: 2023-07-10T06:37:00Z</text:p>
      <text:p text:style-name="P4">
Description: 達賴喇嘛6日在慶祝88歲生日之際，向媒體表示近來北京政府試圖聯繫他，而他也願就藏人議題與其對話。9日亦有美國官員在德里會見達賴喇嘛，引起中國抗議。</text:p>
      <text:p text:style-name="P4">
Videos: []</text:p>
      <text:p text:style-name="P4">
Images: []</text:p>
      <text:p text:style-name="P4">
Subject: 时政风云</text:p>
      <text:p text:style-name="P4">
Subjects: ['达赖喇嘛（第十四世）', '西藏']</text:p>
      <text:p text:style-name="P4">
Keywords: ['中国人权', '西藏', '达赖', '藏人']</text:p>
      <text:p text:style-name="P4">
ID: 66171649</text:p>
      <!--METADATA-->
      <text:p text:style-name="P4">
<text:a xlink:type="simple" xlink:href="https://www.dw.com/zh/overlay/image/article/66171649/65272238" text:style-name="Internet_20_link" text:visited-style-name="Visited_20_Internet_20_Link">
 </text:a>
</text:p>
      <text:p text:style-name="P4">
達賴喇嘛表示願就藏人議題與北京對話（資料照）。</text:p>
      <text:p text:style-name="P4">
（德國之聲中文網）西藏精神領袖達賴喇嘛日前表示，對於與北京政府就藏人議題進行對話，他抱持開放態度。</text:p>
      <text:p text:style-name="P4">
據《印度斯坦時報》（HindustanTimes）8日報導，達賴喇嘛在西藏流亡政府所在的印度達蘭薩拉（Dharamshala）告訴記者，北京曾以「正式或非正式」管道向他接觸，希望與他聯繫。</text:p>
      <text:p text:style-name="P4">
對此，達賴喇嘛表示他一直都願與北京對話，而中國「現在也意識到西藏人民的精神非常堅強，為了處理西藏問題，他們想聯繫我。我也準備好了。」</text:p>
      <text:p text:style-name="P4">
達賴喇嘛說：「我們（西藏流亡政府）並不尋求獨立，多年前我們已經決定，我們仍然是中華人民共和國的一部分⋯⋯現在中國正在改變，中方想透過正式或非正式的管道聯繫我。」</text:p>
      <text:p text:style-name="P4">
他補充，他生於西藏、承襲了達賴喇嘛的頭銜，但除了西藏外、他也一直在為眾生福祉努力。他說自己已盡一切所能，並未喪失希望，而且對於任何人——包含對西藏採取嚴厲態度的中國領導人——都<text:a xlink:type="simple" xlink:href="https://www.dw.com/zh/zh/達賴喇嘛籲儘管中國對藏人所為-仍要保有慈悲/a-62634747" text:style-name="Internet_20_link" text:visited-style-name="Visited_20_Internet_20_Link">
 不感到憤怒 </text:a>
 。</text:p>
      <text:p text:style-name="P4">
達賴喇嘛6日在達蘭薩拉慶祝了他的88歲生日，造訪當地藏傳佛教寺院，有數百名支持者和流亡藏民共襄盛舉。</text:p>
      <text:h text:style-name="P12" text:outline-level="3">
<text:span text:style-name="T4">
達賴見美副國務卿 中國抗議</text:span>
</text:h>
      <text:p text:style-name="P4">
《印度教徒報》報導，美國負責民事安全、民主和人權事務的副國務卿兼美國西藏問題特別協調員澤亞（UzraZeya）9日還在德里會見了達賴喇嘛與「藏人行政中央」官員，引起了北京的抗議。</text:p>
      <text:p text:style-name="P4">
澤亞與西藏領導人的會面，是她為期1週訪問印度、孟加拉之旅的一部份，她也計劃在此兩國首都會見政府官員和民間社運人士。上週，澤亞出席了「西藏駐華盛頓辦事處」為達賴喇嘛舉辦的祝壽活動。</text:p>
      <text:p text:style-name="P4">
根據《印度教徒報》，中國駐印度大使館發言人在一份聲明中，稱澤亞此舉是美方企圖干涉中國內政。聲明稱，西藏事務純屬中國內政，中方堅決反對外國官員與「藏獨」勢力進行任何形式的接觸。</text:p>
      <text:p text:style-name="P4">
此前，澤亞於2022年5月訪問達蘭薩拉、會見達賴喇嘛時，以及拜登政府於2021年設立現由澤亞擔任的「西藏問題特別協調員」職位時，中方亦曾提出類似抗議。</text:p>
      <text:p text:style-name="P4">
《今日印度》（India Today）報導，達賴喇嘛在今年初的一場活動中，曾表示佛教在中國遭打壓的情況越發普遍：「這不僅發生在西藏，而是在全中國範圍內。」<text:a xlink:type="simple" xlink:href="https://www.dw.com/zh/zh/藏人官員西藏人權正在死去-中批干涉內政/a-65161753" text:style-name="Internet_20_link" text:visited-style-name="Visited_20_Internet_20_Link">
 西藏流亡政府 </text:a>
 及 <text:a xlink:type="simple" xlink:href="https://www.dw.com/zh/zh/人權觀察西藏大規模採集dna-對象小至幼稚園/a-63020616" text:style-name="Internet_20_link" text:visited-style-name="Visited_20_Internet_20_Link">
 國際人權組織</text:a>
 ，均數度控訴 <text:a xlink:type="simple" xlink:href="https://www.dw.com/zh/zh/雙語教育變調-西藏語文備受壓迫侵蝕/a-64950234" text:style-name="Internet_20_link" text:visited-style-name="Visited_20_Internet_20_Link">
中國政府迫害藏人人權、語言及文化 </text:a>
 。</text:p>
      <text:p text:style-name="P4">
今年4月，達賴喇嘛因社群網站上廣傳的一段影片， <text:a xlink:type="simple" xlink:href="https://www.dw.com/zh/zh/在达赖喇嘛亲吻事件争议的背后/a-65442921" text:style-name="Internet_20_link" text:visited-style-name="Visited_20_Internet_20_Link">
 廣受撻伐</text:a>
 。該影片中，達賴在一場公開活動上 <text:a xlink:type="simple" xlink:href="https://www.dw.com/zh/zh/被批不当亲吻小男孩达赖喇嘛公开致歉/a-65272121" text:style-name="Internet_20_link" text:visited-style-name="Visited_20_Internet_20_Link">
親吻了一個小男孩 </text:a>
，並伸出舌頭、要求孩子吸吮它。達賴喇嘛辦公室隨後發表聲明致歉，表示「尊者常以天真和俏皮的方式和身邊的人開玩笑，即便在公共場合和鏡頭前也是如此」。</text:p>
      <ul>
        <li>
</li>
      </ul>
      <h5>
1959年的西藏起义</h5>
      <text:h text:style-name="P12" text:outline-level="3">
<text:span text:style-name="T4">
亲中代表</text:span>
</text:h>
      <text:p text:style-name="P4">
1959年3月28日，中国国务院发布命令，宣布解散西藏地方政府，由西藏自治区筹备委员会代行西藏地方政府职权。任命班禅额尔德尼·确吉坚赞为自治区筹备委员会代理主任委员。当年21岁的班禅喇嘛对中共不乏好感。</text:p>
      <ul>
        <li>
</li>
      </ul>
      <h5>
1959年的西藏起义</h5>
      <text:h text:style-name="P12" text:outline-level="3">
<text:span text:style-name="T4">
翻越喜马拉雅山逃亡</text:span>
</text:h>
      <text:p text:style-name="P4">
毛泽东将达赖喇嘛出逃看作是一个将他定义为叛徒的绝好机会。一周之前，毛泽东已笔头指示：如果达赖喇嘛与他的随从一起逃跑，“我军一概不要阻拦。”1959年3月21日，也就是逃亡的第四天，23岁的达赖喇嘛翻越惹嘎拉山口来到藏南。</text:p>
      <ul>
        <li>
</li>
      </ul>
      <h5>
1959年的西藏起义</h5>
      <text:h text:style-name="P12" text:outline-level="3">
<text:span text:style-name="T4">
剑拔弩张</text:span>
</text:h>
      <text:p text:style-name="P4">
当流亡印度的达赖喇嘛在阿萨姆获得友好的政治庇护后，中印关系更由紧张转为敌对。</text:p>
      <ul>
        <li>
</li>
      </ul>
      <h5>
1959年的西藏起义</h5>
      <text:h text:style-name="P12" text:outline-level="3">
<text:span text:style-name="T4">
进军西藏</text:span>
</text:h>
      <text:p text:style-name="P4">
西藏的武装力量无法抵御中国人民解放军。但西藏的险峻地形构成了一道天然的屏障。因此，中国军队必须为进藏修建新的桥梁。直到1954年，从原属西藏的安多地区（今青海省）到拉萨的第一条公路才正式修通。</text:p>
      <ul>
        <li>
</li>
      </ul>
      <h5>
1959年的西藏起义</h5>
      <text:h text:style-name="P12" text:outline-level="3">
<text:span text:style-name="T4">
友好往来</text:span>
</text:h>
      <text:p text:style-name="P4">
作为回访，达赖喇嘛于1959年9月4日前往新德里的尼赫鲁府邸做客，与尼赫鲁的女儿英迪拉·甘地进行了交谈。</text:p>
      <ul>
        <li>
</li>
      </ul>
      <h5>
1959年的西藏起义</h5>
      <text:h text:style-name="P12" text:outline-level="3">
<text:span text:style-name="T4">
不顾千难万险</text:span>
</text:h>
      <text:p text:style-name="P4">
西藏起义之后，许多藏民追随达赖喇嘛，历尽险阻，长途跋涉逃往印度。</text:p>
      <ul>
        <li>
</li>
      </ul>
      <h5>
1959年的西藏起义</h5>
      <text:h text:style-name="P12" text:outline-level="3">
<text:span text:style-name="T4">
被迫妥协</text:span>
</text:h>
      <text:p text:style-name="P4">
1951年，拉萨政府与北京方面签署《十七条协议》，被迫承认西藏是中国的一部分，接受“人民民主社会”的改造。作为条件,中央政府允许西藏在改革上实行较长的过渡期。协议也规定西藏将实行民族区域自治，保持西藏现行的制度不变。1954年9月，十四世达赖喇嘛和班禅额尔德尼入京参加第一届全国人大第一次会议。</text:p>
      <ul>
        <li>
</li>
      </ul>
      <h5>
1959年的西藏起义</h5>
      <text:h text:style-name="P12" text:outline-level="3">
<text:span text:style-name="T4">
边境冲突</text:span>
</text:h>
      <text:p text:style-name="P4">
1959年4月，中国方面加强了中印边境的驻军，并封锁了通往尼泊尔和克什米尔拉达克的关口。西藏起义使得一直处于紧张状态的中印关系一触即发。1959年8月和10月发生在边境一带的武装冲突更使双边关系雪上加霜。</text:p>
      <ul>
        <li>
</li>
      </ul>
      <h5>
1959年的西藏起义</h5>
      <text:h text:style-name="P12" text:outline-level="3">
<text:span text:style-name="T4">
抗议化为愤怒</text:span>
</text:h>
      <text:p text:style-name="P4">
1959年三月底，一群藏人在印度边境城市噶伦堡（Kalimpong）举行抗议</text:p>
      <ul>
        <li>
</li>
      </ul>
      <h5>
1959年的西藏起义</h5>
      <text:h text:style-name="P12" text:outline-level="3">
<text:span text:style-name="T4">
反抗斗争</text:span>
</text:h>
      <text:p text:style-name="P4">
从1956年开始，西藏的社会主义改造和针对“达赖集团”的斗争进一步深化，尤其以1958年开始的“大跃进”为甚。越来越多的藏人起来反抗汉人的统治。1959年3月10日，有关达赖喇嘛可能遭到绑架的消息传出后，抗议活动激化为暴力冲突。3月17日，以妇女为主的数千示威者聚集在布达拉宫门前，抗议共产党政权的占领和压迫。几个小时之后，武装冲突爆发。</text:p>
      <ul>
        <li>
</li>
      </ul>
      <h5>
1959年的西藏起义</h5>
      <text:h text:style-name="P12" text:outline-level="3">
<text:span text:style-name="T4">
政治收编</text:span>
</text:h>
      <text:p text:style-name="P4">
在1954年10月13日召开的首届人大会议上，中国国家主席毛泽东与达赖喇嘛向外界展示了友好融洽的关系。毛泽东一直清楚地知道，“西藏问题”不能单纯以军事方式得以解决。然而，他低估了西藏历史和文化的特殊性，这一错误为1959年爆发的西藏起义埋下了伏笔。</text:p>
      <ul>
        <li>
</li>
      </ul>
      <h5>
1959年的西藏起义</h5>
      <text:h text:style-name="P12" text:outline-level="3">
<text:span text:style-name="T4">
达赖喇嘛逃亡</text:span>
</text:h>
      <text:p text:style-name="P4">
1959年3月17日，正在罗布林卡夏宫内的达赖喇嘛听到附近传来枪声，决定出逃。与此同时，解放军在拉萨河谷向起义者开火。</text:p>
      <ul>
        <li>
</li>
      </ul>
      <h5>
1959年的西藏起义</h5>
      <text:h text:style-name="P12" text:outline-level="3">
<text:span text:style-name="T4">
边境哨所</text:span>
</text:h>
      <text:p text:style-name="P4">
一扇木板门标志着印度与西藏之间的边界。摄于1959年4月初。</text:p>
      <ul>
        <li>
</li>
      </ul>
      <h5>
1959年的西藏起义</h5>
      <text:h text:style-name="P12" text:outline-level="3">
<text:span text:style-name="T4">
增兵西藏</text:span>
</text:h>
      <text:p text:style-name="P4">
为了防止暴动规模扩大，中共中央军事委员会1959年3月20日决定向西藏增派部队，发起“全面反攻”。</text:p>
      <ul>
        <li>
</li>
      </ul>
      <h5>
1959年的西藏起义</h5>
      <text:h text:style-name="P12" text:outline-level="3">
<text:span text:style-name="T4">
军事控制-1950年</text:span>
</text:h>
      <text:p text:style-name="P4">
1949年，中国共产党取得内战胜利后开始制定将西藏从政教合一的旧有制度中“解放”出来的初步计划。当时，西藏实际上处于政治独立的状态。为防止西藏的独立地位在国际上得到承认，毛泽东很早就意识到要尽快解决“西藏问题”，推进中国的“统一”。1950年10月6日，中国人民解放军开始向西藏进军。</text:p>
      <ul>
        <li>
</li>
      </ul>
      <h5>
1959年的西藏起义</h5>
      <text:h text:style-name="P12" text:outline-level="3">
<text:span text:style-name="T4">
起义失败</text:span>
</text:h>
      <text:p text:style-name="P4">
不久，西藏起义被镇压。这张图片摄于3月21日，画面上的起义民兵正在等待被押往监狱。</text:p>
      <ul>
        <li>
</li>
      </ul>
      <h5>
1959年的西藏起义</h5>
      <text:h text:style-name="P12" text:outline-level="3">
<text:span text:style-name="T4">
缴出武器</text:span>
</text:h>
      <text:p text:style-name="P4">
西藏起义者在拉萨向解放军缴械。这张图片的拍摄时间不详，1959年4月13日由纽约一家图片新闻社首次发表。</text:p>
      <ul>
        <li>
</li>
      </ul>
      <h5>
1959年的西藏起义</h5>
      <text:h text:style-name="P12" text:outline-level="3">
<text:span text:style-name="T4">
一边交好，另一边交恶</text:span>
</text:h>
      <text:p text:style-name="P4">
达赖喇嘛获得政治避难许可之后，于1959年九月首访印度首都新德里，并在那里受到了热情接待。在西藏起义发生8个月后，中印这两个在50年代交好并共同从中获益的邻邦变成了敌人。</text:p>
      <ul>
        <li>
</li>
      </ul>
      <h5>
1959年的西藏起义</h5>
      <text:h text:style-name="P12" text:outline-level="3">
<text:span text:style-name="T4">
流亡印度</text:span>
</text:h>
      <text:p text:style-name="P4">
1959年3月，大批西藏难民抵达印度米萨马里的过渡性营地。</text:p>
      <ul>
        <li>
</li>
      </ul>
      <h5>
1959年的西藏起义</h5>
      <text:h text:style-name="P12" text:outline-level="3">
<text:span text:style-name="T4">
护卫下歇脚</text:span>
</text:h>
      <text:p text:style-name="P4">
尽管如此，达赖喇嘛及其随从仍然受到追踪。在贴身护卫及“四水六岗护教志愿军”的护卫下，达赖喇嘛于1959年3月31日越过了中印边界。</text:p>
      <ul>
        <li>
</li>
      </ul>
      <h5>
1959年的西藏起义</h5>
      <text:h text:style-name="P12" text:outline-level="3">
<text:span text:style-name="T4">
政治声援</text:span>
</text:h>
      <text:p text:style-name="P4">
1959年4月24日，印度总理尼赫鲁前往喜玛拉雅山脚下的穆索里会见达赖喇嘛。此前几天，也就是4月18日，显然受到印度支持的达赖喇嘛要求西藏从中国独立出来。</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達賴喇嘛稱中國正在改變-願與北京談藏人議題/a-66171649" text:style-name="Internet_20_link" text:visited-style-name="Visited_20_Internet_20_Link">
https://www.dw.com/zh/達賴喇嘛稱中國正在改變-願與北京談藏人議題/a-66171649?maca=chi-rss-chi-all-1127-rdf</text:a>
</text:p>
      <!--NEWS-->
      <text:h text:style-name="P10" text:outline-level="1">
<text:span text:style-name="T4">
“厨师兵谏”透视（上） (Free Version)</text:span>
</text:h>
      <text:p text:style-name="P4">
Authors: ['为FT中文网撰稿']</text:p>
      <text:p text:style-name="P4">
Publisher: 英国《金融时报》</text:p>
      <text:p text:style-name="P4">
Time: 2023-07-10T06:45:32+00:00</text:p>
      <text:p text:style-name="P4">
Published Time: 2023-07-09T12:00:99+08:00</text:p>
      <text:p text:style-name="P4">
Modified Time: 2023-07-10T02:30:99+08:00</text:p>
      <text:p text:style-name="P4">
Description: 叶胜舟：普里戈任自认为与普京的关系更铁，自认为有资本向国防部长、总参谋长叫板。这个不满不是指向普京，而是指向俄罗斯国防部。</text:p>
      <text:p text:style-name="P4">
Images: []</text:p>
      <text:p text:style-name="P4">
Themes: ['乌克兰战争', '关注']</text:p>
      <text:p text:style-name="P4">
Keywords: ['俄罗斯', '乌克兰战争', '普京']</text:p>
      <text:p text:style-name="P4">
Type: Article</text:p>
      <!--METADATA-->
      <text:p text:style-name="P4">
来自FT中文网的温馨提示：如您对更多FT中文网的内容感兴趣，请在苹果应用商店或谷歌应用市场搜索“FT中文网”，下载FT中文网的官方应用。</text:p>
      <text:p text:style-name="P4">
莫斯科时间（下同）6月23日夜，瓦格纳集团负责人普里戈任兵变，震惊世界。6月24日10时许，普京授权白俄罗斯总统卢卡申科谈判，经历约9小时的紧张高效斡旋，24日夜普里戈任宣布班师回营、自愿流放，轰动世界，剧情大起大落超乎想象。</text:p>
      <text:p text:style-name="P4">
<text:span text:style-name="T4">
普里戈任：恃功而骄 恃宠而骄</text:span>
</text:p>
      <text:p text:style-name="P4">
本世纪以来俄罗斯最高领导人一直是普京，他做总理的四年，没有人会认为时任总统梅德韦杰夫掌握实权。普京的权力王国主要有三个派系或者说山头：克格勃帮（代表人物如俄罗斯石油公司总裁、前副总理谢钦）、圣彼得堡帮（代表人物如梅德韦杰夫）、莫斯科帮（代表人物如绍伊古）。</text:p>
      <text:p text:style-name="P4">
普里戈任曾因抢劫、欺诈坐牢9年，从卖热狗、开餐馆挖到第一桶金；因此与圣彼得堡副市长普京相识，此后跟随转向莫斯科，成为克里姆林宫餐饮服务商，拿到学校、俄军后勤餐饮大订单挖到第二桶金；2014年俄吞并克里米亚，秘密成立瓦格纳，挖到第三桶金。此后与俄军配合参加叙利亚内战、在非洲挖矿和打内战、在乌东打内战，成为普京和俄国防部的“白手套”，干了很多大国正规军不便干、不能说的阴暗事。</text:p>
      <text:p text:style-name="P4">
2022年2月24日，乌克兰战争爆发，俄国防部没让瓦格纳参战，不愿让人抢功，打了三个月越来越被动，才允许参战。普里戈任也不是善茬，借机迅速扩编扩人，兵力从4千迅速增至5万。而且立下赫赫战功，用伤亡2.5万人代价，战略相持阶段拖住乌军主力在巴赫穆特血战，为俄军赢得宝贵的半年喘息时间。既可从容集训新动员的30万士兵，又可从容布局阵地防御迎接乌反攻，还可研究前期失败教训、总结新战术，乌军2023年6月4日发动的反攻很快遭到失败。</text:p>
      <text:p text:style-name="P4">
不用怀疑他对普京、对俄罗斯国家的忠诚。他自认为与普京的关系更铁，自认为有资本向国防部长、总参谋长叫板。由于前期乌克兰战场失利，俄军死伤惨重，阵亡少将就逾10人，士气低落，当然对指挥层极其不满。这个不满不是指向普京，而是指向俄罗斯国防部；不是指向该不该打的战略层面，而是指向如何打才能赢、代价少的战术层面。</text:p>
      <text:p text:style-name="P4">
他不懂政治和谋略，江湖习气浓重，是乱世中才有机会出头的草莽枭雄。绍伊古35岁任副部长、36岁任部长、38岁军衔由预备役上尉破格直升少将，与外长拉夫罗夫一样是俄政坛常青树，深受普京器重，其根基、地位、作用绝非普里戈任能撼动。</text:p>
      <text:p text:style-name="P4">
普里戈任兵变的时机也不对，如果9个月前下手机会更大。2022年秋，乌军突然反攻，俄军兵败如山倒，哈尔科夫、红利曼等战略要地纷纷失守，普里戈任和另一军阀、车臣总统卡德罗夫多次公开“炮轰”前线总指挥拉平上将无能，普京满足了他俩的愿望，也需要背锅者，解除拉平职务，改任虚职的陆军参谋长，普里戈任在叙利亚内战的上司和好友、空天军总司令苏罗维金大将接任总指挥。如今战况明显好转，俄军已渡过难关，拿回战场主动权，军心民心已稳。</text:p>
      <text:p text:style-name="P4">
更要命的政治大忌是，任何一个国家元首都不能容忍一个马仔公开对任免国防部长、总参谋长下指导棋，何况是强悍的普京和俄罗斯，更不会受其兵谏要胁。如果成功，就会开恶劣先例，对普京和国家都是巨大的灾难。普京新闻秘书佩斯科夫直言不讳点破：“根据宪法，这些问题属于最高统帅的专属特权和权限。”</text:p>
      <text:p text:style-name="P4">
幸好他还懂些军事，只是派出数千人向莫斯科进军，大部队至少2万人留在顿河畔罗斯托夫静观其变，威慑俄军谨慎动武，普京投鼠忌器。一旦前锋在M4高速公路上被俄空天军或重炮全歼，那么他就撕破脸，长期占领这个南方军区司令部、乌克兰战争前线指挥中心和主要后勤基地，扣留南方司令部将校们作为人质，拼个鱼死网破。</text:p>
      <text:p text:style-name="P4">
普里戈任及时收手，不管他愿不愿意，必须流放海外，这是起码的、必须的惩罚。普京在任期间，他无生命之忧；只要他不干预俄国内政治，不再如近一年高调炮轰权贵，普京卸任后他也有善终。如果非正常死亡，外界第一反应是俄罗斯下手，要么普京，要么被他得罪的权贵。</text:p>
      <text:p text:style-name="P4">
他已经62岁，可以退休安度晚年，如果现在开始天天吃喝嫖赌，花天酒地，反而令政敌们放心，皆大欢喜。至于瓦格纳在境外的业务，不是他的私人财产，而是为普京和俄国防部代持，明智的话应该放弃。普京6月28日披露，2022年5月至2023年5月，政府向瓦格纳集团支付862.62亿卢布（约合10亿美元）用于发放工资、奖金。</text:p>
      <text:p text:style-name="P4">
<text:span text:style-name="T4">
普京：权力稳定 未失理性</text:span>
</text:p>
      <text:p text:style-name="P4">
6月24日10时，普京发表全国电视讲话，定性普里戈任的行迳是“武装叛乱”，不点名指责他“过大的野心和个人利益”、“背叛了国家和人民”，“俄罗斯武装力量已经收到必要的命令，以消灭那些组织武装暴动的人”。</text:p>
      <text:p text:style-name="P4">
电视讲话之后，约10时10分，普京第一个国际长途打给卢卡申科，既是通报也是求助。据卢卡申科6月27日透露，他在电话中已经感受到普京作出“摧毁”的残酷决定。即决心镇压叛乱，而且作了最坏的打算，这意味着不会顾惜被普里戈任扣留的三位上将（国防部副部长叶夫库罗夫、总参谋部第一副部长阿列克谢耶夫、南方军区司令员库佐夫列夫）生死，也不会顾惜顿河畔罗斯托夫110余万民众的生死。俄罗斯民族有野蛮一面，普京也有残忍一面，人命并不在乎，至少不是首要制约因素，在乎的是死得其所。</text:p>
      <text:p text:style-name="P4">
幸好普京的政治和军事经验足够丰富，知道此时一旦大打内战，死人虽然其次，军心民心大动摇，前线约40万大军极易垮掉，那真是国难了。会倒逼他在乌克兰动用战术核武器挽救败局，本人遗臭万年，下台风险飙升，目前中立的一批国家将迅速和他划清界线。</text:p>
      <text:p text:style-name="P4">
有些所谓的“专家”分析俄国内兵力空虚，需要从前线调兵回来平叛，这太外行了，严重误判。无论和平还是战时，大国一定有战略预备队，俄军不到最后总决战，或者防范北约下场，不会拿出来，笔者预测至少保留10%-15%精锐兵力从未动用。</text:p>
      <text:p text:style-name="P4">
而且前线部队战损已轮换后方休整，俄去年扩军30万，今年还要再扩35万。虽然战力弱些，但瓦格纳集团刚从前线撤下来，只剩一半约2.5万人，战力也弱，何况没有战机和重炮。</text:p>
      <text:p text:style-name="P4">
卢卡申科在电话中警告20年的老友普里戈任，如果他进入莫斯科，或者发生平民流血事件，“你会像臭虫一样被压死“，“尽管（俄）部队在相应的前线被分散了注意力，但解决你足够”。这是大实话，具备军事常识的人清楚，普里戈任更清楚，无需从前线调兵，俄本土有足够兵力平叛。卢卡申科干脆告知普里戈任，白俄罗斯已动员一个团，随时出发保卫莫斯科。潜台词是一旦开战，他选边普京。</text:p>
      <text:p text:style-name="P4">
较多媒体、智库（如英国国际战略研究所）、美国官员评估，兵变证明“普京的权力弱化”，“政治掌控力正在减弱”，“削弱俄军，打击俄军士气”，笔者不以为然。兵变一天即平息，俄主流民意和社会各界支持普京居多，普京地位反而更加牢固，尤其指望发生政变、普京下台过于天真。据全俄社会舆论研究中心6月30日公布的最新民调显示，78.6%受访者信任普京，不信任只有17%，74.8%认可普京的工作表现。战时总统更容易团结国民，尽管这是侵略战争。</text:p>
      <text:p text:style-name="P4">
从乌克兰战况看，形势越来越对俄军有利，普京、绍伊古、格拉西莫夫的权力和地位因此都更巩固。有庞大核武器加持，美军和北约绝无胆量下场；北约援助约120架F-16战机，培训熟练飞行员形成战力不少于3个月，争夺制空权不少于3个月，下半年就这么过了，乌军等不起、耗不起。</text:p>
      <text:p text:style-name="P4">
即使F-16战机投入战场，军用机场设在哪里又是棘手的难题。如果在波兰起降，进攻乌克兰的俄军，提供后勤保障，意味着北约军队直接参战，俄军就有权利报复，用导弹炸毁波兰机场，考验美军是否启动共同防御与俄军开战？美国不敢冒险，所以更大概率是在乌克兰西部（如利沃夫州）设机场，F-16没有隐形功能，以俄军的监测手段，很快能定位机场、炸毁跑道。总之F-16很难发挥战力，更改变不了战局走向。</text:p>
      <text:p text:style-name="P4">
兵变之后，普京2024年竞选连任的概率进一步升高。他本人不会退休，控制俄多年的既得利益集团成员也不愿他退休。换另一个人哪怕是梅德韦杰夫，都会扶植自己的亲信，目前在位的权贵们不仅荣华富贵没了，而且没有最高权力庇护，下台后很容易被残酷清算。</text:p>
      <text:p text:style-name="P4">
美国对俄兵变的反应，当然是幸灾乐祸、煽风点火。6月28日，拜登接受采访时声称，普京已成为“弃儿”，且显然已输掉在乌克兰的战争；7月1日，CIA局长伯恩斯演讲时抨击，“普京的战争对他自己的社会和政权具有腐蚀性”。</text:p>
      <text:p text:style-name="P4">
美国情报部门放风，《纽约时报》、CNN等主流媒体多次炒作，苏罗维金是瓦格纳的秘密VIP，预先知道普里戈任要发动兵变，已经多日失联。笔者分析这更有可能是美方的信息战、情报战，更坦率地说，可以说是离间计，企图借刀杀人。举地缘政治冲突史上有相似之处的例子而言，1937年，纳粹德国情报头子海德里希陷害苏联最年轻、最有才华的元帅图哈切夫斯基，借斯大林手除掉。</text:p>
      <text:p text:style-name="P4">
苏罗维金目前充其量是配合调查，清白待证。其女儿辟谣父亲仍在办公室，反而隐约暗示在软禁中边工作边受审查、没有完全自由。6月28日，佩斯科夫驳斥《纽约时报》有关苏罗维金知晓瓦格纳兵变的报道是“猜测和八卦”，但回避苏罗维金目前状况，而是让记者询问俄国防部。</text:p>
      <text:p text:style-name="P4">
据苏罗维金6月24日公布的视频判断：一、他已从前线副总指挥职位调回国内，表明普京明显对他有防范，毕竟是普里戈任的好友，顾虑他在前线起兵造反；二、他在讲话中与普里戈任划清界线，反对叛乱，明确选边普京。他是帅才，有两大战功：迅速稳住败局、专业筹备防御，推测不会深陷瓦格纳，如有知情不报，也将从轻发落。</text:p>
      <text:p text:style-name="P4">
普京打了一圈元首电话，介绍俄罗斯正在发生的兵变情况，除了卢卡申科，还有乌兹别克斯坦总统米尔济约耶夫、哈萨克斯坦总统托卡耶夫、土耳其总统埃尔多安，微妙的是并未致电中国元首。6月25日，俄罗斯副外长鲁登科访华。据中国外交部新闻稿，当天部长秦刚会见、副部长马朝旭磋商，都未将俄兵变列为首要议题，反而以上合组织为首要议题。由此判断这是早已安排的例行工作访问，并非专程访华通报，最可能是筹备7月4日上合元首理事会第23次会议，提前协调中俄两大核心国的立场。</text:p>
      <text:p text:style-name="P4">
<text:span text:style-name="T5">
（注：作者为独立评论人，微信公号：SSWYSP。本文仅代表作者个人观点。责编邮箱bo.liu@ftchinese.com）</text:span>
</text:p>
      <text:p text:style-name="P4">
Source: <text:a xlink:type="simple" xlink:href="http://www.ftchinese.com/story/001100204" text:style-name="Internet_20_link" text:visited-style-name="Visited_20_Internet_20_Link">
http://www.ftchinese.com/story/001100204</text:a>
</text:p>
      <!--NEWS-->
      <text:h text:style-name="P10" text:outline-level="1">
<text:span text:style-name="T4">
波兰总统访乌：波乌团结一致将更强大</text:span>
</text:h>
      <text:p text:style-name="P4">
Author: 联合早报 (Person)</text:p>
      <text:p text:style-name="P4">
Publisher: 联合早报 (Organization)</text:p>
      <text:p text:style-name="P4">
Published Time: 2023-07-10T06:58</text:p>
      <text:p text:style-name="P4">
Modified Time: 2023-07-10T10:56</text:p>
      <text:p text:style-name="P4">
Description: 波兰总统杜达在乌克兰会见乌总统泽连斯基，强调两国团结一致的重要性。综合法新社和法广网报道，杜达星期天（7月9日）与泽连斯基一同访问乌西部城市卢茨克（Lutsk）。他在社交媒体上发文...</text:p>
      <text:p text:style-name="P4">
Videos: []</text:p>
      <text:p text:style-name="P4">
Audios: []</text:p>
      <text:p text:style-name="P4">
Images: []</text:p>
      <text:p text:style-name="P4">
Type: NewsArticle</text:p>
      <text:p text:style-name="P4">
Breadcrumbs: ['即时', '国际']</text:p>
      <text:p text:style-name="P4">
Keywords: ['乌克兰', '波兰', '北约', '俄乌战争']</text:p>
      <!--METADATA-->
      <text:p text:style-name="P4">
波兰总统杜达在乌克兰会见乌总统泽连斯基，强调两国团结一致的重要性。</text:p>
      <text:p text:style-name="P4">
综合法新社和法广网报道，杜达星期天（7月9日）与泽连斯基一同访问乌西部城市卢茨克（Lutsk）。他在社交媒体上发文说，两国团结一致将会更强大。</text:p>
      <text:p text:style-name="P4">
北约领导人即将在立陶宛举行峰会，乌克兰希望在峰会上得到一个明确的信号，即乌克兰有朝一日可以加入北约。</text:p>
      <text:p text:style-name="P4">
泽连斯基与北约秘书长斯托尔滕贝格都坦言，在战争结束前，乌克兰不太可能如愿加入北约，但乌克兰要求在此次北约峰会上得到各国的“安全承诺”。</text:p>
      <text:p text:style-name="P4">
波兰是乌克兰在北约内部的最大支持者之一，它曾呼吁北约其他成员国为乌克兰提供“安全保障”。</text:p>
      <text:p text:style-name="P4">
泽连斯基说，他与杜达就北约峰会进行了“简短但非常实质性”的讨论，波乌两国领导人同意在北约峰会上“共同努力，为基辅争取最好结果”。</text:p>
      <text:p text:style-name="P4">
美国总统拜登星期天赴欧洲访问前指出，“现在让乌克兰加入北约将意味北约会与俄罗斯开战”，在目前战争期间，北约成员国就是否吸纳乌克兰一事尚未达成一致意见。</text:p>
      <text:p text:style-name="P4">
Source: <text:a xlink:type="simple" xlink:href="https://www.zaobao.com.sg/realtime/world/story20230710-1412320" text:style-name="Internet_20_link" text:visited-style-name="Visited_20_Internet_20_Link">
https://www.zaobao.com.sg/realtime/world/story20230710-1412320</text:a>
</text:p>
      <!--NEWS-->
      <text:h text:style-name="P10" text:outline-level="1">
<text:span text:style-name="T4">
美股财报季来了，市场能守住涨势吗？ (Free Version)</text:span>
</text:h>
      <text:p text:style-name="P4">
Author: Hannah Miao / Amina Niasse</text:p>
      <text:p text:style-name="P4">
Publisher: 华尔街日报中文网</text:p>
      <text:p text:style-name="P4">
Published Time: 2023-07-10T07:07:00.000Z</text:p>
      <text:p text:style-name="P4">
Modified Time: 2023-07-10T07:07:00.000Z</text:p>
      <text:p text:style-name="P4">
Created Time: 2023-07-10T07:07:00.000Z</text:p>
      <text:p text:style-name="P4">
Description: 美股财报季将在本周拉开帷幕，在企业利润承压的背景下，投资者将思考美股能否守住涨势，这意味着市场又将面临一场考验。</text:p>
      <text:p text:style-name="P4">
Images: []</text:p>
      <text:p text:style-name="P4">
Categories: ['金融市场', '股市']</text:p>
      <text:p text:style-name="P4">
Keywords: SYND,LINK:EN|WP-WSJ-0001038894</text:p>
      <text:p text:style-name="P4">
Type: Article</text:p>
      <!--METADATA-->
      <text:p text:style-name="P4">
美股财报季将在本周拉开帷幕，在企业利润承压的背景下，投资者将思考美股能否守住涨势，这意味着市场又将面临一场考验。</text:p>
      <text:p text:style-name="P4">
Source: <text:a xlink:type="simple" xlink:href="https://cn.wsj.com/articles/%E7%BE%8E%E8%82%A1%E8%B4%A2%E6%8A%A5%E5%AD%A3%E6%9D%A5%E4%BA%86-%E5%B8%82%E5%9C%BA%E8%83%BD%E5%AE%88%E4%BD%8F%E6%B6%A8%E5%8A%BF%E5%90%97-4db62664" text:style-name="Internet_20_link" text:visited-style-name="Visited_20_Internet_20_Link">
https://cn.wsj.com/articles/%E7%BE%8E%E8%82%A1%E8%B4%A2%E6%8A%A5%E5%AD%A3%E6%9D%A5%E4%BA%86-%E5%B8%82%E5%9C%BA%E8%83%BD%E5%AE%88%E4%BD%8F%E6%B6%A8%E5%8A%BF%E5%90%97-4db62664</text:a>
</text:p>
      <!--NEWS-->
      <text:h text:style-name="P10" text:outline-level="1">
<text:span text:style-name="T4">
拜登将开启欧洲之行，与英国首相和国王会晤 (Free Version)</text:span>
</text:h>
      <text:p text:style-name="P4">
Author: Andrew Restuccia</text:p>
      <text:p text:style-name="P4">
Publisher: 华尔街日报中文网</text:p>
      <text:p text:style-name="P4">
Published Time: 2023-07-10T07:20:00.000Z</text:p>
      <text:p text:style-name="P4">
Modified Time: 2023-07-10T07:20:00.000Z</text:p>
      <text:p text:style-name="P4">
Created Time: 2023-07-10T05:46:00.000Z</text:p>
      <text:p text:style-name="P4">
Description: 美国总统拜登将在周一与英国首相苏纳克和国王查尔斯三世举行会晤，拉开他为期四天的欧洲之行的序幕。这是拜登在查尔斯三世加冕后首次与其举行面对面会谈。</text:p>
      <text:p text:style-name="P4">
Images: []</text:p>
      <text:p text:style-name="P4">
Categories: ['国际']</text:p>
      <text:p text:style-name="P4">
Keywords: SYND</text:p>
      <text:p text:style-name="P4">
Type: Article</text:p>
      <!--METADATA-->
      <text:p text:style-name="P4">
美国总统拜登(Joe Biden)将在周一与英国首相苏纳克(Rishi Sunak)和国王查尔斯三世(King CharlesIII)举行会晤，拉开他为期四天的欧洲之行的序幕。这是拜登在 <text:a xlink:type="simple" xlink:href="https://cn.wsj.com/articles/CN-BGH-20220910082518" text:style-name="Internet_20_link" text:visited-style-name="Visited_20_Internet_20_Link">
 查尔斯三世加冕 </text:a>
 后首次与其举行面对面会谈。</text:p>
      <text:p text:style-name="P4">
Source: <text:a xlink:type="simple" xlink:href="https://cn.wsj.com/articles/%E6%8B%9C%E7%99%BB%E5%B0%86%E5%BC%80%E5%90%AF%E6%AC%A7%E6%B4%B2%E4%B9%8B%E8%A1%8C-%E4%B8%8E%E8%8B%B1%E5%9B%BD%E9%A6%96%E7%9B%B8%E5%92%8C%E5%9B%BD%E7%8E%8B%E4%BC%9A%E6%99%A4-75bac827" text:style-name="Internet_20_link" text:visited-style-name="Visited_20_Internet_20_Link">
https://cn.wsj.com/articles/%E6%8B%9C%E7%99%BB%E5%B0%86%E5%BC%80%E5%90%AF%E6%AC%A7%E6%B4%B2%E4%B9%8B%E8%A1%8C-%E4%B8%8E%E8%8B%B1%E5%9B%BD%E9%A6%96%E7%9B%B8%E5%92%8C%E5%9B%BD%E7%8E%8B%E4%BC%9A%E6%99%A4-75bac827</text:a>
</text:p>
      <!--NEWS-->
      <text:h text:style-name="P10" text:outline-level="1">
<text:span text:style-name="T4">
拜登抵伦敦 开启欧洲三国访问之行</text:span>
</text:h>
      <text:p text:style-name="P4">
Author: 联合早报 (Person)</text:p>
      <text:p text:style-name="P4">
Publisher: 联合早报 (Organization)</text:p>
      <text:p text:style-name="P4">
Published Time: 2023-07-10T07:30</text:p>
      <text:p text:style-name="P4">
Modified Time: 2023-07-10T07:30</text:p>
      <text:p text:style-name="P4">
Description: 美国总统拜登抵达伦敦，开启为期五天的欧洲之行。路透社报道，拜登星期天（7月9日）抵达伦敦斯坦斯特德机场（Stansted Airport），登上海军陆战队一号直升机前往伦敦市中心。</text:p>
      <text:p text:style-name="P4">
Videos: []</text:p>
      <text:p text:style-name="P4">
Audios: []</text:p>
      <text:p text:style-name="P4">
Images: []</text:p>
      <text:p text:style-name="P4">
Type: NewsArticle</text:p>
      <text:p text:style-name="P4">
Breadcrumbs: ['即时', '国际']</text:p>
      <text:p text:style-name="P4">
Keywords: ['拜登', '英美关系', '北约']</text:p>
      <!--METADATA-->
      <text:p text:style-name="P4">
美国总统拜登抵达伦敦，开启为期五天的欧洲之行。</text:p>
      <text:p text:style-name="P4">
路透社报道，拜登星期天（7月9日）抵达伦敦斯坦斯特德机场（StanstedAirport），登上海军陆战队一号直升机前往伦敦市中心。他星期一（10日）将与英国首相苏纳克在唐宁街10号举行会晤，随后将前往温莎城堡，会见英王查尔斯三世。</text:p>
      <text:p text:style-name="P4">
英国首相办公室星期天在声明中强调了英美联盟的重要性，白宫的声明也指出，拜登此访旨在进一步加强美英两国的密切关系。预计拜登与苏纳克的会谈将包括北约峰会和乌克兰等问题。</text:p>
      <text:p text:style-name="P4">
拜登与查尔斯三世的会晤则将聚焦气候问题。</text:p>
      <text:p text:style-name="P4">
结束英国行程后，拜登将赴立陶宛首都维尔纽斯参加北约领导人峰会。瑞典希望能在峰会期间获得北约成员国资格，而乌克兰则呼吁峰会发出乌克兰可以加入联盟的明确信号。</text:p>
      <text:p text:style-name="P4">
拜登星期天已就瑞典加入北约事宜 <text:a xlink:type="simple" xlink:href="https://www.zaobao.com/realtime/world/story20230710-1412319" text:style-name="Internet_20_link" text:visited-style-name="Visited_20_Internet_20_Link">
 与土耳其总统埃尔多安通电话</text:a>
。在乌克兰问题上，他在出访欧洲前接受美国媒体采访时指出，在目前的战争时期，对乌克兰加入北约一事应该持谨慎态度，联盟在这件事上尚未达成一致意见。</text:p>
      <text:p text:style-name="P4">
在出席北约峰会期间，拜登将于星期三（12日）在维尔纽斯大学发表演讲。白宫说，此次演讲将涵盖拜登的愿景，即“一个强大、自信的美国，在强大、自信的盟友和伙伴的支持下”，应对当下从俄乌战争到气候危机等一系列重大挑战。</text:p>
      <text:p text:style-name="P4">
北约峰会结束后，拜登将前往芬兰，在赫尔辛基与芬兰领导人举行会谈，并出席美国和北欧国家领导人峰会。芬兰今年4月刚刚成为北约第31个成员国。</text:p>
      <text:p text:style-name="P4">
Source: <text:a xlink:type="simple" xlink:href="https://www.zaobao.com.sg/realtime/world/story20230710-1412322" text:style-name="Internet_20_link" text:visited-style-name="Visited_20_Internet_20_Link">
https://www.zaobao.com.sg/realtime/world/story20230710-1412322</text:a>
</text:p>
      <!--NEWS-->
      <text:h text:style-name="P10" text:outline-level="1">
<text:span text:style-name="T4">
日股收黑</text:span>
</text:h>
      <text:p text:style-name="P4">
Publisher: 法新社</text:p>
      <text:p text:style-name="P4">
Published Time: 2023-07-10T07:32:08+00:00</text:p>
      <text:p text:style-name="P4">
Modified Time: 2023-07-10T07:20:05+00:00</text:p>
      <text:p text:style-name="P4">
Description: （法新社东京10日电） 由于投资人持续担忧美国联邦准备理事会（Fed）未来升息的冲击，华尔街股市前一交易日收黑，日本东京股市今天跟跌收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7-10T07-32-08-00-00/000000.png" xlink:type="simple" xlink:show="embed" xlink:actuate="onLoad" draw:mime-type="image/png"/>
</draw:frame>
</text:p>
      <text:p text:style-name="P4">
日经225指数下滑198.69点，或0.61%，收在32189.73点。东证股价指数下跌11.57点，或0.51%，收在2243.33点。</text:p>
      <text:p text:style-name="P4">
Source: <text:a xlink:type="simple" xlink:href="https://www.rfi.fr/cn/%E8%B4%A2%E7%BB%8F%E5%BF%AB%E8%AE%AF/20230710-%E6%97%A5%E8%82%A1%E6%94%B6%E9%BB%91" text:style-name="Internet_20_link" text:visited-style-name="Visited_20_Internet_20_Link">
https://www.rfi.fr/cn/%E8%B4%A2%E7%BB%8F%E5%BF%AB%E8%AE%AF/20230710-%E6%97%A5%E8%82%A1%E6%94%B6%E9%BB%91</text:a>
</text:p>
      <!--NEWS-->
      <text:h text:style-name="P10" text:outline-level="1">
<text:span text:style-name="T4">
夏季联赛夺27分12篮板 温班亚马展现状元身价</text:span>
</text:h>
      <text:p text:style-name="P4">
Publisher: 法新社</text:p>
      <text:p text:style-name="P4">
Published Time: 2023-07-10T07:32:09+00:00</text:p>
      <text:p text:style-name="P4">
Modified Time: 2023-07-10T07:05:04+00:00</text:p>
      <text:p text:style-name="P4">
Description: （法新社拉斯维加斯9日电） NBA圣安东尼奥马刺今天在夏季联赛80比85不敌波特兰拓荒者，但阵中选秀状元温班亚马夺下27分12篮板，一扫前场比赛表现低迷的阴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7-10T07-32-09-00-00/000000.png" xlink:type="simple" xlink:show="embed" xlink:actuate="onLoad" draw:mime-type="image/png"/>
</draw:frame>
</text:p>
      <text:p text:style-name="P4">
身高224公分的19岁法国中锋温班亚马（Victor Wembanyama）是继20年前的詹姆斯（LeBronJames）后最受瞩目的新秀，但他进入美国职篮NBA的首战表现不佳，让人对他的天赋究竟能否在NBA发挥感到迟疑。</text:p>
      <text:p text:style-name="P4">
但今天温班亚马在上场不到27分钟的情况下，抓下全场最多的12个篮板，并赏给对手3记麻辣锅，还有1次的抄截。包括三分球4投2中在内，他14次出手命中9球，12次站上罚球线也罚进7球。</text:p>
      <text:p text:style-name="P4">
温班亚马7日首度亮相表现则不尽理想，打了27分钟仅获9分、8篮板、5阻攻、3抄截，不过他所属的马刺最终以76比68击败夏洛特黄蜂。那场比赛，他在三分线外6投仅1中，一共出手13次只投进2球。</text:p>
      <text:p text:style-name="P4">
今天对上拓荒者一役，温班亚马看起来对马刺的进攻战术适应了不少，这是他曾提到自己在首战遇到的问题。此外，今天他也有灌篮的演出，并抓下几个进攻篮板。</text:p>
      <text:p text:style-name="P4">
在比赛剩下1分58秒时，温班亚马砍进一记三分弹，让马刺将比数拉近78为79，但拓荒者随即也回敬一颗三分球把比数拉大，马刺自此没能再缩小颓势。今天赛后，马刺、拓荒者的战绩同为1胜1败。</text:p>
      <text:p text:style-name="P4">
目前还不确定温班亚马夏季联赛何时会再上场，因为他曾表示自己可能不会在赌城打超过两场比赛。</text:p>
      <text:p text:style-name="P4">
马刺下场夏季联赛将是11日对上华盛顿巫师的比赛，接下来就是14日对上底特律活塞之战。</text:p>
      <text:p text:style-name="P4">
马刺8日宣布与74岁总教练暨篮球营运总裁帕波维奇（Gregg Popovich）签下5年合约，这对温班亚马来说是个好消息。</text:p>
      <text:p text:style-name="P4">
帕波维奇是在美国职业运动执教时间最长的教练，他曾率领马刺拿下5座NBA总冠军，也曾带领美国男篮在东京奥运夺得金牌。</text:p>
      <text:p text:style-name="P4">
帕波维奇指导长人的经验丰富，马刺过去两名选秀状元罗宾森（David Robinson）和邓肯（Tim Duncan）都曾在他的麾下打球，他也擅于指导极具天赋的国际球员，「法国」小跑车帕克（Tony Parker） 、「阿根廷刺客」吉诺布里（ManuGinobili）就是其中最好的例子。</text:p>
      <text:p text:style-name="P4">
Source: <text:a xlink:type="simple" xlink:href="https://www.rfi.fr/cn/%E8%BF%90%E5%8A%A8%E5%A4%A9%E5%9C%B0/20230710-%E5%A4%8F%E5%AD%A3%E8%81%94%E8%B5%9B%E5%A4%BA27%E5%88%8612%E7%AF%AE%E6%9D%BF-%E6%B8%A9%E7%8F%AD%E4%BA%9A%E9%A9%AC%E5%B1%95%E7%8E%B0%E7%8A%B6%E5%85%83%E8%BA%AB%E4%BB%B7" text:style-name="Internet_20_link" text:visited-style-name="Visited_20_Internet_20_Link">
https://www.rfi.fr/cn/%E8%BF%90%E5%8A%A8%E5%A4%A9%E5%9C%B0/20230710-%E5%A4%8F%E5%AD%A3%E8%81%94%E8%B5%9B%E5%A4%BA27%E5%88%8612%E7%AF%AE%E6%9D%BF-%E6%B8%A9%E7%8F%AD%E4%BA%9A%E9%A9%AC%E5%B1%95%E7%8E%B0%E7%8A%B6%E5%85%83%E8%BA%AB%E4%BB%B7</text:a>
</text:p>
      <!--NEWS-->
      <text:h text:style-name="P10" text:outline-level="1">
<text:span text:style-name="T4">
索羅門總理訪北京 欲在美中之間「保持中立」</text:span>
</text:h>
      <text:p text:style-name="P4">
Author: None (Language: zh)</text:p>
      <text:p text:style-name="P4">
Publisher: None</text:p>
      <text:p text:style-name="P4">
Time: 2023-07-10T07:33:00Z</text:p>
      <text:p text:style-name="P4">
Description: 索羅門群島總理索加瓦雷9日造訪中國，行前曾特別強調不會在美中之間選邊站。10日，他與中國總理李強會晤，兩國簽署了新的警務合作協議，以及體育科技援助項目。針對索加瓦雷此行，專家怎麼看？</text:p>
      <text:p text:style-name="P4">
Videos: []</text:p>
      <text:p text:style-name="P4">
Images: []</text:p>
      <text:p text:style-name="P4">
Subject: 时政风云</text:p>
      <text:p text:style-name="P4">
Subjects: ['澳大利亚', '新西兰']</text:p>
      <text:p text:style-name="P4">
Keywords: ['所罗门群岛', '太平洋岛国', '澳大利亚', '新西兰', '美中关系', '中所协议']</text:p>
      <text:p text:style-name="P4">
ID: 66171827</text:p>
      <!--METADATA-->
      <text:p text:style-name="P4">
<text:a xlink:type="simple" xlink:href="https://www.dw.com/zh/overlay/image/article/66171827/66171715" text:style-name="Internet_20_link" text:visited-style-name="Visited_20_Internet_20_Link">
 </text:a>
</text:p>
      <text:p text:style-name="P4">
10日上午，索羅門群島總理索加瓦雷在北京會晤中國總理李強。</text:p>
      <text:p text:style-name="P4">
（德國之聲中文網）時隔大約4年，索羅門群島總理索加瓦雷（Manasseh Sogavare）週日（7月9日）再度造訪中國；這是 <text:a xlink:type="simple" xlink:href="https://www.dw.com/zh/zh/中索安全協議的連鎖效應專家改變太平洋戰略環境/a-61312975" text:style-name="Internet_20_link" text:visited-style-name="Visited_20_Internet_20_Link">
 索羅門與中國達成安全協議</text:a>
以來，索加瓦雷首度訪中。出訪前，索加瓦雷強調要在美中競爭之間「保持中立」，以自身國家發展所需為優先。</text:p>
      <text:p text:style-name="P4">
上週五（7日），索加瓦雷在索羅門群島獨立45週年演說中表示：「我們希望維持中立，因為選邊站、與非我國利益的團體結盟，這並不符合我們人民和國家的利益。我們的國家利益是尋求發展。」他補充道，該國在首都霍尼亞拉以外的地方，迫切需要基礎建設。</text:p>
      <text:p text:style-name="P4">
中國外交部發言人汪文斌6日表示，索加瓦雷應中國總理李強之邀，於9日至15日訪華。汪文斌稱，兩國建交以來「促進了地區和平、穩定與發展」。</text:p>
      <text:p text:style-name="P4">
據索羅門政府8日的新聞稿，索加瓦雷此行將強化與中國的雙邊關係，在共同關切的議題上交換意見、加強理解。他在北京的行程包含會見中國企業人士，以及替索羅門駐北京大使館揭幕；他還會造訪江蘇和廣東省。</text:p>
      <text:p text:style-name="P4">
週一（10日）上午，索加瓦雷在北京人民大會堂會晤李強。據法新社報導，李強說兩國過去4年的關係深具成果，並稱索羅門選擇與中國建交是正確的選擇、符合時勢所趨。索加瓦雷則說，索羅門能從中國的發展經驗學到很多。</text:p>
      <text:p text:style-name="P4">
兩國簽署了新的警務合作協議，效期持續至2025年。此外，雙方也針對11月在索羅門舉辦的太平洋運動會（Pacific Games），簽訂了體育科技援助項目。</text:p>
      <text:p text:style-name="P4">
路透社指出，中國已替該國興建體育館，並在維安方面提供意見，且本週還有80名索羅門運動員將赴中，由中國協助訓練。</text:p>
      <text:p text:style-name="P4">
</text:p>
      <text:p text:style-name="P4">
索羅門群島總理索加瓦雷10日在北京人民大會堂參加歡迎儀式。</text:p>
      <text:h text:style-name="P12" text:outline-level="3">
<text:span text:style-name="T4">
索羅門群島與中國的關係</text:span>
</text:h>
      <text:p text:style-name="P4">
澳大利亞國立大學（ANU）太平洋事務專家史密斯（GraemeSmith）告訴路透社，索加瓦雷此行，時機關乎太平洋運動會。他還表示，索加瓦雷在中國會被讚為「敢於挺身承受美國和澳大利亞壓力」的小國領袖。</text:p>
      <text:p text:style-name="P4">
澳大利亞智庫洛伊研究所（Lowy Institute）學者基恩（MegKeen）指出，索羅門群島是太平洋地區跟中國關係最密切的國家之一。「隨著太平洋運動會和選舉到來，索加瓦雷將尋求資源，爭取國內政治優勢。」但基恩亦稱，這不是「零和遊戲」，索加瓦雷會利用地緣政治角力，也同時接受美國和日本援助。</text:p>
      <text:p text:style-name="P4">
索加瓦雷上週告訴法新社，他已要求檢視與澳大利亞長期的防務協定，但他並未明言將尋求何種改變。他表示索羅門並不是要降低與澳大利亞的關係層級：「澳大利亞仍是索羅門群島的重要援助國與發展合作夥伴，我們希望繼續加強這種關係。」</text:p>
      <text:p text:style-name="P4">
</text:p>
      <text:p text:style-name="P4">
去年5月，時任中國外長王毅與澳大利亞外長黃英賢雙雙出訪太平洋島國。圖為黃英賢在斐濟演說時承諾提供更多資金協助區域應對氣候變遷，並強調不會有附加條件。</text:p>
      <text:p text:style-name="P4">
中國官媒《環球時報》10日則以「南太平洋的友華總理」形容索加瓦雷，讚許他 <text:a xlink:type="simple" xlink:href="https://www.dw.com/zh/zh/美副國務卿訪索羅門-總理缺席活動冷落美方/a-62750853" text:style-name="Internet_20_link" text:visited-style-name="Visited_20_Internet_20_Link">
 沒有完全跟美國、澳大利亞同一陣線</text:a>
。另一篇報導批評歐美把中國和索羅門的「正常交往」炒作成「中國威脅」，並引述中國聊城大學太平洋島國研究中心首席研究員于鐳的觀點，稱索加瓦雷此行將深化兩國務實合作，「與西方對太平洋島國的『口惠實不至』形成鮮明對比」。</text:p>
      <text:p text:style-name="P4">
自索加瓦雷2019年4月成為索羅門總理之後，加入了中國的「一帶一路」倡議，在基礎建設方面與中國合作。</text:p>
      <text:p text:style-name="P4">
中國電信巨頭華為已著手在索羅門群島建造手機網路，此計劃有6600萬美元的資金來自中國進出口銀行（EXIM）的貸款，引發索羅門國會對債務負擔的擔憂。此外，霍尼亞拉港的再開發案今年3月由中國國企「中國土木工程集團」（CCECC）得標；同屬太平洋島國的薩摩亞對此持懷疑態度，擔心該港「可能變成其他用途」，呼籲區域內各國密切關注此事。</text:p>
      <text:h text:style-name="P12" text:outline-level="3">
<text:span text:style-name="T4">
美中在太平洋的角力</text:span>
</text:h>
      <text:p text:style-name="P4">
美聯社6日指出，索加瓦雷此行顯示美中在南太平洋的影響力之爭正在加速。</text:p>
      <text:p text:style-name="P4">
索加瓦雷近年與中國的互動讓歐美擔憂。2019年，索羅門正式跟台灣斷交、改與中國建交；去年4月，在美國派遣代表團出訪索羅門之前， <text:a xlink:type="simple" xlink:href="https://www.dw.com/zh/zh/美澳錯愕中國稱已與索羅門簽訂安全協議/a-61508446" text:style-name="Internet_20_link" text:visited-style-name="Visited_20_Internet_20_Link">
中國宣布已與索羅門簽署安全合作框架協議 </text:a>
。</text:p>
      <text:p text:style-name="P4">
<text:a xlink:type="simple" xlink:href="https://www.dw.com/zh/zh/質疑中索安全協議透明度-美官員僅少數人看過最終版/a-61603146" text:style-name="Internet_20_link" text:visited-style-name="Visited_20_Internet_20_Link">
 美國批評中國與索羅門的安全協議不透明 </text:a>
 ，並 <text:a xlink:type="simple" xlink:href="https://www.dw.com/zh/zh/澳總理若中國建立索羅門軍事基地將越紅線/a-61578254" text:style-name="Internet_20_link" text:visited-style-name="Visited_20_Internet_20_Link">
 質疑中國的動機與目標</text:a>
；此前，社交媒體上曾流傳協議草案內容，顯示索羅門群島可能允許中國部署海軍設施。對此， <text:a xlink:type="simple" xlink:href="https://www.dw.com/zh/zh/索羅門總理駁斥紐澳-與北京簽安全協議沒受脅迫/a-61286910" text:style-name="Internet_20_link" text:visited-style-name="Visited_20_Internet_20_Link">
 索羅門政府多次否認</text:a>
 ，稱無意讓中國設立軍事基地。</text:p>
      <text:p text:style-name="P4">
<text:a xlink:type="simple" xlink:href="https://www.dw.com/zh/zh/制衡中國-莫迪布林肯造訪太平洋島國/a-65695643" text:style-name="Internet_20_link" text:visited-style-name="Visited_20_Internet_20_Link">
 因應中國在太平洋島國的影響力擴張 </text:a>
，美國今年5月與巴布亞新幾內亞簽訂了 <text:a xlink:type="simple" xlink:href="https://www.dw.com/zh/zh/与美签订防务协议-巴新称不会被用作发动战争的基地/a-65708543" text:style-name="Internet_20_link" text:visited-style-name="Visited_20_Internet_20_Link">
 防衛合作協議 </text:a>
 （Defense Cooperation Agreement）及隨船觀察員協議（ShipRiders Pact），允許美軍進出該國海空，且美國海岸警衛隊可在其專屬經濟區內巡邏。</text:p>
      <text:p text:style-name="P4">
</text:p>
      <text:p text:style-name="P4">
美國國務卿布林肯今年5月與巴布亞新幾內亞防長達基（Win Bakri Daki）簽訂防務協議。</text:p>
      <text:p text:style-name="P4">
據美聯社分析，中國欲與其他太平洋島國建立更密切關係的努力，整體上並未達到預期效果。</text:p>
      <text:p text:style-name="P4">
去年5月，時任中國外長的王毅曾出訪太平洋，外界曾傳言中國將與10個太平洋島國簽署區域安全與經濟發展協議，但最終破局；當時密克羅尼西亞等國表示不贊同該協議，認為可能「帶來新冷戰」。</text:p>
      <text:p text:style-name="P4">
紐西蘭梅西大學（Massey University）國際安全專家鮑爾斯（AnnaPowles）當時曾告訴DW，中國跟索羅門簽訂協議之後似乎「自信過頭」，並未認知到太平洋島國需要時間建立共識。鮑爾斯認為，中國可能再次將重心放在個別的雙邊協議，但也不會徹底放棄在太平洋推動多邊協議。</text:p>
      <text:p text:style-name="P4">
</text:p>
      <text:p text:style-name="P4">
去年5月，時任中國外長的王毅出訪太平洋島國，但外界認為此行取得的成果不大。圖為王毅與太平洋島國論壇秘書長普納（Henry Puna）在斐濟合影。</text:p>
      <text:p text:style-name="P4">
（綜合報導）</text:p>
      <text:p text:style-name="P4">
Source: <text:a xlink:type="simple" xlink:href="https://www.dw.com/zh/索羅門總理訪北京-欲在美中之間「保持中立」/a-66171827" text:style-name="Internet_20_link" text:visited-style-name="Visited_20_Internet_20_Link">
https://www.dw.com/zh/索羅門總理訪北京-欲在美中之間「保持中立」/a-66171827?maca=chi-rss-chi-all-1127-rdf</text:a>
</text:p>
      <!--NEWS-->
      <text:h text:style-name="P10" text:outline-level="1">
<text:span text:style-name="T4">
耶伦访华：美国财长中国行改善了中美关系吗</text:span>
</text:h>
      <text:p text:style-name="P4">
Author: https://www.facebook.com/bbcworldservice/</text:p>
      <text:p text:style-name="P4">
Publisher: BBC News 中文</text:p>
      <text:p text:style-name="P4">
Published Time: 2023-07-10T07:52:07.000Z</text:p>
      <text:p text:style-name="P4">
Modified Time: 2023-07-10T10:05:03.000Z</text:p>
      <text:p text:style-name="P4">
Description: 拜登政府似乎在试图证明，其中国政策并不是单纯延续特朗普政府对北京的公开敌视。</text:p>
      <text:p text:style-name="P4">
Images: ["<text:a xlink:type="simple" xlink:href="https://ichef.bbci.co.uk/news/640/cpsprodpb/8ED3/production/_130336563_121ade98-5d98-45e6-a91f-891fab4d7df1.jpg" text:style-name="Internet_20_link" text:visited-style-name="Visited_20_Internet_20_Link">
_130336563_12...</text:a>
"]</text:p>
      <text:p text:style-name="P4">
Videos: []</text:p>
      <text:p text:style-name="P4">
Tags: ['中美关系', '中國', '美国', '经济', '贸易']</text:p>
      <text:p text:style-name="P4">
Type: Article</text:p>
      <!--METADATA-->
      <text:h text:style-name="P12" text:outline-level="3">
<text:span text:style-name="T4">
耶伦访华：美国财长中国行改善了中美关系吗</text:span>
</text:h>
      <ul>
        <li>
傅东飞（Rupert Wingfield-Hayes）   * BBC亚洲事务记者</li>
      </ul>
      <text:p text:style-name="P4">
2023年7月10日早上7点52分  最近更新： 2023年7月10日上午10点05分<draw:frame draw:style-name="fr1" draw:name="Image100" text:anchor-type="as-char" svg:width="6.9236in" svg:height="3.894525in" draw:z-index="0">
<draw:image xlink:href="../Images/BBC Chinese/2023-07-10T07-52-07.000Z/_130336563_121ade98-5d98-45e6-a91f-891fab4d7df1.jpg" xlink:type="simple" xlink:show="embed" xlink:actuate="onLoad" draw:mime-type="image/jpeg"/>
</draw:frame>
</text:p>
      <text:p text:style-name="P4">
图像来源，  Reuters</text:p>
      <text:p text:style-name="P4">
图像加注文字，</text:p>
      <text:p text:style-name="P4">
耶伦（左）与中国新财金主管何立峰（右）的首次会晤在一片彬彬有礼的气氛中举行。</text:p>
      <text:p text:style-name="P4">
<text:span text:style-name="T4">
美国财政部长耶伦（Janet Yellen）刚刚结束了四天对华访问，她此行的目的是要重建两国之间的桥梁。</text:span>
</text:p>
      <text:p text:style-name="P4">
这次北京之行是否成功？要是我们只看一项最基本的指标，是的。</text:p>
      <text:p text:style-name="P4">
美国与中国再次实现了对话，面对面的，哪怕不算热情，也算是彬彬有礼和互相尊重。</text:p>
      <text:p text:style-name="P4">
这跟特朗普（Donald Trump）执政年间，大多依靠社交媒体作为喊话筒的跨太平洋沟通比较，可谓大相径庭。</text:p>
      <text:p text:style-name="P4">
<text:a xlink:type="simple" xlink:href="https://www.bbc.com/zhongwen/simp/chinese-news-66147637" text:style-name="Internet_20_link" text:visited-style-name="Visited_20_Internet_20_Link">
 耶伦访华：四天里见了谁谈了什么没谈什么？ </text:a>
  * <text:a xlink:type="simple" xlink:href="https://www.bbc.com/zhongwen/simp/chinese-news-66117744" text:style-name="Internet_20_link" text:visited-style-name="Visited_20_Internet_20_Link">
 从“脱钩”到“去风险” 美欧对华政策的战略转向还是凝聚共识？ </text:a>
  * <text:a xlink:type="simple" xlink:href="https://www.bbc.com/zhongwen/simp/world-65981589" text:style-name="Internet_20_link" text:visited-style-name="Visited_20_Internet_20_Link">
 布林肯访华与拜登“独裁论” 中美关系“唇枪舌剑”下的一周 </text:a>
</text:p>
      <text:p text:style-name="P4">
双方的语调和内容都比之前正面、慎重。在耶伦此行之前，尚有美国国务卿布林肯（Antony Blinken）6月份那次事关重大的访问， <text:a xlink:type="simple" xlink:href="https://www.bbc.com/zhongwen/simp/chinese-news-65950568" text:style-name="Internet_20_link" text:visited-style-name="Visited_20_Internet_20_Link">
两国当时均承诺要稳定彼此关系 </text:a>
 。</text:p>
      <text:p text:style-name="P4">
星期天（7月9日）行程结束之际，耶伦表示，建立“与中国新经济团队之间适应性强且有建设性的沟通渠道”将会有所帮助。此言不能被低估。</text:p>
      <text:p text:style-name="P4">
今年3月，中国政府顶层的大部分人被替换，新人的首要条件是忠诚于最高领导人习近平，而其中的关键人物这一正是该国新的经济事务主管官员何立峰。</text:p>
      <text:p text:style-name="P4">
星期六（8日），耶伦大部分时间都花在与何立峰会谈上。她说两人的会谈“直接、实质和卓有成效”，但同时承认双方有“显著分歧”。</text:p>
      <text:p text:style-name="P4">
</text:p>
      <text:h text:style-name="P12" text:outline-level="3">
<text:span text:style-name="T4">
耶伦的深鞠躬引发议论</text:span>
</text:h>
      <text:p text:style-name="P4">
<text:span text:style-name="T4">
BBC</text:span>
 <text:span text:style-name="T4">
中文</text:span>
</text:p>
      <text:p text:style-name="P4">
耶伦星期六在钓鱼台国宾馆会晤首次以“中美经贸中方牵头人”头衔露面的中国副总理兼何立峰，两人见面之际，耶伦的肢体语言在中美两国社交媒体上引起议论。</text:p>
      <text:p text:style-name="P4">
在Twitter上，美国亚裔评论人士 <text:a xlink:type="simple" xlink:href="https://twitter.com/stillgray/status/1677863110638718976" text:style-name="Internet_20_link" text:visited-style-name="Visited_20_Internet_20_Link">
 张千里（Ian Miles Cheong）</text:a>
形容耶伦向何立峰“深深鞠躬”，而这是“前所未见”的。 <text:a xlink:type="simple" xlink:href="https://nypost.com/2023/07/08/us-treasury-secretary-janet-yellen-commits-embarrassing-bow-during-beijing-visit/" text:style-name="Internet_20_link" text:visited-style-name="Visited_20_Internet_20_Link">
 小报《纽约邮报》（New York Post）</text:a>
 形容，何立峰当时向后退了一点，给耶伦“更多卑躬屈膝（kowtow）的空间”。</text:p>
      <text:p text:style-name="P4">
比利时布鲁塞尔智库俄罗斯、欧洲和亚洲研究中心（CREAS）主任 <text:a xlink:type="simple" xlink:href="https://twitter.com/TheresaAFallon/status/1678046369934630914" text:style-name="Internet_20_link" text:visited-style-name="Visited_20_Internet_20_Link">
 方娴雅（Theresa Fallon）</text:a>
描述：“耶伦可是鞠了三个躬。”，并辅以“脑爆炸”的颜文字。中国评论人士 <text:a xlink:type="simple" xlink:href="https://twitter.com/lyrichues/status/1678058922144415745" text:style-name="Internet_20_link" text:visited-style-name="Visited_20_Internet_20_Link">
 利里克·休斯·哈勒（Lyric Hughes Hale）</text:a>
跟帖说：“我想耶伦部长把日本、中国打招呼的礼仪搞混了。”</text:p>
      <text:p text:style-name="P4">
美国智库德国马歇尔基金会（GMF）亚洲项目主任 <text:a xlink:type="simple" xlink:href="https://twitter.com/BonnieGlaser/status/1678091536842489856" text:style-name="Internet_20_link" text:visited-style-name="Visited_20_Internet_20_Link">
 葛来仪（Bonnie Glaser）</text:a>
说：“我期望有谁能告诉美国官员，他们跟中国官员握手的时候，该站直腰板。”</text:p>
      <text:p text:style-name="P4">
中国网民的评论似乎显示耶伦此举“两面不讨好”。在上海左派网站 <text:a xlink:type="simple" xlink:href="https://weibo.com/1887344341/N9bDmql3S" text:style-name="Internet_20_link" text:visited-style-name="Visited_20_Internet_20_Link">
 观察者网的微博帖文下</text:a>
，一位北京网民说：“姿态显得低，心态一如既往的傲慢。”一位重庆网民说：“这种鞠躬在中国人眼里是没有诚意的。”一位陕西网民说：“日本人式的鞠躬，那是黄鼠狼！”</text:p>
      <text:p text:style-name="P4">
耶伦在会晤何立峰的开场白中重申，美国将采取针对性措施，以保护美国国家安全，但同时称，中美不应让分歧导致误解。</text:p>
      <text:p text:style-name="P4">
</text:p>
      <text:p text:style-name="P4">
在整个行程中，耶伦试图游说东道主中国，在总统拜登（Joe Biden）治下，美国并非从根本上敌视中国。</text:p>
      <text:p text:style-name="P4">
她说，“我们不把我们的关系视定义为大国冲突”，而且“我们不寻求脱钩”彼此的经济。</text:p>
      <text:p text:style-name="P4">
拜登政府似乎在试图证明，其中国政策并不是单纯延续特朗普政府对北京的公开敌视。她成功了吗？我们还在等中方表态。</text:p>
      <text:p text:style-name="P4">
但正所谓行胜于言，从北京的视觉看，拜登政权最近的一些动作毫不友善。其中最为关键的，要算是对个别用于开发人工智能的美国电脑芯片施加出口管制。</text:p>
      <text:p text:style-name="P4">
</text:p>
      <text:h text:style-name="P12" text:outline-level="3">
<text:span text:style-name="T4">
北京强调耶伦访问的正面结果</text:span>
</text:h>
      <text:p text:style-name="P4">
</text:p>
      <text:p text:style-name="P4">
图像来源，  Reuters</text:p>
      <text:p text:style-name="P4">
图像加注文字，</text:p>
      <text:p text:style-name="P4">
耶伦向中方强调拜登政府无意让美中经济“脱钩”。</text:p>
      <text:p text:style-name="P4">
中国财政部星期一（10日）就耶伦访华情况发表新闻通报，从四个方面总结其四天行程的正面结果。</text:p>
      <text:p text:style-name="P4">
<text:a xlink:type="simple" xlink:href="http://www.mof.gov.cn/zhengwuxinxi/caizhengxinwen/202307/t20230710_3895227.htm" text:style-name="Internet_20_link" text:visited-style-name="Visited_20_Internet_20_Link">
 财政部的通报形容</text:a>
，“中美加强合作是两国的现实需求和正确选择”，并称两国同意“后续保持中美经济领域的高层交往和各层级沟通交流”。</text:p>
      <text:p text:style-name="P4">
不过，声明还提到：“中方再次重申了在取消对华加征关税、停止打压中国企业、公平对待两国双向投资、放宽对华出口管制、取消涉疆产品禁令等问题上的关切，希望美方切实采取行动，回应中方在两国经济关系中的重大关切。”</text:p>
      <text:p text:style-name="P4">
<text:a xlink:type="simple" xlink:href="https://home.treasury.gov/news/press-releases/jy1603" text:style-name="Internet_20_link" text:visited-style-name="Visited_20_Internet_20_Link">
 耶伦星期天在北京向记者总结其行程时称 </text:a>
，她就美方对中国“不公平经济手段”——例如市场准入、知识产权问题——向中方“施压”，以及就中方最近针对美国企业的强制行动有所增加表达关切。</text:p>
      <text:p text:style-name="P4">
</text:p>
      <text:p text:style-name="P4">
美国并没有打算放宽这种禁令，反而着手扩大管制到其它对华高科技出口之上，同时拉拢其盟友，从日本到德国 <text:a xlink:type="simple" xlink:href="https://www.bbc.com/news/business-66063594" text:style-name="Internet_20_link" text:visited-style-name="Visited_20_Internet_20_Link">
 到荷兰</text:a>
 ，不向中国提供生产最尖端芯片的技术及设备。</text:p>
      <text:p text:style-name="P4">
美国的动机很简单，它不希望中国轻易取得美国科技，从而在人工智能等领域取得优势，以及在军事科技上领先，有朝一日能用来在冲突中反制美国，例如说在台湾。</text:p>
      <text:p text:style-name="P4">
这一切意味着，尽管对话重启，且似乎准备在未来几个月里加速，这仍是个如履薄冰的过程。</text:p>
      <text:p text:style-name="P4">
再来一个“气球事件”，或者是美中军舰、军机擦肩而过，便足以轻而易举地让过去几天所取得的进展打回原形。</text:p>
      <text:p text:style-name="P4">
哪怕是最乐观的专家们也相信，这已成为一段非常艰难的关系，需要双方谨慎、长期管理，方可维持稳定。</text:p>
      <text:p text:style-name="P4">
Source: <text:a xlink:type="simple" xlink:href="https://www.bbc.com/zhongwen/simp/world-66152123" text:style-name="Internet_20_link" text:visited-style-name="Visited_20_Internet_20_Link">
https://www.bbc.com/zhongwen/simp/world-66152123</text:a>
</text:p>
      <!--NEWS-->
      <text:h text:style-name="P10" text:outline-level="1">
<text:span text:style-name="T4">
乌克兰战争：美国军援基辅集束炸弹 引发人权争议</text:span>
</text:h>
      <text:p text:style-name="P4">
Author: https://www.facebook.com/bbcworldservice/</text:p>
      <text:p text:style-name="P4">
Publisher: BBC News 中文</text:p>
      <text:p text:style-name="P4">
Published Time: 2023-07-10T07:55:09.000Z</text:p>
      <text:p text:style-name="P4">
Modified Time: 2023-07-10T07:55:09.000Z</text:p>
      <text:p text:style-name="P4">
Description: 美国已宣布，因应乌克兰的请求，同意向该国提供具有争议性的集束弹药，此举受到人权组织的批评。</text:p>
      <text:p text:style-name="P4">
Images: ["<text:a xlink:type="simple" xlink:href="https://ichef.bbci.co.uk/news/640/cpsprodpb/382D/production/_130318341_dsc01533-2.jpg" text:style-name="Internet_20_link" text:visited-style-name="Visited_20_Internet_20_Link">
_130318341_ds...</text:a>
"]</text:p>
      <text:p text:style-name="P4">
Videos: []</text:p>
      <text:p text:style-name="P4">
Tags: ['乔·拜登', '人权观察', '乌克兰局势升温', '俄国', '弗拉基米尔·普京', '美国', '人权', '军事', '乌克兰']</text:p>
      <text:p text:style-name="P4">
Type: Article</text:p>
      <!--METADATA-->
      <text:h text:style-name="P12" text:outline-level="3">
<text:span text:style-name="T4">
乌克兰战争：美国军援基辅集束炸弹 引发人权争议</text:span>
</text:h>
      <ul>
        <li>
法兰克·加德纳（Frank Gardner）   * BBC防卫记者</li>
      </ul>
      <text:p text:style-name="P4">
2023年7月10日早上7点55分<draw:frame draw:style-name="fr1" draw:name="Image106" text:anchor-type="as-char" svg:width="6.9236in" svg:height="3.894525in" draw:z-index="0">
<draw:image xlink:href="../Images/BBC Chinese/2023-07-10T07-55-09.000Z/_130318341_dsc01533-2.jpg" xlink:type="simple" xlink:show="embed" xlink:actuate="onLoad" draw:mime-type="image/jpeg"/>
</draw:frame>
</text:p>
      <text:p text:style-name="P4">
图像来源，  Joel Gunter/BBC</text:p>
      <text:p text:style-name="P4">
图像加注文字，</text:p>
      <text:p text:style-name="P4">
它们的作用是在与外物发生撞击时爆炸，但其中相当一部分是"失效弹"，这意味着它们最初不会爆炸，尤其是当弹炮降落在潮湿或软土地上时。</text:p>
      <text:p text:style-name="P4">
<text:span text:style-name="T4">
美国已宣布，因应乌克兰的请求，同意向该国提供具有争议性的集束弹药（clusterbombs）。此举受到人权组织的批评，因为该武器已被100多个国家禁止使用。</text:span>
</text:p>
      <text:h text:style-name="P12" text:outline-level="3">
<text:span text:style-name="T4">
什么是集束炸弹？</text:span>
</text:h>
      <text:p text:style-name="P4">
集束炸弹是一种从火箭、导弹或炮弹中散射大量小型弹药的武器，弹药在飞行过程中分散在广阔的区域内。它们作用是在与外物发生撞击时爆炸，但其中相当一部分成为“哑弹”，这意味着它们最初不会爆炸，尤其是当弹炮降落在潮湿或软土地上时。</text:p>
      <text:p text:style-name="P4">
它们随后可能在被捡起或踩踏时爆炸，导致受害者死亡或残废。从军事角度来看，当用于对抗壕沟和堡垒阵地中的掩体地面部队时，它们可能具有可怕的效果，使大片区域变得极危险，人们亦无法在经过仔细清理之前四处走动。</text:p>
      <text:p text:style-name="P4">
<text:a xlink:type="simple" xlink:href="https://www.bbc.com/zhongwen/simp/world-65985991" text:style-name="Internet_20_link" text:visited-style-name="Visited_20_Internet_20_Link">
 俄罗斯真的会在乌克兰战争中转动核武轮盘赌局吗 </text:a>
  * <text:a xlink:type="simple" xlink:href="https://www.bbc.com/zhongwen/simp/world-65210786" text:style-name="Internet_20_link" text:visited-style-name="Visited_20_Internet_20_Link">
 追踪331伞兵团：在乌克兰战争中走向陨落的俄罗斯精英部队样本 </text:a>
  * <text:a xlink:type="simple" xlink:href="https://www.bbc.com/zhongwen/simp/world-62078989" text:style-name="Internet_20_link" text:visited-style-name="Visited_20_Internet_20_Link">
 乌克兰战争：坦克时代要结束了吗？ </text:a>
  * <text:a xlink:type="simple" xlink:href="https://www.bbc.com/zhongwen/simp/world-65229603" text:style-name="Internet_20_link" text:visited-style-name="Visited_20_Internet_20_Link">
 谁泄漏了美国的乌克兰战争机密文件？ </text:a>
</text:p>
      <text:h text:style-name="P12" text:outline-level="3">
<text:span text:style-name="T4">
为什么它们被禁止使用？</text:span>
</text:h>
      <text:p text:style-name="P4">
包括英国、法国和德国在内的100多个国家签署了一项国际条约 《集束炸弹公约》（Convention on ClusterMunitions）；该公约禁止使用或储存这些武器，因为它的使用会让平民人口受到不加选择性的伤害。</text:p>
      <text:p text:style-name="P4">
由于弹药可能与居民区或农田区域中的小玩具相似，常常因为好奇心而被拾起，儿童因此特别容易成为受害者。人权组织将集束炸弹描述为“令人憎恶”，甚至是战争罪行。</text:p>
      <text:p text:style-name="P4">
 图像加注文字，</text:p>
      <text:p text:style-name="P4">
据报导，俄罗斯集束弹药的“失效弹”概率约为40％，意味着大量弹药仍然对地面造成威胁，而平均失效弹率据信接近20％。</text:p>
      <text:h text:style-name="P12" text:outline-level="3">
<text:span text:style-name="T4">
还有哪些国家在使用它们？</text:span>
</text:h>
      <text:p text:style-name="P4">
自2022年2月俄罗斯入侵乌克兰以来，俄罗斯和乌克兰一直在使用集束炸弹。它们都没有签署相关的条约。美国也没有，但曾批评俄罗斯广泛使用该武器。据报导，俄罗斯集束炸弹的“失效弹”概率约为40％，意味着大量弹药仍然对地面造成威胁，而平均失效弹率据信接近20％。</text:p>
      <text:p text:style-name="P4">
五角大厦估计其自身的集束炸弹的失效率低于3％。</text:p>
      <text:p text:style-name="P4">
</text:p>
      <text:p text:style-name="P4">
图像来源，  Getty Images</text:p>
      <text:p text:style-name="P4">
图像加注文字，</text:p>
      <text:p text:style-name="P4">
集束弹药是一种可怕的、不加选择性的攻击武器</text:p>
      <text:h text:style-name="P12" text:outline-level="3">
<text:span text:style-name="T4">
乌克兰为什么要求它们？</text:span>
</text:h>
      <text:p text:style-name="P4">
乌克兰军队的火炮弹药极度匮乏，主要原因是与俄罗斯一样，它们以非常快的速度使用弹药，而乌克兰的西方盟友无法以所需速度补充弹药。在乌南和东部几乎静止而艰难的战线上，火炮已成为关键。</text:p>
      <text:p text:style-name="P4">
乌克兰现在面临着一项艰巨的任务，试图从俄罗斯入侵者沿着1000公里战线伸展设下的防御阵地中驱逐他们。但由于火炮弹药不足，乌克兰已要求美国重新补充其集束弹药库存，以打击那些担任这些防御壕沟的俄罗斯步兵。</text:p>
      <text:p text:style-name="P4">
这对白宫来说并非一个容易的决定，并且在许多民主党人和人权倡导者中极不受欢迎。这场辩论已经进行了至少6个月。</text:p>
      <text:h text:style-name="P12" text:outline-level="3">
<text:span text:style-name="T4">
这一美国决定会产生什么影响？</text:span>
</text:h>
      <text:p text:style-name="P4">
立即产生的影响将是，美国在这场战争中的道德高地将大受影响。</text:p>
      <text:p text:style-name="P4">
俄罗斯被指控犯下许多战争罪行，这已有充分的证据；但美国这一举动可能会引来对美国虚伪的指责。因为集束弹药是一种可怕的、不加选择性的攻击武器，出于充分的理由，它在世界上许多地区都被禁止使用。美国的举动将不可避免地使其与其西方盟友产生分歧，而盟友之间的任何分裂，都是普京希望且需要的。</text:p>
      <text:p text:style-name="P4">
Source: <text:a xlink:type="simple" xlink:href="https://www.bbc.com/zhongwen/simp/world-66151168" text:style-name="Internet_20_link" text:visited-style-name="Visited_20_Internet_20_Link">
https://www.bbc.com/zhongwen/simp/world-66151168</text:a>
</text:p>
      <!--NEWS-->
      <text:h text:style-name="P10" text:outline-level="1">
<text:span text:style-name="T4">
Shein欲变身电商平台，叫板亚马逊 (Free Version)</text:span>
</text:h>
      <text:p text:style-name="P4">
Author: Shen Lu</text:p>
      <text:p text:style-name="P4">
Publisher: 华尔街日报中文网</text:p>
      <text:p text:style-name="P4">
Published Time: 2023-07-10T07:56:00.000Z</text:p>
      <text:p text:style-name="P4">
Modified Time: 2023-07-10T07:56:00.000Z</text:p>
      <text:p text:style-name="P4">
Created Time: 2023-07-10T07:56:00.000Z</text:p>
      <text:p text:style-name="P4">
Description: 在中国创立的快时尚零售商Shein现在正向一家销售各类商品的电商平台转型，欲与亚马逊等电商领域的一些大牌一较高下。</text:p>
      <text:p text:style-name="P4">
Images: []</text:p>
      <text:p text:style-name="P4">
Categories: ['商业']</text:p>
      <text:p text:style-name="P4">
Keywords: SYND,LINK:EN|WP-WSJ-0001035598</text:p>
      <text:p text:style-name="P4">
Type: Article</text:p>
      <!--METADATA-->
      <text:p text:style-name="P4">
在短短几年时间里，希音(Shein)已从一家卖服装的中国折扣销售商迅速成长为一家国际快时尚巨头。现在，该公司正扩大业务规模，欲与电商领域的一些大牌一较高下。</text:p>
      <text:p text:style-name="P4">
Source: <text:a xlink:type="simple" xlink:href="https://cn.wsj.com/articles/shein%E6%AC%B2%E5%8F%98%E8%BA%AB%E7%94%B5%E5%95%86%E5%B9%B3%E5%8F%B0-%E5%8F%AB%E6%9D%BF%E4%BA%9A%E9%A9%AC%E9%80%8A-6a008bf7" text:style-name="Internet_20_link" text:visited-style-name="Visited_20_Internet_20_Link">
https://cn.wsj.com/articles/shein%E6%AC%B2%E5%8F%98%E8%BA%AB%E7%94%B5%E5%95%86%E5%B9%B3%E5%8F%B0-%E5%8F%AB%E6%9D%BF%E4%BA%9A%E9%A9%AC%E9%80%8A-6a008bf7</text:a>
</text:p>
      <!--NEWS-->
      <text:h text:style-name="P10" text:outline-level="1">
<text:span text:style-name="T4">
欧股开盘持平</text:span>
</text:h>
      <text:p text:style-name="P4">
Publisher: 法新社</text:p>
      <text:p text:style-name="P4">
Published Time: 2023-07-10T08:02:07+00:00</text:p>
      <text:p text:style-name="P4">
Modified Time: 2023-07-10T07:35:02+00:00</text:p>
      <text:p text:style-name="P4">
Description: （法新社伦敦10日电） 日本东京股市今天收黑，但欧洲主要股市开盘后大致持平。</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7-10T08-02-07-00-00/000000.png" xlink:type="simple" xlink:show="embed" xlink:actuate="onLoad" draw:mime-type="image/png"/>
</draw:frame>
</text:p>
      <text:p text:style-name="P4">
英国伦敦FTSE 100指数跟前一交易日收盘时相比持平，来到7254.48点。</text:p>
      <text:p text:style-name="P4">
欧元区部分，德国法兰克福DAX指数也几无变动，来到15607.04点；法国巴黎CAC 40指数下跌0.2%，来到7096.86点。</text:p>
      <text:p text:style-name="P4">
Source: <text:a xlink:type="simple" xlink:href="https://www.rfi.fr/cn/%E8%B4%A2%E7%BB%8F%E5%BF%AB%E8%AE%AF/20230710-%E6%AC%A7%E8%82%A1%E5%BC%80%E7%9B%98%E6%8C%81%E5%B9%B3" text:style-name="Internet_20_link" text:visited-style-name="Visited_20_Internet_20_Link">
https://www.rfi.fr/cn/%E8%B4%A2%E7%BB%8F%E5%BF%AB%E8%AE%AF/20230710-%E6%AC%A7%E8%82%A1%E5%BC%80%E7%9B%98%E6%8C%81%E5%B9%B3</text:a>
</text:p>
      <!--NEWS-->
      <text:h text:style-name="P10" text:outline-level="1">
<text:span text:style-name="T4">
南非总统：金砖五国峰会将线下举行</text:span>
</text:h>
      <text:p text:style-name="P4">
Author: 联合早报 (Person)</text:p>
      <text:p text:style-name="P4">
Publisher: 联合早报 (Organization)</text:p>
      <text:p text:style-name="P4">
Published Time: 2023-07-10T08:05</text:p>
      <text:p text:style-name="P4">
Modified Time: 2023-07-10T08:05</text:p>
      <text:p text:style-name="P4">
Description: 第十五届金砖五国（BRICS）峰会将于8月22日至24日在南非约翰内斯堡以线下形式举行。法新社报道，南非总统拉马福萨星期天（7月9日）在一场简报会上说，金砖五国峰会召开在即，目前正...</text:p>
      <text:p text:style-name="P4">
Videos: []</text:p>
      <text:p text:style-name="P4">
Audios: []</text:p>
      <text:p text:style-name="P4">
Images: []</text:p>
      <text:p text:style-name="P4">
Type: NewsArticle</text:p>
      <text:p text:style-name="P4">
Breadcrumbs: ['即时', '国际']</text:p>
      <text:p text:style-name="P4">
Keywords: ['南非', '金砖五国']</text:p>
      <!--METADATA-->
      <text:p text:style-name="P4">
第十五届金砖五国（BRICS）峰会将于8月22日至24日在南非约翰内斯堡以线下形式举行。</text:p>
      <text:p text:style-name="P4">
法新社报道，南非总统拉马福萨星期天（7月9日）在一场简报会上说，金砖五国峰会召开在即，目前正在就会议的形式进行最终讨论；金砖国家峰会已经三年没有举行线下的实体会议，今年的峰会将不再以线上的方式召开，各方都在致力于举行一场“能够注视彼此”的峰会。</text:p>
      <text:p text:style-name="P4">
不过，拉马福萨并未说明俄罗斯总统普京会否亲自出席会议。国际刑事法院（ICC）之前指控俄罗斯非法驱逐乌克兰儿童，并对普京发出了逮捕令。南非是国际刑事法院的缔约国，在这种情况下，普京若踏入南非领土，南非政府将不得不执行国际刑事法庭的通缉令而逮捕普京。</text:p>
      <text:p text:style-name="P4">
俄乌战争爆发以来，南非当局一直没有谴责俄罗斯，并申明本国持中立立场，正在推动对话。此前有许多舆论猜测，南非为了避免逮捕普京，可能会把本届金砖五国峰会召开地点转移至中国，但南非后来驳斥了这一说法。</text:p>
      <text:p text:style-name="P4">
拉马福萨星期天强调，南非保持中立、推动对话的角色十分重要，“在地缘政治局势像现在这样多变的情况下……像南非这样的国家应该能够发挥其长期以来的作用。”</text:p>
      <text:p text:style-name="P4">
他提到南非前总统曼德拉，指出这也是曼德拉处理国际关系的方法，“他能够与各方对话，无论他们是否有冲突。”</text:p>
      <text:p text:style-name="P4">
拉马福萨上个月率领非洲领导人和平使团，分别赴基辅和莫斯科展开促和对话，其间向俄乌领导人提出10点建议，包括缓和局势、承认各国主权、对所有国家的安全保障、通过黑海的粮食出口不受阻碍，以及将战俘和儿童送回原籍国等。</text:p>
      <text:p text:style-name="P4">
Source: <text:a xlink:type="simple" xlink:href="https://www.zaobao.com.sg/realtime/world/story20230710-1412324" text:style-name="Internet_20_link" text:visited-style-name="Visited_20_Internet_20_Link">
https://www.zaobao.com.sg/realtime/world/story20230710-1412324</text:a>
</text:p>
      <!--NEWS-->
      <text:h text:style-name="P10" text:outline-level="1">
<text:span text:style-name="T4">
阎明复去世，“六四”期间与抗议学生对话</text:span>
</text:h>
      <text:p text:style-name="P4">
Creator: 储百亮</text:p>
      <text:p text:style-name="P4">
Publisher: https://www.facebook.com/nytimeschinese</text:p>
      <text:p text:style-name="P4">
Published Time: 2023-07-10T08:15:16+08:00</text:p>
      <text:p text:style-name="P4">
Description: 阎明复曾担任毛泽东的俄语翻译。天安门抗议期间，他作为谈判代表与学生对话，试图化解对峙僵局，后来遭降职。学生领袖王丹对他的评价是：“他的人性战胜了党性”。</text:p>
      <text:p text:style-name="P4">
Images: ["<text:a xlink:type="simple" xlink:href="https://static01.nyt.com/images/2023/07/08/obituaries/06Yan1-print1-sub/06Yan1-jumbo.jpg" text:style-name="Internet_20_link" text:visited-style-name="Visited_20_Internet_20_Link">
06Yan1-jumbo.jpg</text:a>
"]</text:p>
      <text:p text:style-name="P4">
Category: 中国</text:p>
      <text:p text:style-name="P4">
Type: Article</text:p>
      <!--METADATA-->
      <text:p text:style-name="P4">
<draw:frame draw:style-name="fr1" draw:name="Image110" text:anchor-type="as-char" svg:width="6.669922in" svg:height="10.0in" draw:z-index="0">
<draw:image xlink:href="../Images/cnnytimes/2023-07-10T08-15-16-08-00/06Yan1-jumbo.jpg" xlink:type="simple" xlink:show="embed" xlink:actuate="onLoad" draw:mime-type="image/jpeg"/>
</draw:frame>
</text:p>
      <text:p text:style-name="P4">
上周一，阎明复于在北京去世，享年91岁。他是中共地下党人之子，后来担任毛泽东的翻译，并作为谈判代表试图化解1989年中共与占领天安门的学生抗议者的对峙僵局。</text:p>
      <text:p text:style-name="P4">
<draw:frame draw:style-name="fr1" draw:name="Image111" text:anchor-type="as-char" svg:width="6.669922in" svg:height="10.0in" draw:z-index="0">
<draw:image xlink:href="../Images/cnnytimes/2023-07-10T08-15-16-08-00/06Yan1-jumbo.jpg" xlink:type="simple" xlink:show="embed" xlink:actuate="onLoad" draw:mime-type="image/jpeg"/>
</draw:frame>
</text:p>
      <text:p text:style-name="P4">
1995年的阎明复。“在1989年那个关键时刻，他的人性战胜了党性，”一位学生领袖这样描述阎明复在天安门广场抗议中扮演的角色。  Eric Li/SouthChina Morning Post, via Getty Images</text:p>
      <text:p text:style-name="P4">
他的女儿阎兰在中国的《财新》杂志发表 <text:a xlink:type="simple" xlink:href="https://mini.caixin.com/2023-07-05/102072666.html" text:style-name="Internet_20_link" text:visited-style-name="Visited_20_Internet_20_Link">
 文章 </text:a>
，证实了他的死讯。她没有说明具体死因，但阎明复晚年患有多种疾病。</text:p>
      <text:p text:style-name="P4">
“爸爸平静地走了，为他波澜跌宕的一生画上了句号，”阎兰写道。</text:p>
      <text:p text:style-name="P4">
在中国的冷战关键期，阎明复被推入政局漩涡。在上世纪50年代毛泽东与苏联结盟、以及后来转而交恶的时期，阎明复都是毛泽东的俄语翻译。1989年，当苏联领导人戈尔巴乔夫访问北京弥合裂痕，他再次成为中方领导人的陪同。</text:p>
      <text:p text:style-name="P4">
广告</text:p>
      <text:p text:style-name="P4">
但阎明复一生中经历的最激烈、可能也是令他最痛苦的政治事件是1989年天安门广场发生的民主抗议，此事给戈尔巴乔夫的访问蒙上了阴影。阎明复成为谈判代表，与抗议者以及试图阻止血腥镇压的中国知识分子对话。</text:p>
      <text:p text:style-name="P4">
“阎明复先生一生都是追随共产党的体制内人士，但是在1989年那个关键时刻，他的人性战胜了党性，”1989年抗议活动的学生领袖、现居美国的王丹在 <text:a xlink:type="simple" xlink:href="https://www.rfa.org/mandarin/Xinwen/6-07032023115209.html" text:style-name="Internet_20_link" text:visited-style-name="Visited_20_Internet_20_Link">
 悼词</text:a>
中写道。“这样的人在中共内部很罕见。”</text:p>
      <text:p text:style-name="P4">
1931年11月11日，阎明复出生于北京，在六个孩子中排行老幺。他的父亲阎宝航是执政的国民党政府的官员，1937年 <text:a xlink:type="simple" xlink:href="http://webcache.googleusercontent.com/search" text:style-name="Internet_20_link" text:visited-style-name="Visited_20_Internet_20_Link">
 秘密加入敌对的共产党</text:a>
，成为地下党。他的母亲高素桐是家庭主妇。</text:p>
      <text:p text:style-name="P4">
阎明复在2015年出版的回忆录中写道，随着日本对华入侵的推进，他们一家人不停搬迁，最后定居在中国西南城市重庆，那里成为了国民党在战时的大本营。</text:p>
      <text:p text:style-name="P4">
年轻时，阎明复曾目睹神秘访客——也就是共产党的联络人，偷偷溜进他家二楼的房间去见他的父亲。</text:p>
      <text:p text:style-name="P4">
“表面上是打麻将，”阎明复在回忆录中写道。“实际上是在开会。”</text:p>
      <text:p text:style-name="P4">
广告</text:p>
      <text:p text:style-name="P4">
后来，他们一家搬到靠近苏联边境的东北，阎明复决定去学俄语。毛泽东领导的共产党在1949年掌权后，阎明复为政府官员担任翻译。那时候，中国学习苏联，阎明复成了毛泽东政府里苏联顾问的翻译。</text:p>
      <text:p text:style-name="P4">
1955年，他与同为翻译的吴克良结婚。她在2015年去世。根据 <text:a xlink:type="simple" xlink:href="https://www.harpercollins.com/products/the-house-of-yan-lan-yan" text:style-name="Internet_20_link" text:visited-style-name="Visited_20_Internet_20_Link">
 女儿阎兰出版的家庭回忆录</text:a>
 ，两位老人还有一个外孙。</text:p>
      <text:p text:style-name="P4">
阎明复曾陪同中国领导人访苏，并在1957年莫斯科形势诡谲的谈判中担任毛泽东的口译员，当时两国关系已经因意识形态和外交政策上的紧张开始变得复杂起来。</text:p>
      <text:p text:style-name="P4">
在1958年8月炎热的一天，毛泽东与来访的苏联领导人赫鲁晓夫一边游泳一边交换意见。阎明复与另一位译员在泳池边亦步亦趋，努力听清两位领导人讲了什么话，再大声翻译给对方。</text:p>
      <text:p text:style-name="P4">
“当他们游泳完毕上岸更衣时，我们已经是个个汗流浃背，”阎明复回忆道。</text:p>
      <text:p text:style-name="P4">
此后20年间，随着毛泽东的革命形势动荡加剧，以及与苏联关系密切的官员越来越受到怀疑，阎明复深受牵连。1967年，他被指控为苏修特务和反革命而投入监狱。</text:p>
      <text:p text:style-name="P4">
他的妻子吴克良也遭到严厉审查，并下放到农村。1975年，随着“文革”渐进尾声，阎明复获释，夫妻二人得以与女儿团聚。</text:p>
      <text:p text:style-name="P4">
</text:p>
      <text:p text:style-name="P4">
1989年4月，北京天安门广场上的学生抗议者。在长达数月的时间里，政府都在讨论如何处理这些声势越来越浩大的抗议者。  Peter Turnley/GettyImages</text:p>
      <text:p text:style-name="P4">
1989年，阎明复任中共统战部部长，该部负责处理与知识分子以及少数民族和宗教团体的关系。</text:p>
      <text:p text:style-name="P4">
当学生占领天安门广场、喊出民主改革和终结腐败的诉求，改革派党总书记赵紫阳派出阎明复作为调停人，赵紫阳试图劝解学生结束绝食抗议，确保戈尔巴乔夫对北京的访问顺利。</text:p>
      <text:p text:style-name="P4">
广告</text:p>
      <text:p text:style-name="P4">
中国最高领导人邓小平要求阎明复出席与戈尔巴乔夫的会谈。“这么多年来，明复一直参加中苏的这些谈判，”阎明复在回忆录里这样描述邓小平的指示，“这次也让明复参加。”</text:p>
      <text:p text:style-name="P4">
在与学生领袖的会面中，阎明复试图劝说他们停止绝食抗议，因为绝食已将抗议者的政治热情推向了极点。他和其他官员还向自由派记者、学者和知识分子寻求帮助，尽力争取抗议者的理解。</text:p>
      <text:p text:style-name="P4">
但中共强硬派急于摊牌，拒绝做出任何重大让步。而热情高涨的民主抗议运动也不会轻易受到谈判的安抚。</text:p>
      <text:p text:style-name="P4">
5月中旬， <text:a xlink:type="simple" xlink:href="https://www.youtube.com/channel/UCBKDRq35-L8xev4O7ZqBeLg/community" text:style-name="Internet_20_link" text:visited-style-name="Visited_20_Internet_20_Link">
 阎明复冒险前往天安门广场</text:a>
争取抗议者的支持，因为拒绝进食，许多人都已无力起身。他向抗议者保证，政府会考虑他们的诉求，并保证不会秋后算账。</text:p>
      <text:p text:style-name="P4">
“看见同学们这种样子，我心里非常、非常难过，”根据当时与阎明复同在天安门广场的知识分子 <text:a xlink:type="simple" xlink:href="https://cn.nytimes.com/china/20190604/tiananmen-zhou-duo/" text:style-name="Internet_20_link" text:visited-style-name="Visited_20_Internet_20_Link">
 周舵</text:a>
回忆，阎明复这样告诉人群。“同学们的精神是好的，愿望是善良的。”</text:p>
      <text:p text:style-name="P4">
最后他恳求道：“如果同学们不相信我的保证，你们可以把我阎明复带回学校作人质！”</text:p>
      <text:p text:style-name="P4">
广告</text:p>
      <text:p text:style-name="P4">
周舵写道，阎明复的言行让他明白，“共产党人不是铁板一块”。</text:p>
      <text:p text:style-name="P4">
邓小平搁置了以和平方式摆脱僵局的努力。不到三周后，军队开进北京市中心，向抗议及旁观人群开枪。数以百计——据一些估计是数以千计——的平民丧生。</text:p>
      <text:p text:style-name="P4">
阎明复被降职。在此后的政治生涯中，他担任民政部副部长，后来又在政府背景的慈善机构中华慈善总会担任会长。</text:p>
      <text:p text:style-name="P4">
退休后，他撰写了许多回忆录。他的文章并未提及上世纪80年代的历史，反映了官方对关于那个时代的讨论依然十分敏感。</text:p>
      <text:p text:style-name="P4">
Source: <text:a xlink:type="simple" xlink:href="https://cn.nytimes.com/china/20230710/yan-mingfu-dead/" text:style-name="Internet_20_link" text:visited-style-name="Visited_20_Internet_20_Link">
https://cn.nytimes.com/china/20230710/yan-mingfu-dead/</text:a>
</text:p>
      <!--NEWS-->
      <text:h text:style-name="P10" text:outline-level="1">
<text:span text:style-name="T4">
朝鲜谴责美国将弹道导弹潜艇部署到半岛的举动</text:span>
</text:h>
      <text:p text:style-name="P4">
Author: chinese@voanews.com (美国之音)</text:p>
      <text:p text:style-name="P4">
Publisher: 美国之音中文网 (Type: NewsMediaOrganization)</text:p>
      <text:p text:style-name="P4">
Published Time: 2023-07-10T08:17:02+08:00</text:p>
      <text:p text:style-name="P4">
Modified Time: 2023-07-10 00:17:02Z</text:p>
      <text:p text:style-name="P4">
Description: 朝鲜周一谴责美国在朝鲜半岛附近海域部署核动力弹道导弹潜艇的举动，称这造成了一种使核冲突更接近现实的局面。</text:p>
      <text:p text:style-name="P4">
Videos: []</text:p>
      <text:p text:style-name="P4">
Images: []</text:p>
      <text:p text:style-name="P4">
Categories: ['朝鲜半岛局势', '亚太', '美国', '军事']</text:p>
      <text:p text:style-name="P4">
Type: None</text:p>
      <!--METADATA-->
      <text:p text:style-name="P4">
NoneNone</text:p>
      <text:p text:style-name="P4">
Source: <text:a xlink:type="simple" xlink:href="https://www.voachinese.com/a/north-korea-decries-us-move-to-bring-ballistic-missile-submarine-to-peninsula/7173900.html" text:style-name="Internet_20_link" text:visited-style-name="Visited_20_Internet_20_Link">
https://www.voachinese.com/a/north-korea-decries-us-move-to-bring-ballistic-missile-submarine-to-peninsula/7173900.html</text:a>
</text:p>
      <!--NEWS-->
      <text:h text:style-name="P10" text:outline-level="1">
<text:span text:style-name="T4">
如何用货币量化企业的ESG价值？ (Free Version)</text:span>
</text:h>
      <text:p text:style-name="P4">
Authors: ['陈香橼']</text:p>
      <text:p text:style-name="P4">
Publisher: 英国《金融时报》</text:p>
      <text:p text:style-name="P4">
Time: 2023-07-10T08:27:53+00:00</text:p>
      <text:p text:style-name="P4">
Published Time: 2023-07-08T12:00:99+08:00</text:p>
      <text:p text:style-name="P4">
Modified Time: 2023-07-09T11:03:99+08:00</text:p>
      <text:p text:style-name="P4">
Description: 陈香橼：国内近年开展的GEP核算、国外开展的SROI评估与ESG货币化的目标一致，GEP核算、SROI评估可以为ESG货币化体系的建立提供良好借鉴。</text:p>
      <text:p text:style-name="P4">
Images: ["<text:a xlink:type="simple" xlink:href="https://thumbor.ftacademy.cn/unsafe/picture/7/000183747_piclink.jpg" text:style-name="Internet_20_link" text:visited-style-name="Visited_20_Internet_20_Link">
000183747_pic...</text:a>
"]</text:p>
      <text:p text:style-name="P4">
Themes: ['ESG', '关注']</text:p>
      <text:p text:style-name="P4">
Keywords: ['ESG', 'ESG投资', '资本市场', '可持续金融', '绿色金融']</text:p>
      <text:p text:style-name="P4">
Type: Article</text:p>
      <!--METADATA-->
      <text:p text:style-name="P4">
<draw:frame draw:style-name="fr1" draw:name="Image113" text:anchor-type="as-char" svg:width="6.9236in" svg:height="3.901286in" draw:z-index="0">
<draw:image xlink:href="../Images/FT Chinese Free Version/2023-07-10T08-27-53-00-00/000183747_piclink.jpg" xlink:type="simple" xlink:show="embed" xlink:actuate="onLoad" draw:mime-type="image/jpeg"/>
</draw:frame>
</text:p>
      <text:p text:style-name="P4">
ESG最初指的是一种关注企业环境、社会、公司治理（Environmental、Social 和Governance）而非财务绩效的一种投资理念和企业评价标准。当前，ESG受到全球主要资本市场和重要投资机构的关注,在评价企业的ESG表现时，主要做法是对企业在不同议题下的具体行为进行对标与评估。不过，对一家企业在ESG不同议题中的表现进行价值评估并不是ESG理念的最终归宿，笔者认为，如果能将ESG 的价值进行货币化衡量，利用统一的度量单位进行核算，则对于推动可持续投融资、企业可持续转型具有更为深远、广泛的影响。</text:p>
      <text:p text:style-name="P4">
目前学界、商界仍没有就ESG货币化议题开展细致研究。而国内近年开展的GEP核算、国外开展的SROI评估与ESG货币化的目标高度一致，GEP核算、SROI评估可以作为参考，为ESG货币化体系的建立提供良好借鉴。</text:p>
      <text:p text:style-name="P4">
Source: <text:a xlink:type="simple" xlink:href="http://www.ftchinese.com/story/001100194" text:style-name="Internet_20_link" text:visited-style-name="Visited_20_Internet_20_Link">
http://www.ftchinese.com/story/001100194</text:a>
</text:p>
      <!--NEWS-->
      <text:h text:style-name="P10" text:outline-level="1">
<text:span text:style-name="T4">
日本九州恐迎史上最强降雨 多处山崩酿1人死亡</text:span>
</text:h>
      <text:p text:style-name="P4">
Publisher: 法新社</text:p>
      <text:p text:style-name="P4">
Published Time: 2023-07-10T08:32:10+00:00</text:p>
      <text:p text:style-name="P4">
Modified Time: 2023-07-10T08:20:04+00:00</text:p>
      <text:p text:style-name="P4">
Description: （法新社东京10日电） 日本九州北部因豪雨酿成山崩灾情，造成1人死亡、数以万计民众被要求撤离家园，多名气象预报员今天纷纷警告，当地恐将迎来「史上最强烈的降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617581in" draw:z-index="0">
<draw:image xlink:href="../Images/rficn/2023-07-10T08-32-10-00-00/000000.png" xlink:type="simple" xlink:show="embed" xlink:actuate="onLoad" draw:mime-type="image/png"/>
</draw:frame>
</text:p>
      <text:p text:style-name="P4">
当地消防部门告诉，福冈农村地区一名77岁妇女夜里在家中遭山崩土石掩埋，经证实死亡；她的丈夫已恢复意识并送往医院救治。</text:p>
      <text:p text:style-name="P4">
地方当局指出，邻近福冈的佐贺县唐津市也传出山崩灾情，共有3人失踪。</text:p>
      <text:p text:style-name="P4">
截至今天中午，福冈县和邻近的大分县已有超过42万人接获最高级别的撤离警告，警告写着：「你现在有生命危险，务必立即采取行动。」</text:p>
      <text:p text:style-name="P4">
而福冈县、广岛县、佐贺县、山口县和大分县则有超过200万人收到较低级别警告，力劝他们撤离危险地区。</text:p>
      <text:p text:style-name="P4">
日本政府设有5级疏散令，但不能强迫人们离开家园。</text:p>
      <text:p text:style-name="P4">
日本气象厅表示，大雨可能导致福冈和大分地区发生洪水及山崩。</text:p>
      <text:p text:style-name="P4">
日本气象厅气象预报部门主任杉本聪（SatoshiSugimoto，译音）告诉记者：「福冈县各市政府已发布大雨特别警报。这是（该地区）史上最剧烈降雨…某种灾难很可能已经发生…目前的情况恐造成生命危险，务必确保人身安全。」</text:p>
      <text:p text:style-name="P4">
日本放送协会（NHK）影片显示，唐津市一处房屋上方的山坡上出现一道裂口，山壁已有部分崩入河中，许多传统房屋屋顶瓦片碎裂或滑落。</text:p>
      <text:p text:style-name="P4">
日本首相岸田文雄的办公室指出，已成立专案小组来协调因应降雨的相关措施。</text:p>
      <text:p text:style-name="P4">
日本内阁官房长官松野博一对记者表示：「我们接获报告指出，多条河流已泛滥成灾…且国内多处区域都发生山崩灾情…政府正在尽最大努力全面掌握灾情，并本着『人命第一』的政策采取相关措施。」</text:p>
      <text:p text:style-name="P4">
Source: <text:a xlink:type="simple" xlink:href="https://www.rfi.fr/cn/%E5%9B%BD%E9%99%85%E6%8A%A5%E9%81%93/20230710-%E6%97%A5%E6%9C%AC%E4%B9%9D%E5%B7%9E%E6%81%90%E8%BF%8E%E5%8F%B2%E4%B8%8A%E6%9C%80%E5%BC%BA%E9%99%8D%E9%9B%A8-%E5%A4%9A%E5%A4%84%E5%B1%B1%E5%B4%A9%E9%85%BF1%E4%BA%BA%E6%AD%BB%E4%BA%A1" text:style-name="Internet_20_link" text:visited-style-name="Visited_20_Internet_20_Link">
https://www.rfi.fr/cn/%E5%9B%BD%E9%99%85%E6%8A%A5%E9%81%93/20230710-%E6%97%A5%E6%9C%AC%E4%B9%9D%E5%B7%9E%E6%81%90%E8%BF%8E%E5%8F%B2%E4%B8%8A%E6%9C%80%E5%BC%BA%E9%99%8D%E9%9B%A8-%E5%A4%9A%E5%A4%84%E5%B1%B1%E5%B4%A9%E9%85%BF1%E4%BA%BA%E6%AD%BB%E4%BA%A1</text:a>
</text:p>
      <!--NEWS-->
      <text:h text:style-name="P10" text:outline-level="1">
<text:span text:style-name="T4">
日本发生山体滑坡 酿两死六失踪</text:span>
</text:h>
      <text:p text:style-name="P4">
Author: 联合早报 (Person)</text:p>
      <text:p text:style-name="P4">
Publisher: 联合早报 (Organization)</text:p>
      <text:p text:style-name="P4">
Published Time: 2023-07-10T08:42</text:p>
      <text:p text:style-name="P4">
Modified Time: 2023-07-10T12:51</text:p>
      <text:p text:style-name="P4">
Description: 日本西南部暴雨引发山体滑坡，已有两人死亡、六人失踪。综合美国广播公司（ABC）和法新社报道，地方消防部门星期一（7月10日）通报，福冈夜间发生山体滑坡，导致当地农村一名77岁老妇死...</text:p>
      <text:p text:style-name="P4">
Videos: []</text:p>
      <text:p text:style-name="P4">
Audios: []</text:p>
      <text:p text:style-name="P4">
Images: []</text:p>
      <text:p text:style-name="P4">
Type: NewsArticle</text:p>
      <text:p text:style-name="P4">
Breadcrumbs: ['即时', '国际']</text:p>
      <text:p text:style-name="P4">
Keywords: ['日本', '山体滑坡']</text:p>
      <!--METADATA-->
      <text:p text:style-name="P4">
日本西南部暴雨引发山体滑坡，已有两人死亡、六人失踪。</text:p>
      <text:p text:style-name="P4">
综合美国广播公司（ABC）和法新社报道，地方消防部门星期一（7月10日）通报，福冈夜间发生山体滑坡，导致当地农村一名77岁老妇死亡，她的丈夫获救且意识清醒，被送往医院。山口县（Yamaguchi）一名男子在掉进洪水的车中丧生。</text:p>
      <text:p text:style-name="P4">
与福冈相邻的唐津（Karatsu）也发生山体滑坡，当地有六人失踪。</text:p>
      <text:p text:style-name="P4">
日本气象局已经向福冈各市发布了特大降雨警告，强调这将是该地区有史以来经历的最强降雨。气象局说，目前可能已经发生了某种灾难，情况很紧急，必须确保群众的生命安全。</text:p>
      <text:p text:style-name="P4">
当局向福冈、大分和邻近县的部分地区发出了非强制性疏散令。这些县也正在开放庇护场所，安置疏散群众。日本首相办公室称已经成立一个工作组，协调应对降雨措施。</text:p>
      <text:p text:style-name="P4">
广岛西部和福冈之间的新干线子弹列车服务也因强降雨而停运。</text:p>
      <text:p text:style-name="P4">
日本目前正处于一年一度的雨季，往往会带来大雨，有时会引发洪水和山体滑坡，造成人员伤亡。科学家指出，气候变化正在加剧日本和其他地方的暴雨风险。</text:p>
      <text:p text:style-name="P4">
2021年，日本静冈县热海市（Atami）因降雨发生山体滑坡，27人遇难。2018年，日本雨季在西部引发洪水和山体滑坡，造成200多人死亡。</text:p>
      <text:p text:style-name="P4">
Source: <text:a xlink:type="simple" xlink:href="https://www.zaobao.com.sg/realtime/world/story20230710-1412326" text:style-name="Internet_20_link" text:visited-style-name="Visited_20_Internet_20_Link">
https://www.zaobao.com.sg/realtime/world/story20230710-1412326</text:a>
</text:p>
      <!--NEWS-->
      <text:h text:style-name="P10" text:outline-level="1">
<text:span text:style-name="T4">
禁书解读 | 余杰：我们就像帮助鳄鱼清理牙齿的小鱼 沈栋《红色赌盘》</text:span>
</text:h>
      <text:p text:style-name="P4">
Author: None</text:p>
      <text:p text:style-name="P4">
Publisher: Radio Free Asia (Organization)</text:p>
      <text:p text:style-name="P4">
Published Time: 2023-07-10T09:00:00-04:00</text:p>
      <text:p text:style-name="P4">
Modified Time: 2023-07-03T17:21:16-04:00</text:p>
      <text:p text:style-name="P4">
Description: None</text:p>
      <text:p text:style-name="P4">
Videos: []</text:p>
      <text:p text:style-name="P4">
Audios: ["<text:a xlink:type="simple" xlink:href="https://www.rfa.org/mandarin/pinglun/wenyitiandi-cite/yj2-062720231227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897317in" draw:z-index="0">
<draw:image xlink:href="../Images/rfamandarin/2023-07-10T09-00-00-04-00/000000.png" xlink:type="simple" xlink:show="embed" xlink:actuate="onLoad" draw:mime-type="image/png"/>
</draw:frame>
 资料图片：2023年3月12日，《红色赌盘（REDROULETTE）》作者沈栋出席出版社今周刊在台北信义诚品书店举办的新书发表会。 <text:a xlink:type="simple" xlink:href="https://www.rfa.org/mandarin/pinglun/wenyitiandi-cite/yj2-06272023122714.html/@@images/image" text:style-name="Internet_20_link" text:visited-style-name="Visited_20_Internet_20_Link">
</text:a>
 （记者夏小华摄）  <text:a xlink:type="simple" xlink:href="https://www.rfa.org/mandarin/pinglun/wenyitiandi-cite/yj2-06272023122714.html/@@stream" text:style-name="Internet_20_link" text:visited-style-name="Visited_20_Internet_20_Link">
Audio-1-Link：https://www.rfa.org/mandarin/pinglun/wenyitiandi-cite/yj2-06272023122714.html/@@stream</text:a>
</text:p>
      <text:p text:style-name="P4">
<text:span text:style-name="T4">
酒池肉林、挥金如土的中国富豪</text:span>
</text:p>
      <text:p text:style-name="P4">
沈栋，出生于上海一个“黑五类”家庭。少年时代，全家移居香港，父母从零开始，辛苦打工，他就读警察子弟学校的放牛班，在这个弱肉强食的环境中苦苦挣扎。之后，他在美国完成大学学业，回到香港，但香港已然无法满足他的野心——唯有江泽民时代如火如荼、笙歌鼎沸的中国才是他成就一番事业的广阔天地。他以美国投资公司代表的身份，在上海和北京开启了一段过山车般的人生。</text:p>
      <text:p text:style-name="P4">
沈栋一生中的重大转折点是结识了其貌不扬却与之同样是出身贫贱、却怀有更大野心的女商人段伟红——段伟红是泰鸿集团创始人、凯风公益基金会创始人和理事长、中华全国青年联合会常委及清华大学战略发展顾问委员会委员。他们结为夫妇，靠着孙子兵法和厚黑手段，挤入中共政治局几大家族的社交圈和生意圈，成为温家宝家族的白手套，地位和财富犹在郭文贵之上。他们轻松拿到中央批文，夺取北京市中心的黄金宝地，不仅重新形塑北京的城市风貌，也在北京机场盖了一座超大型航空货运物流中心。由此，数十亿美金财富滚滚而来，比之阿拉伯石油国家的王公贵胄也毫不逊色。直到习近平上台之后，以反腐为名整肃政敌，段伟红凭空消失，商业帝国土崩瓦解，这一曲凯歌高奏的交响曲戛然而止。早已与之离婚的沈栋身在英国，为了营救仍是商业伙伴的前妻，出版《红色赌盘》一书，将这场疯狂赌博的内幕一一道出。</text:p>
      <text:p text:style-name="P4">
《洛杉矶时报》前北京分社社长芭芭拉·德米克评论说：“沈栋的这本书，让我们有机会窥探被纵容的中国权贵，是如何利用与政治局成员的关系，将其资产累积至数十亿美元。这是一个由拉菲酒庄、劳斯莱斯和价值一亿美元的游艇所组成的世界，在这里，友谊完全是由一场场交易所换来的。”沈栋在书中讲述了二零一一年春，他与段伟红邀请贾庆林的女儿贾蔷和女婿李伯潭以及许家印夫妇一起去欧洲豪华旅行的细节。同行的几家人乘坐一架私人飞机，在飞机上豪赌，但各自拥有的几架私人飞机仍空机随行，以防主人行程出现变动，随时可加以调用。到了法国境内，沈栋每一顿都安排顶级大餐，以讨好客人。比如，在巴黎最古老的杜耶餐厅的首场午宴，光酒品就花费超过十万美元，佐餐的葡萄酒来自法国最负盛名的酒庄的百年陈酿。一路上，客人对博物馆和艺术馆毫无兴趣，他们根本不具备人文素养和审美能力，他们是只知道疯狂购物的“有钱的原始人”。沈栋写道：“我从来想象不到女士购物可以如此全力以赴地血拼，在米兰机场准备回国时，光办理购物退税就花了三个多小时。”这些细节，让电影《疯狂的亚洲富豪》中的场景黯然失色。</text:p>
      <text:p text:style-name="P4">
由于缺乏基督教传统，即德国社会学家马克斯·韦伯所说的“清教伦理与资本主义精神”——韦伯引述美国国父之一本杰明·富兰克林的文字指出，资本主义精神指一种带有功利主义色彩，以增加资本本身为目的，累积个人资本的责任，并且将积累的资本用于社会再生产而不是个人消费，将工作视为天职且有系统和理性地追求合法利得的人生观；中国的暴发户即“权贵资产阶级”只能靠一掷千金、骄奢淫佚来填补精神空虚，炫耀财富和地位，以及缓解财富和地位朝不保夕的恐惧感，正如沈栋在返程时感叹：“以前，我们如果能买一辆飞鸽自行车骑，就是幸运儿了；如今我们正搭私人飞机回家，从彼到此，不到半个人生就实现了，真是不可思议。”</text:p>
      <text:p text:style-name="P4">
<text:span text:style-name="T4">
张培莉是温家宝的编外“幕僚长”和财务总管</text:span>
</text:p>
      <text:p text:style-name="P4">
段伟红和沈栋的发迹，得益于“神秘的张阿姨”——温家宝夫人张培莉。张培莉才是全书的主人公，段伟红和沈栋只是配角。除了充当其政治打手的毛泽东的夫人江青之外，绝大多数中共最高领导的夫人们通常躲藏在幕后，她们的所作所为是国家机密，公众对她们所知甚少。即便是曾在中国家喻户晓的军中歌手的习近平夫人彭丽媛，在习近平上位后，便成了习近平身边的一个美丽花瓶。研究者可以写出数十本习近平的传记，却无法根据片鳞半爪的素材为彭丽媛写一本传记。而在《红色赌盘》中，作者绘声绘色地描述了作为温家宝编外“幕僚长”和财务总管的张培莉的言谈举止——如果我有沈栋手上的素材，当年写《中国影帝温家宝》时，一定能写得更为有血有肉。</text:p>
      <text:p text:style-name="P4">
当沈栋与段伟红的交往到了谈婚论嫁阶段，段伟红安排了一场对他的面试，面试官不是段的父母，而是一位充当干妈角色的“张阿姨”。在第一次与“张阿姨”见面的饭局上，沈栋举止优雅、对答如流，成功地通过了这场考试。多年之后，他对这场饭局仍是记忆犹新。事后，他才知道这位“张阿姨”，就是当时的国务院副总理温家宝的夫人张培莉。</text:p>
      <text:p text:style-name="P4">
段伟红的地位与张培莉有天渊之别，张愿意与之结交，是因为张需要白手套帮其捞钱及处理一些她不便出面处理的事务。段和张有过口头协议，任何合作计划的获利，张享有三成。很多时候，张并未投资一分钱，投入的是权势——对丈夫权势狐假虎威的展示。比如，每当段伟红在拿地和拿批文遇到障碍时，张培莉便出马安排饭局，找来主事官员，那些部长和省长对这样的饭局自然是受宠若惊。所以，一顿饭下来，再大的拦路虎都瞬间迎刃而解。沈栋观察到：“我们认为张阿姨的动力，源于自身被追捧后的愉悦情绪。她不甘在丈夫的光环下寄生，致力于开创属于自己的王国。从他们结婚的那一刻起，她与温家宝就习惯平起平坐，看来也不打算改变这个局面。她始终维持自己的日常作息，几乎从没陪过温家宝在国内外的公务旅行。”张培莉说，大众如果习惯在温家宝身边不常见她，她就拥有自由去做喜欢的事。“她的乐趣体现在作为计划的参与者，与人直接来往，吸收他人思想，分析判断情势及付诸实际行动。”沈栋指出：“温夫人和子女的经商成功，应验了中国的一句俗话：一人得道鸡犬升天。我确信温家宝的女儿利用家族关系，向外国公司索要重金；温家宝的儿子操控了新天域的投资交易；而张培莉每时每刻都在广交人脉，探索发财机会。”</text:p>
      <text:p text:style-name="P4">
沈栋多次陪同张培莉到世界各地旅行，“我们曾经伴她去过阿根廷的草原牧场、新西兰的峡谷海湾、澳洲的内陆草甸、法国的罗瓦河谷。在到访瑞士时，她还沉浸在封闭式经营的温泉浴场，享受延年益寿的护理疗法”、“她在日内瓦湖畔的温泉浴场，约定了进行面容修整及注射羊胎素消除年老皱纹的疗程……几天后，纱布去除，张阿姨毫不在意面皮拉伸术在耳后留下的疤痕，面貌一新的她继续上路旅行”、“她通常早上五点就起床，拿着从北京带来的电锅进餐厅，熟练地熬煮大米稀饭，然后拿出中式酱菜”——喜欢吃法式可颂面包的沈栋不得不与之分享中式早餐。</text:p>
      <text:p text:style-name="P4">
张培莉多次要沈栋去香港为温家宝购买各项物品，甚至也指导段伟红如何为他们的性生活增加情趣。沈栋为温家宝选择服饰，逐渐改变他在公众面前过于拘谨的形象。“看到他穿着我选购的西装、领带出入公众场合，我们心中暗暗窃喜。”不过，沈栋仍为温家宝辩护：“在家庭中的每个成员都在搜集高档轿车之际，温家宝对家人的豪华生活缺乏警觉心。”他认为，直到《纽约时报》报道温家宝母亲的账户上有三十亿美金，温家宝才恍然大悟，哀叹自己的一世清名毁于一旦。但这个说法不符合常理，除非温家宝是瞎子兼傻瓜，他才会对妻子和儿女每天都在做的事情懵懂无知。</text:p>
      <text:p text:style-name="P4">
<text:span text:style-name="T4">
不是自由资本主义，而是排他性和榨取性的寡头亲贵主义</text:span>
</text:p>
      <text:p text:style-name="P4">
段伟红、沈栋都是从社会底层拼杀出来的、生存能力极强的人精，不会在温家宝家族这一棵树上吊死，因为温家宝毕竟有退休的一天。温家宝夫人将他们当做白手套，他们也将温家宝夫人当做棋局上的一枚关键棋子——利用这颗棋子，再去接触其他棋子，建立盘根错节的关系网络。</text:p>
      <text:p text:style-name="P4">
沈栋提及，在张培莉安排的一场晚宴上，他与刚刚晋升上副主席的皇储习近平同桌。席间主要由彭丽媛主谈，习近平基本没有说话，脸上偶尔露出一抹不太自然的微笑。或许，习近平当时就在盘算将段伟红、沈栋这样的“粉红色兵团”除之而后快，只是他需要与温家宝结盟对付咄咄逼人的政敌薄熙来、周永康，才不得不出席这场饭局，在饭局上却心事重重、魂不守舍。这次张培莉的牵线没有成功，习近平不可能沿用温家宝用过的白手套，习近平家族当然有自己的白手套。这就埋下了段伟红日后被整肃的伏笔。</text:p>
      <text:p text:style-name="P4">
温家宝还在位时，段伟红就与温家宝的副手王岐山建立起亲密关系。“他们之间无所不谈。王岐山约段伟红的主要目的是增加和温家宝之联系，以了解温家宝，判断上司的思维方向。……段伟红把婚后无子女的王岐山视为可信赖的伯父交往。”沈栋发现，王岐山有时会表现出中国权贵上层特有的神经质焦虑——看似精明的王岐山居然对畅销书《货币战争》中反美阴谋论的一派胡言深信不疑（其作者却早已移居美国），可见他在公共场合表现出来的愿意与美国合作的姿态是伪装出来的，他内心深处将美国视为不共戴天的敌人。中共统治阶层没有一个人是真正的亲美派或亲民主自由价值的人物。</text:p>
      <text:p text:style-name="P4">
段伟红、沈栋夫妇研判政坛新星孙政才将是温家宝的接班人，便倾力与之结交。早在孙政才还是北京顺义区委书记时，双方就在机场项目上有交集。后来，孙政才在政坛上火箭式攀升，段伟红一路以巨资投注。孙政才在外地任封疆大吏时，每逢回北京活动，必定在应酬式的饭局之后，约段伟红见面，讨论中国的政局和人事变动，规划如何更上一层楼。孙政才曾向段伟红描述，假如他仕途稳步不出错，定会最终进入政治局常委会，如果不担任国家主席，也必定接任总理。他的每一步行动，都着眼于这个最高目标。段伟红为之提供上层运作所需资金。然而，这却成为她的一笔最失败的投资，她损失的不只是金钱，更是整个事业和人生。既然习近平将孙政才视为其敌对派系的“政治金童”，当然要将其除掉。覆巢之下无完卵，孙政才落马，段伟红的末日就降临了。她踩过了线，参与了上层政治斗争，连温家宝夫人也救不了她。段伟红出事后，亲王岐山的中国媒体财新网发表了一篇题为《段伟红折翼》的文章，详述段伟红一系列从国企手中切走蛋糕的交易，指其屡屡“从牛奶中撇出奶油”，在最合适的时机，以最低价格拿下最具增值性的资产。诡异的是，这篇文章发表后很快被删除。</text:p>
      <text:p text:style-name="P4">
仅从段伟红、沈栋发迹的个案可看出，中国的权力精英与商业精英的勾结，已到了一荣俱荣、一损俱损的地步。沈栋承认，在他接触过的各级官员中，没有一个人能抵御腐败机制，清官的仕途到处级就终结了。学者裴敏欣在《出卖中国》一书中对此有过一番深刻的分析：“威权体制下的经济发展很容易导致权贵资本主义的根本原因是统治精英控制了巨大的经济资源和有对产权的绝对定义和支配权。由于威权体制的政治统治精英的特权，他们不可避免地会利用这些权力在经济发展的过程中‘自肥’。但是由于政治精英缺乏商业才能，他们不得不和民间的经济精英共谋勾结，进行权钱交易。这一过程对这两组精英都是一个‘双赢’的机会。统治菁英可以利用自己掌握的‘权’，尤其是对国有资产的支配权。少数能够和统治精英建立密切的私人关系的经济精英可以通过贿赂，以少量的钱来获得低价的高品质国有资产，从而获得暴利，成为巨富。”</text:p>
      <text:p text:style-name="P4">
<text:span text:style-name="T4">
“共谋者”的反省为何点到为止？</text:span>
</text:p>
      <text:p text:style-name="P4">
《红楼梦》之《好了歌注》中说：“乱哄哄你方唱罢我登场，到头来只是为他人做嫁衣裳。”对段、沈夫妇而言，连做嫁衣裳的资格都没有，到头来只是为他人做白手套，看似风光无限，实则游走于刀锋之上，稍有不慎即粉身碎骨。沈栋写道：“我们没有受到有关合作、团队精神的教育，相反的我们被引导成把世界划分为不是朋友便是敌人，所有盟友都是临时的，所有朋友都是可随手遗弃的。我们随时准备响应党的号令，告发自己的父母、老师及朋友，我们被教导最重要的事是赢取胜利，只有吃亏者才是道德上的懦夫。这就是共产党从一九四九年后持续掌权的指导哲学，不择手段的诡计多端者可以在中国如鱼得水。我们生来就学会只要实现结果可以不择手段。在共产党统治下的中国是一个冷血国度。”他将自己的失败和出局的原因归结为不够心狠手辣。</text:p>
      <text:p text:style-name="P4">
沈栋在接受记者袁莉“不明白播客”访问时承认，自己是“百分百的合谋者”。高官与白手套之间，利益是核心纽带。“大家又没有血缘关系，没有利益的话，干嘛走在一起去？”记者问他，对于过去的事情，“你会心里不舒服吗？觉得自己会有点惭愧吗？”沈栋立即启动自我保护机制：“某种程度来说，根本不存在惭愧这个问题。我的选择和中国当年的选择都是一样的。这怎么说呢？就是大家可以说从赤贫起步吧，就说你的积极向上的动力特别强劲，然后为此你愿意牺牲很多东西。”他进而指出：“中国每一个商人都是白手套。从街边小贩算起，你也得跟城管交保护费，你也是城管的白手套，你也是居委会主任的白手套，你也是片警的白手套。现在我经常碰到，一说白手套一定就是说大官，然后大企业，金钱数量很多了才叫白手套。我觉得不是这么回事，全中国每一个商人都是白手套。”经过这番阐释，沈、段的“原罪”变得与路边小贩的“原罪”一模一样，他就心安理得了。这种描述显然不诚实。一个街头小贩被迫交保护费，是为了维持基本的生存；而段、沈这样的巨富，则是邪恶体制的组成部分，是民主、法治和自由市场经济这些价值的反面。这种做法，如纳粹集中营幸存者、作家莱维所批评的那样：“有人故意说谎，冷静地编造事实，但多数人则拔锚、启航，暂时或永久地，远离真实的记忆，为自己编造一个方便的事实。对他们来说，过去是一种负担，他们为犯下的罪恶（或遭受的痛苦）感到厌恶，愿意用另一份记忆替换真实的过去。”沈栋对当代中国的描述，以习近平执政为一个断裂，对他对来说是真实的，但对整个中国来说是不真实的——就在他和段伟红气冲斗牛、风生水起的江泽民时代后期及胡温时代，刘晓波等人权捍卫者遭受了残酷的迫害乃至为之付出了生命代价。中国从来没有一个“阳光灿烂”的改革开放的黄金时代。习近平并没有彻底改变中共政权的性质，他只是拿出杀猪刀来屠宰掉一批肥猪，让后重新豢养另一批肥猪而已。</text:p>
      <text:p text:style-name="P4">
沈栋在《红色赌盘》的开头和结尾分别提到当代中国的两个重要政治事件。前一个是一九八九年的六四屠杀，“在香港，和所有香港人一样，我和父亲专注地坐在椅子上观看电视上有关北京镇压的实况报道，我们都不禁流下眼泪。……父亲看到党随心所欲地镇压自家百姓，预计最坏的时刻还在后头”。后一件是香港的反送中运动，“香港的自由言论尺度和公民自由一路螺旋式地往下滑落，在港府试图将‘送中’合法化时，达到谷底。我被香港年轻一代的抗争深深感动，这激励了我于二零一九年六月由英国回到香港，加入百万香港人在超过摄氏三十五度暑热之下游行，向全世界展示香港人的意志”。他希望用这两个政治事件作为出版此书的历史背景，并将自己的扒粪行为崇高化。然而，对于两个政治事件之间二十多年他本人在权贵资本主义的鳄鱼潭中掠食的经历，他的自我反思和自我批判却如同蜻蜓点水、一掠而过。彻底否定自己呼风唤雨的辉煌岁月，对任何人来说都不是一件容易的事情。若不是段伟红出事，沈栋肯定不太会奋笔疾书、说出真相，因为他就是既得利益者中的一员，即便他只是帮助清理鳄鱼牙缝的小鱼。</text:p>
      <text:p text:style-name="P4">
（文章只代表特约评论员个人的立场和观点）</text:p>
      <text:p text:style-name="P4">
Source: <text:a xlink:type="simple" xlink:href="https://www.rfa.org/mandarin/pinglun/wenyitiandi-cite/yj2-06272023122714.html" text:style-name="Internet_20_link" text:visited-style-name="Visited_20_Internet_20_Link">
https://www.rfa.org/mandarin/pinglun/wenyitiandi-cite/yj2-06272023122714.html</text:a>
</text:p>
      <!--NEWS-->
      <text:h text:style-name="P10" text:outline-level="1">
<text:span text:style-name="T4">
港股收高</text:span>
</text:h>
      <text:p text:style-name="P4">
Publisher: 法新社</text:p>
      <text:p text:style-name="P4">
Published Time: 2023-07-10T09:02:08+00:00</text:p>
      <text:p text:style-name="P4">
Modified Time: 2023-07-10T08:35:02+00:00</text:p>
      <text:p text:style-name="P4">
Description: （法新社香港10日电） 香港股市今天微幅收高，主因北京开罚两家金融科技龙头企业后，有望结束打击科技业，但涨幅因中国最新经济数据疲软而受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7-10T09-02-08-00-00/000000.png" xlink:type="simple" xlink:show="embed" xlink:actuate="onLoad" draw:mime-type="image/png"/>
</draw:frame>
</text:p>
      <text:p text:style-name="P4">
恒生指数上涨114.02点或0.62%，收在18479.72点。</text:p>
      <text:p text:style-name="P4">
上海综合股价指数上扬7.09点或0.22%，收在3203.70点；深圳综合股价指数上涨6.43点或0.32%，收在2036.83点。</text:p>
      <text:p text:style-name="P4">
Source: <text:a xlink:type="simple" xlink:href="https://www.rfi.fr/cn/%E8%B4%A2%E7%BB%8F%E5%BF%AB%E8%AE%AF/20230710-%E6%B8%AF%E8%82%A1%E6%94%B6%E9%AB%98" text:style-name="Internet_20_link" text:visited-style-name="Visited_20_Internet_20_Link">
https://www.rfi.fr/cn/%E8%B4%A2%E7%BB%8F%E5%BF%AB%E8%AE%AF/20230710-%E6%B8%AF%E8%82%A1%E6%94%B6%E9%AB%98</text:a>
</text:p>
      <!--NEWS-->
      <text:h text:style-name="P10" text:outline-level="1">
<text:span text:style-name="T4">
币安高管纷纷离职、裁员激增，已处于撤退状态 (Free Version)</text:span>
</text:h>
      <text:p text:style-name="P4">
Author: Patricia Kowsmann / Dave Michaels / Caitlin Ostroff / Vicky Ge Huang</text:p>
      <text:p text:style-name="P4">
Publisher: 华尔街日报中文网</text:p>
      <text:p text:style-name="P4">
Published Time: 2023-07-10T09:25:00.000Z</text:p>
      <text:p text:style-name="P4">
Modified Time: 2023-07-10T09:25:00.000Z</text:p>
      <text:p text:style-name="P4">
Created Time: 2023-07-07T23:56:00.000Z</text:p>
      <text:p text:style-name="P4">
Description: 随着联邦调查的压力越来越大，币安的首席法律顾问、首席战略官、调查主管和负责合规的高级副总裁等人在最近几周纷纷离职。此外，币安上周还解雇了几十名员工。</text:p>
      <text:p text:style-name="P4">
Images: []</text:p>
      <text:p text:style-name="P4">
Categories: ['金融市场']</text:p>
      <text:p text:style-name="P4">
Keywords: SYND</text:p>
      <text:p text:style-name="P4">
Type: Article</text:p>
      <!--METADATA-->
      <text:p text:style-name="P4">
随着联邦调查的压力越来越大，币安(Binance)正处于撤退状态。</text:p>
      <text:p text:style-name="P4">
Source: <text:a xlink:type="simple" xlink:href="https://cn.wsj.com/articles/%E5%B8%81%E5%AE%89%E9%AB%98%E7%AE%A1%E7%BA%B7%E7%BA%B7%E7%A6%BB%E8%81%8C-%E8%A3%81%E5%91%98%E6%BF%80%E5%A2%9E-%E5%B7%B2%E5%A4%84%E4%BA%8E%E6%92%A4%E9%80%80%E7%8A%B6%E6%80%81-3c2ca62" text:style-name="Internet_20_link" text:visited-style-name="Visited_20_Internet_20_Link">
https://cn.wsj.com/articles/%E5%B8%81%E5%AE%89%E9%AB%98%E7%AE%A1%E7%BA%B7%E7%BA%B7%E7%A6%BB%E8%81%8C-%E8%A3%81%E5%91%98%E6%BF%80%E5%A2%9E-%E5%B7%B2%E5%A4%84%E4%BA%8E%E6%92%A4%E9%80%80%E7%8A%B6%E6%80%81-3c2ca62</text:a>
</text:p>
      <!--NEWS-->
      <text:h text:style-name="P10" text:outline-level="1">
<text:span text:style-name="T4">
空袭夺22命 联合国警告苏丹濒临爆发「全面内战」</text:span>
</text:h>
      <text:p text:style-name="P4">
Publisher: 法新社</text:p>
      <text:p text:style-name="P4">
Published Time: 2023-07-10T09:32:08+00:00</text:p>
      <text:p text:style-name="P4">
Modified Time: 2023-07-10T09:20:03+00:00</text:p>
      <text:p text:style-name="P4">
Description: （法新社瓦德迈达尼10日电） 联合国今天警告，饱受冲突蹂躏的苏丹正处于「全面内战」的边缘，这可能破坏整个地区的稳定。上周的空袭造成20多名平民丧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7-10T09-32-08-00-00/000000.png" xlink:type="simple" xlink:show="embed" xlink:actuate="onLoad" draw:mime-type="image/png"/>
</draw:frame>
</text:p>
      <text:p text:style-name="P4">
法新社报导，苏丹卫生部表示，首都喀土穆（Khartoum）的姐妹市恩图曼（Omdurman）8日遭到空袭，造成「22人死亡，大量平民受伤」。</text:p>
      <text:p text:style-name="P4">
本次空袭是苏丹爆发内战近3个月以来，引起公愤的最新事件。</text:p>
      <text:p text:style-name="P4">
截至目前，约有3000人在内战中丧生。幸存者通报大量性暴力事件，还有目击者提到针对特定种族的杀戮行动，抢劫也十分普遍；联合国警告，达佛（Darfur）西部地区可能存在危害人类罪行。</text:p>
      <text:p text:style-name="P4">
卫生部在脸书发布的影片显示，空袭过后，地上明显可见肢体不全的尸体，部分尸体则被覆盖住。</text:p>
      <text:p text:style-name="P4">
与正规军交战的准军事团体「快速支援部队」（Rapid Support Forces）声称，数波空袭共造成31人死亡。</text:p>
      <text:p text:style-name="P4">
居民也向法新社证实本次空袭。不过，苏丹武装部队昨天在声明中宣称，「空军8日并未对恩图曼的任何敌对目标进行打击」。</text:p>
      <text:p text:style-name="P4">
目击者还通报，昨天喀土穆总统府和恩图曼附近发生更多空袭，恩图曼南部出现机枪冲突和炮火攻击。</text:p>
      <text:p text:style-name="P4">
联合国秘书长古特雷斯（Antonio Guterres）透过副发言人哈克（FarhanHaq）谴责恩图曼的空袭，并称此次空袭「据报至少造成22人丧生」，另有数十人受伤。</text:p>
      <text:p text:style-name="P4">
哈克说，「武装部队之间的持续战争已将苏丹推向全面内战的边缘，这可能破坏整个地区的稳定」，古特雷斯对此表示深深担忧。</text:p>
      <text:p text:style-name="P4">
喀土穆国际机场在其脸书（Facebook）页面上宣布，民航当局已将苏丹领空关闭期限延长至7月31日，惟经批准的人道主义和撤离航班不在此限。</text:p>
      <text:p text:style-name="P4">
Source: <text:a xlink:type="simple" xlink:href="https://www.rfi.fr/cn/%E5%9B%BD%E9%99%85%E6%8A%A5%E9%81%93/20230710-%E7%A9%BA%E8%A2%AD%E5%A4%BA22%E5%91%BD-%E8%81%94%E5%90%88%E5%9B%BD%E8%AD%A6%E5%91%8A%E8%8B%8F%E4%B8%B9%E6%BF%92%E4%B8%B4%E7%88%86%E5%8F%91-%E5%85%A8%E9%9D%A2%E5%86%85%E6%88%98" text:style-name="Internet_20_link" text:visited-style-name="Visited_20_Internet_20_Link">
https://www.rfi.fr/cn/%E5%9B%BD%E9%99%85%E6%8A%A5%E9%81%93/20230710-%E7%A9%BA%E8%A2%AD%E5%A4%BA22%E5%91%BD-%E8%81%94%E5%90%88%E5%9B%BD%E8%AD%A6%E5%91%8A%E8%8B%8F%E4%B8%B9%E6%BF%92%E4%B8%B4%E7%88%86%E5%8F%91-%E5%85%A8%E9%9D%A2%E5%86%85%E6%88%98</text:a>
</text:p>
      <!--NEWS-->
      <text:h text:style-name="P10" text:outline-level="1">
<text:span text:style-name="T4">
评论 | 傅申奇：谎言立国</text:span>
</text:h>
      <text:p text:style-name="P4">
Author: None</text:p>
      <text:p text:style-name="P4">
Publisher: Radio Free Asia (Organization)</text:p>
      <text:p text:style-name="P4">
Published Time: 2023-07-10T09:43:00-04:00</text:p>
      <text:p text:style-name="P4">
Modified Time: 2023-07-10T11:10:35-04:00</text:p>
      <text:p text:style-name="P4">
Description: None</text:p>
      <text:p text:style-name="P4">
Videos: []</text:p>
      <text:p text:style-name="P4">
Audios: ["<text:a xlink:type="simple" xlink:href="https://www.rfa.org/mandarin/pinglun/fushenqi/fsq-071020230943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4.612011in" draw:z-index="0">
<draw:image xlink:href="../Images/rfamandarin/2023-07-10T09-43-00-04-00/000000.png" xlink:type="simple" xlink:show="embed" xlink:actuate="onLoad" draw:mime-type="image/png"/>
</draw:frame>
 警察站在中国国旗下 <text:a xlink:type="simple" xlink:href="https://www.rfa.org/mandarin/pinglun/fushenqi/fsq-07102023094316.html/@@images/image" text:style-name="Internet_20_link" text:visited-style-name="Visited_20_Internet_20_Link">
</text:a>
路透社图片  <text:a xlink:type="simple" xlink:href="https://www.rfa.org/mandarin/pinglun/fushenqi/fsq-07102023094316.html/@@stream" text:style-name="Internet_20_link" text:visited-style-name="Visited_20_Internet_20_Link">
Audio-1-Link：https://www.rfa.org/mandarin/pinglun/fushenqi/fsq-07102023094316.html/@@stream</text:a>
</text:p>
      <text:p text:style-name="P4">
有网友出了一个谜题：世界上有这么两个大国，其中一国的军队有128万人，分散在世界各地，做着世界警察，维护着世界的和平。另外一国据说有军队218万人，都窝在国内，是维护500个红色基因家族统治的坚实基础。前一个国家的领导人被后一国家的媒体称之为“人类公敌”，后一个国家的领导人自称要“引领世界”，还要建立“人类命运共同体”。不用猜，这就是美国与中国。</text:p>
      <text:p text:style-name="P4">
美国立国240多年里，46任总统，无一例外，都是手按《圣经》宣誓就职。不仅总统如此，美国参众两院院长和所有大法官，也都是手按圣经宣示就职。为什么？因为美国的立国是“以上帝的名义”而立约，“为了上帝的荣誉”而坚守。而不撒谎是上帝荣誉的基石之一！</text:p>
      <text:p text:style-name="P4">
反观中国首脑，都是手按所谓宪法信誓旦旦。而可笑的是这宪法先后有四部，而最后1982版宪法又修改了五次。为什么？因为这宪法里充满了谎言，也是要为中共所有的谎言正名。所以不断修改不可避免，可以说中共最重要的立国之本就是谎言。</text:p>
      <text:p text:style-name="P4">
进北京前，中共为了战胜民国政府，厚颜无耻的欺骗世界，尤其是欺骗美国。1943年7月4日《新华日报》发表了社论《民主颂——献给美国的独立纪念日》说：“每年这一天，世界上每个善良而诚实的人都会感到喜悦和光荣；自从世界上诞生了这个新的国家之后，民主和科学才在自由的新世界里种下了根基。一百六十七年，每天每夜，从地球最黑暗的角落也可以望到自由神手里的火炬的光芒，——它使一切受难的人感到温暖，觉得这世界还有希望。”社论盛赞美国的真诚</text:p>
      <text:p text:style-name="P4">
“在中国，每个小学生都知道华盛顿的诚实，每个中学生都知道林肯的公正与怛恻，杰弗逊的博大与真诚。这些光辉的名字，在我们国土上已经是一切美德的象征。他们所代表的，也早已经不止是一个国家、一个民族的荣誉了”“中国人学习华盛顿、学习林肯，学习杰弗逊，使我们懂得了建立一个民主自由的中国需要大胆、公正、诚实。”</text:p>
      <text:p text:style-name="P4">
而如此赞美却被七十多年的历史证实本身就是最大的谎言！</text:p>
      <text:p text:style-name="P4">
如今的中共国权贵，读着德国人马克思写的宣言，唱着法国人编的国际歌，对着俄国人设计的党旗宣誓，把钱存到瑞士、美国的银行，把老婆孩子送到美国、加拿大、澳大利亚，却对着他们统治下的老百姓说：我们决不搞西方那一套。一转头抽空就去跟西方的家人团聚。</text:p>
      <text:p text:style-name="P4">
更有一伙名人、将军坦承：反美是工作，移民是生活。如果人类容忍谎言立国的国家构建“人类命运共同体”，那人类的命运就堪忧了！</text:p>
      <text:p text:style-name="P4">
（文章只代表特约评论员个人的立场和观点）</text:p>
      <text:p text:style-name="P4">
Source: <text:a xlink:type="simple" xlink:href="https://www.rfa.org/mandarin/pinglun/fushenqi/fsq-07102023094316.html" text:style-name="Internet_20_link" text:visited-style-name="Visited_20_Internet_20_Link">
https://www.rfa.org/mandarin/pinglun/fushenqi/fsq-07102023094316.html</text:a>
</text:p>
      <!--NEWS-->
      <text:h text:style-name="P10" text:outline-level="1">
<text:span text:style-name="T4">
韩总统今启程赴欧出席北约峰会</text:span>
</text:h>
      <text:p text:style-name="P4">
Author: 联合早报 (Person)</text:p>
      <text:p text:style-name="P4">
Publisher: 联合早报 (Organization)</text:p>
      <text:p text:style-name="P4">
Published Time: 2023-07-10T09:59</text:p>
      <text:p text:style-name="P4">
Modified Time: 2023-07-10T09:59</text:p>
      <text:p text:style-name="P4">
Description: 韩国总统尹锡悦将赴欧洲，先于立陶宛出席北约峰会，之后对波兰进行正式访问。韩联社报道，尹锡悦星期一（7月10日）将前往立陶宛，在维尔纽斯会见北约秘书长斯托尔滕贝格，并与北约亚太伙伴（...</text:p>
      <text:p text:style-name="P4">
Videos: []</text:p>
      <text:p text:style-name="P4">
Audios: []</text:p>
      <text:p text:style-name="P4">
Images: []</text:p>
      <text:p text:style-name="P4">
Type: NewsArticle</text:p>
      <text:p text:style-name="P4">
Breadcrumbs: ['即时', '国际']</text:p>
      <text:p text:style-name="P4">
Keywords: ['北约', '韩国', '波兰']</text:p>
      <!--METADATA-->
      <text:p text:style-name="P4">
韩国总统尹锡悦将赴欧洲，先于立陶宛出席北约峰会，之后对波兰进行正式访问。</text:p>
      <text:p text:style-name="P4">
韩联社报道，尹锡悦星期一（7月10日）将前往立陶宛，在维尔纽斯会见北约秘书长斯托尔滕贝格，并与北约亚太伙伴（AP4）日本、澳大利亚、新西兰三国领导人举行会谈。</text:p>
      <text:p text:style-name="P4">
尹锡悦届时还将分别会见挪威、荷兰、新西兰、立陶宛等10国领导人，并同日本首相岸田文雄举行会晤。</text:p>
      <text:p text:style-name="P4">
这将是尹锡悦继去年6月以后，第二次以观察员国的首脑身份出席北约峰会。据报，尹锡悦与各国首脑将围绕俄乌战争、印太地区合作、非传统安全挑战等问题进行讨论，也将同北约各国在“防扩散”“网络安全”等11个领域签署双边合作文件。</text:p>
      <text:p text:style-name="P4">
北约峰会过后，应波兰总统杜达的邀请，尹锡悦将对波兰进行正式访问。鉴于波兰与乌克兰相邻，预计乌克兰重建方案可能成为主要议题。尹锡悦可能呼吁波兰对帮助乌克兰修复家园项目的韩企提供支持与合作。</text:p>
      <text:p text:style-name="P4">
Source: <text:a xlink:type="simple" xlink:href="https://www.zaobao.com.sg/realtime/world/story20230710-1412344" text:style-name="Internet_20_link" text:visited-style-name="Visited_20_Internet_20_Link">
https://www.zaobao.com.sg/realtime/world/story20230710-1412344</text:a>
</text:p>
      <!--NEWS-->
      <text:h text:style-name="P10" text:outline-level="1">
<text:span text:style-name="T4">
广东廉江幼儿园持刀行凶案致六死 引发社会讨论</text:span>
</text:h>
      <text:p text:style-name="P4">
Author: None (Language: zh)</text:p>
      <text:p text:style-name="P4">
Publisher: None</text:p>
      <text:p text:style-name="P4">
Time: 2023-07-10T10:07:00Z</text:p>
      <text:p text:style-name="P4">
Description: 一名男子在中国广东廉江一家幼儿园持刀行凶，导致包括幼童在内的六人死亡。近年来中国已发生多起针对幼儿园的暴力袭击，引起人们对社会氛围、心理健康、安全措施等话题的讨论。</text:p>
      <text:p text:style-name="P4">
Videos: []</text:p>
      <text:p text:style-name="P4">
Images: []</text:p>
      <text:p text:style-name="P4">
Subject: 时政风云</text:p>
      <text:p text:style-name="P4">
Subjects: ['幼儿园', '广东', '持刀袭击', '暴力', '恶性事件', '袭童', '纠纷']</text:p>
      <text:p text:style-name="P4">
Keywords: ['意见反馈']</text:p>
      <text:p text:style-name="P4">
ID: 66175733</text:p>
      <!--METADATA-->
      <text:p text:style-name="P4">
<text:a xlink:type="simple" xlink:href="https://www.dw.com/zh/overlay/image/article/66175733/66171783" text:style-name="Internet_20_link" text:visited-style-name="Visited_20_Internet_20_Link">
 </text:a>
</text:p>
      <text:p text:style-name="P4">
廉江当地政府称，警方正在调查这一“恶性伤害”案件</text:p>
      <text:p text:style-name="P4">
（德国之声中文网）据广东廉江市公安局发布的通报，廉江市横山镇周一（7月10日）发生一起故意伤害案，致6人死亡、1人受伤。犯罪嫌疑人——一名25岁的男子已被警方拘捕。</text:p>
      <text:p text:style-name="P4">
有报道称，网传6名死者包括1名老师、2名家长以及3名学生，并引述知情人称，行凶者与其中一名遇害人有个人纠纷。有关说法尚未得到官方证实。廉江市宣传部10日下午称，案件起因及6名遇害者的身份还在调查核实中。</text:p>
      <text:p text:style-name="P4">
这一“恶性事件”在中国网络上引起极大关注。大多数网民表达了愤怒，斥责对毫无防卫能力的幼儿行凶是“懦夫”、“畜生”，“性质太恶劣”，“不能轻饶”。甚至有人呼吁应对凶手处以死刑。</text:p>
      <text:p text:style-name="P4">
有微博用户敦促“快一点发布事件的真相，到底是什么情况导致如此恶劣、极端事件一而再再而三的发生？”也有人不解“是以前一直都这样只是网络不发达我们看不到，还是说是现在这种事变多了啊？”</text:p>
      <text:h text:style-name="P12" text:outline-level="3">
<text:span text:style-name="T4">
录像监控走进中国幼儿园</text:span>
</text:h>
      <text:h text:style-name="P12" text:outline-level="3">
<text:span text:style-name="T4">
袭童事件屡屡发生</text:span>
</text:h>
      <text:p text:style-name="P4">
近年来，在中国幼儿园、小学等 <text:a xlink:type="simple" xlink:href="https://www.dw.com/zh/zh/袭童悲剧后该如何反思/a-5580376" text:style-name="Internet_20_link" text:visited-style-name="Visited_20_Internet_20_Link">
 教育机构发生的暴力袭击 </text:a>
时有发生。2022年8月，江西安福县一所幼儿园发生持刀杀人案，造成4人死亡，6人受伤。2021年4月，一名男子在广西玉林北流市一所幼儿园行凶，刺死2名幼童，刺伤16人。</text:p>
      <text:p text:style-name="P4">
2017年， <text:a xlink:type="simple" xlink:href="https://www.dw.com/zh/zh/江苏幼儿园大爆炸系自杀袭击/a-39264163" text:style-name="Internet_20_link" text:visited-style-name="Visited_20_Internet_20_Link">
 江苏丰县一家幼儿园门口发生爆炸 </text:a>
，造成8人死亡，数十人受伤。嫌犯本人也被炸死，警方发布的信息称，这名22岁的男子有精神疾病，警方在其租住房内发现了自制爆炸装置材料，墙壁上多处留有死、亡、灭、绝等字迹。</text:p>
      <text:p text:style-name="P4">
对最新发生的幼儿园惨案，有网络用户指出，“经济不好，年轻人失业多、压力大，情绪容易出问题。”也有人认为学校、幼教机构的安全措施不够到位。还有人担心“如果没有新闻媒体深度剖析恶性案件深层原因，并广泛传播，恶性案件会越来越多。”</text:p>
      <text:p text:style-name="P4">
（综合报道）</text:p>
      <text:p text:style-name="P4">
Source: <text:a xlink:type="simple" xlink:href="https://www.dw.com/zh/广东廉江幼儿园持刀行凶案致六死-引发社会讨论/a-66175733" text:style-name="Internet_20_link" text:visited-style-name="Visited_20_Internet_20_Link">
https://www.dw.com/zh/广东廉江幼儿园持刀行凶案致六死-引发社会讨论/a-66175733?maca=chi-rss-chi-all-1127-rdf</text:a>
</text:p>
      <!--NEWS-->
      <text:h text:style-name="P10" text:outline-level="1">
<text:span text:style-name="T4">
日本技术数据泄密案引发对外国科学家的忧虑</text:span>
</text:h>
      <text:p text:style-name="P4">
Author: None (Language: zh)</text:p>
      <text:p text:style-name="P4">
Publisher: None</text:p>
      <text:p text:style-name="P4">
Time: 2023-07-10T10:08:00Z</text:p>
      <text:p text:style-name="P4">
Description: 日本一家领先的研究所一名中国研究员涉嫌泄露技术机密而受到司法指控。专家认为，此案应给日本政府敲响警钟。</text:p>
      <text:p text:style-name="P4">
Videos: []</text:p>
      <text:p text:style-name="P4">
Images: []</text:p>
      <text:p text:style-name="P4">
Subject: 时政风云</text:p>
      <text:p text:style-name="P4">
Subjects: []</text:p>
      <text:p text:style-name="P4">
Keywords: ['岛屿主权争端', '日本', '斯诺登']</text:p>
      <text:p text:style-name="P4">
ID: 66175731</text:p>
      <!--METADATA-->
      <text:p text:style-name="P4">
<text:a xlink:type="simple" xlink:href="https://www.dw.com/zh/overlay/image/article/66175731/55702323" text:style-name="Internet_20_link" text:visited-style-name="Visited_20_Internet_20_Link">
 </text:a>
</text:p>
      <text:p text:style-name="P4">
（德国之声中文网） <text:a xlink:type="simple" xlink:href="https://www.dw.com/zh/zh/中國籍研究員遭日逮捕-北京嚴正關切/a-65967582" text:style-name="Internet_20_link" text:visited-style-name="Visited_20_Internet_20_Link">
 位于茨城县筑波市的日本产业技术综合研究所高级研究员权恒道近日因涉嫌向一家中国公司泄露数据被捕</text:a>
 。他涉嫌违反禁止不公平竞争的法律。</text:p>
      <text:p text:style-name="P4">
59岁的权恒道自2002年4月在该研究所工作。不过，据《产经新闻》报道，2006年，他也成为北京理工大学的一名教授。</text:p>
      <text:p text:style-name="P4">
北京理工大学以及他曾就读的南京理工大学都属于"国防七子"，意味着与中国军方存在关联。</text:p>
      <text:p text:style-name="P4">
此外，有消息称，权恒道参与中国政府的 <text:a xlink:type="simple" xlink:href="https://www.dw.com/zh/zh/调查报道从海德堡走向中国的敏感量子科技/a-65895830" text:style-name="Internet_20_link" text:visited-style-name="Visited_20_Internet_20_Link">
 "千人计划"</text:a>
。该计划被认为旨在吸引研究者帮助北京提高科技能力。</text:p>
      <text:h text:style-name="P12" text:outline-level="3">
<text:span text:style-name="T4">
受何指控？</text:span>
</text:h>
      <text:p text:style-name="P4">
权恒道受控将氟化合物合成技术的机密数据转给他与妻子在中国创办的一家企业。</text:p>
      <text:p text:style-name="P4">
数据转移后数月，这对夫妻的公司在中国获取了该项技术的专利。</text:p>
      <text:p text:style-name="P4">
日本国家公共安全委员会前主席、现立宪民主党--日本议会最大的反对党、中左派政党--成员松原仁（JinMatsubara）表示，权恒道转移的数据"看上去与国防或经济安全并不相关"。但他说，该案件显示出可能对日本带来的损失，是对政府发出的警讯。</text:p>
      <text:p text:style-name="P4">
松原仁说："要从更广泛的角度看待此事。日本与科技相关的法律有两个目的：一是避免先进技术的泄露，二是促进国际交流、邀请有特殊知识和才能的外国学者与日本专家合作。"</text:p>
      <text:p text:style-name="P4">
他向德国之声表示："因此才有那么多中国和 <text:a xlink:type="simple" xlink:href="https://www.dw.com/zh/zh/俄超音速科学家受控向中国提供机密/a-65724308" text:style-name="Internet_20_link" text:visited-style-name="Visited_20_Internet_20_Link">
 俄罗斯</text:a>
人在日本的研究所和大学。这些外国学者变得如此重要，以至于一些机构如果没有他们就无法运作。"</text:p>
      <text:h text:style-name="P12" text:outline-level="3">
<text:span text:style-name="T4">
限制尖端技术分享</text:span>
</text:h>
      <text:p text:style-name="P4">
松原仁表示，中国国家情报法要求所有公民与国家分享在海外获取的知识，即便此前签署保密协议。这意味着，"每个中国公民都潜在可能成为一名 <text:a xlink:type="simple" xlink:href="https://www.dw.com/zh/zh/mad报告俄中刺探德军情报最活跃/a-66153262" text:style-name="Internet_20_link" text:visited-style-name="Visited_20_Internet_20_Link">
 间谍</text:a>
"。"因此日本、美国等国家别无选择，必须通过有效的安全审核体系，将中国学者排除在处理高敏感度经济或安全技术的机构之外。"</text:p>
      <text:h text:style-name="P12" text:outline-level="3">
<text:span text:style-name="T4">
独家调查：与中国国防科大合作的学者们</text:span>
</text:h>
      <text:h text:style-name="P12" text:outline-level="3">
<text:span text:style-name="T4">
更多间谍？</text:span>
</text:h>
      <text:p text:style-name="P4">
一些人士认为，日本历届政府均未能采取必要的预防措施，导致国家安全受损。福井县立大学国际关系教授岛田洋一（YoichiShimada）表示："我不理解权恒道是如何被允许在该职位待了20年，而没有受到任何审查。对我来说，这显示出在涉及日本经济和安全未来的时候，我们是多么放松警惕。这是不可原谅的。"</text:p>
      <text:p text:style-name="P4">
岛田洋一称，他"确定还有更多中国及其它国家的间谍活跃在"日本。他说："我感觉这届政府以及各大学对这些问题太软弱，这件事只是揭示出问题的严重程度。"</text:p>
      <text:p text:style-name="P4">
Source: <text:a xlink:type="simple" xlink:href="https://www.dw.com/zh/日本技术数据泄密案引发对外国科学家的忧虑/a-66175731" text:style-name="Internet_20_link" text:visited-style-name="Visited_20_Internet_20_Link">
https://www.dw.com/zh/日本技术数据泄密案引发对外国科学家的忧虑/a-66175731?maca=chi-rss-chi-all-1127-rdf</text:a>
</text:p>
      <!--NEWS-->
      <text:h text:style-name="P10" text:outline-level="1">
<text:span text:style-name="T4">
评论 | 魏京生：台湾竞选和台美中关系</text:span>
</text:h>
      <text:p text:style-name="P4">
Author: None</text:p>
      <text:p text:style-name="P4">
Publisher: Radio Free Asia (Organization)</text:p>
      <text:p text:style-name="P4">
Published Time: 2023-07-10T10:16:00-04:00</text:p>
      <text:p text:style-name="P4">
Modified Time: 2023-07-10T11:09:30-04:00</text:p>
      <text:p text:style-name="P4">
Description: None</text:p>
      <text:p text:style-name="P4">
Videos: []</text:p>
      <text:p text:style-name="P4">
Audios: ["<text:a xlink:type="simple" xlink:href="https://www.rfa.org/mandarin/pinglun/weijingsheng/wjs-071020231016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4.612011in" draw:z-index="0">
<draw:image xlink:href="../Images/rfamandarin/2023-07-10T10-16-00-04-00/000000.png" xlink:type="simple" xlink:show="embed" xlink:actuate="onLoad" draw:mime-type="image/png"/>
</draw:frame>
 美中台旗帜 <text:a xlink:type="simple" xlink:href="https://www.rfa.org/mandarin/pinglun/weijingsheng/wjs-07102023101600.html/@@images/image" text:style-name="Internet_20_link" text:visited-style-name="Visited_20_Internet_20_Link">
</text:a>
组合图片/美联社/路透社  <text:a xlink:type="simple" xlink:href="https://www.rfa.org/mandarin/pinglun/weijingsheng/wjs-07102023101600.html/@@stream" text:style-name="Internet_20_link" text:visited-style-name="Visited_20_Internet_20_Link">
Audio-1-Link：https://www.rfa.org/mandarin/pinglun/weijingsheng/wjs-07102023101600.html/@@stream</text:a>
</text:p>
      <text:p text:style-name="P4">
明年春天台湾大选，现在竞选已经热火朝天了。所有的候选人都已经亮出了自己的纲领，八仙过海，各显其能。有拉拢美国的，有拉拢习近平的，都宣称自己是为了台湾人民的安全和利益。到底谁是最靠谱，谁是忽悠人的呢？我就给大家细细道来。</text:p>
      <text:p text:style-name="P4">
最不靠谱的，就是号称可以说服习近平不会打台湾，国民党的候选人侯友宜。你以为你是谁，习近平会在乎你的态度？在共产党是否武统的内部争论和条件中，已经没人考虑亲中的派别了。正如武松遇见的那只老虎，已经不是正常的老虎而是专门吃人的老虎，下定决心也要吃你的老虎。对它表示友好有用吗？</text:p>
      <text:p text:style-name="P4">
最靠谱的是民进党的候选人赖清德：他一面拉紧美国这个最大的盟友，一面抓紧增强防卫能力，最重要的是提升台湾人民的反抗意志。只有人民有拼死保卫自己的意志，把台湾变成一只豪猪，才是不怕强大敌人的有效防卫措施。虎豹豺狼再厉害，遇见豪猪也是无从下手。不服，就带着一嘴的毒刺痛哭去吧。</text:p>
      <text:p text:style-name="P4">
声明台湾本来就是独立的国家，名字就叫中华民国，这是明智而又现实的政策。放弃既有的国名，非要改一个名字，有那个必要吗？所谓的台独运动，是当年为了反对国民党一党专政而制造的一个借口，既不合理，也时过境迁了。民主后继续台独运动，就是制造内部分裂的资敌行为了。这从陈水扁时代就已经暗中放弃。现在把它明确提出来，是明智而且必须的举措。</text:p>
      <text:p text:style-name="P4">
美国为什么坚决不支持台独的立场呢？不但因为这是一场没有道理也没有实质内容的虚幻运动，还因为中国共产党多年的民族主义宣传洗脑，大陆多数人民反对名义上的台独。更改国名会触动敏感的神经，帮助习近平动员人民支持战争。这对台湾十分不利，还会连累美国被卷入一场本来可以避免的战争。</text:p>
      <text:p text:style-name="P4">
重新解释台独党章，或者放弃台独运动有什么必要呢？首先有利于团结更多的人民保卫台湾，缩小亲共分子的市场。其次是美国不用再担心因为台湾的原因导致一场战争。再其次是大陆人民会有更多的人，觉得没必要去武统台湾– 中共多年来的大忽悠，就此成为笑话。这一举措就是兵法上说的“不战而屈人之兵”，减少了武统的危险，增加了台湾的安全。乃上战之举。</text:p>
      <text:p text:style-name="P4">
公开声明台湾本来就是独立的国家，时机也很重要。习近平近年来武统的动作越来越频繁，军力的增长也给习近平创造着条件，可以说战争爆发的可能性越来越高。台湾的内部团结和反抗意志就更加重要了。以战争解决内部矛盾，是小习同志黔驴技穷的救命稻草，切不可以常理度之。就像不能按正常人来解释疯子一样。</text:p>
      <text:p text:style-name="P4">
恰巧这时候俄罗斯出了个奇葩瓦格纳，严重威胁到俄罗斯的战争意志。俄罗斯是小习同志的一盘大棋，把西方的实力消耗在乌克兰，可以减轻武统台湾的阻力。坐山观虎斗可收渔人之利，小习不是人们想象的那么愚蠢。遗憾的是普京遇到了大麻烦，自己  评论 | 魏京生：搬起石头砸了自己的脚。虽然迅速解决了麻烦，但也暴露了弱点。能否继续给习近平创造武统的条件，是个未知数。</text:p>
      <text:p text:style-name="P4">
重要的是两个中共高级外交官的相反的言论，暴露出内部反战的声音在上升。这个时机减少强硬派的战争理由，恰到好处。所以我认为赖清德是个比较靠谱的总统人选。</text:p>
      <text:p text:style-name="P4">
（文章只代表特约评论员个人的立场和观点）</text:p>
      <text:p text:style-name="P4">
Source: <text:a xlink:type="simple" xlink:href="https://www.rfa.org/mandarin/pinglun/weijingsheng/wjs-07102023101600.html" text:style-name="Internet_20_link" text:visited-style-name="Visited_20_Internet_20_Link">
https://www.rfa.org/mandarin/pinglun/weijingsheng/wjs-07102023101600.html</text:a>
</text:p>
      <!--NEWS-->
      <text:h text:style-name="P10" text:outline-level="1">
<text:span text:style-name="T4">
评论 | 陈光诚："'七一'党庆"："九千八百万党员"原来是滥竽充数</text:span>
</text:h>
      <text:p text:style-name="P4">
Author: None</text:p>
      <text:p text:style-name="P4">
Publisher: Radio Free Asia (Organization)</text:p>
      <text:p text:style-name="P4">
Published Time: 2023-07-10T10:23:00-04:00</text:p>
      <text:p text:style-name="P4">
Modified Time: 2023-07-10T10:36: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4.612011in" draw:z-index="0">
<draw:image xlink:href="../Images/rfamandarin/2023-07-10T10-23-00-04-00/000000.png" xlink:type="simple" xlink:show="embed" xlink:actuate="onLoad" draw:mime-type="image/png"/>
</draw:frame>
 2021 年 6 月 25日，在北京新落成的中国共产党历史展览馆，宣传栏右侧展示中共党员总人数。 <text:a xlink:type="simple" xlink:href="https://www.rfa.org/mandarin/pinglun/chenguangchengboke/cgc-07102023102324.html/@@images/image" text:style-name="Internet_20_link" text:visited-style-name="Visited_20_Internet_20_Link">
</text:a>
美联社图片</text:p>
      <text:p text:style-name="P4">
2023年7月1日据说是中国共产党的第一百零二岁生日。以往每年此时都是众所周知的"敏感日"，而今年除了一如既往地"敏感"，很多活动人士、维权人士和往年一样被"上岗"监控之外，中共反常地示出在中共沦陷区"中共党员人数超过了九千八百万"的消息。</text:p>
      <text:p text:style-name="P4">
中共刻意放出这种想让世人觉得已经加入共产党的人数很多(言外之意,可想而知踊跃申请加入中共的人民群众数目更多)的信息引起了我的注意。经过几天的仔细了解后略知了中共此举缘由的一点点端倪，在这里和大家分享,只愿我们认真思考后能够从中悟到些许表面现象之下的深层含义。</text:p>
      <text:p text:style-name="P4">
中国农村现今仍然是中共沦陷区的主体，多半中国人民生活在贫瘠的农村地区。随着几十年的中共统治，社会资源配置严重错位，使得农民很难在农村靠耕种土地维持生计。可以说农村近年到了“十室已有七、八空”的程度，因为但凡还能干点活的农民都设法找机会到城里打工了。甚至就连六十多岁的妇女也到城里当护工，照顾年龄更大的老人……只有老弱病残还留守在村里看家。如今走在乡村的小路上，就连想要遇到一个村民问路都很难……</text:p>
      <text:p text:style-name="P4">
尽管乡村如此萧索，中国农村的村党支部却从来没有停止过运作。但是今年的“‘七一’党庆”和以往相比，有点难办与不同。因为今年党一方面要求必须有一定人数的党员参加“‘七一’党庆”，还要拍照上传存档；另一方面，绝大多数的农村居民都出外打工，村党支部书记绝对没有那个号召力要求他们回来参加像“党庆”这样的组织活动。事实上谁都明白：作党员对于农民而言，没有任何实质的意义。因此即便是地方党委用“开除他们的党籍”相威胁，要求他们回村参加组织活动，他们也不会回来。</text:p>
      <text:p text:style-name="P4">
在此情况下，山东、山西、河南、河北等多处的很多乡党委组织各村支部书记开会，想出了把一些留守村里的村民召集到一处庆祝党的生日，然后再带他们到附近的烈士陵园、“革命圣地”，以及“先烈故居”游览一番拍照上传的方法。就这样，“全国党员欢庆中国共产党一百零二华诞”的“党的政治任务”就完成了……真是“村哄乡，乡哄县，一直哄到国务院”。难道中国共产党所说的“九千八百多万党员”的数字就是这么得到的吗？共产党组织部难道就不去核对一下上传的照片，确认参加者是不是党员吗？</text:p>
      <text:p text:style-name="P4">
我们都知道春秋时期有个“滥竽充数”的故事，可是面对今天的“‘七一’党庆”，共产党有组织地“组织”群众滥充“党员”之数，我们不能不感叹：“滥党充数”可比“滥竽充数”劲爆得多了。</text:p>
      <text:p text:style-name="P4">
记得清政府即将倒台时，皇后婉容独自到宫外去，回来时溥仪提醒她，“这是违反宫廷规矩要被处死的”，之后便没有了下文。当人们都知道一个团体已经没有了凝聚力，很快就要树倒猢狲散的时候，所有的香堂帮规便不再具有实质的约束力。</text:p>
      <text:p text:style-name="P4">
虽然表面上中国共产党拥有“九千多万党员”，可是这些所谓的“党员”有几个怀揣着中共党想要的“一颗红心”呢？！</text:p>
      <text:p text:style-name="P4">
因此，中共在“‘七一’党庆”所炫耀的 “九千多万党员”不过是用来滥竽充数、装点门面、自欺欺人的数字罢了！</text:p>
      <text:p text:style-name="P4">
（文章只代表特约评论员个人的立场和观点）</text:p>
      <text:p text:style-name="P4">
Source: <text:a xlink:type="simple" xlink:href="https://www.rfa.org/mandarin/pinglun/chenguangchengboke/cgc-07102023102324.html" text:style-name="Internet_20_link" text:visited-style-name="Visited_20_Internet_20_Link">
https://www.rfa.org/mandarin/pinglun/chenguangchengboke/cgc-07102023102324.html</text:a>
</text:p>
      <!--NEWS-->
      <text:h text:style-name="P10" text:outline-level="1">
<text:span text:style-name="T4">
美犹他州长拟起诉社媒公司：要对伤害年轻人负责</text:span>
</text:h>
      <text:p text:style-name="P4">
Author: 联合早报 (Person)</text:p>
      <text:p text:style-name="P4">
Publisher: 联合早报 (Organization)</text:p>
      <text:p text:style-name="P4">
Published Time: 2023-07-10T10:34</text:p>
      <text:p text:style-name="P4">
Modified Time: 2023-07-10T10:44</text:p>
      <text:p text:style-name="P4">
Description: 美国犹他州州长考克斯（Spencer Cox）正准备起诉社交媒体公司对犹他州年轻人造成的伤害。美国政治新闻网站POLITICO报道，考克斯星期天（7月9日）接受哥伦比亚广播公司（C...</text:p>
      <text:p text:style-name="P4">
Videos: []</text:p>
      <text:p text:style-name="P4">
Audios: []</text:p>
      <text:p text:style-name="P4">
Images: []</text:p>
      <text:p text:style-name="P4">
Type: NewsArticle</text:p>
      <text:p text:style-name="P4">
Breadcrumbs: ['即时', '国际']</text:p>
      <text:p text:style-name="P4">
Keywords: ['美国', '社交媒体']</text:p>
      <!--METADATA-->
      <text:p text:style-name="P4">
美国犹他州州长考克斯（Spencer Cox）正准备起诉社交媒体公司对犹他州年轻人造成的伤害。</text:p>
      <text:p text:style-name="P4">
美国政治新闻网站POLITICO报道，考克斯星期天（7月9日）接受哥伦比亚广播公司（CBS）节目采访时说，未来几个月内，犹他州政府可能对社媒公司提起诉讼，要求它们对给该州年轻人造成的伤害承担责任。</text:p>
      <text:p text:style-name="P4">
他说，州政府相信社媒公司已意识到这些危险，有非常清楚的证据表明它们知道自己的产品对年轻人造成的伤害，并且试图掩饰。</text:p>
      <text:p text:style-name="P4">
考克斯今年早些时候签署了法律，对未成年人使用社媒的方式进行限制。这项法律将于明年生效，一些规定包括对18岁以下的社媒用户设定数码宵禁，要求未成年人在注册账户时必须得到父母的同意，并要求社媒公司核实犹他州用户的年龄。</text:p>
      <text:p text:style-name="P4">
这是美国出台的首部此类法律，考克斯承认规定执行起来会比较困难，甚至可能面临法律挑战。他在星期天的访谈中说，之后涉及到限制青少年访问社媒时，最高法院可能会对这一决定进行权衡。</text:p>
      <text:p text:style-name="P4">
他也指出，推行这项法律的目的是让家庭对社交媒体上发生的事情有更多掌握，“最新的研究结果显示，社媒的使用与更多自杀、焦虑、抑郁、自残现象出现之间不仅仅存在一种关联，而是存在因果关系。”</text:p>
      <text:p text:style-name="P4">
他期望实施此法能让父母和孩子对他们的社媒体验有更多控制，并促使社媒公司停止使用有害成瘾性的算法。</text:p>
      <text:p text:style-name="P4">
Source: <text:a xlink:type="simple" xlink:href="https://www.zaobao.com.sg/realtime/world/story20230710-1412349" text:style-name="Internet_20_link" text:visited-style-name="Visited_20_Internet_20_Link">
https://www.zaobao.com.sg/realtime/world/story20230710-1412349</text:a>
</text:p>
      <!--NEWS-->
      <text:h text:style-name="P10" text:outline-level="1">
<text:span text:style-name="T4">
中国汽车帝国吉利将进军美国市场 (Free Version)</text:span>
</text:h>
      <text:p text:style-name="P4">
Author: Stephen Wilmot</text:p>
      <text:p text:style-name="P4">
Publisher: 华尔街日报中文网</text:p>
      <text:p text:style-name="P4">
Published Time: 2023-07-10T10:35:00.000Z</text:p>
      <text:p text:style-name="P4">
Modified Time: 2023-07-10T10:35:00.000Z</text:p>
      <text:p text:style-name="P4">
Created Time: 2023-07-10T08:19:00.000Z</text:p>
      <text:p text:style-name="P4">
Description: 忘了比亚迪：吉利是美国人在未来几年将通过沃尔沃、极星、路特斯和极氪等品牌见到频率最多的中国汽车公司。</text:p>
      <text:p text:style-name="P4">
Images: []</text:p>
      <text:p text:style-name="P4">
Categories: ['金融市场', '股闻天下']</text:p>
      <text:p text:style-name="P4">
Keywords: SYND,LINK:EN|WP-WSJ-0001037017</text:p>
      <text:p text:style-name="P4">
Type: Article</text:p>
      <!--METADATA-->
      <text:p text:style-name="P4">
中国汽车大亨李书福(Eric Li)正把他价值300多亿美元的私人车库带到更多人面前，其中充斥着老品牌、新技术以及潜在的利益冲突。</text:p>
      <text:p text:style-name="P4">
Source: <text:a xlink:type="simple" xlink:href="https://cn.wsj.com/articles/%E4%B8%AD%E5%9B%BD%E6%B1%BD%E8%BD%A6%E5%B8%9D%E5%9B%BD%E5%90%89%E5%88%A9%E5%B0%86%E8%BF%9B%E5%86%9B%E7%BE%8E%E5%9B%BD%E5%B8%82%E5%9C%BA-873eed18" text:style-name="Internet_20_link" text:visited-style-name="Visited_20_Internet_20_Link">
https://cn.wsj.com/articles/%E4%B8%AD%E5%9B%BD%E6%B1%BD%E8%BD%A6%E5%B8%9D%E5%9B%BD%E5%90%89%E5%88%A9%E5%B0%86%E8%BF%9B%E5%86%9B%E7%BE%8E%E5%9B%BD%E5%B8%82%E5%9C%BA-873eed18</text:a>
</text:p>
      <!--NEWS-->
      <text:h text:style-name="P10" text:outline-level="1">
<text:span text:style-name="T4">
德国化工巨头纷赴欧洲之外建设新工厂 (Free Version)</text:span>
</text:h>
      <text:p text:style-name="P4">
Authors: ['法兰克福报道']</text:p>
      <text:p text:style-name="P4">
Publisher: 英国《金融时报》</text:p>
      <text:p text:style-name="P4">
Time: 2023-07-10T10:37:12+00:00</text:p>
      <text:p text:style-name="P4">
Published Time: 2023-07-09T12:00:99+08:00</text:p>
      <text:p text:style-name="P4">
Modified Time: 2023-07-10T06:21:99+08:00</text:p>
      <text:p text:style-name="P4">
Description: 中美等国提供的包括监管快速审批和税收优惠在内的激励措施吸引了德国化工巨头投资。</text:p>
      <text:p text:style-name="P4">
Images: ["<text:a xlink:type="simple" xlink:href="https://thumbor.ftacademy.cn/unsafe/picture/5/000186665_piclink.jpg" text:style-name="Internet_20_link" text:visited-style-name="Visited_20_Internet_20_Link">
000186665_pic...</text:a>
"]</text:p>
      <text:p text:style-name="P4">
Themes: ['化工', '关注']</text:p>
      <text:p text:style-name="P4">
Keywords: ['化工', '工业', '巴斯夫', '德国经济', '能源']</text:p>
      <text:p text:style-name="P4">
Type: Article</text:p>
      <!--METADATA-->
      <text:p text:style-name="P4">
<draw:frame draw:style-name="fr1" draw:name="Image127" text:anchor-type="as-char" svg:width="6.9236in" svg:height="4.699123in" draw:z-index="0">
<draw:image xlink:href="../Images/FT Chinese Free Version/2023-07-10T10-37-12-00-00/000186665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德国化工集团正在投资现代化工厂和绿色技术——但主要是在欧洲以外，该行业最大的工会警告称。</text:p>
      <text:p text:style-name="P4">
德国化学和能源工业工会IG BCE主席迈克尔•瓦西里亚迪斯(MichaelVassiliadis)表示：“对新工厂和新技术的投资……正在流向德国之外。”他补充称，“自能源问题出现以来”，这一趋势已经加速。</text:p>
      <text:p text:style-name="P4">
瓦西里亚迪斯表示，主要的受益国是中国和美国，这两个国家为企业提供了“全套方案”，除了税收优惠，还包括提供绿色能源和监管快速审批。</text:p>
      <text:p text:style-name="P4">
欧洲国家争夺外国直接投资(FDI)的竞争日益激烈。德国经济研究所(German EconomicInstitute)称，由于企业将目光投向海外，德国去年遭遇创纪录的企业投资赤字，并称这种情况“令人担忧”。</text:p>
      <text:p text:style-name="P4">
去年，美国政府公布了《降低通胀法》(IRA)下对各种绿色技术投资的巨额补贴，该法旨在为关键领域吸引外国直接投资。瓦西里亚迪斯说，中国同样动用国库支持某些行业，其中之一就是化工行业。</text:p>
      <text:p text:style-name="P4">
正在艰难应对经济长期放缓的中国政府，尤其欢迎外国直接投资进入先进制造业、信息技术和科学研究等高科技领域，因为中国正努力让产业向价值链上游攀登。</text:p>
      <text:p text:style-name="P4">
瓦西里亚迪斯既是工会负责人，也是巴斯夫(BASF)监事会成员。他说，这家德国化工集团是在中国投资最先进技术的一个典型范例。</text:p>
      <text:p text:style-name="P4">
这家全球最大化工公司目前正在湛江建设一个投资100亿欧元的石化一体化基地。以这家德国集团位于路德维希港的总部为蓝本，该基地将采用“尖端技术”和“最高……可持续标准”。与此同时，该公司警告称，它将“永久性地”缩减其在欧洲的业务。</text:p>
      <text:p text:style-name="P4">
瓦西里亚迪斯表示，中国当局的支持令这笔投资成为可能。中方将在该基地附近建造一个风力发电场，满足该公司对大量廉价绿色能源的要求。</text:p>
      <text:p text:style-name="P4">
Kepler Cheuvreux的化工行业研究联席主管克里斯蒂安•法伊茨(ChristianFaitz)表示，他认为欧洲不会新建任何氨工厂。作为氢动力汽车所需的原料，氨在净零排放经济中发挥着重要作用。与此同时，巴斯夫以高能源成本为由，关闭了位于路德维希港的两家氨厂中的一家。</text:p>
      <text:p text:style-name="P4">
法伊茨说：“我希望（欧洲）政界人士能意识到这些趋势。”他补充说，这种趋势可能威胁到欧洲大陆的工业增长。</text:p>
      <text:p text:style-name="P4">
德国化学工业协会VCI表示，该行业的企业不可能不投资中国，后者约占全球化工市场的43%。</text:p>
      <text:p text:style-name="P4">
VCI补充称，德国化工集团近年来“扩大了”在华投资，该行业五分之一的对外投资最终流入了中国。</text:p>
      <text:p text:style-name="P4">
<text:span text:style-name="T5">
李若瑟(Joe Leahy)北京补充报道</text:span>
</text:p>
      <text:p text:style-name="P4">
译者/何黎</text:p>
      <text:p text:style-name="P4">
Source: <text:a xlink:type="simple" xlink:href="http://www.ftchinese.com/story/001100205" text:style-name="Internet_20_link" text:visited-style-name="Visited_20_Internet_20_Link">
http://www.ftchinese.com/story/001100205</text:a>
</text:p>
      <!--NEWS-->
      <text:h text:style-name="P10" text:outline-level="1">
<text:span text:style-name="T4">
经济复苏持续乏力，中国面临通缩风险 (Free Version)</text:span>
</text:h>
      <text:p text:style-name="P4">
Author: Stella Yifan Xie</text:p>
      <text:p text:style-name="P4">
Publisher: 华尔街日报中文网</text:p>
      <text:p text:style-name="P4">
Published Time: 2023-07-10T10:40:00.000Z</text:p>
      <text:p text:style-name="P4">
Modified Time: 2023-07-10T10:40:00.000Z</text:p>
      <text:p text:style-name="P4">
Created Time: 2023-07-10T06:54:00.000Z</text:p>
      <text:p text:style-name="P4">
Description: 在经历两个月的微弱增长后，中国6月消费通胀持平，令经济学家担心这个全球第二大经济体正处于通货紧缩的边缘。与此同时，中国6月PPI降幅进一步扩大。</text:p>
      <text:p text:style-name="P4">
Images: []</text:p>
      <text:p text:style-name="P4">
Categories: ['经济', '中国经济']</text:p>
      <text:p text:style-name="P4">
Keywords: SYND,LINK:EN|WP-WSJ-0001041445</text:p>
      <text:p text:style-name="P4">
Type: Article</text:p>
      <!--METADATA-->
      <text:p text:style-name="P4">
在经历了两个月的微弱增长后，中国6月份消费通胀持平，令经济学家担心这个全球第二大经济体正处于通货紧缩的边缘。</text:p>
      <text:p text:style-name="P4">
Source: <text:a xlink:type="simple" xlink:href="https://cn.wsj.com/articles/%E7%BB%8F%E6%B5%8E%E5%A4%8D%E8%8B%8F%E6%8C%81%E7%BB%AD%E4%B9%8F%E5%8A%9B-%E4%B8%AD%E5%9B%BD%E9%9D%A2%E4%B8%B4%E9%80%9A%E7%BC%A9%E9%A3%8E%E9%99%A9-8988645" text:style-name="Internet_20_link" text:visited-style-name="Visited_20_Internet_20_Link">
https://cn.wsj.com/articles/%E7%BB%8F%E6%B5%8E%E5%A4%8D%E8%8B%8F%E6%8C%81%E7%BB%AD%E4%B9%8F%E5%8A%9B-%E4%B8%AD%E5%9B%BD%E9%9D%A2%E4%B8%B4%E9%80%9A%E7%BC%A9%E9%A3%8E%E9%99%A9-8988645</text:a>
</text:p>
      <!--NEWS-->
      <text:h text:style-name="P10" text:outline-level="1">
<text:span text:style-name="T4">
香港移民潮未止：去年流失2.7万中小学生　近年新高</text:span>
</text:h>
      <text:p text:style-name="P4">
Author: None</text:p>
      <text:p text:style-name="P4">
Publisher: Radio Free Asia (Organization)</text:p>
      <text:p text:style-name="P4">
Published Time: 2023-07-10T10:45:45-04:00</text:p>
      <text:p text:style-name="P4">
Modified Time: 2023-07-10T10:45: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4.612011in" draw:z-index="0">
<draw:image xlink:href="../Images/rfamandarin/2023-07-10T10-45-45-04-00/000000.png" xlink:type="simple" xlink:show="embed" xlink:actuate="onLoad" draw:mime-type="image/png"/>
</draw:frame>
 2021 年 7 月 22日，乘客通过香港国际机场的登机口时，人们挥手告别。 法新社资料图片</text:p>
      <text:p text:style-name="P4">
香港“反送中运动”后掀起的移民潮仍在持续，这也反映在中小学生离港流失人数上。据港媒《明报》依据香港教育局发布的最新统计报告推算，去年香港共流失了2万7000名中小学生。</text:p>
      <text:p text:style-name="P4">
报道指出，截至2022年9月，超过2.7万名中小学生不再留港升学，为近年高峰。对比2018年9月至2019年9月，本地中小学生净减少人数只有2429人；而从2019年9月至2022年9月，即“反送中”及新冠疫情之后的3年，香港累计减少近6.8万名中小学生。</text:p>
      <text:p text:style-name="P4">
有当地中学校长表示，这波退学潮尚未见顶，预计中一班数在新学年将进一步缩减，盼流失率可在一两年后稍有回落。</text:p>
      <text:p text:style-name="P4">
香港教育局则称，家长有权为子女选择就读学校，转校、移居内地、海外升学等流动均属常态。</text:p>
      <text:p text:style-name="P4">
香港在“反送中”运动后，出现移民潮。据香港特首李家超2022年10月发表的任内首份《施政报告》披露，官方估算之前两年，香港约有14万劳动人口流失。</text:p>
      <text:p text:style-name="P4">
责编：凯迪</text:p>
      <text:p text:style-name="P4">
Source: <text:a xlink:type="simple" xlink:href="https://www.rfa.org/mandarin/Xinwen/1-07102023104305.html" text:style-name="Internet_20_link" text:visited-style-name="Visited_20_Internet_20_Link">
https://www.rfa.org/mandarin/Xinwen/1-07102023104305.html</text:a>
</text:p>
      <!--NEWS-->
      <text:h text:style-name="P10" text:outline-level="1">
<text:span text:style-name="T4">
耶伦访华未取得实质突破，但迈出“积极一步”</text:span>
</text:h>
      <text:p text:style-name="P4">
Creator: ALAN RAPPEPORT,KEITH BRADSHER</text:p>
      <text:p text:style-name="P4">
Publisher: https://www.facebook.com/nytimeschinese</text:p>
      <text:p text:style-name="P4">
Published Time: 2023-07-10T10:46:21+08:00</text:p>
      <text:p text:style-name="P4">
Description: 耶伦表示尽管存在重大分歧，中美关系有了更稳定立足点，高层将进行更频繁沟通，但没有宣布取得具体突破或协议。外界认为中美紧张关系未得到实质性缓解。 Thomas Peter/Reuters 美国财政部长珍妮特·耶伦在北京的新闻发布会上表示，尽管存在“重大分歧”，但美国和中国将寻求更多高层沟通。</text:p>
      <text:p text:style-name="P4">
Images: ["<text:a xlink:type="simple" xlink:href="https://static01.nyt.com/images/2023/07/09/multimedia/09dc-USCHINA-cjhq/09dc-USCHINA-cjhq-master1050.jpg" text:style-name="Internet_20_link" text:visited-style-name="Visited_20_Internet_20_Link">
09dc-USCHINA-...</text:a>
"]</text:p>
      <text:p text:style-name="P4">
Category: 中国</text:p>
      <text:p text:style-name="P4">
Type: Article</text:p>
      <!--METADATA-->
      <text:p text:style-name="P4">
<draw:frame draw:style-name="fr1" draw:name="Image129" text:anchor-type="as-char" svg:width="6.9236in" svg:height="4.615733in" draw:z-index="0">
<draw:image xlink:href="../Images/cnnytimes/2023-07-10T10-46-21-08-00/09dc-USCHINA-cjhq-master1050.jpg" xlink:type="simple" xlink:show="embed" xlink:actuate="onLoad" draw:mime-type="image/jpeg"/>
</draw:frame>
</text:p>
      <text:p text:style-name="P4">
财政部长 <text:a xlink:type="simple" xlink:href="https://cn.nytimes.com/usa/20230706/janet-yellen-china-treasury/" text:style-name="Internet_20_link" text:visited-style-name="Visited_20_Internet_20_Link">
 珍妮特·耶伦 </text:a>
带着美国能重启与中国关系的希望访华。近年来不断恶化的美中关系最近已失去控制，原因是双方在几个重大问题上对立，包括乌克兰战争、飞越美国领空的中国 <text:a xlink:type="simple" xlink:href="https://cn.nytimes.com/usa/20230206/china-spy-balloon-time/" text:style-name="Internet_20_link" text:visited-style-name="Visited_20_Internet_20_Link">
 间谍气球</text:a>
 被美军击落，以及两国相互 <text:a xlink:type="simple" xlink:href="https://www.nytimes.com/2023/07/08/business/economy/us-china-chips-janet-yellen.html" text:style-name="Internet_20_link" text:visited-style-name="Visited_20_Internet_20_Link">
限制贸易 </text:a>
 的做法不断升级。</text:p>
      <text:p text:style-name="P4">
在北京的两天里进行了十个小时的会谈后，耶伦在周日的记者会上说，她相信美国和中国都有了更稳定的立足点，尽管两国存在“重大分歧”。</text:p>
      <text:p text:style-name="P4">
“我们相信世界足够大，容得下我们两个国家繁荣发展，”耶伦说。</text:p>
      <text:p text:style-name="P4">
耶伦宣布，双方将在最高层进行更频繁的沟通，她把两国关系称为“我们这个时代最重要的关系之一”，并称改善对话是防止不信任加深、防止这种关系磨损的方式。几周前，国务卿<text:a xlink:type="simple" xlink:href="https://cn.nytimes.com/china/20230619/blinken-china-xi-diplomacy/" text:style-name="Internet_20_link" text:visited-style-name="Visited_20_Internet_20_Link">
 布林肯 </text:a>
访问了中国。本月晚些时候，总统气候变化事务特使 <text:a xlink:type="simple" xlink:href="https://cn.nytimes.com/usa/20230707/john-kerry-china-climate/" text:style-name="Internet_20_link" text:visited-style-name="Visited_20_Internet_20_Link">
 约翰·克里 </text:a>
 也将访问中国，以重启全球气候变暖问题的谈判。</text:p>
      <text:p text:style-name="P4">
广告</text:p>
      <text:p text:style-name="P4">
不过，经济上的紧张关系不太可能得到实质性的缓解。耶伦已于周日返回华盛顿，没有宣布取得突破性进展或达成协议，以弥补两国之间持续存在的裂痕。耶伦明确表示，拜登政府对中国的许多商业行为表示严重关切，包括中国对待外国公司的做法以及被美国视为经济胁迫的政策。</text:p>
      <text:p text:style-name="P4">
耶伦此次行程是四年来第一次有美国财政部长访华，她见到了习近平主席领导班子中参与经济政策制定的四名最有权力的领导人：中国二号官员李强总理、与耶伦职位相当的 <text:a xlink:type="simple" xlink:href="https://cn.nytimes.com/china/20230328/xi-jinping-he-lifeng-china-economy/" text:style-name="Internet_20_link" text:visited-style-name="Visited_20_Internet_20_Link">
副总理何立峰 </text:a>
 、财政部长刘昆，以及中国人民银行新任党委书记潘功胜。</text:p>
      <text:p text:style-name="P4">
</text:p>
      <text:p text:style-name="P4">
上周六，耶伦（左）在北京与中国国务院副总理何立峰（右边）会面，这是她这两天进行的10个小时会谈的一部分。  Pool photo by MarkSchiefelbein</text:p>
      <text:p text:style-name="P4">
在耶伦举行记者会的几小时前，中国官方通讯社新华社发了有关她访问的报道，称双方的会谈具有建设性，但也重申了中国认为有争议的关键领域。报道表示，中国继续反对拜登政府强调通过贸易限制来维护美国国家安全。</text:p>
      <text:p text:style-name="P4">
“中方认为，泛化国家安全不利于正常经贸往来，”新华社的报道说。“中方表达了对美方对华制裁限制措施的关切。”</text:p>
      <text:p text:style-name="P4">
美中关系对世界有重大影响。两国是世界第一大和第二大经济体，共占全球产出的40%，而且仍在许多方面是不可或缺的合作伙伴。两国互相买卖重要产品，为彼此的工商业提供资金，并为两国的观众制作应用程序和电影。</text:p>
      <text:p text:style-name="P4">
中国官员向耶伦表达了他们的担忧。耶伦说，他们讨论了特朗普政府对中国进口商品征收关税的问题，这些关税仍然保留。尽管耶伦曾批评关税无效，但她表示，目前的内部审查结束之前，现任政府不会对关税做出任何决定，这重申了拜登总统上任后的政府立场。</text:p>
      <text:p text:style-name="P4">
广告</text:p>
      <text:p text:style-name="P4">
她还提到中国对美国即将 <text:a xlink:type="simple" xlink:href="https://www.nytimes.com/2023/02/09/business/us-china-investing-tech-biden.html" text:style-name="Internet_20_link" text:visited-style-name="Visited_20_Internet_20_Link">
 限制对华投资 </text:a>
的担忧，并说她试图解释，这些措施针对的是某些有限的行业，并不是为了对中国经济产生广泛影响。中国官员和专家还担心，美国政府限制中国获得某些技术的努力，可能会损害中国的人工智能和量子计算等高潜力产业的发展。</text:p>
      <text:p text:style-name="P4">
中国自2015年以来一直对本国在境外的投资进行更广泛的限制，鼓励中国的企业和个人避开海外房地产投机，推动他们 <text:a xlink:type="simple" xlink:href="https://cn.nytimes.com/business/20190311/china-central-bank-currency/" text:style-name="Internet_20_link" text:visited-style-name="Visited_20_Internet_20_Link">
 对有战略价值的领域进行更大范围的投资</text:a>
，比如飞机生产、重型设备制造，以及网络安全。</text:p>
      <text:p text:style-name="P4">
</text:p>
      <text:p text:style-name="P4">
加利福尼亚州圣佩德罗市洛杉矶港的海运集装箱。耶伦表示，特朗普政府对中国进口商品征收的关税目前将保持不变。  Coley Brown for The NewYork Times</text:p>
      <text:p text:style-name="P4">
上海复旦大学国际关系学院院长吴心伯警告说，耶伦此行不会带来两国关系的实质性改善，除非拜登政府改变其对华政策。</text:p>
      <text:p text:style-name="P4">
“到目前为止，我们还没有看到任何迹象表明拜登将重新考虑他的对华经济政策，”吴心伯说。</text:p>
      <text:p text:style-name="P4">
一些分析人士认为，进行更多对话的愿望是个重大进展，两国经过几个月的互不理睬之后，至少能够开始讨论分歧。</text:p>
      <text:p text:style-name="P4">
前中国商务部官员、现在北京的全球化智库担任高级研究员的何伟文对耶伦关于中美两国都能繁荣发展的说法表示欢迎。“中美之间存在巨大差别，因此持续和直接的交流不仅具有建设性，而且至关重要，”他说。</text:p>
      <text:p text:style-name="P4">
中国经济政策制定者与美国财政部之间更密切的合作有着很长的历史。美国财政部历来重视中国，因为中国是美国债券的重要投资方，也是美国金融服务的潜在市场。因此，商务部和更强调促进就业及工业自力更生的美国贸易代表办公室与中国对等官员之间的关系往往更为激烈。</text:p>
      <text:p text:style-name="P4">
</text:p>
      <text:p text:style-name="P4">
耶伦与几位参与经济政策的中国高层领导人进行了会晤，包括中国的二号人物、国务院总理李强。  Pool photo by Mark Schiefelbein</text:p>
      <text:p text:style-name="P4">
在特朗普执政期间尤其如此。何立峰四个月前出任负责国际经济政策的副总理之前，刘鹤曾一直担任这个职务。后者曾多次试图与在前总统特朗普的政府担任财政部长的史蒂文·马努钦在贸易和经济问题上达成妥协，但马努钦无法说服特朗普。特朗普为报复他所说的不公平商业行为，最终对范围广泛的中国出口产品征收了关税。</text:p>
      <text:p text:style-name="P4">
许多与中国有联系的美国企业曾希望拜登上任后美中关系会变得更友好，中国官员也曾有过这种希望。但美中关系非但没有改善，而且在过去两年里变得更加紧张，并在今年2月的间谍气球事件后陷入彻头彻尾的冰冻状态。</text:p>
      <text:p text:style-name="P4">
广告</text:p>
      <text:p text:style-name="P4">
虽然耶伦的访问被视为积极的一步，但中国和美国的许多专家警告说，不要期待两国关系发生太多变化。</text:p>
      <text:p text:style-name="P4">
“耶伦此行有可能让紧张的经济关系稍有缓和，提醒美国和中国，他们有一些共同的商业利益——即使是在减弱——不管情况如何，他们都需要进行对话，也许能在边缘改进商业往来，”曾在美国财政部长期担任官员的马克·索贝尔说。</text:p>
      <text:p text:style-name="P4">
但考虑到两国都担心国家安全问题、中国有一种看法认为美国试图遏制其经济发展，以及两国的强硬政治语言，索贝尔说，“耶伦此行很难改变根本的政治动态和经济关系的轨迹。”</text:p>
      <text:p text:style-name="P4">
</text:p>
      <text:p text:style-name="P4">
耶伦在北京与一群中国女性经济学家和企业家共进午餐，并表示美国和中国可以在很多领域达成共识。  Pool photo by Mark Schiefelbein</text:p>
      <text:p text:style-name="P4">
尽管中美两国存在分歧，但在作为财政部长首次访华期间，耶伦在北京受到了热烈欢迎。</text:p>
      <text:p text:style-name="P4">
与李强总理会晤时，这位中国二号官员提到，耶伦抵达首都机场时天空中出现了一道彩虹，并表示这象征了两国关系能够得到修复的希望。</text:p>
      <text:p text:style-name="P4">
周四晚上，有人看到耶伦在一家云南美食餐厅用餐， <text:a xlink:type="simple" xlink:href="https://www.globaltimes.cn/page/202307/1293945.shtml" text:style-name="Internet_20_link" text:visited-style-name="Visited_20_Internet_20_Link">
 中国官方媒体报道了此事，说她可以熟练地使用筷子</text:a>
，还说人们在社交媒体上看到耶伦吃菌菇料理后，预定该餐厅座位的人数大增。</text:p>
      <text:p text:style-name="P4">
广告</text:p>
      <text:p text:style-name="P4">
耶伦还与进行气候投资的中国专家见了面，并与一群中国女性经济学家和企业家共进午餐。她表示，美国和中国在许多领域可以找到共识。</text:p>
      <text:p text:style-name="P4">
“我们的人民有许多共同的东西，远多于我们的分歧，”耶伦在午餐会上说。</text:p>
      <text:p text:style-name="P4">
Source: <text:a xlink:type="simple" xlink:href="https://cn.nytimes.com/china/20230710/janet-yellen-china-us/" text:style-name="Internet_20_link" text:visited-style-name="Visited_20_Internet_20_Link">
https://cn.nytimes.com/china/20230710/janet-yellen-china-us/</text:a>
</text:p>
      <!--NEWS-->
      <text:h text:style-name="P10" text:outline-level="1">
<text:span text:style-name="T4">
中国经济濒临通缩 (Free Version)</text:span>
</text:h>
      <text:p text:style-name="P4">
Authors: ['李若瑟', '格雷格•麦克米伦']</text:p>
      <text:p text:style-name="P4">
Publisher: 英国《金融时报》</text:p>
      <text:p text:style-name="P4">
Time: 2023-07-10T10:48:27+00:00</text:p>
      <text:p text:style-name="P4">
Published Time: 2023-07-09T12:00:99+08:00</text:p>
      <text:p text:style-name="P4">
Modified Time: 2023-07-10T06:45:99+08:00</text:p>
      <text:p text:style-name="P4">
Description: 分析人士预计，最新数据将促使中国加大经济刺激力度，包括促使央行继上月降息之后再次降息。</text:p>
      <text:p text:style-name="P4">
Images: ["<text:a xlink:type="simple" xlink:href="https://thumbor.ftacademy.cn/unsafe/picture/4/000186364_piclink.jpg" text:style-name="Internet_20_link" text:visited-style-name="Visited_20_Internet_20_Link">
000186364_pic...</text:a>
"]</text:p>
      <text:p text:style-name="P4">
Themes: ['中国经济', '关注']</text:p>
      <text:p text:style-name="P4">
Keywords: ['中国经济', '新兴市场', '亚太经济', '中国人民银行', '高盛', '中国政府', '汤森路透', '野村控股']</text:p>
      <text:p text:style-name="P4">
Type: Article</text:p>
      <!--METADATA-->
      <text:p text:style-name="P4">
<draw:frame draw:style-name="fr1" draw:name="Image134" text:anchor-type="as-char" svg:width="6.9236in" svg:height="3.894525in" draw:z-index="0">
<draw:image xlink:href="../Images/FT Chinese Free Version/2023-07-10T10-48-27-00-00/000186364_piclink.jpg" xlink:type="simple" xlink:show="embed" xlink:actuate="onLoad" draw:mime-type="image/jpeg"/>
</draw:frame>
</text:p>
      <text:p text:style-name="P4">
中国经济今年6月滑至通缩边缘，疫情后中国经济复苏乏力原本已促使人们呼吁北京方面加大刺激力度，6月数据令这种呼声进一步加强。</text:p>
      <text:p text:style-name="P4">
6月份居民消费价格指数(CPI)同比持平，环比下降0.2%，而工业生产者出厂价格指数(PPI)则出现2016年以来的最大降幅，原因是对消费品和制成品的需求减弱。</text:p>
      <text:p text:style-name="P4">
Source: <text:a xlink:type="simple" xlink:href="http://www.ftchinese.com/story/001100206" text:style-name="Internet_20_link" text:visited-style-name="Visited_20_Internet_20_Link">
http://www.ftchinese.com/story/001100206</text:a>
</text:p>
      <!--NEWS-->
      <text:h text:style-name="P10" text:outline-level="1">
<text:span text:style-name="T4">
港媒：秦刚“失踪”半月是因确诊新冠</text:span>
</text:h>
      <text:p text:style-name="P4">
Author: None</text:p>
      <text:p text:style-name="P4">
Publisher: Radio Free Asia (Organization)</text:p>
      <text:p text:style-name="P4">
Published Time: 2023-07-10T10:51:43-04:00</text:p>
      <text:p text:style-name="P4">
Modified Time: 2023-07-10T10:51: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88615in" draw:z-index="0">
<draw:image xlink:href="../Images/rfamandarin/2023-07-10T10-51-43-04-00/000000.png" xlink:type="simple" xlink:show="embed" xlink:actuate="onLoad" draw:mime-type="image/png"/>
</draw:frame>
 图为秦刚6月25日在北京会见了俄罗斯副外长鲁登科。<text:a xlink:type="simple" xlink:href="https://www.rfa.org/mandarin/Xinwen/2-07102023104635.html/@@images/image" text:style-name="Internet_20_link" text:visited-style-name="Visited_20_Internet_20_Link">
 </text:a>
法新社图片</text:p>
      <text:p text:style-name="P4">
中国国务委员兼外交部长秦刚近期持续在公众视野中消失，引发各方猜测。据报道，秦刚是因为确诊新冠而“失踪”，已经休养半个月。不过，中国官方却一直未予直接证实。</text:p>
      <text:p text:style-name="P4">
据港媒《星岛日报》报道，秦刚自6月25日在北京分别会见了斯里兰卡、越南两国外长以及俄罗斯副外长，之后就消失于公众视野。</text:p>
      <text:p text:style-name="P4">
秦刚原定6月下旬与欧盟国家驻华大使举行的午餐会，但被临时取消。欧盟外交与安全政策高级代表博雷利原定本月7至10日访华，但临出发前也被叫停。对此，中国外交部发言人汪文斌5日回应称，中方欢迎博雷利“在双方方便的时候尽早访华”。该报道分析，这其实已经暗示现在中方不方便。</text:p>
      <text:p text:style-name="P4">
7日下午，有外媒在记者会提问，询问秦刚在公众视野消失的原因是否是健康原因。汪文斌回答称，“没有听说”这个情况。该报道指出，汪文斌没有否认秦刚抱恙，只是“没有听说”。</text:p>
      <text:p text:style-name="P4">
该报道称，据悉，秦刚是因为确诊新冠而“失踪”，已经休养半个月，相信很快将“重出江湖”。</text:p>
      <text:p text:style-name="P4">
责编：凯迪</text:p>
      <text:p text:style-name="P4">
Source: <text:a xlink:type="simple" xlink:href="https://www.rfa.org/mandarin/Xinwen/2-07102023104635.html" text:style-name="Internet_20_link" text:visited-style-name="Visited_20_Internet_20_Link">
https://www.rfa.org/mandarin/Xinwen/2-07102023104635.html</text:a>
</text:p>
      <!--NEWS-->
      <text:h text:style-name="P10" text:outline-level="1">
<text:span text:style-name="T4">
朝鲜威胁将击落美国“间谍飞机”</text:span>
</text:h>
      <text:p text:style-name="P4">
Author: None (Language: zh)</text:p>
      <text:p text:style-name="P4">
Publisher: None</text:p>
      <text:p text:style-name="P4">
Time: 2023-07-10T10:52:00Z</text:p>
      <text:p text:style-name="P4">
Description: 朝鲜指责美国侵犯其领空，警告会对美国“疯狂上演”的空中间谍活动采取行动，并称美国对其进行“核讹诈”。</text:p>
      <text:p text:style-name="P4">
Videos: []</text:p>
      <text:p text:style-name="P4">
Images: []</text:p>
      <text:p text:style-name="P4">
Subject: 时政风云</text:p>
      <text:p text:style-name="P4">
Subjects: ['韩国', '奥巴马', '美国', '朝鲜', '金正恩']</text:p>
      <text:p text:style-name="P4">
Keywords: ['朝鲜', '美国', '间谍飞机', '核讹诈', '核威胁', '朝鲜半岛', '韩国', '空中侦察']</text:p>
      <text:p text:style-name="P4">
ID: 66176933</text:p>
      <!--METADATA-->
      <text:p text:style-name="P4">
<text:a xlink:type="simple" xlink:href="https://www.dw.com/zh/overlay/image/article/66176933/64223715" text:style-name="Internet_20_link" text:visited-style-name="Visited_20_Internet_20_Link">
 </text:a>
</text:p>
      <text:p text:style-name="P4">
朝鲜声称，美国的“挑衅行为”使朝鲜半岛更接近核冲突</text:p>
      <text:p text:style-name="P4">
（德国之声中文网）朝鲜在周一（7月10日）指责美国派间谍飞机侵入其领空，并抨击美国在朝鲜半岛附近部署核导弹潜艇的计划。</text:p>
      <text:p text:style-name="P4">
朝鲜声称美国一再挑衅，并警告说，尽管平壤保持克制，但仍将击落此类侦察飞行。朝鲜国防部发言人在一份声明中表示，美国“多次”实施的“挑衅性”军事行动正在使朝鲜半岛更接近核冲突。</text:p>
      <text:p text:style-name="P4">
朝中社援引该发言人的声明称，“谁也不能保证朝鲜东海不会发生美国空军战略侦察机被击落这样的冲击性事件。”</text:p>
      <text:p text:style-name="P4">
美国军方没有立即做出回应，而韩国则驳斥朝鲜称美军侵犯领空的说法不实。韩国称，美国在朝鲜半岛周围进行例行侦察飞行。</text:p>
      <text:h text:style-name="P12" text:outline-level="3">
<text:span text:style-name="T4">
平壤宣传新攻势? 爱国大婶换时尚网红</text:span>
</text:h>
      <text:h text:style-name="P12" text:outline-level="3">
<text:span text:style-name="T4">
“如果出现意外局面……美国将要负全责”</text:span>
</text:h>
      <text:p text:style-name="P4">
<text:a xlink:type="simple" xlink:href="https://www.dw.com/zh/zh/金正恩出席执政党大会-美潜艇抵韩釜山港/a-65948295" text:style-name="Internet_20_link" text:visited-style-name="Visited_20_Internet_20_Link">
 平壤谴责美国计划在朝鲜半岛周围部署战略核资产 </text:a>
 ，称这是针对朝鲜的“最毫不掩饰的核讹诈”，对该地区的和平与安全构成严重威胁。</text:p>
      <text:p text:style-name="P4">
今年4月，美国宣布计划向韩国港口派遣一艘美国海军核弹道导弹潜艇，这是自20世纪80年代以来进行的首次此类访问，但并未给出访问时间表。</text:p>
      <text:p text:style-name="P4">
朝中社称：“美国今后的行动将决定朝鲜半岛是否会出现没人想要看到的极端局势，如果出现意外局面……美国将要负全责。”</text:p>
      <text:p text:style-name="P4">
平壤谈到了过去击落美国飞机的事件，并警告美国将为其“疯狂上演”的空中间谍活动付出代价。</text:p>
      <text:p text:style-name="P4">
（法新社、路透社）</text:p>
      <text:p text:style-name="P4">
Source: <text:a xlink:type="simple" xlink:href="https://www.dw.com/zh/朝鲜威胁将击落美国-间谍飞机/a-66176933" text:style-name="Internet_20_link" text:visited-style-name="Visited_20_Internet_20_Link">
https://www.dw.com/zh/朝鲜威胁将击落美国-间谍飞机/a-66176933?maca=chi-rss-chi-all-1127-rdf</text:a>
</text:p>
      <!--NEWS-->
      <text:h text:style-name="P10" text:outline-level="1">
<text:span text:style-name="T4">
中所签署警察合作协议提升关系  美澳警觉</text:span>
</text:h>
      <text:p text:style-name="P4">
Author: None</text:p>
      <text:p text:style-name="P4">
Publisher: Radio Free Asia (Organization)</text:p>
      <text:p text:style-name="P4">
Published Time: 2023-07-10T10:55:00-04:00</text:p>
      <text:p text:style-name="P4">
Modified Time: 2023-07-10T11:17: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4.612011in" draw:z-index="0">
<draw:image xlink:href="../Images/rfamandarin/2023-07-10T10-55-00-04-00/000000.png" xlink:type="simple" xlink:show="embed" xlink:actuate="onLoad" draw:mime-type="image/png"/>
</draw:frame>
所罗门群岛总理索加瓦雷周日抵达中国，在北京会见了中国总理李强。 <text:a xlink:type="simple" xlink:href="https://www.rfa.org/mandarin/Xinwen/3-07102023105232.html/@@images/image" text:style-name="Internet_20_link" text:visited-style-name="Visited_20_Internet_20_Link">
</text:a>
路透社图片</text:p>
      <text:p text:style-name="P4">
中国和太平洋岛国所罗门群岛周一（10日）签署了一项警察合作协议，作为将两国关系升级为“全面战略伙伴关系”的一部分。四年前，所罗门群岛与台湾断交，并与北京建交。</text:p>
      <text:p text:style-name="P4">
据路透社报道，所罗门群岛总理索加瓦雷周日抵达中国，也是他自去年两国达成安全协议以来首次访华。这引起了美国及澳大利亚在内的邻国的警惕。</text:p>
      <text:p text:style-name="P4">
周一，索加瓦雷在北京会见中国总理李强后签署了九项协议，警察合作协议是其中之一。这突显了所罗门群岛外交政策转向寻求该地区以外的机会。</text:p>
      <text:p text:style-name="P4">
据中国官媒央视报道，索加瓦雷周一还会见了中国国家主席习近平，两人同意建立全面战略伙伴关系。习近平对索加瓦雷表示，中国支持更多中国企业到所罗门群岛投资，并将继续提供“不附加政治条件”的经济和技术援助。</text:p>
      <text:p text:style-name="P4">
索加瓦雷办公室在一份声明中强调，“优质基础设施”是该国增强经济权力以消除贫困所需的一个领域。</text:p>
      <text:p text:style-name="P4">
中国电信巨头华为目前已在所罗门群岛建设电信网络，其资金来自中国进出口银行 6600 万美元的贷款，这引起了该国议会委员会对债务负担的担忧。一家中国国有公司也将重建首都霍尼亚拉的港口。</text:p>
      <text:p text:style-name="P4">
此行，索加瓦雷将在中国停留至周六，并在北京为新开设的驻华大使馆揭幕。</text:p>
      <text:p text:style-name="P4">
2022年4月，所国与中国签署一份秘密安全协议，引发美国、澳大利亚和新西兰的关切，担忧中国借此强化在太平洋地区的军事部署。目前，美国拜登政府正推进重设驻所罗门群岛大使馆的计划，以抗衡北京的影响力。</text:p>
      <text:p text:style-name="P4">
责编：凯迪</text:p>
      <text:p text:style-name="P4">
Source: <text:a xlink:type="simple" xlink:href="https://www.rfa.org/mandarin/Xinwen/3-07102023105232.html" text:style-name="Internet_20_link" text:visited-style-name="Visited_20_Internet_20_Link">
https://www.rfa.org/mandarin/Xinwen/3-07102023105232.html</text:a>
</text:p>
      <!--NEWS-->
      <text:h text:style-name="P10" text:outline-level="1">
<text:span text:style-name="T4">
严歌苓会粉丝　新书《米拉蒂》不受审查意义重大</text:span>
</text:h>
      <text:p text:style-name="P4">
Author: None</text:p>
      <text:p text:style-name="P4">
Publisher: Radio Free Asia (Organization)</text:p>
      <text:p text:style-name="P4">
Published Time: 2023-07-10T11:02:00-04:00</text:p>
      <text:p text:style-name="P4">
Modified Time: 2023-07-10T15:35:05-04:00</text:p>
      <text:p text:style-name="P4">
Description: None</text:p>
      <text:p text:style-name="P4">
Videos: []</text:p>
      <text:p text:style-name="P4">
Audios: ["<text:a xlink:type="simple" xlink:href="https://www.rfa.org/mandarin/yataibaodao/gangtai/lf-071020230914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841481in" draw:z-index="0">
<draw:image xlink:href="../Images/rfamandarin/2023-07-10T11-02-00-04-00/000000.png" xlink:type="simple" xlink:show="embed" xlink:actuate="onLoad" draw:mime-type="image/png"/>
</draw:frame>
严歌苓在温哥华读者见面会上，朗读她的新作品《米拉蒂》，让读者领略她的细腻又俏皮的文字。 <text:a xlink:type="simple" xlink:href="https://www.rfa.org/mandarin/yataibaodao/gangtai/lf-07102023091400.html/@@images/image" text:style-name="Internet_20_link" text:visited-style-name="Visited_20_Internet_20_Link">
</text:a>
记者柳飞拍摄  <text:a xlink:type="simple" xlink:href="https://www.rfa.org/mandarin/yataibaodao/gangtai/lf-07102023091400.html/@@stream" text:style-name="Internet_20_link" text:visited-style-name="Visited_20_Internet_20_Link">
Audio-1-Link：https://www.rfa.org/mandarin/yataibaodao/gangtai/lf-07102023091400.html/@@stream</text:a>
</text:p>
      <text:p text:style-name="P4">
被中国封杀的著名作家严歌苓在温哥华宣传她的新书《米拉蒂》。第一场读者见面会就吸引了三百多人到场。严歌苓强调，《米拉蒂》是她第一部无须经过中国审查而出版的作品，她希望未来帮助更多优秀作家的好作品原汁原味呈现在世人面前。</text:p>
      <text:p text:style-name="P4">
<text:a xlink:type="simple" xlink:href="https://www.rfa.org/mandarin/yataibaodao/meiti/wy-06272023104037.html" text:style-name="Internet_20_link" text:visited-style-name="Visited_20_Internet_20_Link">
 <text:span text:style-name="T4">
专访严歌苓：“《米拉蒂》里的东西是以前我在国内不可能写的”</text:span>
 </text:a>
  * <text:span text:style-name="T4">
<text:a xlink:type="simple" xlink:href="https://www.rfa.org/mandarin/duomeiti/guandian/gd-09072022123016.html" text:style-name="Internet_20_link" text:visited-style-name="Visited_20_Internet_20_Link">
 严歌苓(下) ：我没有绝望 中国还能再往哪儿坏呢｜观点 </text:a>
 </text:span>
  * <text:span text:style-name="T4">
<text:a xlink:type="simple" xlink:href="https://www.rfa.org/mandarin/yataibaodao/meiti/wy-05042022110427.html" text:style-name="Internet_20_link" text:visited-style-name="Visited_20_Internet_20_Link">
 </text:a>
 <text:a xlink:type="simple" xlink:href="https://www.rfa.org/mandarin/duomeiti/guandian/gd-08172022104812.html" text:style-name="Internet_20_link" text:visited-style-name="Visited_20_Internet_20_Link">
 严歌苓（上）：几十年后再看今日中国 会发现怎么这么荒唐｜观点 </text:a>
 </text:span>
</text:p>
      <text:p text:style-name="P4">
无论是站在温哥华诺曼·罗斯坦剧院（Norman RothsteinTheatre）舞台上，或者是接受记者访问时，严歌苓都强调《米拉蒂》的出版意义重大。“实际上是我彻底独立自由地一次出版，否则每次在大陆出版，都是要或多或少被审查，要修改或删除一些东西，这次是彻底地不理睬那些审查的尺度。”</text:p>
      <text:p text:style-name="P4">
她自创的这间出版社，未来计画出版其他好作家的书，也想建立文学奖，唯一标准就是华语写作，没有其他限制条件，她希望中国作家都能认同告别审查的时代。</text:p>
      <text:p text:style-name="P4">
严歌苓来访的消息曝光后立即在温哥华引发轰动。7月9日下午早早就有粉丝等在剧院门外，尽管场地方出了一些差错，让不少粉丝白等了一个多小时，加上卑诗省码头工人这几天大罢工，导致严歌苓的新书无法如期运到，粉丝们也无法领到书让严歌苓签名，但粉丝们并没有抱怨。很多人都说，能亲眼目睹她的丰采已经感到很开心，更何况严歌苓还朗读了一段《米拉蒂》的文字，大家用听的方式感受严歌苓细腻又俏皮的文笔。</text:p>
      <text:p text:style-name="P4">
除了严歌苓和丈夫王乐仁(左一)一同来访温哥华外，还有严歌苓的好朋友 - 杨炼(右二)和友友(右一)也来温哥华分享他们的作品。 (记者柳飞拍摄)  <text:a xlink:type="simple" xlink:href="https://www.rfa.org/mandarin/yataibaodao/gangtai/lf-07102023091400.html/yan-2.jpg" text:style-name="Internet_20_link" text:visited-style-name="Visited_20_Internet_20_Link">
</text:a>
</text:p>
      <text:p text:style-name="P4">
签书会没能落实，但活动主办方增设了广播剧的内容。四位温哥华朗诵高手也演绎了《米拉蒂》其中的一段，让现场读者感受到女主角面对父亲外遇的尴尬心境。</text:p>
      <text:p text:style-name="P4">
严歌苓认为这种现场朗诵加上一点点戏剧味道的方式挺有趣的，很容易将读者带入情境感。看到温哥华人以不同方式表达对自己的支持，她深受感动。</text:p>
      <text:p text:style-name="P4">
移民温哥华已经二十年的符小姐非常喜欢严歌苓，称她的作品纵向横向的跨度都很大，很有时代感，对人性描绘深刻。如今她因为说真话而遭到中国当局封锁，更需要表达对她的支持。</text:p>
      <text:p text:style-name="P4">
“历史上需要她这样的作家，国内有很多作家，他们其实是不敢写也不能写，或要说假话，而她这样的作家，她有中国经历，又有在国外发声的机会和她广大的读者群，所以她是个很值得我们珍惜的作家。”</text:p>
      <text:p text:style-name="P4">
严歌苓则希望人人都能做自己：“如果每一个中国作家都对每一个事件说出自己的一句话，都说出一句真话来，这个中国不会像现在这麽糟糕。”</text:p>
      <text:p text:style-name="P4">
记者：柳飞 责编：嘉远 网编：瑞哲</text:p>
      <text:p text:style-name="P4">
Source: <text:a xlink:type="simple" xlink:href="https://www.rfa.org/mandarin/yataibaodao/gangtai/lf-07102023091400.html" text:style-name="Internet_20_link" text:visited-style-name="Visited_20_Internet_20_Link">
https://www.rfa.org/mandarin/yataibaodao/gangtai/lf-07102023091400.html</text:a>
</text:p>
      <!--NEWS-->
      <text:h text:style-name="P10" text:outline-level="1">
<text:span text:style-name="T4">
秘鲁政府破人口贩运案 23人获救</text:span>
</text:h>
      <text:p text:style-name="P4">
Publisher: 法新社</text:p>
      <text:p text:style-name="P4">
Published Time: 2023-07-10T11:02:10+00:00</text:p>
      <text:p text:style-name="P4">
Modified Time: 2023-07-10T10:50:01+00:00</text:p>
      <text:p text:style-name="P4">
Description: （法新社利马9日电） 秘鲁检察总长办公室今天表示，当局今天在秘鲁与巴西的边界从人口贩子手中，救出23名阿富汗移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617581in" draw:z-index="0">
<draw:image xlink:href="../Images/rficn/2023-07-10T11-02-10-00-00/000000.png" xlink:type="simple" xlink:show="embed" xlink:actuate="onLoad" draw:mime-type="image/png"/>
</draw:frame>
</text:p>
      <text:p text:style-name="P4">
秘鲁检方说，移民试图前往厄瓜多，他们付钱给人口贩子，以跨越秘鲁前往北部边境。</text:p>
      <text:p text:style-name="P4">
然而，根据检察长办公室的说法，移民的钱被人口贩子骗走，并挤在伊尼亚帕里村（Inapari）一间没有食物的房子。伊尼亚帕里位于马德雷希奥斯区（Madre deDios），地处秘鲁与巴西边界。</text:p>
      <text:p text:style-name="P4">
检方表示，受害者中有4名孩童，包含一名两个月大的婴儿，但他并未说明移民给人口贩子多少钱。</text:p>
      <text:p text:style-name="P4">
这些阿富汗移民被告知他们会先被送到一个地区性城市，再抵达首都利马（Lima），最后前往靠近厄瓜多的秘鲁北部城市杜比斯（Tumbes）。</text:p>
      <text:p text:style-name="P4">
Source: <text:a xlink:type="simple" xlink:href="https://www.rfi.fr/cn/%E5%9B%BD%E9%99%85%E6%8A%A5%E9%81%93/20230710-%E7%A7%98%E9%B2%81%E6%94%BF%E5%BA%9C%E7%A0%B4%E4%BA%BA%E5%8F%A3%E8%B4%A9%E8%BF%90%E6%A1%88-23%E4%BA%BA%E8%8E%B7%E6%95%91" text:style-name="Internet_20_link" text:visited-style-name="Visited_20_Internet_20_Link">
https://www.rfi.fr/cn/%E5%9B%BD%E9%99%85%E6%8A%A5%E9%81%93/20230710-%E7%A7%98%E9%B2%81%E6%94%BF%E5%BA%9C%E7%A0%B4%E4%BA%BA%E5%8F%A3%E8%B4%A9%E8%BF%90%E6%A1%88-23%E4%BA%BA%E8%8E%B7%E6%95%91</text:a>
</text:p>
      <!--NEWS-->
      <text:h text:style-name="P10" text:outline-level="1">
<text:span text:style-name="T4">
安抚私企？国家发改委与百度等举行座谈会</text:span>
</text:h>
      <text:p text:style-name="P4">
Author: None</text:p>
      <text:p text:style-name="P4">
Publisher: Radio Free Asia (Organization)</text:p>
      <text:p text:style-name="P4">
Published Time: 2023-07-10T11:02:59-04:00</text:p>
      <text:p text:style-name="P4">
Modified Time: 2023-07-10T11:02: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4.612011in" draw:z-index="0">
<draw:image xlink:href="../Images/rfamandarin/2023-07-10T11-02-59-04-00/000000.png" xlink:type="simple" xlink:show="embed" xlink:actuate="onLoad" draw:mime-type="image/png"/>
</draw:frame>
 中国国家发展改革委员会所在地 维基百科</text:p>
      <text:p text:style-name="P4">
中国国家发改委主任郑栅洁 周一（7月10日）与百度和隆基绿能等民营企业举行了座谈会。这也是国家发改委与民营企业之间的第二轮类似对话。</text:p>
      <text:p text:style-name="P4">
据中国国家发改委官网消息，根据国务院部署安排，近期国家发改委建立与民营企业沟通交流机制。发改委主任郑栅洁10日再次召开与民营企业沟通交流机制座谈会，听取民营企业经营发展情况、面临的困难问题和相关意见建议。</text:p>
      <text:p text:style-name="P4">
发改委称，本次座谈会邀请了百度集团、隆基绿能、济民可信药业、春秋旅游、驴肉曹餐饮等企业，兼顾了大、中、小型不同规模，覆盖了东、中、西部不同地区，尽可能听取来自各方面的真实情况。会上，民营企业家们畅谈了生产经营状况和存在的困难问题，以及对宏观政策落实情况的真切感受。</text:p>
      <text:p text:style-name="P4">
声明说，下一步，国家发展改革委将持续完善与民营企业沟通交流机制，有针对性地解决企业提出的具体诉求。</text:p>
      <text:p text:style-name="P4">
发改委由中国国务院监督之下，国务院总理李强一直试图安抚私营部门，作为重振疫情后受到重创的中国经济的一部分。中国民营经济占国内生产总值60%以上，并解决了80%以上的城镇劳动力就业。</text:p>
      <text:p text:style-name="P4">
中国官媒《经济日报》7日发文称，数据显示，今年1月份至5月份，中国民间投资增速出现了较为罕见的负增长，较整体投资增速低4.1个百分点，大幅低于国有投资8.5个百分点的增速。</text:p>
      <text:p text:style-name="P4">
文章还说，事实上，疫情发生以来，受冲击最大的经营主体就是民营企业，民间投资年均增速仅为3%左右，低于同期整体投资增速。</text:p>
      <text:p text:style-name="P4">
责编：凯迪</text:p>
      <text:p text:style-name="P4">
Source: <text:a xlink:type="simple" xlink:href="https://www.rfa.org/mandarin/Xinwen/4-07102023105632.html" text:style-name="Internet_20_link" text:visited-style-name="Visited_20_Internet_20_Link">
https://www.rfa.org/mandarin/Xinwen/4-07102023105632.html</text:a>
</text:p>
      <!--NEWS-->
      <text:h text:style-name="P10" text:outline-level="1">
<text:span text:style-name="T4">
澳洲将向德国交付逾10亿美元“拳师”装甲车</text:span>
</text:h>
      <text:p text:style-name="P4">
Author: 联合早报 (Person)</text:p>
      <text:p text:style-name="P4">
Publisher: 联合早报 (Organization)</text:p>
      <text:p text:style-name="P4">
Published Time: 2023-07-10T11:04</text:p>
      <text:p text:style-name="P4">
Modified Time: 2023-07-10T13:11</text:p>
      <text:p text:style-name="P4">
Description: 澳大利亚将与德国签署一份协议，向德国交付100辆总值超过10亿美元（约13.48亿新元）的“拳师”（Boxer）装甲车。英国《卫报》报道，澳洲总理阿尔巴尼斯星期天（7月9日）抵达德...</text:p>
      <text:p text:style-name="P4">
Videos: []</text:p>
      <text:p text:style-name="P4">
Audios: []</text:p>
      <text:p text:style-name="P4">
Images: []</text:p>
      <text:p text:style-name="P4">
Type: NewsArticle</text:p>
      <text:p text:style-name="P4">
Breadcrumbs: ['即时', '国际']</text:p>
      <text:p text:style-name="P4">
Keywords: ['澳大利亚', '德国', '军售']</text:p>
      <!--METADATA-->
      <text:p text:style-name="P4">
澳大利亚将与德国签署一份协议，向德国交付100辆总值超过10亿美元（约13.48亿新元）的“拳师”（Boxer）装甲车。</text:p>
      <text:p text:style-name="P4">
英国《卫报》报道，澳洲总理阿尔巴尼斯星期天（7月9日）抵达德国，他星期一（10日）将与德国总理朔尔茨在柏林举行会晤。阿尔巴尼斯说，两国政府将签订协议，澳洲将向德国交付100辆布里斯班制造的“拳师”装甲车。</text:p>
      <text:p text:style-name="P4">
路透社报道，这批“拳师”装甲车由德国国防承包商莱茵金属公司（Rheinmentall）的布里斯班工厂制造。根据合同，莱茵金属公司将向澳军方提供211辆战车，十年之内将创造1000个就业机会。</text:p>
      <text:p text:style-name="P4">
澳洲本次与德国达成的“拳师”战车交付协议，是澳洲有史以来最大的国防出口交易之一。阿尔巴尼斯评价这项协议是“伟大的成果”，将提高澳洲的国防能力，并为澳洲经济带来超过10亿美元的价值，而这还只是澳德政府此次计划宣布的第一个成果。</text:p>
      <text:p text:style-name="P4">
阿尔巴尼斯与朔尔茨的会谈预计将聚焦制造业和清洁能源，以及印太地区安全和俄乌战争等问题。澳洲联邦政府此前已宣布为乌克兰提供价值1亿1000万美元的援助计划。澳洲教育部长克莱尔（JasonClare）说，澳当局可能还会为乌克兰提供更多支持。</text:p>
      <text:p text:style-name="P4">
在对欧洲为期三天的访问期间，阿尔巴尼斯作为北约亚太伙伴国家的领导人，也将与同为北约亚太伙伴的新西兰、韩国、日本领导人举行会晤。四国也将一同出席星期二至星期三（11日至12日）在维尔纽斯召开的北约峰会。</text:p>
      <text:p text:style-name="P4">
Source: <text:a xlink:type="simple" xlink:href="https://www.zaobao.com.sg/realtime/world/story20230710-1412355" text:style-name="Internet_20_link" text:visited-style-name="Visited_20_Internet_20_Link">
https://www.zaobao.com.sg/realtime/world/story20230710-1412355</text:a>
</text:p>
      <!--NEWS-->
      <text:h text:style-name="P10" text:outline-level="1">
<text:span text:style-name="T4">
三鞠躬、找平衡、唱双簧:  外界如何评耶伦中国行</text:span>
</text:h>
      <text:p text:style-name="P4">
Author: None (Language: zh)</text:p>
      <text:p text:style-name="P4">
Publisher: None</text:p>
      <text:p text:style-name="P4">
Time: 2023-07-10T11:04:00Z</text:p>
      <text:p text:style-name="P4">
Description: 美国财政部长耶伦访华结束后，中美问题研究学者、时评人士以及贸易领域专家都有怎样的分析与期待？耶伦是否向中国官员行大礼了？</text:p>
      <text:p text:style-name="P4">
Videos: []</text:p>
      <text:p text:style-name="P4">
Images: []</text:p>
      <text:p text:style-name="P4">
Subject: 评论分析</text:p>
      <text:p text:style-name="P4">
Subjects: ['耶伦', '访华', '布林肯', '何立峰', '关税']</text:p>
      <text:p text:style-name="P4">
Keywords: ['意见反馈']</text:p>
      <text:p text:style-name="P4">
ID: 66176844</text:p>
      <!--METADATA-->
      <text:p text:style-name="P4">
<text:a xlink:type="simple" xlink:href="https://www.dw.com/zh/overlay/image/article/66176844/66164250" text:style-name="Internet_20_link" text:visited-style-name="Visited_20_Internet_20_Link">
 </text:a>
</text:p>
      <text:p text:style-name="P4">
耶伦4天访华谈了10小时</text:p>
      <text:p text:style-name="P4">
（德国之声中文网）耶伦是拜登政府上台以来第二位访问中国的阁员。访华4天行程内， <text:a xlink:type="simple" xlink:href="https://www.dw.com/zh/zh/耶伦与中国女性经济学家共进午餐促决策层性别多元/a-66164057" text:style-name="Internet_20_link" text:visited-style-name="Visited_20_Internet_20_Link">
 耶伦与中国高级官员进行了约10小时的会谈。</text:a>
评论一般认为，同不久前访华的布林肯国务卿一样，美国财长耶伦的此次访华之旅也未能为双边关系带来突破。 <text:a xlink:type="simple" xlink:href="https://www.dw.com/zh/zh/耶伦结束访华建立一个弹性有效的沟通管道/a-66168564" text:style-name="Internet_20_link" text:visited-style-name="Visited_20_Internet_20_Link">
 正如她自己所说</text:a>
，"没有一次访问能在一夜之间化解我们的挑战。但我期望此行将有助于建立一个有弹性、有成效的沟通管道"。</text:p>
      <text:p text:style-name="P4">
华盛顿战略与国际研究中心（Center for Strategic and International Studies）的中国经济问题专家肯尼迪（ScottKennedy）说："会面本身就是成就，而不是具体议题取得共识。我们的着眼点是，美中双方在三年半的时间里几乎没有过沟通，双方的不信任和嘲讽的程度已积累到很深的程度。"</text:p>
      <text:p text:style-name="P4">
他表示，在疫情、关税、国家安全、贸易限制和在华美企面临困境等问题背景下，美中之间存在很多分歧，而耶伦仍然能够与何立峰等中国官员进行文明以及颇具实质性的讨论意义重大。</text:p>
      <text:p text:style-name="P4">
中国颇具民族主义色彩的《环球时报》 <text:a xlink:type="simple" xlink:href="https://world.huanqiu.com/article/4De8IycgkoF" text:style-name="Internet_20_link" text:visited-style-name="Visited_20_Internet_20_Link">
 通过采访专家评述道 </text:a>
，"从耶伦的总结可以看出，她对中美关系的认识总体上是务实理性、客观冷静的，有作为经济专家的独特见解和平衡视角。" <text:a xlink:type="simple" xlink:href="http://www.china.com.cn/opinion2020/2023-07/10/content_91766898.shtml" text:style-name="Internet_20_link" text:visited-style-name="Visited_20_Internet_20_Link">
 该报的另一评论则写道</text:a>
，耶伦访华"总结起来给了外界一定的积极预期，然而这样的预期又像风中的烛火一样，不仅微弱而且存在不确定性。实事求是地说，对中美关系而言，外界的整体悲观预期并没有改变，认为耶伦的访问几乎不会改变两国经济关系的轨迹，也难以推动中美关系的实质性改善。"</text:p>
      <text:h text:style-name="P12" text:outline-level="3">
<text:span text:style-name="T4">
专家: 对立状态“给美中经济都带来损害”</text:span>
</text:h>
      <text:h text:style-name="P12" text:outline-level="3">
<text:span text:style-name="T4">
<text:span text:style-name="T4">
友好三鞠躬</text:span>
</text:span>
</text:h>
      <text:p text:style-name="P4">
路透社报道，一名陪同耶伦访华的美国财政部高级官员形容这次访问是"相互尊重、坦诚和建设性的"，"她受到了热情接待"。</text:p>
      <text:p text:style-name="P4">
这名官员透露，耶伦周六（7月8日）与中国副总理何立峰的会晤原定两小时，但他们谈了5个小时，之后还都出席了"友好" 的晚宴。</text:p>
      <text:p text:style-name="P4">
同何立峰的这场会晤开始时有一个细节受到人们的广泛关注，耶伦同何立峰握手时多次鞠躬，而中国东道主人则挺直站在那里。有媒体以及社媒称，耶伦在北京施大礼，向中国官员三鞠躬，让美国丢脸等等。德国马歇尔基金会亚洲项目主任葛来仪（BonnieGlaser）在推特转发了相关视频并表示，"我希望有人能够告诉美国官员，他们同中国官员握手时应该挺直胸膛"。</text:p>
      <text:h text:style-name="P12" text:outline-level="3">
<text:span text:style-name="T4">
<text:span text:style-name="T4">
看耶伦能否放松对中国的关税惩罚</text:span>
</text:span>
</text:h>
      <text:p text:style-name="P4">
贸易问题专家在会后表示，目前尚难看出华盛顿和中国政府将如何达成妥协，双方举行对话是最佳途径。</text:p>
      <text:p text:style-name="P4">
全美外贸委员会（National Foreign Trade Council）主席科尔文（JakeColvin）表示，"我认为耶伦的基调是正确的，美国政府和企业应为降低风险和实现供应链多样化做出努力，同时美中两国仍需保持重要的经济关系，两者之间耶伦找到了平衡。"</text:p>
      <text:p text:style-name="P4">
位于香港的Grow InvestmentGroup首席经济学家洪灏表示，一个可能的结果是，美国放松对中国商品征收的部分惩罚性高额关税，"耶伦对美国下一阶段4年的关税审核有发言权"。</text:p>
      <text:p text:style-name="P4">
但科尔文则认为，随着2024年总统大选的临近，如果中国不采取对等行动，拜登政府单方面放宽关税或其他限制措施，这在"政治上将是难以推动的"。</text:p>
      <text:h text:style-name="P12" text:outline-level="3">
<text:span text:style-name="T4">
<text:span text:style-name="T4">
扮演红脸的耶伦成功了</text:span>
</text:span>
</text:h>
      <text:p text:style-name="P4">
德国时评人Goerlach认为，在目前世界格局的框架下，耶伦访华是一个"全面的成功"，"她同中方会谈伙伴一道让沟通渠道起死回生"。</text:p>
      <text:p text:style-name="P4">
他还认为，耶伦同布林肯国务卿前后脚访华事实上在上演一场红白脸双簧剧目。"布林肯扮演'红脸'，耶伦扮演'白脸'，这意味着，布林肯的难度更高，必须在北京陈述国安等议题，而耶伦则代表理智的声音，主张合作和共同贸易。"</text:p>
      <text:h text:style-name="P12" text:outline-level="3">
<text:span text:style-name="T4">
专访：美国是时候表明有对话的意愿</text:span>
</text:h>
      <text:p text:style-name="P4">
（综合报道）</text:p>
      <text:p text:style-name="P4">
Source: <text:a xlink:type="simple" xlink:href="https://www.dw.com/zh/三鞠躬、找平衡、唱双簧-外界如何评耶伦中国行/a-66176844" text:style-name="Internet_20_link" text:visited-style-name="Visited_20_Internet_20_Link">
https://www.dw.com/zh/三鞠躬、找平衡、唱双簧-外界如何评耶伦中国行/a-66176844?maca=chi-rss-chi-all-1127-rdf</text:a>
</text:p>
      <!--NEWS-->
      <text:h text:style-name="P10" text:outline-level="1">
<text:span text:style-name="T4">
香港海外前议员联署呼吁全球拒绝承认香港议会地位</text:span>
</text:h>
      <text:p text:style-name="P4">
Author: None</text:p>
      <text:p text:style-name="P4">
Publisher: Radio Free Asia (Organization)</text:p>
      <text:p text:style-name="P4">
Published Time: 2023-07-10T11:07:00-04:00</text:p>
      <text:p text:style-name="P4">
Modified Time: 2023-07-10T13:20:11-04:00</text:p>
      <text:p text:style-name="P4">
Description: None</text:p>
      <text:p text:style-name="P4">
Videos: []</text:p>
      <text:p text:style-name="P4">
Audios: ["<text:a xlink:type="simple" xlink:href="https://www.rfa.org/mandarin/yataibaodao/gangtai/gf-071020230740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4.612011in" draw:z-index="0">
<draw:image xlink:href="../Images/rfamandarin/2023-07-10T11-07-00-04-00/000000.png" xlink:type="simple" xlink:show="embed" xlink:actuate="onLoad" draw:mime-type="image/png"/>
</draw:frame>
香港立法会早前通过修改区议会的组成方式，令民选议席锐减至两成，并引入间接选举。 <text:a xlink:type="simple" xlink:href="https://www.rfa.org/mandarin/yataibaodao/gangtai/gf-07102023074030.html/@@images/image" text:style-name="Internet_20_link" text:visited-style-name="Visited_20_Internet_20_Link">
</text:a>
美联社资料图片  <text:a xlink:type="simple" xlink:href="https://www.rfa.org/mandarin/yataibaodao/gangtai/gf-07102023074030.html/@@stream" text:style-name="Internet_20_link" text:visited-style-name="Visited_20_Internet_20_Link">
Audio-1-Link：https://www.rfa.org/mandarin/yataibaodao/gangtai/gf-07102023074030.html/@@stream</text:a>
</text:p>
      <text:p text:style-name="P4">
香港立法会早前通过修改区议会的组成方式，令民选议席锐减至两成。二十多名香港前区议员响应联署，谴责港府违背《基本法》推进民主选举的承诺，要求各国政府不再承认香港议会的合法性。</text:p>
      <ul>
        <li>
<text:span text:style-name="T4">
<text:a xlink:type="simple" xlink:href="https://www.rfa.org/mandarin/yataibaodao/gangtai/ac-11102021073248.html" text:style-name="Internet_20_link" text:visited-style-name="Visited_20_Internet_20_Link">
 "完善"后的香港立法会选举 只有八名声称非亲北京参选人获提名 </text:a>
 </text:span>
  * <text:span text:style-name="T4">
<text:a xlink:type="simple" xlink:href="https://www.rfa.org/mandarin/yataibaodao/gangtai/ac2-10282021085333.html" text:style-name="Internet_20_link" text:visited-style-name="Visited_20_Internet_20_Link">
 香港议会实现中国模式效率 立法会主席吹嘘是"西敏寺"式会议 </text:a>
 </text:span>
  * <text:a xlink:type="simple" xlink:href="https://www.rfa.org/mandarin/yataibaodao/gangtai/al-01072022130955.html" text:style-name="Internet_20_link" text:visited-style-name="Visited_20_Internet_20_Link">
 <text:span text:style-name="T4">
香港"红色议会"就任 海外前议员联署拒绝承认</text:span>
 </text:a>
</li>
      </ul>
      <text:p text:style-name="P4">
二十多名透过直选，在2019年晋身香港区议会的民主派人士，近日联署信件，要求国际社会不再承认香港各级议会，不再承认这些议会合法代表香港人。</text:p>
      <text:p text:style-name="P4">
香港区议会从以往几乎全面直选产生，演变至下届区议会直选议席只剩下两成。470个议席当中有179席由行政长官委任，并增设由地区灭罪、防火和分区委员会互选产生的176席。</text:p>
      <text:p text:style-name="P4">
参选人必须获得三类地区委员会各三名委员提名，另加上50名选区选民提名，并且要通过由政务司司长担任主席的区议会资格审查委员会确认。</text:p>
      <text:p text:style-name="P4">
联署由身在日本的香港前区议员叶锦龙发起。他表示，区议会组成方式大幅修改，标志香港民主议会制度正式死亡。</text:p>
      <text:p text:style-name="P4">
叶锦龙：“在港府所谓‘爱国者治港’的框架下，去参选的话就一定要对中共表达忠诚。当他们去找这些亲政府人士拿提名，就代表了他们为了参选，为了要进入体制，作出牺牲，作出违背民主价值的动作。”</text:p>
      <text:p text:style-name="P4">
香港前区议员叶锦龙发起联署，要求各国政府不再承认香港议会的合法性。（叶锦龙独家提供，拍摄日期不详）  <text:a xlink:type="simple" xlink:href="https://www.rfa.org/mandarin/yataibaodao/gangtai/gf-07102023074030.html/m0710gf-1.jpg" text:style-name="Internet_20_link" text:visited-style-name="Visited_20_Internet_20_Link">
</text:a>
</text:p>
      <text:p text:style-name="P4">
<text:span text:style-name="T4">
被港警通缉的许智峰参与联署</text:span>
</text:p>
      <text:p text:style-name="P4">
参与联署的香港前区议员包括被香港警方悬赏通缉的许智峰。叶锦龙认为，他们是真正的民意代表，有助于加强联署的说服力。</text:p>
      <text:p text:style-name="P4">
叶锦龙：“我们是最后一届透过民主过程选出来的区议员，就算我们因为政府的很多压力，不能通过政府的审查，但是我们所代表的民意，还是实实在在存在的。就算我们走到了世界各地，但是我们代表香港人的心还是不变的。”</text:p>
      <text:p text:style-name="P4">
流亡英国的香港前区议员郭子健也认同，当下香港的议会只是虚有其表。</text:p>
      <text:p text:style-name="P4">
郭子健：“门槛高之外，你要拿到提名还要通过资格审查、政治审核，尤其是对我们民主派的参选人，要通过（门槛）并不容易。（港府的）动机很明显，就是挂着‘爱国者治港’这个原则，消灭所谓‘反中乱港’的声音。”</text:p>
      <text:p text:style-name="P4">
香港前区议员郭子健表示，当下香港的议会只是虚有其表。（郭子健独家提供，拍摄日期不详）  <text:a xlink:type="simple" xlink:href="https://www.rfa.org/mandarin/yataibaodao/gangtai/gf-07102023074030.html/m0710gf-2.jpg" text:style-name="Internet_20_link" text:visited-style-name="Visited_20_Internet_20_Link">
</text:a>
</text:p>
      <text:p text:style-name="P4">
郭子健期望透过联署让西方各国认清真相。</text:p>
      <text:p text:style-name="P4">
郭子健：“西方很多民主国家可能还没有及时了解（香港区议会选举的）状况，包括联合国人权理事会也没有人把立法会和区议会选举制度大幅改变这个情况，在会议上正式讨论。我们要继续发声，让香港民主选举的议题在国际社会持续发酵。”</text:p>
      <text:p text:style-name="P4">
根据《基本法》规定，香港的行政长官以及立法会将根据循序渐进原则，最终达到普选。参与联署的香港前区议员认为，新一届区议会不仅恢复委任议员，更首次引入间接选举，违背了推进民主选举的承诺。</text:p>
      <text:p text:style-name="P4">
记者：高锋 责编：陈美华 许书婷 嘉远 网编：瑞哲</text:p>
      <text:p text:style-name="P4">
Source: <text:a xlink:type="simple" xlink:href="https://www.rfa.org/mandarin/yataibaodao/gangtai/gf-07102023074030.html" text:style-name="Internet_20_link" text:visited-style-name="Visited_20_Internet_20_Link">
https://www.rfa.org/mandarin/yataibaodao/gangtai/gf-07102023074030.html</text:a>
</text:p>
      <!--NEWS-->
      <text:h text:style-name="P10" text:outline-level="1">
<text:span text:style-name="T4">
专栏 | 劳工通讯：北京市丰台区首钢建设集团二通产业园文化创意大厦项目工程工资纠纷(五)</text:span>
</text:h>
      <text:p text:style-name="P4">
Author: None</text:p>
      <text:p text:style-name="P4">
Publisher: Radio Free Asia (Organization)</text:p>
      <text:p text:style-name="P4">
Published Time: 2023-07-10T11:19:15-04:00</text:p>
      <text:p text:style-name="P4">
Modified Time: 2023-07-10T11:19:15-04:00</text:p>
      <text:p text:style-name="P4">
Description: None</text:p>
      <text:p text:style-name="P4">
Videos: []</text:p>
      <text:p text:style-name="P4">
Audios: ["<text:a xlink:type="simple" xlink:href="https://www.rfa.org/mandarin/zhuanlan/laogongtongxun/hdf-071020230954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4.645512in" draw:z-index="0">
<draw:image xlink:href="../Images/rfamandarin/2023-07-10T11-19-15-04-00/000000.png" xlink:type="simple" xlink:show="embed" xlink:actuate="onLoad" draw:mime-type="image/png"/>
</draw:frame>
 <text:a xlink:type="simple" xlink:href="https://www.rfa.org/mandarin/zhuanlan/laogongtongxun/hdf-07102023095407.html/@@images/image" text:style-name="Internet_20_link" text:visited-style-name="Visited_20_Internet_20_Link">
</text:a>
Photo: RFA  <text:a xlink:type="simple" xlink:href="https://www.rfa.org/mandarin/zhuanlan/laogongtongxun/hdf-07102023095407.html/@@stream" text:style-name="Internet_20_link" text:visited-style-name="Visited_20_Internet_20_Link">
Audio-1-Link：https://www.rfa.org/mandarin/zhuanlan/laogongtongxun/hdf-07102023095407.html/@@stream</text:a>
</text:p>
      <text:p text:style-name="P4">
从去年12月底到今年五月初，30多名来自不同省份的建筑木工，在北京市丰台区首钢建设集团二通产业园文化创意大厦项目工程支模。但直到5月5号工程完工，工资却仍未结清，至今仍被欠30多万元。</text:p>
      <text:p text:style-name="P4">
农民工讨薪代表叶祥明上网 <text:a xlink:type="simple" xlink:href="https://weibo.com/3068651823/N3ri1BAxD" text:style-name="Internet_20_link" text:visited-style-name="Visited_20_Internet_20_Link">
 发帖求助 </text:a>
说，他们“找首钢建设集团要工钱，首钢让找到劳务公司要，劳务公司负责人打电话不接、发短信不回，去花乡丰台区劳动监察大队投诉，工作人员称受理后需要两三个月才能有结果”。我拨通工人讨薪帖子留下的项目部负责人张锐的电话，表达媒体关注，张却冷笑着说：哈，那你就关注吧！</text:p>
      <text:p text:style-name="P4">
首钢二通产业园创意大厦项目，2018年12月由北京市发改委 <text:a xlink:type="simple" xlink:href="http://fgw.beijing.gov.cn/fzggzl/yfxz/xzxk_sgs/201912/t20191226_1504840.htm" text:style-name="Internet_20_link" text:visited-style-name="Visited_20_Internet_20_Link">
 批准立项</text:a>
，建设单位是首钢二通建设投资有限公司， <text:a xlink:type="simple" xlink:href="http://m.gxfin.com/article/finance/default/default/2023-01-29/5933683.html" text:style-name="Internet_20_link" text:visited-style-name="Visited_20_Internet_20_Link">
 总承包单位</text:a>
是首钢建设集团有限公司。</text:p>
      <text:p text:style-name="P4">
据丰台区政府网站信息显示，首钢二通产业园文化创意大厦项目工地去年6月曾发生一起死亡工伤事故，劳务分包公司和公司法人被罚款，专业分包公司负责人也被罚款，但 <text:a xlink:type="simple" xlink:href="http://www.bjft.gov.cn/ftq/c100014/202212/bc27ae2621184a46811f95bb6b78ee7b.shtml" text:style-name="Internet_20_link" text:visited-style-name="Visited_20_Internet_20_Link">
事故调查报告</text:a>
对总承包项目部该承担的责任却只字未提。结果半年后，北京住建委再到施工现场安全检查， <text:a xlink:type="simple" xlink:href="http://m.gxfin.com/article/finance/default/default/2023-01-29/5933683.html" text:style-name="Internet_20_link" text:visited-style-name="Visited_20_Internet_20_Link">
 又发现多项严重安全隐患</text:a>
。</text:p>
      <text:p text:style-name="P4">
张锐作为首钢建设公司项目部负责人，工地发生死亡事故后竟然可以免于被追责，更对媒体关注该项目拖欠农民工工资问题报以冷笑，这背后的自信，是否来自 <text:a xlink:type="simple" xlink:href="http://district.ce.cn/newarea/sddy/202011/28/t20201128_36058987.shtml" text:style-name="Internet_20_link" text:visited-style-name="Visited_20_Internet_20_Link">
首钢前任党委书记靳伟两年前升任北京市副市长</text:a>
，我们不得而知。</text:p>
      <text:p text:style-name="P4">
另外，今年2月，工人日报曾发过一篇报道，题目是“ <text:a xlink:type="simple" xlink:href="https://www.acftu.org/ghjj/srtjcygrdwjsgg/gzdt_13659/202305/t20230509_828988.html" text:style-name="Internet_20_link" text:visited-style-name="Visited_20_Internet_20_Link">
 北京丰台工会全力提升产业工人获得感幸福感</text:a>
”。报道引述丰台区总工会主席王振华的话说“要提升产业工人的获得感和幸福感，首先就是要从制度上确立产业工人的主人翁地位”。报道说，为了维护产业工人合法权益，丰台区总工会专门聘请了专业律所，2022年度受理工会法律援助案件101件、开展普法宣传讲座100场，还对25家企业免费开展法治体检服务，有效维护了职工各项权益。</text:p>
      <text:p text:style-name="P4">
另据千龙网报道，丰台区为了做到“农民工朋友在哪里，哪里就有他们温暖的家”，建立了7个随建筑工地搬迁而迁徙的“ <text:a xlink:type="simple" xlink:href="http://society.yunnan.cn/system/2022/08/26/032249445.shtml" text:style-name="Internet_20_link" text:visited-style-name="Visited_20_Internet_20_Link">
 流动务工人员之家</text:a>
”，全北京市则有173个这类之家。</text:p>
      <text:p text:style-name="P4">
丰台区总工会主席王振华说“北京丰台工会全力提升产业工人获得感幸福感”，首先就是要从制度上确立产业工人的主人翁地位”。而丰台区为了做到“农民工朋友在哪里，哪里就有他们温暖的家”，还花纳税人的钱建立了那么多之家”。那么，工会声称自己所做的这些工作及成就，跟这30多名在丰台区建筑工地被欠工资的产业工人没有什么关系吗？或者说，这些都是必须要喊的口号和装的样子，跟建筑产业工人的权益完全无关呢？</text:p>
      <text:p text:style-name="P4">
请收听工人讨薪代表叶祥明跟我的谈话。</text:p>
      <text:p text:style-name="P4">
光明去工会对此知情吗？</text:p>
      <text:p text:style-name="P4">
请听我就这些问题，跟长圳社区工作人员的谈话。</text:p>
      <text:p text:style-name="P4">
Source: <text:a xlink:type="simple" xlink:href="https://www.rfa.org/mandarin/zhuanlan/laogongtongxun/hdf-07102023095407.html" text:style-name="Internet_20_link" text:visited-style-name="Visited_20_Internet_20_Link">
https://www.rfa.org/mandarin/zhuanlan/laogongtongxun/hdf-07102023095407.html</text:a>
</text:p>
      <!--NEWS-->
      <text:h text:style-name="P10" text:outline-level="1">
<text:span text:style-name="T4">
耶伦访华致力经济团队联络　中方关切经济制裁</text:span>
</text:h>
      <text:p text:style-name="P4">
Author: None</text:p>
      <text:p text:style-name="P4">
Publisher: Radio Free Asia (Organization)</text:p>
      <text:p text:style-name="P4">
Published Time: 2023-07-10T11:23:00-04:00</text:p>
      <text:p text:style-name="P4">
Modified Time: 2023-07-10T12:07:58-04:00</text:p>
      <text:p text:style-name="P4">
Description: None</text:p>
      <text:p text:style-name="P4">
Videos: []</text:p>
      <text:p text:style-name="P4">
Audios: ["<text:a xlink:type="simple" xlink:href="https://www.rfa.org/mandarin/yataibaodao/junshiwaijiao/hcm-071020230845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4.612011in" draw:z-index="0">
<draw:image xlink:href="../Images/rfamandarin/2023-07-10T11-23-00-04-00/000000.png" xlink:type="simple" xlink:show="embed" xlink:actuate="onLoad" draw:mime-type="image/png"/>
</draw:frame>
 美国财长耶伦离京前召开记者会 <text:a xlink:type="simple" xlink:href="https://www.rfa.org/mandarin/yataibaodao/junshiwaijiao/hcm-07102023084535.html/@@images/image" text:style-name="Internet_20_link" text:visited-style-name="Visited_20_Internet_20_Link">
</text:a>
路透社图片  <text:a xlink:type="simple" xlink:href="https://www.rfa.org/mandarin/yataibaodao/junshiwaijiao/hcm-07102023084535.html/@@stream" text:style-name="Internet_20_link" text:visited-style-name="Visited_20_Internet_20_Link">
Audio-1-Link：https://www.rfa.org/mandarin/yataibaodao/junshiwaijiao/hcm-07102023084535.html/@@stream</text:a>
</text:p>
      <text:p text:style-name="P4">
美国财长耶伦结束为期四天的对华访问后，两国的财政部相继就此行发布声明。耶伦表示，此行的目标是与北京新的经济领导团队建立并加深关系，以减少误解风险并讨论合作领域。而中方的声明则显示，中国官员在会晤中对美国的经济制裁表达了重大关切。</text:p>
      <ul>
        <li>
<text:span text:style-name="T4">
<text:a xlink:type="simple" xlink:href="https://www.rfa.org/mandarin/Xinwen/1-07092023112130.html" text:style-name="Internet_20_link" text:visited-style-name="Visited_20_Internet_20_Link">
 耶伦结束访华前召开记者会：此行有助稳定美中关系 </text:a>
 </text:span>
  * <text:span text:style-name="T4">
<text:a xlink:type="simple" xlink:href="https://www.rfa.org/mandarin/Xinwen/2-07082023113953.html" text:style-name="Internet_20_link" text:visited-style-name="Visited_20_Internet_20_Link">
 </text:a>
 <text:a xlink:type="simple" xlink:href="https://www.rfa.org/mandarin/Xinwen/2-07082023113953.html" text:style-name="Internet_20_link" text:visited-style-name="Visited_20_Internet_20_Link">
 耶伦会何立峰: 强调公平竞争密切沟通避免误解 </text:a>
 </text:span>
  * <text:span text:style-name="T4">
<text:a xlink:type="simple" xlink:href="https://www.rfa.org/mandarin/yataibaodao/junshiwaijiao/tj-07072023103410.html" text:style-name="Internet_20_link" text:visited-style-name="Visited_20_Internet_20_Link">
 </text:a>
 </text:span>
 <text:a xlink:type="simple" xlink:href="https://www.rfa.org/mandarin/yataibaodao/junshiwaijiao/tj-07072023103410.html" text:style-name="Internet_20_link" text:visited-style-name="Visited_20_Internet_20_Link">
 <text:span text:style-name="T4">
耶伦会晤李强 美中关系的"彩虹"出现了吗？</text:span>
 </text:a>
</li>
      </ul>
      <text:p text:style-name="P4">
据美国财政部公布的信息，耶伦此行会见了中国国务院总理李强、副总理何立峰、财政部长刘昆，和中国前副总理刘鹤。她提到，美中两国是世界最大经济体，两国合计占全球经济40%，是这个时代最重要的关系之一。</text:p>
      <text:p text:style-name="Quotations">

<text:p text:style-name="P4">
【耶伦访中：世界够大两国可 <text:a xlink:type="simple" xlink:href="https://twitter.com/hashtag/%E5%85%B1%E8%8D%A3" text:style-name="Internet_20_link" text:visited-style-name="Visited_20_Internet_20_Link">
 #共荣&gt;
 </text:a>
&gt;
 】  &gt;
  【中方关切美方经济制裁】  &gt;
  美国财长 <text:a xlink:type="simple" xlink:href="https://twitter.com/hashtag/%E8%80%B6%E4%BC%A6" text:style-name="Internet_20_link" text:visited-style-name="Visited_20_Internet_20_Link">
 #耶伦&gt;
 </text:a>
&gt;
 9日结束四天访中行，美国和中国财政部针对此行访问发出声明，耶伦指出，此行的目标是与北京新的经济领导团队建立并加深关系。耶伦强调，没有任何一次访问能在一夜之间解决美中之间的挑战。而中方称，&gt;
 <text:a xlink:type="simple" xlink:href="https://twitter.com/hashtag/%E4%B8%AD%E7%BE%8E%E7%BB%8F%E6%B5%8E" text:style-name="Internet_20_link" text:visited-style-name="Visited_20_Internet_20_Link">
 #中美经济&gt;
 </text:a>
&gt;
 … <text:a xlink:type="simple" xlink:href="https://t.co/NhqQYBm8r0" text:style-name="Internet_20_link" text:visited-style-name="Visited_20_Internet_20_Link">
 pic.twitter.com/NhqQYBm8r0 </text:a>
&gt;
&gt;
 — 自由亚洲电台 (@RFA_Chinese) <text:a xlink:type="simple" xlink:href="https://twitter.com/RFA_Chinese/status/1678349740684251137" text:style-name="Internet_20_link" text:visited-style-name="Visited_20_Internet_20_Link">
 July 10, 2023&gt;
 </text:a>
</text:p>

</text:p>
      <text:p text:style-name="P4">
耶伦在离京前的新闻发布会上指出，美中存在重大分歧，这些分歧需要明确和直接的沟通。她说，“拜登总统和我并没有从大国冲突框架来看待美中关系。我们相信世界足够大，足以让美中两国繁荣发展。”</text:p>
      <text:p text:style-name="P4">
“美国与中国的交往已经有几十年的历史。拜登政府现在还是希望跟中国之间恢复一些基本的关系，这一次如果能在维护经贸稳定方面有一些突破或成果，我认为耶伦这次来的目的就达到了。”中国财经学者郭先生(匿名)对本台表示，耶伦分别见到李强与刘鹤，至少保持了过去美中之间经贸方面的连续性。因为在李克强时代，主要是刘鹤主导对美国经贸谈判，而刘鹤实际从某种程度上也是代表习近平在说话。</text:p>
      <text:p text:style-name="P4">
 美国财长耶伦离华前召开记者会。(路透社)  <text:a xlink:type="simple" xlink:href="https://www.rfa.org/mandarin/yataibaodao/junshiwaijiao/hcm-07102023084535.html/8036502b4e8c.jpg" text:style-name="Internet_20_link" text:visited-style-name="Visited_20_Internet_20_Link">
</text:a>
</text:p>
      <text:p text:style-name="P4">
<text:span text:style-name="T4">
美、中财政部声明：不脱钩与互利共赢</text:span>
</text:p>
      <text:p text:style-name="P4">
在美中两天十个小时的会晤中，双方的新闻稿披露了相关会谈所涉及的共同与差异议题。首先，在双边经贸关系的定义上。耶伦指出，拜登总统和她寻求美中两国之间健康的经济竞争。耶伦明确表示，“美国并不寻求与中国脱钩”，脱钩与关键供应链多样化或“有针对性的国家安全行动”，两者间存在重要区别。她说，“世界上最大的两个经济体脱钩对两国来说都是灾难性的，也会给世界带来不稳定。这实际上是不可能的。我们希望建立一个开放、自由和公平的全球经济，而不是四分五裂或迫使各国选边站队。”</text:p>
      <text:p text:style-name="P4">
中国财政部的声明则表示，中国的发展对美国是机遇而不是挑战，是增益而不是风险。中美加强合作是两国的现实需求和正确选择。</text:p>
      <text:p text:style-name="P4">
此前，美国总统拜登也曾在七国工业集团会议（G7）表示无意与中国脱钩，但在对中关系上必须去风险化，将供应链多元化。耶伦此行也再次重申了不脱钩的立场。</text:p>
      <text:p text:style-name="P4">
但旅美政治评论人士任松林对本台表示，真正想脱钩的是北京：“过去中共不脱钩，主要是能从美国偷智产权、拿技术。现在美国透过各种手段阻断中国的行为，中国技术想继续靠美国也靠不了，所以必须自力更生。”</text:p>
      <text:p text:style-name="P4">
<text:span text:style-name="T4">
中方关切关税、管制措施 美国聚焦国家安全</text:span>
</text:p>
      <text:p text:style-name="P4">
然而，双方在面对关税与经济制裁方面，更多的是互相喊话、重申立场，并未有进一步的共识。</text:p>
      <text:p text:style-name="P4">
中方表示，在会见会谈中，中方再次重申了在取消对华加征关税、停止打压中国企业、公平对待两国双向投资、放宽对华出口管制、取消涉疆产品禁令等问题上的关切，希望美方切实采取行动，回应中方在两国经济关系中的重大关切。</text:p>
      <text:p text:style-name="P4">
美国则对中国不公平的经济行为表达了严重关切，包括非市场政策、外国企业准入、知识产权等相关问题，以及最近中方针对美国企业的胁迫行动等。</text:p>
      <text:p text:style-name="P4">
在谈到国家安全和人权问题时，耶伦强调，“将继续采取必要的有针对性的行动，以保护我们的国家安全利益和我们盟友的安全利益。”她说道，美国将在这类限制问题上保持透明、范围狭窄并针对明确的目标。重要的是，这些行动的动机是直接的国家安全考虑，美国并未利用相关措施获得经济利益。</text:p>
      <text:p text:style-name="P4">
美国还对俄乌战争中的中方角色表达关切。但这些内容在中国财政部的声明中却只字未提。耶伦提出了结束俄罗斯对乌克兰残酷和非法战争的重要性。她表示，美国继续关注俄罗斯国内局势的同时，对乌克兰的支持不变。耶伦重申，“中国企业必须避免向俄罗斯提供物质支持或逃避制裁的援助。”</text:p>
      <text:p text:style-name="P4">
<text:span text:style-name="T4">
耶伦就餐、背包成热门话题</text:span>
</text:p>
      <text:p text:style-name="P4">
在耶伦的4天访问行程中，中国民间的舆论相对友善。耶伦抵达中国的第一晚，“一坐一忘”餐厅官方微博账号发出耶伦选在北京三里屯的这家云南菜馆就餐的信息，耶伦点菜的菜单也成为话题。还有中国媒体以耶伦拿筷子的姿势十分熟练，称“耶伦或许是个中餐爱好者”。就连耶伦从下飞机到打招呼、握手时，自己背个肩包都能引起中国舆论好奇，发问“包不离身”的话题。</text:p>
      <text:p text:style-name="P4">
云南餐厅“一坐一忘”官方微博贴出，美国财长耶伦抵华第一晚用餐照片。(截图自微博)  <text:a xlink:type="simple" xlink:href="https://www.rfa.org/mandarin/yataibaodao/junshiwaijiao/hcm-07102023084535.html/4e0057504e005fd88036502b.jpg" text:style-name="Internet_20_link" text:visited-style-name="Visited_20_Internet_20_Link">
</text:a>
</text:p>
      <text:p text:style-name="P4">
任松林指出，耶伦此行仅稍稍缓和双边关系，但美国总统拜登和国会不会因为耶伦的访问取消对中国经济制裁。他认为，此行最大的成果也许是华尔街部分投资还能进入中国市场。</text:p>
      <text:p text:style-name="P4">
任松林：“现在中国是想再度拉拢华尔街才能挣钱，但是这没什么用处？首先，现在在中国挣不到钱，没有以前那么容易挣钱；第二，也不会因为一个财长去了之后，（美国）就对中共放弃制裁，中共也不会解除镓和锗的管制。”</text:p>
      <text:p text:style-name="P4">
<text:span text:style-name="T4">
美中可合作领域有多少？</text:span>
</text:p>
      <text:p text:style-name="P4">
美国财政部指出，从应对气候危机到解决主权债务可持续性等问题，不仅是美中之间的双边问题，而是关于负责任的全球领导力。世界期望两个最大的经济体共同努力解决这些全球性问题，并帮助找到解决方案。</text:p>
      <text:p text:style-name="P4">
中方回应表示，当前全球宏观经济金融稳定、气候变化、债务问题等国际性挑战日益严峻。有效应对解决全球性挑战离不开美中协调合作，这符合两国的共同利益，也有利于增进世界人民的福祉。</text:p>
      <text:p text:style-name="P4">
记者：黄春梅 责编：陈美华 许书婷 何平 网编：瑞哲</text:p>
      <text:p text:style-name="P4">
Source: <text:a xlink:type="simple" xlink:href="https://www.rfa.org/mandarin/yataibaodao/junshiwaijiao/hcm-07102023084535.html" text:style-name="Internet_20_link" text:visited-style-name="Visited_20_Internet_20_Link">
https://www.rfa.org/mandarin/yataibaodao/junshiwaijiao/hcm-07102023084535.html</text:a>
</text:p>
      <!--NEWS-->
      <text:h text:style-name="P10" text:outline-level="1">
<text:span text:style-name="T4">
厄瓜多监狱紧张加剧 4名受刑人上吊自尽</text:span>
</text:h>
      <text:p text:style-name="P4">
Publisher: 法新社</text:p>
      <text:p text:style-name="P4">
Published Time: 2023-07-10T11:32:08+00:00</text:p>
      <text:p text:style-name="P4">
Modified Time: 2023-07-10T11:20:04+00:00</text:p>
      <text:p text:style-name="P4">
Description: (法新社厄瓜多基多9日电） 厄瓜多监狱管理当局今天表示，狱方人员在巡察时发现4名受刑人身亡，死因显然为上吊自尽。这是厄瓜多惩教系统最新一起骚乱事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7-10T11-32-08-00-00/000000.png" xlink:type="simple" xlink:show="embed" xlink:actuate="onLoad" draw:mime-type="image/png"/>
</draw:frame>
</text:p>
      <text:p text:style-name="P4">
法新社报导，厄瓜多全国监狱办公室透过通讯软体WhatsApp发布新闻简报指出，工作人员与安全暨监狱巡查队（Security and PenitentiarySurveillance Corps）在视察狱中建筑期间，发现有4名受刑人已无生命迹象，情况显示他们死于上吊。</text:p>
      <text:p text:style-name="P4">
厄瓜多全国监狱办公室表示，这起事件发生在该国西南部城市旧巷（Portoviejo）一座监狱。</text:p>
      <text:p text:style-name="P4">
当局指出，厄瓜多贩毒暴力事件日益猖獗，自2021年起至少已夺走420条人命。</text:p>
      <text:p text:style-name="P4">
厄瓜多贩毒组织正争夺控制市场及走私路线，该国监狱情况已沦为拉美最糟之一。</text:p>
      <text:p text:style-name="P4">
官方数据显示，厄瓜多的36处监狱约能容纳3万名受刑人，但现在却收容了3万1321名囚犯，大多数受刑人是因非法贩毒被捕。厄瓜多坐落于哥伦比亚与秘鲁这两大古柯硷产地之间的，该国自现任总统拉梭（Guillermo Lasso）2021年5月上任以来，已查获455吨毒品。）</text:p>
      <text:p text:style-name="P4">
Source: <text:a xlink:type="simple" xlink:href="https://www.rfi.fr/cn/%E5%9B%BD%E9%99%85%E6%8A%A5%E9%81%93/20230710-%E5%8E%84%E7%93%9C%E5%A4%9A%E7%9B%91%E7%8B%B1%E7%B4%A7%E5%BC%A0%E5%8A%A0%E5%89%A7-4%E5%90%8D%E5%8F%97%E5%88%91%E4%BA%BA%E4%B8%8A%E5%90%8A%E8%87%AA%E5%B0%BD" text:style-name="Internet_20_link" text:visited-style-name="Visited_20_Internet_20_Link">
https://www.rfi.fr/cn/%E5%9B%BD%E9%99%85%E6%8A%A5%E9%81%93/20230710-%E5%8E%84%E7%93%9C%E5%A4%9A%E7%9B%91%E7%8B%B1%E7%B4%A7%E5%BC%A0%E5%8A%A0%E5%89%A7-4%E5%90%8D%E5%8F%97%E5%88%91%E4%BA%BA%E4%B8%8A%E5%90%8A%E8%87%AA%E5%B0%BD</text:a>
</text:p>
      <!--NEWS-->
      <text:h text:style-name="P10" text:outline-level="1">
<text:span text:style-name="T4">
俄谴责美向乌提供集束弹药</text:span>
</text:h>
      <text:p text:style-name="P4">
Author: 联合早报 (Person)</text:p>
      <text:p text:style-name="P4">
Publisher: 联合早报 (Organization)</text:p>
      <text:p text:style-name="P4">
Published Time: 2023-07-10T11:46</text:p>
      <text:p text:style-name="P4">
Modified Time: 2023-07-10T11:46</text:p>
      <text:p text:style-name="P4">
Description: 俄罗斯谴责美国为乌克兰提供集束弹药，称此举实际上是承认美国在乌克兰犯下战争罪。综合路透社和塔斯社报道，俄驻美大使馆星期天（7月9日）在即时通讯应用Telegram发表评论说：“我们...</text:p>
      <text:p text:style-name="P4">
Videos: []</text:p>
      <text:p text:style-name="P4">
Audios: []</text:p>
      <text:p text:style-name="P4">
Images: []</text:p>
      <text:p text:style-name="P4">
Type: NewsArticle</text:p>
      <text:p text:style-name="P4">
Breadcrumbs: ['即时', '国际']</text:p>
      <text:p text:style-name="P4">
Keywords: ['俄乌战争', '美国', '俄罗斯', '乌克兰', '炸弹']</text:p>
      <!--METADATA-->
      <text:p text:style-name="P4">
俄罗斯谴责 <text:a xlink:type="simple" xlink:href="https://www.zaobao.com/news/world/story20230708-1412060" text:style-name="Internet_20_link" text:visited-style-name="Visited_20_Internet_20_Link">
 美国为乌克兰提供集束弹药</text:a>
，称此举实际上是承认美国在乌克兰犯下战争罪。</text:p>
      <text:p text:style-name="P4">
综合路透社和塔斯社报道，俄驻美大使馆星期天（7月9日）在即时通讯应用Telegram发表评论说：“我们注意到（白宫国家安全委员会发言人）柯比关于向乌克兰供应集束弹药的声明。该官员事实上承认了美国在乌克兰冲突中犯下的战争罪行。他公开表明，平民将成为（美国的）集束型武器的受害者。根据白宫代表的变态观点，这比俄罗斯行动的伤害更小。……美国准备在远离自己边界的地方，用乌克兰人的手摧毁生命。”</text:p>
      <text:p text:style-name="P4">
美国政府7日宣布向乌克兰提供价值8亿美元的额外军事援助，其中包括被美国法律划归为违禁类别的大杀伤力集束弹药。</text:p>
      <text:h text:style-name="P13" text:outline-level="4">
<text:span text:style-name="T4">
可同时攻击多个目标</text:span>
</text:h>
      <text:p text:style-name="P4">
根据相关资料，集束弹药是将多个较细小的炸弹集合成一枚空用炸弹、炮弹或导弹弹头的特种弹药，当投射到目标区域时，弹体内的小炸弹便会散开，可以同时攻击多个目标。</text:p>
      <text:p text:style-name="P4">
相较于传统炸弹，集束弹药能够大幅增加弹药的涵盖面积及杀伤范围。不过，集束弹药存在未爆弹（哑弹）的问题，可能对平民有潜在危害，所以在国际上受到争议。</text:p>
      <text:p text:style-name="P4">
白宫国家安全委员会发言人柯比星期天为美国政府这一决定辩护。他在美国广播公司（ABC）当天的访谈节目中说，乌克兰将寻求限制集束弹药在战场以外地方的影响；比起被在乌克兰战场上向俄军投射的集束弹药伤害，平民被俄罗斯的攻击杀死的可能性更大。</text:p>
      <text:p text:style-name="P4">
柯比强调，现在为乌克兰提供集束弹药，是为缓解乌克兰部队以“每天数千发”的速度耗尽常规炮弹的情况。</text:p>
      <text:p text:style-name="P4">
白宫国家安全顾问沙利文同天也表明，北约盟友之间不会因为美政府的这一决定出现断裂、分裂或不和。他指出，基辅向华盛顿作出的书面保证提到，这些武器不会在俄罗斯境内使用，也不会在人口密集的区域使用。</text:p>
      <text:p text:style-name="P4">
Source: <text:a xlink:type="simple" xlink:href="https://www.zaobao.com.sg/realtime/world/story20230710-1412360" text:style-name="Internet_20_link" text:visited-style-name="Visited_20_Internet_20_Link">
https://www.zaobao.com.sg/realtime/world/story20230710-1412360</text:a>
</text:p>
      <!--NEWS-->
      <text:h text:style-name="P10" text:outline-level="1">
<text:span text:style-name="T4">
关于耶伦北京之行，你应该知道的</text:span>
</text:h>
      <text:p text:style-name="P4">
Creator: KEITH BRADSHER</text:p>
      <text:p text:style-name="P4">
Publisher: https://www.facebook.com/nytimeschinese</text:p>
      <text:p text:style-name="P4">
Published Time: 2023-07-10T11:49:38+08:00</text:p>
      <text:p text:style-name="P4">
Description: 耶伦与中国高级经济官员举行马拉松式会谈后，中美间的严寒气氛有所缓和。她在谈到美国对华经济战略时措辞更温和，但中美继续秉持原有立场，未来仍可能面临更多冲突。 Thomas Peter/Reuters 财政部长珍妮特·耶伦在北京与中国新的最高经济政策制定者团队进行了马拉松式会谈。</text:p>
      <text:p text:style-name="P4">
Images: ["<text:a xlink:type="simple" xlink:href="https://static01.nyt.com/images/2023/07/09/multimedia/09USCHINA-TAKEAWAYS-tzjv/09USCHINA-TAKEAWAYS-tzjv-master1050.jpg" text:style-name="Internet_20_link" text:visited-style-name="Visited_20_Internet_20_Link">
09USCHINA-TAK...</text:a>
"]</text:p>
      <text:p text:style-name="P4">
Category: 美国</text:p>
      <text:p text:style-name="P4">
Type: Article</text:p>
      <!--METADATA-->
      <text:p text:style-name="P4">
<draw:frame draw:style-name="fr1" draw:name="Image162" text:anchor-type="as-char" svg:width="6.9236in" svg:height="4.615733in" draw:z-index="0">
<draw:image xlink:href="../Images/cnnytimes/2023-07-10T11-49-38-08-00/09USCHINA-TAKEAWAYS-tzjv-master1050.jpg" xlink:type="simple" xlink:show="embed" xlink:actuate="onLoad" draw:mime-type="image/jpeg"/>
</draw:frame>
</text:p>
      <text:p text:style-name="P4">
过去几天，随着美国财政部长 <text:a xlink:type="simple" xlink:href="https://www.nytimes.com/2023/07/09/business/janet-yellen-china-us.html" text:style-name="Internet_20_link" text:visited-style-name="Visited_20_Internet_20_Link">
 珍妮特·耶伦 </text:a>
 在北京与新一批高级经济政策制定者举行马拉松式会谈，中美之间的严寒气氛有所缓和。</text:p>
      <text:p text:style-name="P4">
耶伦在谈到 <text:a xlink:type="simple" xlink:href="https://cn.nytimes.com/china/20230707/us-china-relationship-facts/" text:style-name="Internet_20_link" text:visited-style-name="Visited_20_Internet_20_Link">
 美国对华经济战略 </text:a>
时使用了较为温和的措辞，摒弃了一个在华盛顿流行但冒犯北京的说法。尽管耶伦的中国之行可能会带来更多会谈，但她和中国官员都没有从自己的政策立场上退缩。这使得双方将来在贸易、投资和技术方面可能面临更多冲突。</text:p>
      <text:p text:style-name="P4">
<text:span text:style-name="T4">
她与中国经济领导人建立了联系。</text:span>
</text:p>
      <text:p text:style-name="P4">
去年秋天， <text:a xlink:type="simple" xlink:href="https://www.nytimes.com/live/2022/10/22/world/china-xi-jinping-congress" text:style-name="Internet_20_link" text:visited-style-name="Visited_20_Internet_20_Link">
 中国共产党代表大会 </text:a>
 为国家主席 <text:a xlink:type="simple" xlink:href="https://cn.nytimes.com/china/20221017/china-congress-xi-jinping/" text:style-name="Internet_20_link" text:visited-style-name="Visited_20_Internet_20_Link">
 习近平 </text:a>
 扫清道路，任命了一个忠于他的团队担任经济高层职务。这些官员——包括耶伦的对等官员、国务院副总理 <text:a xlink:type="simple" xlink:href="https://cn.nytimes.com/china/20230328/xi-jinping-he-lifeng-china-economy/" text:style-name="Internet_20_link" text:visited-style-name="Visited_20_Internet_20_Link">
 何立峰</text:a>
——在国际经验上比他们的前任要少，而且西方政策制定者对他们也不那么熟悉。中国还逐渐减少发布经济信息，停止了许多报告，使人们更难了解中国经济的真实情况。</text:p>
      <text:p text:style-name="P4">
广告</text:p>
      <text:p text:style-name="P4">
耶伦的首要目标之一是会见中国的新领导班子。她还想了解 <text:a xlink:type="simple" xlink:href="https://cn.nytimes.com/business/20230629/china-exports-economy/" text:style-name="Internet_20_link" text:visited-style-name="Visited_20_Internet_20_Link">
 中国经济</text:a>
的现状，在中国取消了近三年的严格疫情措施后，今年中国经济的反弹速度慢于预期。</text:p>
      <text:p text:style-name="P4">
耶伦似乎至少在这些有限的目标上取得了一些成功，她与四位中国最高经济政策制定者——特别是何立峰——进行了总计10个小时的会谈。虽然拜登政府已与中国举行了多轮高层外交会谈，但这是本届政府首次举行此类经济会谈。</text:p>
      <text:p text:style-name="P4">
美国驻华大使尼古拉斯·伯恩斯表示，重新开启经济谈判“非常符合我们的利益，在我们存在分歧的问题上直接传达强硬信息，在我们的利益与世界第二大经济体一致的地方进行接触。”</text:p>
      <text:p text:style-name="P4">
<text:span text:style-name="T4">
她在供应链问题上使用了一个由“D”打头的新词——“多样化”(diverse)。</text:span>
</text:p>
      <text:p text:style-name="P4">
中国官员对外交语言极为敏感，过去几年曾经强烈反对华盛顿要求美国经济与中国经济“脱钩”(decouple)的呼吁。他们担心跨国公司会将其广泛的供应链和数以千万计的就业机会从中国转移到其他国家。</text:p>
      <text:p text:style-name="P4">
欧盟委员会主席乌苏拉·冯德莱恩在3月提出了一个更温和、更中性的术语：“ <text:a xlink:type="simple" xlink:href="https://cn.nytimes.com/world/20230522/decoupling-china-de-risking/" text:style-name="Internet_20_link" text:visited-style-name="Visited_20_Internet_20_Link">
 去风险化</text:a>
 ”(de-risking)。中国官员和官方媒体最初对去风险化没有什么反对意见，但一个月后，美国国家安全顾问杰克·沙利文在一次演讲中使用了这个词，中国官员和官方媒体开始谴责这一说法。</text:p>
      <text:p text:style-name="P4">
广告</text:p>
      <text:p text:style-name="P4">
耶伦在访问期间多次试图打消中国对美国寻求脱钩的担忧，甚至避免提及去风险化。相反，她表示美国想要多样化的供应链——这恰好也是中国的长期公共政策目标。</text:p>
      <text:p text:style-name="P4">
“一个是脱钩，另一个是使关键供应链多样化或采取有针对性的国家安全行动，两者之间存在重要区别，”她说。</text:p>
      <text:p text:style-name="P4">
拜登政府坚称，最近对中国高科技出口的限制——尤其对最先进的半导体——仅仅是为了美国的军事安全。政府试图将其行动描述为只围绕一小部分技术筑起高围栏。</text:p>
      <text:p text:style-name="P4">
但即使在耶伦访问之后，许多中国人仍持怀疑态度。上海复旦大学国际关系学院院长吴心伯表示，如果说美国提出的政策，“只是为了国家安全，那么问题是，国家安全的范围有多大”。</text:p>
      <text:p text:style-name="P4">
<text:span text:style-name="T4">
她没有提出新政策。中国也没有。</text:span>
</text:p>
      <text:p text:style-name="P4">
耶伦周日举行的新闻发布会和中国官方通讯社新华社的另一份声明中，明显没有提及的是，两国之间的众多贸易、投资和技术问题当中，是否有任何问题已经得到解决。</text:p>
      <text:p text:style-name="P4">
广告</text:p>
      <text:p text:style-name="P4">
中国上周一对计算机芯片中使用的两种关键金属镓和锗 <text:a xlink:type="simple" xlink:href="https://www.nytimes.com/2023/07/08/business/economy/us-china-chips-janet-yellen.html" text:style-name="Internet_20_link" text:visited-style-name="Visited_20_Internet_20_Link">
 实施了出口限制</text:a>
。这两种材料在全世界的供应几乎都出自中国。这一出口管制被广泛视为对美国限制对华半导体出口的报复，尽管北京并未将此措施定性为报复。耶伦周日在哥伦比亚广播公司的《面对国民》节目中表示，此举“可能”是报复性的。</text:p>
      <text:p text:style-name="P4">
北京还准备应对拜登政府可能做出的对中国经济某些高科技领域的投资限制，这一可能性已经过长期讨论。2015年，中国对境外投资实施了限制。北京引导中国企业和家庭不要对美国房地产和欧洲足球俱乐部投机，并推动他们收购某些领域的海外企业，包括飞机生产、重型制造、人工智能、网络安全和其他战略领域。</text:p>
      <text:p text:style-name="P4">
尽管如此，耶伦周日仍试图对她的访问表现出乐观的态度，她试图反驳有关冲突或许不可避免的猜测。</text:p>
      <text:p text:style-name="P4">
她说：“把握中美关系的轮廓并不是一件容易的事，但我们永远不能忘记，尽管面临挑战，我们的道路并非注定。”</text:p>
      <text:p text:style-name="P4">
Source: <text:a xlink:type="simple" xlink:href="https://cn.nytimes.com/usa/20230710/janet-yellen-china-trip/" text:style-name="Internet_20_link" text:visited-style-name="Visited_20_Internet_20_Link">
https://cn.nytimes.com/usa/20230710/janet-yellen-china-trip/</text:a>
</text:p>
      <!--NEWS-->
      <text:h text:style-name="P10" text:outline-level="1">
<text:span text:style-name="T4">
中国多位女性政经学者与耶伦聚餐  为何被骂"反贼"？</text:span>
</text:h>
      <text:p text:style-name="P4">
Author: None</text:p>
      <text:p text:style-name="P4">
Publisher: Radio Free Asia (Organization)</text:p>
      <text:p text:style-name="P4">
Published Time: 2023-07-10T11:57:00-04:00</text:p>
      <text:p text:style-name="P4">
Modified Time: 2023-07-10T14:34:16-04:00</text:p>
      <text:p text:style-name="P4">
Description: None</text:p>
      <text:p text:style-name="P4">
Videos: []</text:p>
      <text:p text:style-name="P4">
Audios: ["<text:a xlink:type="simple" xlink:href="https://www.rfa.org/mandarin/yataibaodao/meiti/jw1-0710202311550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4.612011in" draw:z-index="0">
<draw:image xlink:href="../Images/rfamandarin/2023-07-10T11-57-00-04-00/000000.png" xlink:type="simple" xlink:show="embed" xlink:actuate="onLoad" draw:mime-type="image/png"/>
</draw:frame>
2023年7月8日，美国财长耶伦在北京与多名中国年轻女性经济学者共进午餐。 <text:a xlink:type="simple" xlink:href="https://www.rfa.org/mandarin/yataibaodao/meiti/jw1-07102023115505.html/@@images/image" text:style-name="Internet_20_link" text:visited-style-name="Visited_20_Internet_20_Link">
</text:a>
路透社图片  <text:a xlink:type="simple" xlink:href="https://www.rfa.org/mandarin/yataibaodao/meiti/jw1-07102023115505.html/@@stream" text:style-name="Internet_20_link" text:visited-style-name="Visited_20_Internet_20_Link">
Audio-1-Link：https://www.rfa.org/mandarin/yataibaodao/meiti/jw1-07102023115505.html/@@stream</text:a>
</text:p>
      <text:p text:style-name="P4">
美国财长耶伦在为期四天的访华期间，不仅会见了以男性为主的中国官员，还在非官方场合邀请多位女性经济学者餐叙，不料此举却引发网民对与会人士的辱骂。</text:p>
      <ul>
        <li>
<text:span text:style-name="T4">
<text:a xlink:type="simple" xlink:href="https://www.rfa.org/mandarin/yataibaodao/junshiwaijiao/hcm-07102023084535.html" text:style-name="Internet_20_link" text:visited-style-name="Visited_20_Internet_20_Link">
 耶伦访华致力经济团队联络 中方关切经济制裁 </text:a>
 </text:span>
  * <text:span text:style-name="T4">
<text:a xlink:type="simple" xlink:href="https://www.rfa.org/mandarin/Xinwen/1-07092023112130.html" text:style-name="Internet_20_link" text:visited-style-name="Visited_20_Internet_20_Link">
 耶伦结束访华前召开记者会：此行有助稳定美中关系 </text:a>
 </text:span>
  * <text:a xlink:type="simple" xlink:href="https://www.rfa.org/mandarin/Xinwen/2-07082023113953.html" text:style-name="Internet_20_link" text:visited-style-name="Visited_20_Internet_20_Link">
 <text:span text:style-name="T4">
耶伦会何立峰: 强调公平竞争密切沟通避免误解</text:span>
 </text:a>
</li>
      </ul>
      <text:p text:style-name="P4">
在美国财长耶伦（JanetYellen）备受关注的北京之行期间，她不仅会见了多位中方高层官员以缓和美中关系的急速下跌，还私下邀请了多名中国年轻女性经济学者共进午餐。但耶伦前脚离京，这些参与餐叙的女性学者却在中国社交媒体上遭到网民抨击，甚至被辱骂为“反贼”或“激进的女权主义者”。</text:p>
      <text:p text:style-name="P4">
路透社周一援引一位美国财政部高级官员透露，这场饭局为耶伦提供了一个“与政策结构之外的人互动的机会”。在被中国网友问及为何要参与这场餐叙时，曾获得雨果奖的科幻小说作家郝景芳回复说，耶伦是“对中国最友好的美国官员”，且“一直致力于发展友好的中美关系”。</text:p>
      <text:p text:style-name="P4">
2023年7月8日，美国财长耶伦在北京与多名中国年轻女性经济学者共进午餐。（路透社）  <text:a xlink:type="simple" xlink:href="https://www.rfa.org/mandarin/yataibaodao/meiti/jw1-07102023115505.html/2023-07-08t043825z_401956353_rc2sy1ahm6fu_rtrmadp_3_china-usa-yellen.png" text:style-name="Internet_20_link" text:visited-style-name="Visited_20_Internet_20_Link">
</text:a>
</text:p>
      <text:p text:style-name="P4">
但中国网友对这番言论并不买账。有网民在郝景芳的微博评论区里表示，“看这一堆，《反间谍法》可能会派上用场”；还有网民认为，“这些人都应该被抓起来，没有一个人是无辜的”，并且是“美国官方认证的反贼”。</text:p>
      <text:p text:style-name="P4">
据美国驻华使馆发布的消息，耶伦邀请中国女性经济学家和企业家共进午餐，是就中国经济，以及有哪些机会可以增加女性在职场——包括领导岗位上——的代表性进行讨论。耶伦在餐叙时强调，女性在劳动人口结构中的参与是促成包容性增长的主要推动力之一，尤其是在帮助确保经济研究和政策制定能够恰当体现社会的优先事项方面，女性对经济学的贡献十分重要。</text:p>
      <text:p text:style-name="P4">
知名媒体人安替也在推特上公布了上述餐叙对话的摘要内容，包括就中国年轻女性经济学家的发展、生育对中国女性职业的影响、中国房地产等问题进行了讨论。耶伦还在活动中表示，希望能够推动美中经贸联结，“她说她在美联储时还计算过去掉中国关税的好处，但在白宫比较难推动。”</text:p>
      <text:p text:style-name="P4">
但本台无法独立核实上述对话摘要的内容。</text:p>
      <text:p text:style-name="P4">
路透社指出，在习近平执政的十年间，中国政府更强调女性的传统角色，政界和政府高层中女性的身影越来越少，而劳动力中的性别差距也在不断扩大。</text:p>
      <text:p text:style-name="P4">
记者：经纬 责编：何平 网编：瑞哲</text:p>
      <text:p text:style-name="P4">
Source: <text:a xlink:type="simple" xlink:href="https://www.rfa.org/mandarin/yataibaodao/meiti/jw1-07102023115505.html" text:style-name="Internet_20_link" text:visited-style-name="Visited_20_Internet_20_Link">
https://www.rfa.org/mandarin/yataibaodao/meiti/jw1-07102023115505.html</text:a>
</text:p>
      <!--NEWS-->
      <text:h text:style-name="P10" text:outline-level="1">
<text:span text:style-name="T4">
中国车企联合声明不打价格战　四十八小时内删除</text:span>
</text:h>
      <text:p text:style-name="P4">
Author: None</text:p>
      <text:p text:style-name="P4">
Publisher: Radio Free Asia (Organization)</text:p>
      <text:p text:style-name="P4">
Published Time: 2023-07-10T12:02:00-04:00</text:p>
      <text:p text:style-name="P4">
Modified Time: 2023-07-10T14:33:12-04:00</text:p>
      <text:p text:style-name="P4">
Description: None</text:p>
      <text:p text:style-name="P4">
Videos: []</text:p>
      <text:p text:style-name="P4">
Audios: ["<text:a xlink:type="simple" xlink:href="https://www.rfa.org/mandarin/yataibaodao/jingmao/hx1-071020230817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4.612011in" draw:z-index="0">
<draw:image xlink:href="../Images/rfamandarin/2023-07-10T12-02-00-04-00/000000.png" xlink:type="simple" xlink:show="embed" xlink:actuate="onLoad" draw:mime-type="image/png"/>
</draw:frame>
 特斯拉北京展厅 <text:a xlink:type="simple" xlink:href="https://www.rfa.org/mandarin/yataibaodao/jingmao/hx1-07102023081719.html/@@images/image" text:style-name="Internet_20_link" text:visited-style-name="Visited_20_Internet_20_Link">
</text:a>
路透社图片  <text:a xlink:type="simple" xlink:href="https://www.rfa.org/mandarin/yataibaodao/jingmao/hx1-07102023081719.html/@@stream" text:style-name="Internet_20_link" text:visited-style-name="Visited_20_Internet_20_Link">
Audio-1-Link：https://www.rfa.org/mandarin/yataibaodao/jingmao/hx1-07102023081719.html/@@stream</text:a>
</text:p>
      <text:p text:style-name="P4">
近日，中国汽车工业协会发出通知，要求十六家车企签署承诺书，遏制电动车价格战的竞争。但相关内容却在四十八小时内删除。有学者认为，中国经济状况不佳，车企行业内卷严重。</text:p>
      <ul>
        <li>
<text:span text:style-name="T4">
<text:a xlink:type="simple" xlink:href="https://www.rfa.org/mandarin/Xinwen/8-07082023165051.html" text:style-name="Internet_20_link" text:visited-style-name="Visited_20_Internet_20_Link">
 特斯拉开始解雇中国工厂部分工人 </text:a>
 </text:span>
  * <text:span text:style-name="T4">
<text:a xlink:type="simple" xlink:href="https://www.rfa.org/mandarin/Xinwen/6-06262023130019.html" text:style-name="Internet_20_link" text:visited-style-name="Visited_20_Internet_20_Link">
 价格曾只有特斯拉一半 蔚来汽车却销量下滑 </text:a>
 </text:span>
  * <text:span text:style-name="T4">
<text:a xlink:type="simple" xlink:href="https://www.rfa.org/mandarin/yataibaodao/jingmao/gt-03082023030439.html" text:style-name="Internet_20_link" text:visited-style-name="Visited_20_Internet_20_Link">
 湖北千家汽车配件厂面临生存危机 政府财政补贴救厂 </text:a>
 </text:span>
</li>
      </ul>
      <text:p text:style-name="P4">
彭博社日前披露，美国电动车大厂特斯拉（Tesla）正裁减上海厂部分电池生产工人。但截至目前，尚不清楚特斯拉可能裁减多少上海厂员工，或是裁员的具体原因。特斯拉也并未立即回应相关置评要求。《世界日报》7月9日则引述知情人士表示，特斯拉电池组装一期工厂员工将裁员近五百人。</text:p>
      <text:p text:style-name="P4">
新浪汽车微博IT之家此前引述《十方智行》披露，特斯拉厂的裁员主要涉及电池组装一期的员工，超百分之五十员工将被裁。</text:p>
      <text:p text:style-name="P4">
<text:span text:style-name="T4">
特斯拉裁员或与美方限制中国电池有关</text:span>
</text:p>
      <text:p text:style-name="P4">
新浪财经10日引述“牛车网”题为《美方限制中国电池，特斯拉上海厂裁员》报道分析，美国政府不给从中国进口的电池补贴，要求用美国本地制造的电池。之前特斯拉上海的组装电池还能供应国外，现在出口渠道被美国堵死，订单被砍，电池工厂自然会裁员。</text:p>
      <text:p text:style-name="P4">
台湾中央社的报道说，特斯拉在上海的超级工厂是其规模最大、产能最高的工厂，约有两万名员工，包括生产Model Y及Model3的雇员。特斯拉上海厂两个电池组装线员工不到一千人。</text:p>
      <text:p text:style-name="P4">
<text:span text:style-name="T4">
学者：特斯拉牵动中国电动车价格下调</text:span>
</text:p>
      <text:p text:style-name="P4">
美国圣托马斯大学国际研究讲座教授叶耀元接受本台采访表示，特斯拉希望在中国市场稳定销售额，减少雇员。该企业不是放弃中国市场，而是希望引进更多自动化作业。</text:p>
      <text:p text:style-name="P4">
叶耀元说：“以（特斯拉执行长）马斯克（ElonMusk）角度来说，我不觉得他因为要放弃中国市场而慢慢减低员工，反而是因为技术已成熟到不需要这么多雇员才去解雇员工。（在中国生产）成本也高，很多零件厂转移到东南亚、印度，跟美国政策有关。”</text:p>
      <text:p text:style-name="P4">
另据台湾中央社报道，中国汽车论坛大会6日登场，在中国工信部指导下，中国汽车工业协会负责组织，要求包含国际车厂特斯拉及中国本土品牌比亚迪、蔚来、理想、小鹏等，总计16家车企共同签署《汽车行业维护公平市场秩序承诺书》，承诺不以非正常价格扰乱市场公平竞争秩序，并积极稳定和促进汽车消费。但48小时政策就急转弯，承诺书删除了其中“不以非正常价格扰乱市场公平竞争秩序”等文字内容。中汽协表示，删除原因是“表述不当”，有违中国《反垄断法》精神。</text:p>
      <text:p text:style-name="P4">
 中国汽车工业协会发布的声明 （中国新闻网）  <text:a xlink:type="simple" xlink:href="https://www.rfa.org/mandarin/yataibaodao/jingmao/hx1-07102023081719.html/tjpitegi2o08tg-noop.jpg" text:style-name="Internet_20_link" text:visited-style-name="Visited_20_Internet_20_Link">
</text:a>
</text:p>
      <text:p text:style-name="P4">
<text:span text:style-name="T4">
中汽协删除承诺书涉违反垄断法或派系内斗？</text:span>
</text:p>
      <text:p text:style-name="P4">
台北海洋科技大学通识教育中心副教授吴建忠认为：“中国大陆境内车企看到特斯拉7月1日才把所有版本车型进行价格调整，约降35000、45000人民币，让特斯拉更具竞争力。汽车市场非常不景气，愈白热化，为求生存发展策略，各家厂商没办法再紧缩下去又签署承诺书，因此为何只有二天就撕毁、删除承诺书？车企认为，生存下去比面子更重要。今年有些燃油车还出现买燃油车送电动车的噱头，各种不同的宣传是为了让汽车市场延续下去。目前在中国大陆燃油车已非常辛苦，更不要讲电动车是更加辛苦的状态。”</text:p>
      <text:p text:style-name="P4">
吴建忠提到，在特斯拉调价后，中国多家新能源车企跟进调价，蔓延至燃油车领域，降价幅度少则万元，多则十万元以上。7月7日，特斯拉官方微博升级推销购买奖励，奖励金3500元人民币，甚至有EAP增强版的免费试用90天等。</text:p>
      <text:p text:style-name="P4">
叶耀元则解读，此举应是中国汽车工业内斗，共产党内可能有人批评承诺书会令16家以外的业者没有生意：“这16家某种程度形成联盟，透过共同订价方式削价，跟其他不属于这16家汽车工业来竞争，这对其他厂商是不公平待遇。现在这状况跟国外企业比较没有关系，有点像中国车厂内部自己在搞小运动、小圈圈。”</text:p>
      <text:p text:style-name="P4">
叶耀元提到，中国行业内卷情况严重。虽然中国市场大，但大环境不好，汽车工业竞争愈演愈烈。过去当局透过国有企业合资方式养出很多车厂，制造业几乎都有官股，也涉及红二代等不同派系利益。透过这次经验，可能会令圈内人认为，要搞也是私下搞，不要让不公平竞争浮上台面。</text:p>
      <text:p text:style-name="P4">
记者：夏小华 责编：许书婷 何平 网编：瑞哲</text:p>
      <text:p text:style-name="P4">
Source: <text:a xlink:type="simple" xlink:href="https://www.rfa.org/mandarin/yataibaodao/jingmao/hx1-07102023081719.html" text:style-name="Internet_20_link" text:visited-style-name="Visited_20_Internet_20_Link">
https://www.rfa.org/mandarin/yataibaodao/jingmao/hx1-07102023081719.html</text:a>
</text:p>
      <!--NEWS-->
      <text:h text:style-name="P10" text:outline-level="1">
<text:span text:style-name="T4">
荷兰总理宣布选后将退出政坛</text:span>
</text:h>
      <text:p text:style-name="P4">
Publisher: 法新社</text:p>
      <text:p text:style-name="P4">
Published Time: 2023-07-10T12:02:07+00:00</text:p>
      <text:p text:style-name="P4">
Modified Time: 2023-07-10T11:35:02+00:00</text:p>
      <text:p text:style-name="P4">
Description: （法新社海牙10日电） 荷兰总理吕特（Mark Rutte）的联合政府垮台后，今天宣布自己将退出政坛。这项令人震惊的声明将终结这位荷兰史上任职最久领导人的政治生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3.617581in" draw:z-index="0">
<draw:image xlink:href="../Images/rficn/2023-07-10T12-02-07-00-00/000000.png" xlink:type="simple" xlink:show="embed" xlink:actuate="onLoad" draw:mime-type="image/png"/>
</draw:frame>
</text:p>
      <text:p text:style-name="P4">
吕特自2010年以来领导过4届联合政府，由于政府内部在移民议题上存在「无法克服」的分歧，他于本月7日宣布他所领导的4党执政联盟垮台。</text:p>
      <text:p text:style-name="P4">
吕特今天告诉国会，「昨天早上，我决定不再担任自民党（VVD，吕特所属的中间偏右政党）新任党魁。新政府在选后宣誓就职的同时，我将退出政坛。」</text:p>
      <text:p text:style-name="P4">
吕特先前表示，他将继续担任看守总理直到选后新政府成形；选举最早将在11月中旬举行。</text:p>
      <text:p text:style-name="P4">
不过，今天稍晚吕特将在国会面临不信任投票。这场投票试图推翻他看守总理的职位。</text:p>
      <text:p text:style-name="P4">
根据荷兰媒体，不信任投票若要过关，至少必须得到执政联盟4个政党之一的支持。</text:p>
      <text:p text:style-name="P4">
56岁的吕特是荷兰任期最长的领袖，也是欧洲资历最深厚的政治人物之一。目前的执政联盟是在经历271天破纪录的协商后，才于去年1月正式上任，且其内部对于许多议题存有根深蒂固的歧见。</text:p>
      <text:p text:style-name="P4">
Source: <text:a xlink:type="simple" xlink:href="https://www.rfi.fr/cn/%E5%9B%BD%E9%99%85%E6%8A%A5%E9%81%93/20230710-%E8%8D%B7%E5%85%B0%E6%80%BB%E7%90%86%E5%AE%A3%E5%B8%83%E9%80%89%E5%90%8E%E5%B0%86%E9%80%80%E5%87%BA%E6%94%BF%E5%9D%9B" text:style-name="Internet_20_link" text:visited-style-name="Visited_20_Internet_20_Link">
https://www.rfi.fr/cn/%E5%9B%BD%E9%99%85%E6%8A%A5%E9%81%93/20230710-%E8%8D%B7%E5%85%B0%E6%80%BB%E7%90%86%E5%AE%A3%E5%B8%83%E9%80%89%E5%90%8E%E5%B0%86%E9%80%80%E5%87%BA%E6%94%BF%E5%9D%9B</text:a>
</text:p>
      <!--NEWS-->
      <text:h text:style-name="P10" text:outline-level="1">
<text:span text:style-name="T4">
埃尔多安告诉拜登 仍不同意瑞典加入北约</text:span>
</text:h>
      <text:p text:style-name="P4">
Author: chinese@voanews.com (维达库斯瓦拉)</text:p>
      <text:p text:style-name="P4">
Publisher: 美国之音中文网 (Type: NewsMediaOrganization)</text:p>
      <text:p text:style-name="P4">
Published Time: 2023-07-10T12:02:14+08:00</text:p>
      <text:p text:style-name="P4">
Modified Time: 2023-07-10 04:02:14Z</text:p>
      <text:p text:style-name="P4">
Description: 美国总统拜登周日在前往立陶宛参加维尔纽斯北约峰会的途中在伦敦停留一夜，但由于土耳其的持续反对，北约不太可能欢迎瑞典成为其第32个成员国。</text:p>
      <text:p text:style-name="P4">
Videos: []</text:p>
      <text:p text:style-name="P4">
Images: []</text:p>
      <text:p text:style-name="P4">
Categories: ['欧洲', '美国']</text:p>
      <text:p text:style-name="P4">
Type: None</text:p>
      <!--METADATA-->
      <text:p text:style-name="P4">
NoneNone</text:p>
      <text:p text:style-name="P4">
Source: <text:a xlink:type="simple" xlink:href="https://www.voachinese.com/a/still-no-on-sweden-s-nato-bid-erdogan-tells-biden-20230710/7173955.html" text:style-name="Internet_20_link" text:visited-style-name="Visited_20_Internet_20_Link">
https://www.voachinese.com/a/still-no-on-sweden-s-nato-bid-erdogan-tells-biden-20230710/7173955.html</text:a>
</text:p>
      <!--NEWS-->
      <text:h text:style-name="P10" text:outline-level="1">
<text:span text:style-name="T4">
朝谴责美侦察活动 恫言击落美侦察机</text:span>
</text:h>
      <text:p text:style-name="P4">
Author: 联合早报 (Person)</text:p>
      <text:p text:style-name="P4">
Publisher: 联合早报 (Organization)</text:p>
      <text:p text:style-name="P4">
Published Time: 2023-07-10T12:14</text:p>
      <text:p text:style-name="P4">
Modified Time: 2023-07-10T13:13</text:p>
      <text:p text:style-name="P4">
Description: 朝鲜谴责美国无人机和侦察机最近连续八天侵犯朝鲜东岸附近领空，恫言美军必将为擅自侵犯他国领空的挑衅行为付出代价，朝方不保证不会发生美军侦察机在东海被击落的事件。朝中社星期一（7月10...</text:p>
      <text:p text:style-name="P4">
Videos: []</text:p>
      <text:p text:style-name="P4">
Audios: []</text:p>
      <text:p text:style-name="P4">
Images: []</text:p>
      <text:p text:style-name="P4">
Type: NewsArticle</text:p>
      <text:p text:style-name="P4">
Breadcrumbs: ['即时', '国际']</text:p>
      <text:p text:style-name="P4">
Keywords: ['朝鲜半岛', '美国', '军事', '韩国', '朝鲜']</text:p>
      <!--METADATA-->
      <text:p text:style-name="P4">
朝鲜谴责美国无人机和侦察机最近连续八天侵犯朝鲜东岸附近领空，恫言美军必将为擅自侵犯他国领空的挑衅行为付出代价，朝方不保证不会发生美军侦察机在东海被击落的事件。</text:p>
      <text:p text:style-name="P4">
朝中社星期一（7月10日）发表匿名朝鲜国防发言人的谈话稿，指出美国近期“集中动员部署在亚太作战地区的各种空中侦察手段”，在朝鲜半岛及周边地区进行“空前水平的”敌对性侦察活动，美空军的战略侦察机和无人侦察机本月以来连续八天轮流飞行朝鲜东海和西海上空，对朝鲜“战略纵深地区”进行“挑衅性的”空中侦察行为。</text:p>
      <text:p text:style-name="P4">
文中还提到美国防部近期宣布将战略核潜艇派往朝鲜半岛作战海域的计划，朝方谴责美国企图将战略核武器部署至朝鲜半岛地区是“核恐吓”行为，对地区核世界和平与安全也构成重大威胁和挑战。</text:p>
      <text:p text:style-name="P4">
文章强调，朝方的忍耐是有限度的，美擅自闯入他国领空的行为必将付出代价。朝方敦促美国立即停止一切挑衅性行动。</text:p>
      <text:p text:style-name="P4">
另据韩联社报道，韩国联合参谋本部星期一反驳朝鲜所谓美国空军侦察机侵犯其领空的主张。</text:p>
      <text:p text:style-name="P4">
韩联参强调，美国空中监视侦察资产在朝鲜半岛周边上空飞行是一般的侦察活动，朝鲜所谓美侦察机侵犯其领空的说法并不属实。韩联参严厉敦促朝鲜立即停止以虚假主张加剧紧张局势的行为。</text:p>
      <text:p text:style-name="P4">
Source: <text:a xlink:type="simple" xlink:href="https://www.zaobao.com.sg/realtime/world/story20230710-1412370" text:style-name="Internet_20_link" text:visited-style-name="Visited_20_Internet_20_Link">
https://www.zaobao.com.sg/realtime/world/story20230710-1412370</text:a>
</text:p>
      <!--NEWS-->
      <text:h text:style-name="P10" text:outline-level="1">
<text:span text:style-name="T4">
德国新移民法：家庭团聚现实吗？</text:span>
</text:h>
      <text:p text:style-name="P4">
Author: None (Language: zh)</text:p>
      <text:p text:style-name="P4">
Publisher: None</text:p>
      <text:p text:style-name="P4">
Time: 2023-07-10T12:15:00Z</text:p>
      <text:p text:style-name="P4">
Description: 对于长期无法在德国与父母团聚的外国移民来说，新移民法有关家庭团聚的规定一度燃起了他们心中的希望。然而经德国之声向德国联邦内政部求证后，发现德国老移民恐怕要倍感失望。</text:p>
      <text:p text:style-name="P4">
Videos: []</text:p>
      <text:p text:style-name="P4">
Images: []</text:p>
      <text:p text:style-name="P4">
Subject: 德国新闻</text:p>
      <text:p text:style-name="P4">
Subjects: []</text:p>
      <text:p text:style-name="P4">
Keywords: ['德中关系', '欧债危机', '欧盟', '移民难民', '融入社会', '德国', '科隆', '留学德国', '留学德国', '德国联邦大选']</text:p>
      <text:p text:style-name="P4">
ID: 66177882</text:p>
      <!--METADATA-->
      <text:p text:style-name="P4">
<text:a xlink:type="simple" xlink:href="https://www.dw.com/zh/overlay/image/article/66177882/63626511" text:style-name="Internet_20_link" text:visited-style-name="Visited_20_Internet_20_Link">
 </text:a>
</text:p>
      <text:p text:style-name="P4">
德国声称将推出“全世界最先进移民法”（资料图片）</text:p>
      <text:p text:style-name="P4">
（德国之声中文网）德国目前有 <text:a xlink:type="simple" xlink:href="https://www.dw.com/zh/zh/劳动力严重短缺-德国酝酿最先进移民法/a-65185214" text:style-name="Internet_20_link" text:visited-style-name="Visited_20_Internet_20_Link">
 200万个职位空缺无人问津 </text:a>
 。护理人员、IT专家、工匠、物流业人员--所有这些工种都面临人才短缺。根据德国联邦就业局的数据，每年需要吸引40万名技术工人移民，才能够保持劳动市场的稳定。但在2021年，只有4万人愿意申请到德国工作。而德国"婴儿潮"一代，即1960年代高出生率人群即将退休，德国劳工短缺的问题还将加剧。</text:p>
      <text:p text:style-name="P4">
为了扭转这种局面，德国政府日前 <text:a xlink:type="simple" xlink:href="https://www.dw.com/zh/zh/德国议会通过劳工移民改革法案/a-66021523" text:style-name="Internet_20_link" text:visited-style-name="Visited_20_Internet_20_Link">
 终于通过了一项新的移民法改革草案</text:a>
，旨在鼓励更多欧盟以外的人来德国工作。中左翼的社民党（SPD）内政部长费泽尔（NancyFaeser）于６月底在联邦议会介绍这部将成为“全世界最先进的移民法”时表示，“这项法律草案将会确保德国的繁荣”。</text:p>
      <text:p text:style-name="P4">
</text:p>
      <text:p text:style-name="P4">
内政部长费泽尔（Nancy Faeser）于６月底在联邦议会介绍了这部将成为“全世界最先进的移民法”</text:p>
      <text:h text:style-name="P12" text:outline-level="3">
<text:span text:style-name="T4">
有关家庭团聚的规定</text:span>
</text:h>
      <text:p text:style-name="P4">
新法案中，最受关注的重点内容包括其中对家庭团聚的规则变化。到目前为止，德国不能算作移民国家，不仅仅是因为缺乏一部规则明确的移民法。与美国、加拿大、新西兰、澳大利亚等热点华人移民国家不同的是：就算移民可以拿到德国的永久居留或已申请入籍，但仍然无法为父母申请家庭团聚。</text:p>
      <text:p text:style-name="P4">
但对于德国想要吸引的新技术移民，以及对已经在德国通过留学后就业或投资经营等渠道获得长期居留权利的外国移民来说，德国新移民法如何规定家庭团聚事关重大，它这不仅会为新移民在考虑目的地国家的时候为德国加分，或者至少让德国和其它技术移民热门国家站在同一个起跑线上。对于已经在德国生活的老移民来说，家庭团聚的新规无疑会大幅度缩短他们和家属之间的距离，改善在德国的生活质量，甚至留住那些因无法与家长团聚而考虑离开德国的专业人才。</text:p>
      <text:p text:style-name="P4">
所以，不难想象６月底新移民法在联邦议会通过后，德国华人移民的激动情绪从何而来。有多家中文自媒体报道称，新移民法规定可将父母接到德国长期生活。“重磅”、“利好”、“喜大普奔”是许多德国中文自媒体关注此事的常用词。不过，仔细看一下新法草案的具体内容，会发现对于已经在德国生活多年的老移民来说，他们恐怕要失望而归。</text:p>
      <text:p text:style-name="P4">
</text:p>
      <text:p text:style-name="P4">
许多工作生活在德国多年的老移民 仍然无法与父母团聚（资料图片）</text:p>
      <text:h text:style-name="P12" text:outline-level="3">
<text:span text:style-name="T4">
内政部的官宣</text:span>
</text:h>
      <text:p text:style-name="P4">
经过德国之声的多次询问，德国联邦内政部发言人阿塔（Mehmet Ata）证实称， <text:a xlink:type="simple" xlink:href="https://dserver.bundestag.de/btd/20/073/2007394.pdf" text:style-name="Internet_20_link" text:visited-style-name="Visited_20_Internet_20_Link">
 新法中规定的家庭团聚</text:a>
只适用于2０２４年３月１日实施之后，首次以专业人士身份获得德国居留许可的新移民。附加的条件还有，新移民必须有能力持续保障随行家属的生活费用。</text:p>
      <text:p text:style-name="P4">
对此，新移民法草案在第３６条的１５ｂ款中做出了明确的补充性规定。称如果一位外国人在2024年3月1日或之后首次获得包括蓝卡在内的相关居留许可时，他的父母就可以获得家庭团聚的居留许可；如果配偶也在德国境内持久居住，上述规定同样适用于其父母。但前提条件是，根据现有居留法的第５条第１款第１项：团聚家庭人员的生活费用必须得到保障。</text:p>
      <text:p text:style-name="P4">
同时，此次新移民法改革草案在具体规定上确实简化了一些办理家庭团聚时的手续，比如之前有关申请家庭团聚时，必须证明申请人有足够的居住空间供家庭成员使用，该条款现不再适用。同时，持有欧盟申根签证进入德国的外国公民，在找到工作之后，也不需要返回原国重新申请工作签证，而是直接可以在德国转变入境签证的目的和性质。这得到了德国政府层、尤其是绿党的支持。该党称之前要求申请者离开德国的做法是“荒谬”的。</text:p>
      <text:h text:style-name="P12" text:outline-level="3">
<text:span text:style-name="T4">
悬而未决的问题</text:span>
</text:h>
      <text:p text:style-name="P4">
尽管如此，目前仍有一些与家庭团聚相关的关键问题悬而未决。比如家长随专业移民进入德国后，医疗健康保险等社会福利险如何得到妥善安排。德国目前的情况是公立医疗保险已经不堪重负，需要连年提高保费，并讨论扩大投保者的自费支付额度。但根据目前德国的法律制度，每一位在德国拥有住址的公民都有义务购买医疗保险。公立医疗保险有义务在公民无保险的情况下将其纳入。</text:p>
      <text:p text:style-name="P4">
另外，德国新移民法改革草案也在德国的华人社群中引发激烈讨论。部分华人对法案中只允许新技术移民办理家庭团聚的规定十分不满。称自己在德国通过工作、经商等活动为德国社会做出贡献，履行纳税人义务数年后，与家长团聚的基本生活诉求仍然无法得到保障。而新移民在还没有为德国社会做出任何实质性贡献之前就可以有权举家移民德国。新法明显会把未来在德国生活的华人和外国人分成多个等级。同时也有华人表示，德国目前更应该解决的是大量移民涌入后的社会和经济问题。也有部分华人的家长因为语言、文化、饮食和社交环境等原因根本不愿意长期生活在德国，每次进入德国探亲不久后后，“就开始倒数着回国的日子”。</text:p>
      <text:p text:style-name="P4">
Source: <text:a xlink:type="simple" xlink:href="https://www.dw.com/zh/德国新移民法：家庭团聚现实吗？/a-66177882" text:style-name="Internet_20_link" text:visited-style-name="Visited_20_Internet_20_Link">
https://www.dw.com/zh/德国新移民法：家庭团聚现实吗？/a-66177882?maca=chi-rss-chi-all-1127-rdf</text:a>
</text:p>
      <!--NEWS-->
      <text:h text:style-name="P10" text:outline-level="1">
<text:span text:style-name="T4">
梅迪维夫首度挺进温网8强 对手因伤退赛</text:span>
</text:h>
      <text:p text:style-name="P4">
Publisher: 法新社</text:p>
      <text:p text:style-name="P4">
Published Time: 2023-07-10T12:32:08+00:00</text:p>
      <text:p text:style-name="P4">
Modified Time: 2023-07-10T16:20:04+00:00</text:p>
      <text:p text:style-name="P4">
Description: （法新社伦敦10日电） 世界排名第三的俄罗斯网球名将梅迪维夫（Daniil Medvedev）今天在温网16强对决捷克选手莱赫茨卡，期间莱赫茨卡因伤退赛，梅迪维夫生涯首度挺进温网8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3.617581in" draw:z-index="0">
<draw:image xlink:href="../Images/rficn/2023-07-10T12-32-08-00-00/000000.png" xlink:type="simple" xlink:show="embed" xlink:actuate="onLoad" draw:mime-type="image/png"/>
</draw:frame>
</text:p>
      <text:p text:style-name="P4">
法新社报导，梅迪维夫在开赛后先是以6比4、6比2领先，之后莱赫茨卡（Jiri Lehecka）因右脚伤势喊暂停，因伤退出比赛。</text:p>
      <text:p text:style-name="P4">
梅迪维夫下场将对决世界排名第五的希腊网球好手西西帕斯（Stefanos Tsitsipas），或是美国选手尤班克斯（ChristopherEubanks）。</text:p>
      <text:p text:style-name="P4">
这是梅迪维夫首度挺进温网8强。他曾在2021年打败塞尔维亚名将乔科维奇（Novak Djokovic），夺下美网冠军。</text:p>
      <text:p text:style-name="P4">
Source: <text:a xlink:type="simple" xlink:href="https://www.rfi.fr/cn/%E8%BF%90%E5%8A%A8%E5%A4%A9%E5%9C%B0/20230710-%E6%A2%85%E8%BF%AA%E7%BB%B4%E5%A4%AB%E9%A6%96%E5%BA%A6%E6%8C%BA%E8%BF%9B%E6%B8%A9%E7%BD%918%E5%BC%BA-%E5%AF%B9%E6%89%8B%E5%9B%A0%E4%BC%A4%E9%80%80%E8%B5%9B" text:style-name="Internet_20_link" text:visited-style-name="Visited_20_Internet_20_Link">
https://www.rfi.fr/cn/%E8%BF%90%E5%8A%A8%E5%A4%A9%E5%9C%B0/20230710-%E6%A2%85%E8%BF%AA%E7%BB%B4%E5%A4%AB%E9%A6%96%E5%BA%A6%E6%8C%BA%E8%BF%9B%E6%B8%A9%E7%BD%918%E5%BC%BA-%E5%AF%B9%E6%89%8B%E5%9B%A0%E4%BC%A4%E9%80%80%E8%B5%9B</text:a>
</text:p>
      <!--NEWS-->
      <text:h text:style-name="P10" text:outline-level="1">
<text:span text:style-name="T4">
中国6月CPI持平 亚股涨势受限</text:span>
</text:h>
      <text:p text:style-name="P4">
Publisher: 法新社</text:p>
      <text:p text:style-name="P4">
Published Time: 2023-07-10T12:32:09+00:00</text:p>
      <text:p text:style-name="P4">
Modified Time: 2023-07-10T12:20:05+00:00</text:p>
      <text:p text:style-name="P4">
Description: （法新社香港10日电） 香港股市今天收涨，因投资人预期北京方面已经结束对科技业的长期打压，但由于通膨数据显示中国经济进一步疲软，导致亚股早盘涨势受抑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3.617581in" draw:z-index="0">
<draw:image xlink:href="../Images/rficn/2023-07-10T12-32-09-00-00/000000.png" xlink:type="simple" xlink:show="embed" xlink:actuate="onLoad" draw:mime-type="image/png"/>
</draw:frame>
</text:p>
      <text:p text:style-name="P4">
经过长达数年的调查，蚂蚁集团因「违法行为」被处以近10亿美元罚款，而腾讯旗下的财付通则被勒令支付超过4亿美元罚款。</text:p>
      <text:p text:style-name="P4">
然而，分析师表示，虽然罚款金额庞大，但投资人对这些企业可以再次专注于其业务的前景感到高兴。</text:p>
      <text:p text:style-name="P4">
中国证券监督管理委员会在声明中表示：「目前，平台企业金融业务中未解决的问题大部分已得到修正。」</text:p>
      <text:p text:style-name="P4">
7日宣布这一消息后，阿里巴巴和腾讯在纽约交易的股票飙涨，他们在香港的股价今天也随之上涨。 瑞士联合私人银行（Union BancairePrivee）总经理凌炜森（Vey-SernLing，音译）谈到蚂蚁集团时表示：「这是市场乐见的情况，因为审查看起来可能会结束，而且罚款金额虽然相当庞大，但对于这样一家大企业来说负担这样的罚款简直轻而易举。」根据彭博，这笔罚款金额比蚂蚁集团去年12月这一季的获利还少。</text:p>
      <text:p text:style-name="P4">
权重高的科技股飙涨带动香港恒生指数开盘上涨超过2%，上海股市也上涨。</text:p>
      <text:p text:style-name="P4">
然而，数据显示，中国6月消费者物价指数（CPI）回落至零，生产者物价指数（PPI）也进一步下降。这表明中国这个全球第2大经济体持续陷入困境，从而削弱亚股涨幅。</text:p>
      <text:p text:style-name="P4">
新加坡、马尼拉、雅加达和曼谷股市今天收涨，但东京、雪梨、首尔、台北和威灵顿股市收跌。</text:p>
      <text:p text:style-name="P4">
Source: <text:a xlink:type="simple" xlink:href="https://www.rfi.fr/cn/%E8%B4%A2%E7%BB%8F%E5%BF%AB%E8%AE%AF/20230710-%E4%B8%AD%E5%9B%BD6%E6%9C%88cpi%E6%8C%81%E5%B9%B3-%E4%BA%9A%E8%82%A1%E6%B6%A8%E5%8A%BF%E5%8F%97%E9%99%90" text:style-name="Internet_20_link" text:visited-style-name="Visited_20_Internet_20_Link">
https://www.rfi.fr/cn/%E8%B4%A2%E7%BB%8F%E5%BF%AB%E8%AE%AF/20230710-%E4%B8%AD%E5%9B%BD6%E6%9C%88cpi%E6%8C%81%E5%B9%B3-%E4%BA%9A%E8%82%A1%E6%B6%A8%E5%8A%BF%E5%8F%97%E9%99%90</text:a>
</text:p>
      <!--NEWS-->
      <text:h text:style-name="P10" text:outline-level="1">
<text:span text:style-name="T4">
克里姆林宫：普里戈任在兵变失败数日后曾与普京会面 (Free Version)</text:span>
</text:h>
      <text:p text:style-name="P4">
Author: Matthew Luxmoore</text:p>
      <text:p text:style-name="P4">
Publisher: 华尔街日报中文网</text:p>
      <text:p text:style-name="P4">
Published Time: 2023-07-10T12:50:00.000Z</text:p>
      <text:p text:style-name="P4">
Modified Time: 2023-07-10T12:50:00.000Z</text:p>
      <text:p text:style-name="P4">
Created Time: 2023-07-10T10:19:00.000Z</text:p>
      <text:p text:style-name="P4">
Description: 克里姆林宫发言人佩斯科夫周一表示，俄罗斯总统普京与瓦格纳集团领导人普里戈任在6月29日进行了三个小时的会晤。</text:p>
      <text:p text:style-name="P4">
Images: []</text:p>
      <text:p text:style-name="P4">
Categories: ['国际']</text:p>
      <text:p text:style-name="P4">
Keywords: SYND</text:p>
      <text:p text:style-name="P4">
Type: Article</text:p>
      <!--METADATA-->
      <text:p text:style-name="P4">
据克里姆林宫称，在 <text:a xlink:type="simple" xlink:href="https://cn.wsj.com/articles/CN-BGH-20230627142954" text:style-name="Internet_20_link" text:visited-style-name="Visited_20_Internet_20_Link">
 瓦格纳对莫斯科发动短暂叛乱 </text:a>
数日后，瓦格纳集团(Wagner)领导人叶夫根尼·普里戈任(Yevgeny Prigozhin)曾与俄罗斯总统普京(VladmirPutin)会面。这是围绕这位准军事领导人未来前途的大戏的最新一幕，也凸显出他的持续影响力。</text:p>
      <text:p text:style-name="P4">
Source: <text:a xlink:type="simple" xlink:href="https://cn.wsj.com/articles/%E5%85%8B%E9%87%8C%E5%A7%86%E6%9E%97%E5%AE%AB-%E6%99%AE%E9%87%8C%E6%88%88%E4%BB%BB%E5%9C%A8%E5%85%B5%E5%8F%98%E5%A4%B1%E8%B4%A5%E6%95%B0%E6%97%A5%E5%90%8E%E6%9B%BE%E4%B8%8E%E6%99%AE%E4%BA%AC%E4%BC%9A%E9%9D%A2-d2a9ba84" text:style-name="Internet_20_link" text:visited-style-name="Visited_20_Internet_20_Link">
https://cn.wsj.com/articles/%E5%85%8B%E9%87%8C%E5%A7%86%E6%9E%97%E5%AE%AB-%E6%99%AE%E9%87%8C%E6%88%88%E4%BB%BB%E5%9C%A8%E5%85%B5%E5%8F%98%E5%A4%B1%E8%B4%A5%E6%95%B0%E6%97%A5%E5%90%8E%E6%9B%BE%E4%B8%8E%E6%99%AE%E4%BA%AC%E4%BC%9A%E9%9D%A2-d2a9ba84</text:a>
</text:p>
      <!--NEWS-->
      <text:h text:style-name="P10" text:outline-level="1">
<text:span text:style-name="T4">
中国协助萨摩亚打造加密货币中心　利益勾结引质疑</text:span>
</text:h>
      <text:p text:style-name="P4">
Author: None</text:p>
      <text:p text:style-name="P4">
Publisher: Radio Free Asia (Organization)</text:p>
      <text:p text:style-name="P4">
Published Time: 2023-07-10T12:52:00-04:00</text:p>
      <text:p text:style-name="P4">
Modified Time: 2023-07-10T14:43:11-04:00</text:p>
      <text:p text:style-name="P4">
Description: None</text:p>
      <text:p text:style-name="P4">
Videos: []</text:p>
      <text:p text:style-name="P4">
Audios: ["<text:a xlink:type="simple" xlink:href="https://www.rfa.org/mandarin/yataibaodao/junshiwaijiao/tj-0710202312470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4.612011in" draw:z-index="0">
<draw:image xlink:href="../Images/rfamandarin/2023-07-10T12-52-00-04-00/000000.png" xlink:type="simple" xlink:show="embed" xlink:actuate="onLoad" draw:mime-type="image/png"/>
</draw:frame>
 加密货币、中国和萨摩亚国旗 <text:a xlink:type="simple" xlink:href="https://www.rfa.org/mandarin/yataibaodao/junshiwaijiao/tj-07102023124704.html/@@images/image" text:style-name="Internet_20_link" text:visited-style-name="Visited_20_Internet_20_Link">
</text:a>
组合图片/美联社/路透社  <text:a xlink:type="simple" xlink:href="https://www.rfa.org/mandarin/yataibaodao/junshiwaijiao/tj-07102023124704.html/@@stream" text:style-name="Internet_20_link" text:visited-style-name="Visited_20_Internet_20_Link">
Audio-1-Link：https://www.rfa.org/mandarin/yataibaodao/junshiwaijiao/tj-07102023124704.html/@@stream</text:a>
</text:p>
      <text:p text:style-name="P4">
近日有消息传出，南太平洋岛国萨摩亚与中国商界正在共同打造经济特区，其中包括加密货币和股票交易中心。然而，萨摩亚政要与中国企业间的利益勾结却引发当地民众担忧。</text:p>
      <text:p text:style-name="P4">
<text:a xlink:type="simple" xlink:href="https://www.rfa.org/mandarin/Xinwen/2-05282022115737.html" text:style-name="Internet_20_link" text:visited-style-name="Visited_20_Internet_20_Link">
 </text:a>
</text:p>
      <text:p text:style-name="P4">
<text:a xlink:type="simple" xlink:href="https://www.rfa.org/mandarin/Xinwen/2-05282022115737.html" text:style-name="Internet_20_link" text:visited-style-name="Visited_20_Internet_20_Link">
 <text:span text:style-name="T4">
萨摩亚与中国签双边协议引发西方国家关切</text:span>
 </text:a>
</text:p>
      <text:p text:style-name="P4">
据专注东南亚新闻的BenarNews日前报道，在今年4月香港举办的一场庆祝活动中，中国官员与商人共同出席萨摩亚数位资产交易所、股票交易中心、以及大洋洲区块链经济特区的启动仪式，萨摩亚财政部长也在会上发表了讲话。</text:p>
      <text:p text:style-name="P4">
然而时隔一个月后，上述庆祝活动的照片经互联网传播，却引发萨摩亚民众的质疑。民众担忧，相关交易中心的背后有中国与萨摩亚政要的利益勾结，而由于当地金融体系并不发达，加密货币中心的创建可能会为萨摩亚带来金融和声誉风险。</text:p>
      <text:p text:style-name="P4">
为此，萨摩亚总理马塔阿法（Fiame NaomiMata'afa）发声明表示，该国政府并不为上述相关合资项目背书，同时这些项目也仍在规划阶段，当局会持续与国际金融组织研讨成为加密货币中心的可行性以及衍伸风险。</text:p>
      <text:p text:style-name="P4">
 萨摩亚总理马塔阿法（Fiame NaomiMata'afa）（路透社）  <text:a xlink:type="simple" xlink:href="https://www.rfa.org/mandarin/yataibaodao/junshiwaijiao/tj-07102023124704.html/2022-06-17t043231z_1095936706_rc2gtu9tspkc_rtrmadp_3_new-zealand-samoa-1.png" text:style-name="Internet_20_link" text:visited-style-name="Visited_20_Internet_20_Link">
 </text:a>
</text:p>
      <text:p text:style-name="P4">
<text:span text:style-name="T4">
萨摩亚官员亲属入股香港旅游业 政商勾结引发担忧</text:span>
</text:p>
      <text:p text:style-name="P4">
上述事件不是萨摩亚政府首次在中国相关议题上遭到公众质疑，此前不久，马塔阿法才取消了萨摩亚与中国开启直飞航线的计划。因为有消息传出，萨摩亚的渔业和农业部长与香港旅游公司存在利益关联，相关旅行社包揽了中国游客前往萨摩亚的旅游生意。</text:p>
      <text:p text:style-name="P4">
BenarNews指出，萨摩亚知名政治人物劳利（Laauli，音译）等人也与上述加密货币中心和旅游业务有利益关联；同时，负责萨摩亚旅游业务的中国商人还在加密货币中心担任要职。不过，劳利拒绝了BenarNews的置评请求。</text:p>
      <text:p text:style-name="P4">
萨摩亚是一个人口约20万的太平洋岛国，在目前背负中国债务的太平洋岛国中，萨摩亚的欠债金额排名第二，仅次于汤加。萨摩亚政府在2021年取消了一项中资港口建设计划，以避免更深陷入中国的债务陷阱。</text:p>
      <text:p text:style-name="P4">
记者：唐缘媛 责编：何平 网编：瑞哲</text:p>
      <text:p text:style-name="P4">
Source: <text:a xlink:type="simple" xlink:href="https://www.rfa.org/mandarin/yataibaodao/junshiwaijiao/tj-07102023124704.html" text:style-name="Internet_20_link" text:visited-style-name="Visited_20_Internet_20_Link">
https://www.rfa.org/mandarin/yataibaodao/junshiwaijiao/tj-07102023124704.html</text:a>
</text:p>
      <!--NEWS-->
      <text:h text:style-name="P10" text:outline-level="1">
<text:span text:style-name="T4">
广东幼儿园六死一伤　中国治安状况堪忧</text:span>
</text:h>
      <text:p text:style-name="P4">
Author: None</text:p>
      <text:p text:style-name="P4">
Publisher: Radio Free Asia (Organization)</text:p>
      <text:p text:style-name="P4">
Published Time: 2023-07-10T13:06:00-04:00</text:p>
      <text:p text:style-name="P4">
Modified Time: 2023-07-10T16:03:03-04:00</text:p>
      <text:p text:style-name="P4">
Description: None</text:p>
      <text:p text:style-name="P4">
Videos: []</text:p>
      <text:p text:style-name="P4">
Audios: ["<text:a xlink:type="simple" xlink:href="https://www.rfa.org/mandarin/yataibaodao/shehui/jw2-071020231217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5.315538in" draw:z-index="0">
<draw:image xlink:href="../Images/rfamandarin/2023-07-10T13-06-00-04-00/000000.png" xlink:type="simple" xlink:show="embed" xlink:actuate="onLoad" draw:mime-type="image/png"/>
</draw:frame>
2023年7月10日，广东省廉江市一幼儿园当天发生恶性伤害事件。截至目前，该事件已造成6人死亡、1人受伤。 <text:a xlink:type="simple" xlink:href="https://www.rfa.org/mandarin/yataibaodao/shehui/jw2-07102023121724.html/@@images/image" text:style-name="Internet_20_link" text:visited-style-name="Visited_20_Internet_20_Link">
</text:a>
Video obtained via REUTERS  <text:a xlink:type="simple" xlink:href="https://www.rfa.org/mandarin/yataibaodao/shehui/jw2-07102023121724.html/@@stream" text:style-name="Internet_20_link" text:visited-style-name="Visited_20_Internet_20_Link">
Audio-1-Link：https://www.rfa.org/mandarin/yataibaodao/shehui/jw2-07102023121724.html/@@stream</text:a>
</text:p>
      <text:p text:style-name="P4">
本周一，广东廉江一所幼儿园发生持刀伤人事件。警方证实，该事件目前已造成六人死亡，一人受伤。伴随近年恶性事件频发，中国的社会治安状况再次引发公众担忧。</text:p>
      <ul>
        <li>
<text:span text:style-name="T4">
<text:a xlink:type="simple" xlink:href="https://www.rfa.org/mandarin/Xinwen/4-08272022121918.html" text:style-name="Internet_20_link" text:visited-style-name="Visited_20_Internet_20_Link">
 烧烤店再出意外: 湖北女子遭砍伤 警方称“情感纠纷” </text:a>
 </text:span>
  * <text:a xlink:type="simple" xlink:href="https://www.rfa.org/mandarin/Xinwen/6-07092022162252.html" text:style-name="Internet_20_link" text:visited-style-name="Visited_20_Internet_20_Link">
 <text:span text:style-name="T4">
上海医院持刀砍人案 警方称四人受伤</text:span>
 </text:a>
</li>
      </ul>
      <text:p text:style-name="P4">
据多家中国官方媒体7月10日报道，广东省廉江市一幼儿园当天发生恶性伤害事件。截至目前，该事件已造成六人死亡、一人受伤。相关网传视频显示，一名男子持刀进入幼儿园操场。而在幼儿园门外，至少有四人倒在血泊中。现场目击者高喊：“太惨了，赶紧报警。”</text:p>
      <text:p text:style-name="Quotations">

<text:p text:style-name="P4">
中国广东省 <text:a xlink:type="simple" xlink:href="https://twitter.com/hashtag/%E5%BB%89%E6%B1%9F" text:style-name="Internet_20_link" text:visited-style-name="Visited_20_Internet_20_Link">
 #廉江&gt;
 </text:a>
&gt;
 市横山镇一所 <text:a xlink:type="simple" xlink:href="https://twitter.com/hashtag/%E5%B9%BC%E5%84%BF%E5%9B%AD" text:style-name="Internet_20_link" text:visited-style-name="Visited_20_Internet_20_Link">
 #幼儿园&gt;
 </text:a>
&gt;
 7月10日发生持刀袭击事件，据报道造成六人死亡，其中包括三名儿童。 <text:a xlink:type="simple" xlink:href="https://t.co/mKmrvYj6UL" text:style-name="Internet_20_link" text:visited-style-name="Visited_20_Internet_20_Link">
 pic.twitter.com/mKmrvYj6UL&gt;
 </text:a>
&gt;
&gt;
 — 自由亚洲电台 (@RFA_Chinese) <text:a xlink:type="simple" xlink:href="https://twitter.com/RFA_Chinese/status/1678459592471363584" text:style-name="Internet_20_link" text:visited-style-name="Visited_20_Internet_20_Link">
 July 10, 2023&gt;
 </text:a>
</text:p>

</text:p>
      <text:p text:style-name="P4">
《新京报》披露，死伤者中有幼儿园师生，但具体身份仍在核实。廉江市公安局随后证实，25岁的犯罪嫌疑人吴某杰已被抓获归案。当地多部门展开联合调查，目前案情仍在侦办当中。</text:p>
      <text:p text:style-name="P4">
综合中国多家媒体消息，死者之一疑似开车撞了犯罪嫌疑人的小孩，但一直没有赔偿，纠纷导致嫌疑人报复行凶。但廉江当地政府部门尚未对有关消息予以证实。</text:p>
      <text:p text:style-name="P4">
路透社周一的报道指出，尽管中国社会治安有严格的枪支管理和安全检查措施，但近年来仅针对校园师生的恶性暴力事件就足以引起公众的普遍担忧。</text:p>
      <text:p text:style-name="P4">
上述最新广东廉江幼儿园案件，当天在中国互联网上引发舆论热议，大量网友呼吁重判嫌犯。有中国网友说，“去对手无缚鸡之力的孩子动手，让人愤怒至极。这一下毁了多少家庭！希望法院依法审判，支持死刑！”；还有网友对社会的安全状况提出质疑：“为什么类似案件还在不断发生？”</text:p>
      <text:p text:style-name="P4">
路透社统计的中国近年校园恶性暴力事件包括：2022年8月，江西一家幼儿园发生持刀袭击事件，造成3人死亡、6人受伤；2021年4月，广西一家幼儿园发生2死16伤的持刀伤人惨案；2018年，上海一家小学校门口发生持刀伤人事件，造成2名儿童死亡，1名儿童及家长受伤；2017年，江苏一家幼儿园校门口发生爆炸，导致8人死亡，65人受伤。</text:p>
      <text:p text:style-name="P4">
记者：经纬 责编：何平 网编：瑞哲</text:p>
      <text:p text:style-name="P4">
Source: <text:a xlink:type="simple" xlink:href="https://www.rfa.org/mandarin/yataibaodao/shehui/jw2-07102023121724.html" text:style-name="Internet_20_link" text:visited-style-name="Visited_20_Internet_20_Link">
https://www.rfa.org/mandarin/yataibaodao/shehui/jw2-07102023121724.html</text:a>
</text:p>
      <!--NEWS-->
      <text:h text:style-name="P10" text:outline-level="1">
<text:span text:style-name="T4">
获教宗擢升为枢机  周守仁愿“香港给年轻人更多希望”</text:span>
</text:h>
      <text:p text:style-name="P4">
Author: None (Language: zh)</text:p>
      <text:p text:style-name="P4">
Publisher: None</text:p>
      <text:p text:style-name="P4">
Time: 2023-07-10T13:15:00Z</text:p>
      <text:p text:style-name="P4">
Description: 教宗方济各宣布擢升21名新枢机主教，其中包括 64岁的香港主教周守仁。周守仁曾建议当局，对2019年香港抗议运动部分被捕者宽大处理。他在周一再次表示，希望这座城市能有更多的和解。</text:p>
      <text:p text:style-name="P4">
Videos: []</text:p>
      <text:p text:style-name="P4">
Images: []</text:p>
      <text:p text:style-name="P4">
Subject: 时政风云</text:p>
      <text:p text:style-name="P4">
Subjects: ['谷歌', '香港', '梵蒂冈', '雨伞革命', '香港政改', '专题报道：香港“反送中”抗议', '教宗']</text:p>
      <text:p text:style-name="P4">
Keywords: ['周守仁', '教宗', '香港', '枢机主教', '红衣主教', '反送中运动', '抗议运动', '梵蒂冈']</text:p>
      <text:p text:style-name="P4">
ID: 66179857</text:p>
      <!--METADATA-->
      <text:p text:style-name="P4">
<text:a xlink:type="simple" xlink:href="https://www.dw.com/zh/overlay/image/article/66179857/60020601" text:style-name="Internet_20_link" text:visited-style-name="Visited_20_Internet_20_Link">
 </text:a>
</text:p>
      <text:p text:style-name="P4">
教宗方济各7月9日宣布选出了21名新枢机主教，其中包括 64 岁的香港主教周守仁</text:p>
      <text:p text:style-name="P4">
（德国之声中文网）梵蒂冈任命的香港新枢机主教（也称“红衣主教）周守仁7月10日表示，他希望这座城市能给年轻人更多希望。“对于香港来说，（我希望）这座城市能够有更多的和解。”周守仁告诉记者， “这就是我希望（我们）能够实现的目标。”美联社报道指出，香港此前经历了经济下行，当局镇压了民主运动。</text:p>
      <text:p text:style-name="P4">
周日，罗马天主教教宗方济各宣布他选出了21名新枢机主教，其中包括 64 岁的香港主教周守仁。</text:p>
      <text:p text:style-name="P4">
周守仁说，得知自己被选中，初时难以置信，觉得这是上帝通过教宗赋予他的新使命。正式任命他擢升主教的仪式将于9月举行。</text:p>
      <text:p text:style-name="P4">
北京和梵蒂冈于1951年在中共掌权并驱逐外国牧师后断绝外交关系。数十年来，梵蒂冈和中国的关系时而紧张，时而缓和，原因包括中共坚持其有权任命主教，并将效忠于梵蒂冈的神父关进监狱。</text:p>
      <text:p text:style-name="P4">
周守仁将成为香港第四位枢机主教，在梵蒂冈极为关注的这个地缘政治地区引导信徒。此前的三位枢机主教分别为胡振中、陈日君和汤汉。</text:p>
      <text:h text:style-name="P12" text:outline-level="3">
<text:span text:style-name="T4">
陈日君：希望教宗重新考虑对华政策</text:span>
</text:h>
      <text:p text:style-name="P4">
在香港，周守仁被广泛视为温和派或政治中立人士。今年4月，周守仁访问了北京， <text:a xlink:type="simple" xlink:href="https://www.dw.com/zh/zh/时隔近40年香港教区主教再次访问北京/a-64933021" text:style-name="Internet_20_link" text:visited-style-name="Visited_20_Internet_20_Link">
 这是香港主教数十年来首次访问这个中国首都。</text:a>
</text:p>
      <text:p text:style-name="P4">
在访问结束时， <text:a xlink:type="simple" xlink:href="https://www.dw.com/zh/zh/周守仁邀北京教区主教访港-欲促进教区交流/a-65400116" text:style-name="Internet_20_link" text:visited-style-name="Visited_20_Internet_20_Link">
 他说他邀请了中国国家任命的北京大主教访问香港 </text:a>
 。专家称这一象征性姿态可能会加强中国和梵蒂冈之间脆弱的关系。</text:p>
      <text:p text:style-name="P4">
在北京之行前，周守仁曾经建议，对在2019年香港抗议运动中犯下相对较轻罪行但尚未受到起诉的被捕抗议者应予以宽大处理。 <text:a xlink:type="simple" xlink:href="https://www.dw.com/zh/zh/香港新主教上任-称愿协助社会修补撕裂/a-60020511" text:style-name="Internet_20_link" text:visited-style-name="Visited_20_Internet_20_Link">
他在文章中写道，这有助于给那些感到受伤的人带来希望和正能量 </text:a>
 ，让他们无限期地等待无助于香港社会的复苏。</text:p>
      <text:p text:style-name="P4">
周一，当被问及是否仍希望对被捕者宽大处理时，周守仁表示希望“能有更多和解，给年轻人更多希望”。他说，“特别是那些犯了错的人，这样他们才会有未来。这一点非常重要。”</text:p>
      <text:p text:style-name="P4">
2019年的抗议活动由一项不受欢迎的引渡法案引发，导致数十万人走上香港街头。迄今，警方已经逮捕了1万多名与抗议活动有关的人士，其中许多人还不知道他们是否会被起诉。</text:p>
      <text:p text:style-name="P4">
（美联社）</text:p>
      <text:p text:style-name="P4">
Source: <text:a xlink:type="simple" xlink:href="https://www.dw.com/zh/获教宗擢升为枢机-周守仁愿-香港给年轻人更多希望/a-66179857" text:style-name="Internet_20_link" text:visited-style-name="Visited_20_Internet_20_Link">
https://www.dw.com/zh/获教宗擢升为枢机-周守仁愿-香港给年轻人更多希望/a-66179857?maca=chi-rss-chi-all-1127-rdf</text:a>
</text:p>
      <!--NEWS-->
      <text:h text:style-name="P10" text:outline-level="1">
<text:span text:style-name="T4">
与中国建交数月　洪都拉斯要价两百亿美元建铁路</text:span>
</text:h>
      <text:p text:style-name="P4">
Author: None</text:p>
      <text:p text:style-name="P4">
Publisher: Radio Free Asia (Organization)</text:p>
      <text:p text:style-name="P4">
Published Time: 2023-07-10T13:18:00-04:00</text:p>
      <text:p text:style-name="P4">
Modified Time: 2023-07-10T13:54:00-04:00</text:p>
      <text:p text:style-name="P4">
Description: None</text:p>
      <text:p text:style-name="P4">
Videos: []</text:p>
      <text:p text:style-name="P4">
Audios: ["<text:a xlink:type="simple" xlink:href="https://www.rfa.org/mandarin/yataibaodao/junshiwaijiao/hx2-071020230804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4.612011in" draw:z-index="0">
<draw:image xlink:href="../Images/rfamandarin/2023-07-10T13-18-00-04-00/000000.png" xlink:type="simple" xlink:show="embed" xlink:actuate="onLoad" draw:mime-type="image/png"/>
</draw:frame>
2023年7月7日，商务部国际贸易谈判代表兼副部长王受文与洪都拉斯经济发展部长塞拉托（Fredy Cerrato）在洪都拉斯科展开中洪第一轮自贸谈判。 <text:a xlink:type="simple" xlink:href="https://www.rfa.org/mandarin/yataibaodao/junshiwaijiao/hx2-07102023080402.html/@@images/image" text:style-name="Internet_20_link" text:visited-style-name="Visited_20_Internet_20_Link">
</text:a>
路透社图片  <text:a xlink:type="simple" xlink:href="https://www.rfa.org/mandarin/yataibaodao/junshiwaijiao/hx2-07102023080402.html/@@stream" text:style-name="Internet_20_link" text:visited-style-name="Visited_20_Internet_20_Link">
Audio-1-Link：https://www.rfa.org/mandarin/yataibaodao/junshiwaijiao/hx2-07102023080402.html/@@stream</text:a>
</text:p>
      <text:p text:style-name="P4">
中美洲国家洪都拉斯与中国建交后，近日以修建铁路项目为名向中方要价两百亿美元投资。有学者认为，当前中国经济状况不佳，洪都拉斯还款无力，中方恐难以满足狮子大开口的要求。</text:p>
      <ul>
        <li>
<text:span text:style-name="T4">
<text:a xlink:type="simple" xlink:href="https://www.rfa.org/mandarin/Xinwen/5-06122023131650.html" text:style-name="Internet_20_link" text:visited-style-name="Visited_20_Internet_20_Link">
 习近平会晤洪都拉斯总统 愿尽快就自贸协定展开谈判 </text:a>
 </text:span>
  * <text:span text:style-name="T4">
<text:a xlink:type="simple" xlink:href="https://www.rfa.org/mandarin/yataibaodao/gangtai/hx-03232023085140.html" text:style-name="Internet_20_link" text:visited-style-name="Visited_20_Internet_20_Link">
 传洪都拉斯向中国和台湾索要美元 台拒"勒索外交" </text:a>
 </text:span>
  * <text:span text:style-name="T4">
<text:a xlink:type="simple" xlink:href="https://www.rfa.org/mandarin/Xinwen/3-07072023105726.html" text:style-name="Internet_20_link" text:visited-style-name="Visited_20_Internet_20_Link">
 所罗门群岛总理下周将访中 </text:a>
 </text:span>
</li>
      </ul>
      <text:p text:style-name="P4">
路透社7月8日报道，洪都拉斯经济发展部长赛拉托（FredyCerrato）表示，洪都拉斯正在寻求投资者于十五年内资助建成一条连接洪国境内大西洋和太平洋海岸的铁路线，估计资金需要200亿美元。赛拉托提及，中洪两国7日进行新一轮自贸协定谈判，洪方向中方官员提出建设此铁路及水坝、发电设施等有兴趣获取融资的基础设施项目。</text:p>
      <text:p text:style-name="P4">
台湾的国防安全研究院副研究员侍建宇接受本台采访研判：“这种狮子大开口的状况是完全不可能的，也超过现在中国的能力。中国现在经济表现并不好，为何要拿出这么多钱给洪都拉斯？如果洪都拉斯可以，那周边国家为何不能？”</text:p>
      <text:p text:style-name="P4">
侍建宇分析，北京就算要投资，也可能分期十年以上。重点是洪都拉斯已积欠非常多的外债，还款能力很差，以世界银行、国际金融机构的标准，基本上没有资格向外借钱。北京如果借钱给洪国，等于把钱丢到海里，甚至利息都收不回，对中国财政是一大危机。</text:p>
      <text:p text:style-name="P4">
侍建宇提到，“一带一路”发展十年，中国已有很多外债收不回。习近平第三任开始后，要求相关部门重新研拟“一带一路”倡议发展时，中国投资要怎么增进效率。就算不赚钱，也不可能完全收不回。</text:p>
      <text:p text:style-name="P4">
<text:span text:style-name="T4">
200亿美元建铁路 北京会埋单吗？</text:span>
</text:p>
      <text:p text:style-name="P4">
洪都拉斯3月26日与中华民国断交，转向建交中华人民共和国。北京原本承诺向洪国购买白虾，但迟未兑现。直到6月，洪国总统卡斯特罗（XiomaraCastro）访中推销，会晤习近平后，白虾才获准销往中国。</text:p>
      <text:p text:style-name="P4">
2023年6月12日，洪都拉斯总统卡蕬楚（Xiomara Castro）访华。（路透社）  <text:a xlink:type="simple" xlink:href="https://www.rfa.org/mandarin/yataibaodao/junshiwaijiao/hx2-07102023080402.html/1.jpg" text:style-name="Internet_20_link" text:visited-style-name="Visited_20_Internet_20_Link">
</text:a>
</text:p>
      <text:p text:style-name="P4">
台湾的国际法学会副秘书长林廷辉接受本台采访指出，上述交易是国际媒体关注北京才放行，以免挨批目的到手承诺就跳票。</text:p>
      <text:p text:style-name="P4">
侍建宇则认为，北京对洪国考虑的是战略性基础投资。今年初，洪都拉斯跟台湾断交前，传出跟台湾开口20多亿美金，甚至讨论把洪国的外债转到台湾，台湾不同意，该国才转投中国怀抱。因此，中国顶多可能同意暂时借款20、30亿美元给洪国。</text:p>
      <text:p text:style-name="P4">
侍建宇说：“尽管分多年投入上百亿美元，在洪国会有很大困境，等于中国在买这国家，洪都拉斯这国家可能一定程度完全被中国控制。不知洪国政府怎么思考这问题，中国是不是想完整控制洪都拉斯？或到时会遇到麻烦，因为洪都拉斯有美军军事基地设在那。”</text:p>
      <text:p text:style-name="P4">
林廷辉分析，北京在肯尼亚援建铁路成了非洲示范铁路，预料也会资助洪国盖铁路，并让洪国政府参股，或采取半买半送，但不可能把全部铁路的主导权、经营权都送给洪都拉斯，洪国财政已负债累累。</text:p>
      <text:p text:style-name="P4">
林廷辉认为，中国若援建洪国铁路一定会复制过去在其他国家的援建模式：“就是用中国的公司、中国的劳工，经营权可能由中国政府掌控。比如，洪国若还不出债款，中国可将它转为债权。天下没有白吃的午餐，中国拿到了它的目的就是多一个国家建交，挖空了台湾的邦交国。它可以进入到洪都拉斯，对美国的后院进行强大的压力，何乐而不为？”</text:p>
      <text:p text:style-name="P4">
<text:span text:style-name="T4">
所罗门转向与北京建交 近四年后才设大使馆</text:span>
</text:p>
      <text:p text:style-name="P4">
北京挖掉台湾另个友邦所罗门群岛后，其总理索加瓦雷日前访问中国。所方指出，此行主要任务是为所罗门驻中国大使馆揭幕。</text:p>
      <text:p text:style-name="P4">
2023年7月10日，中国总理李强在北京人大会堂举行欢迎仪式欢迎所罗门群岛总理索加瓦雷的到访。（路透社）  <text:a xlink:type="simple" xlink:href="https://www.rfa.org/mandarin/yataibaodao/junshiwaijiao/hx2-07102023080402.html/2023-07-10t050835z_643594138_rc2102abej4p_rtrmadp_3_china-solomonislands.png" text:style-name="Internet_20_link" text:visited-style-name="Visited_20_Internet_20_Link">
</text:a>
</text:p>
      <text:p text:style-name="P4">
林廷辉质疑，所罗门2019年转向与北京建交，迟了4年才在中国设立使馆，双方一定很多问题谈不拢：“弄个大使馆很难吗？可能借此跟北京叫价、观望，过程当中又发生安全协议的问题，搞得太平洋岛国群情激愤，反对与北京签安全协议。美国也在所罗门开设新的大使馆，就近监控中所之间的互动、解放军有无在当地活动？索加瓦雷可能也考虑，如果拿不到中国当初承诺给的，或他所预期的，说不定回到西方阵营。太平洋岛国的外交问题其实没那么简单。”</text:p>
      <text:p text:style-name="P4">
侍建宇研判，索加瓦雷还要去广东，应该是谈渔业合作。中国的远洋渔业有为人诟病的虐待渔工问题，以及霸占全球超过一半的远洋渔业，不知所罗门元首怎么看这问题。所国海域有中国远洋渔船的基地，谈合作对双方经济一定有帮助。</text:p>
      <text:p text:style-name="P4">
记者：夏小华 责编：许书婷 何平 网编：瑞哲</text:p>
      <text:p text:style-name="P4">
Source: <text:a xlink:type="simple" xlink:href="https://www.rfa.org/mandarin/yataibaodao/junshiwaijiao/hx2-07102023080402.html" text:style-name="Internet_20_link" text:visited-style-name="Visited_20_Internet_20_Link">
https://www.rfa.org/mandarin/yataibaodao/junshiwaijiao/hx2-07102023080402.html</text:a>
</text:p>
      <!--NEWS-->
      <text:h text:style-name="P10" text:outline-level="1">
<text:span text:style-name="T4">
克宫：瓦格纳兵变落幕数天后 蒲亭与佣兵首脑会谈</text:span>
</text:h>
      <text:p text:style-name="P4">
Publisher: 法新社</text:p>
      <text:p text:style-name="P4">
Published Time: 2023-07-10T13:32:08+00:00</text:p>
      <text:p text:style-name="P4">
Modified Time: 2023-07-10T13:05:01+00:00</text:p>
      <text:p text:style-name="P4">
Description: （法新社莫斯科10日电） 克里姆林宫今天表示，俄罗斯总统蒲亭6月29日在克宫接见佣兵组织「瓦格纳集团」（Wagner Group）首脑普里格津，时间点在瓦格纳集团的短命兵变宣告失败数天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3.617581in" draw:z-index="0">
<draw:image xlink:href="../Images/rficn/2023-07-10T13-32-08-00-00/000000.png" xlink:type="simple" xlink:show="embed" xlink:actuate="onLoad" draw:mime-type="image/png"/>
</draw:frame>
</text:p>
      <text:p text:style-name="P4">
克宫发言人培斯科夫（Dmitry Peskov）表示，蒲亭（VladimirPutin）「评估了6月24日的（兵变）事件」，也「听取（瓦格纳）指挥官们提供的说法」。</text:p>
      <text:p text:style-name="P4">
这场针对俄国军事高层的兵变最后是以一份协议告终，兵变落幕至今已过了两个多星期，但关于瓦格纳集团和这份协议的命运，仍存在重大不确定性。</text:p>
      <text:p text:style-name="P4">
根据协议，普里格津（Yevgeny Prigozhin）及部分佣兵预计流亡至俄国的盟邦白俄罗斯，想继续帮俄国打仗的佣兵则会跟正规军签约。</text:p>
      <text:p text:style-name="P4">
蒲亭与瓦格纳指挥官们一共会谈3个半小时，期间蒲亭「提供他们（包括战斗角色在内的）替代雇佣选项」。</text:p>
      <text:p text:style-name="P4">
培斯科夫说，瓦格纳指挥官们「强调他们坚定支持…国家元首」，「他们也说准备继续为祖国作战」。</text:p>
      <text:p text:style-name="P4">
白俄罗斯总统鲁卡申柯（Alexander Lukashenko）居中斡旋瓦格纳停止兵变；他6日表示，普里格津及其手下都不在白俄。</text:p>
      <text:p text:style-name="P4">
Source: <text:a xlink:type="simple" xlink:href="https://www.rfi.fr/cn/%E5%9B%BD%E9%99%85%E6%8A%A5%E9%81%93/20230710-%E5%85%8B%E5%AE%AB-%E7%93%A6%E6%A0%BC%E7%BA%B3%E5%85%B5%E5%8F%98%E8%90%BD%E5%B9%95%E6%95%B0%E5%A4%A9%E5%90%8E-%E8%92%B2%E4%BA%AD%E4%B8%8E%E4%BD%A3%E5%85%B5%E9%A6%96%E8%84%91%E4%BC%9A%E8%B0%88" text:style-name="Internet_20_link" text:visited-style-name="Visited_20_Internet_20_Link">
https://www.rfi.fr/cn/%E5%9B%BD%E9%99%85%E6%8A%A5%E9%81%93/20230710-%E5%85%8B%E5%AE%AB-%E7%93%A6%E6%A0%BC%E7%BA%B3%E5%85%B5%E5%8F%98%E8%90%BD%E5%B9%95%E6%95%B0%E5%A4%A9%E5%90%8E-%E8%92%B2%E4%BA%AD%E4%B8%8E%E4%BD%A3%E5%85%B5%E9%A6%96%E8%84%91%E4%BC%9A%E8%B0%88</text:a>
</text:p>
      <!--NEWS-->
      <text:h text:style-name="P10" text:outline-level="1">
<text:span text:style-name="T4">
评论 | 胡平：为什么要他们用笔记？</text:span>
</text:h>
      <text:p text:style-name="P4">
Author: None</text:p>
      <text:p text:style-name="P4">
Publisher: Radio Free Asia (Organization)</text:p>
      <text:p text:style-name="P4">
Published Time: 2023-07-10T13:33:00-04:00</text:p>
      <text:p text:style-name="P4">
Modified Time: 2023-07-10T14:59:47-04:00</text:p>
      <text:p text:style-name="P4">
Description: None</text:p>
      <text:p text:style-name="P4">
Videos: []</text:p>
      <text:p text:style-name="P4">
Audios: ["<text:a xlink:type="simple" xlink:href="https://www.rfa.org/mandarin/pinglun/huping/hp-071020231333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3.908484in" draw:z-index="0">
<draw:image xlink:href="../Images/rfamandarin/2023-07-10T13-33-00-04-00/000000.png" xlink:type="simple" xlink:show="embed" xlink:actuate="onLoad" draw:mime-type="image/png"/>
</draw:frame>
 中共中央政治局召开民主生活会中共中央总书记习近平主持会议并发表重要讲话 <text:a xlink:type="simple" xlink:href="https://www.rfa.org/mandarin/pinglun/huping/hp-07102023133301.html/@@images/image" text:style-name="Internet_20_link" text:visited-style-name="Visited_20_Internet_20_Link">
 </text:a>
视频截图/CCTV  <text:a xlink:type="simple" xlink:href="https://www.rfa.org/mandarin/pinglun/huping/hp-07102023133301.html/@@stream" text:style-name="Internet_20_link" text:visited-style-name="Visited_20_Internet_20_Link">
Audio-1-Link：https://www.rfa.org/mandarin/pinglun/huping/hp-07102023133301.html/@@stream</text:a>
</text:p>
      <text:p text:style-name="P4">
日前从推特上看到CCTV新闻联播的一个片断：习近平端坐中央，发表讲话；左右两侧分别坐着政治局常委和政治局委员，每个人都在毕恭毕敬地用笔在一个小本子上记。</text:p>
      <text:p text:style-name="P4">
这种画面我已经看过很多次了。不过这也只是习近平上台这几年才有的画面。邓小平、江泽民、胡锦涛时代没有这种画面。习近平上台之初也还没有这种画面。但这决不是习近平的首创。习近平是跟北韩金正恩学的。我们从北韩发的的新闻中就常常看到这样的画面，或者在室内，或者在室外，金正恩或者坐着，或者站着，只要一讲话，跟随左右的文武官员都赶快掏出笔记本，拿起笔来记。</text:p>
      <text:p text:style-name="P4">
看到这样的画面，感到十分荒谬可笑。都什么时候了，还要拿笔来记？在电子录音这么普及这么方便的今天，为什么还要求大家回到手工时代用笔记呢？在现场用笔记，很容易出差错，很容易有遗漏，为什么不录音呢？在场的都是大领导，手下没有秘书吗？当场录音，下来叫秘书整理成文不行吗？特别是党中央，党中央一不缺钱二不缺人，党中央完全可以在现场录音，然后把讲话整理出来和印出来发给大家。干嘛不呢？在毛时代，在邓江胡时代，当局就是这么做的，为什么到了习近平时代还要人用笔记呢？这里必定是有原因有讲究的。</text:p>
      <text:p text:style-name="P4">
习近平讲话，左右官员低头用笔记。这幅画面很抢眼。习近平要的就是这种画面。这幅画面显示的是，习近平天纵英武，金口玉言，句句是真理。文武大臣无不心悦诚服，无限信仰，无限崇拜。既然连政治局常委这么大的官都对习近平毕恭毕敬，佩服得五体投地，别人还敢不服么？美国总统拜登说了一句习近平是“独裁者”，中共立刻激烈反驳。其实就看看这幅习近平讲话、政治局常委和委员们低头用笔记的画面，就是对“独裁者”这三个字最好的图解。</text:p>
      <text:p text:style-name="P4">
除了表示对领袖的崇拜与顺从外，这种画面还有别的政治意涵。</text:p>
      <text:p text:style-name="P4">
1、没叫你传达，因此你不能告诉别人。2、领袖发了指示，必须领会领袖意图，遵循领袖的指示办事。3、事情办好了，自然归功于领袖，是领袖英明。4、事情没办好，照领袖指示办事把事情办砸了，你可不能归咎于领袖，因为领袖的那些指示没留下白纸黑字也没有录音，你的笔记只是你自己写的，不能算数，事情办砸了只能怪自己，领袖不负责任。一切功劳归于领袖，一切过错归于别人。领袖只揽功不担责。</text:p>
      <text:p text:style-name="P4">
不错，我们知道，领袖发表讲话，中央常常要在事后印发有关讲话的的文件或纪要，但是这类印发的文件或纪要常常会对一些关键的话进行打磨，使它们变得模糊些圆滑些，从而使得领袖更容易推脱责任。在现场，领袖的讲话很可能是比较直白的。不直白，下面的人听不懂，不解其意；但是太直白了事后很难推脱责任，所以中央要做这么一种安排，一方面要大家当场用笔记，尽可能原汁原味地领会领导意图，另一方面又把领导的讲话整理成文字，以文件或纪要的方式印发下去，因为印发的文件或纪经过了精心的打磨，这就使得领袖更容易推脱责任，而你的现场笔记只是你自己记的，不能算凭据。由于没有文字记录和录音录像，外人和后人看不到这背后的猫腻。</text:p>
      <text:p text:style-name="P4">
通过这一幅画面，我们可以了解到专制独裁的运作特点。</text:p>
      <text:p text:style-name="P4">
（文章只代表特约评论员个人的立场和观点）</text:p>
      <text:p text:style-name="P4">
Source: <text:a xlink:type="simple" xlink:href="https://www.rfa.org/mandarin/pinglun/huping/hp-07102023133301.html" text:style-name="Internet_20_link" text:visited-style-name="Visited_20_Internet_20_Link">
https://www.rfa.org/mandarin/pinglun/huping/hp-07102023133301.html</text:a>
</text:p>
      <!--NEWS-->
      <text:h text:style-name="P10" text:outline-level="1">
<text:span text:style-name="T4">
克里姆林宫：普京在兵变后曾与普里戈津会谈</text:span>
</text:h>
      <text:p text:style-name="P4">
Author: None (Language: zh)</text:p>
      <text:p text:style-name="P4">
Publisher: None</text:p>
      <text:p text:style-name="P4">
Time: 2023-07-10T13:35:00Z</text:p>
      <text:p text:style-name="P4">
Description: 克里姆林宫发言人佩斯科夫称，普京邀请了35人参加6月29日的会谈，其中包括普里戈津以及瓦格纳部队指挥官。白俄罗斯总统卢卡申科上周表示，普里戈津已返回俄罗斯，其将士也没有转移到白俄罗斯。</text:p>
      <text:p text:style-name="P4">
Videos: []</text:p>
      <text:p text:style-name="P4">
Images: []</text:p>
      <text:p text:style-name="P4">
Subject: 时政风云</text:p>
      <text:p text:style-name="P4">
Subjects: ['白俄罗斯', '俄罗斯', '乌克兰', '拜罗伊特音乐节', '普京', '俄罗斯入侵乌克兰']</text:p>
      <text:p text:style-name="P4">
Keywords: ['普京', '普里戈津', '克里姆林宫', '会谈', '瓦格纳', '兵变', '乌克兰', '战争', '俄罗斯', '白俄罗斯', '卢卡申科']</text:p>
      <text:p text:style-name="P4">
ID: 66180339</text:p>
      <!--METADATA-->
      <text:p text:style-name="P4">
<text:a xlink:type="simple" xlink:href="https://www.dw.com/zh/overlay/image/article/66180339/66178558" text:style-name="Internet_20_link" text:visited-style-name="Visited_20_Internet_20_Link">
 </text:a>
</text:p>
      <text:p text:style-name="P4">
普里戈津（左）曾被称为“普京的厨师”</text:p>
      <text:p text:style-name="P4">
（德国之声中文网）莫斯科方面周一（7月10日）表示，普京与 <text:a xlink:type="simple" xlink:href="https://www.dw.com/zh/zh/普里戈津何许人也他有多大影响力/a-66020810" text:style-name="Internet_20_link" text:visited-style-name="Visited_20_Internet_20_Link">
 瓦格纳雇佣军集团首领普里戈津</text:a>
及其指挥官在克里姆林宫举行了会谈，讨论瓦格纳兵变及善后事宜。</text:p>
      <text:p text:style-name="P4">
据克里姆林宫发言人佩斯科夫（Dmitry Peskov）称，这次会议于6月29日、即兵变流产五天后举行。 <text:a xlink:type="simple" xlink:href="https://www.dw.com/zh/zh/美中情局长俄乌战争腐蚀普京政权/a-66093196" text:style-name="Internet_20_link" text:visited-style-name="Visited_20_Internet_20_Link">
外界普遍认为，这次兵变对普京构成了自1999年年末掌权以来最严峻的挑战。</text:a>
</text:p>
      <text:p text:style-name="P4">
法国《解放报》首先报道了此次会谈，称普里戈津曾与普京、国民警卫队负责人佐洛托夫（Viktor Zolotov）以及外国情报部门负责人纳雷什金（SergeiNaryshkin）面晤。</text:p>
      <text:p text:style-name="P4">
佩斯科夫告诉记者，普京邀请了35人参加这次会谈，其中包括普里戈津和瓦格纳部队指挥官，会议持续了三个小时。</text:p>
      <text:p text:style-name="P4">
“我们唯一能说的是，总统对该集团（瓦格纳）在（乌克兰）特别军事行动期间的前线行动进行了评估，也对6月24日（兵变当天）的事件做出了评估”，佩斯科夫告诉记者。他说，普京听取了指挥官们对所发生事件的解释，并为他们提供了更多的就业和参战选择。</text:p>
      <text:p text:style-name="P4">
“指挥官们陈述了他们对6月24日所发生事件的看法。他们强调，他们是国家元首和最高统帅的坚定支持者和战士。他们还表示，他们准备继续为祖国而战”，佩斯科夫说。</text:p>
      <ul>
        <li>
</li>
      </ul>
      <h5>
瓦格纳佣军24小时的短命暴动</h5>
      <text:h text:style-name="P12" text:outline-level="3">
<text:span text:style-name="T4">
普里戈津：这不是政变</text:span>
</text:h>
      <text:p text:style-name="P4">
6月23日，普里戈津突然在社交媒体上发布消息称：俄罗斯国防部对瓦格纳佣兵团的后方营地发动了导弹袭击，瓦格纳兵团准备对此做出回应。不过，普里戈津只把矛头对准了国防部长绍伊古以及俄军总参谋长格拉西莫夫，暂时并没有针对普京本人。他说，"这不是军事政变，而是正义的进军。"</text:p>
      <ul>
        <li>
</li>
      </ul>
      <h5>
瓦格纳佣军24小时的短命暴动</h5>
      <text:h text:style-name="P12" text:outline-level="3">
<text:span text:style-name="T4">
接管顿河上的罗斯托夫</text:span>
</text:h>
      <text:p text:style-name="P4">
6月24日，在俄罗斯南部城市顿河上的罗斯托夫，瓦格纳雇佣军宣布接管该地区的主要军事总部。普里戈津在那里发表视频称，他的人马正直奔莫斯科开始了“正义进军”，他还说“俄罗斯马上就会有一位新总统”。接着，俄罗斯检察院就“武装暴动”立案调查，该国安全局开始侦察普里戈津的下落。</text:p>
      <ul>
        <li>
</li>
      </ul>
      <h5>
瓦格纳佣军24小时的短命暴动</h5>
      <text:h text:style-name="P12" text:outline-level="3">
<text:span text:style-name="T4">
车臣武装也要介入</text:span>
</text:h>
      <text:p text:style-name="P4">
似乎箭在弦上。车臣地区领导人小卡德罗夫(RamzanKadyrov)6月24日表示，他的武装力量已经向"局势紧张的地区"开进，准备协助克里姆林宫平定瓦格纳佣兵团的反叛。他在社交媒体上写道："我们将尽全力维护俄罗斯的统一、捍卫国格。"</text:p>
      <ul>
        <li>
</li>
      </ul>
      <h5>
瓦格纳佣军24小时的短命暴动</h5>
      <text:h text:style-name="P12" text:outline-level="3">
<text:span text:style-name="T4">
普京：从背后捅来的匕首</text:span>
</text:h>
      <text:p text:style-name="P4">
面对“叛军北上”，俄罗斯总统普京发表电视讲话，"1917年，俄罗斯曾遭受了这样的打击，当时正值第一次世界大战。但胜利却被夺走了。各种政治冒险家和外国势力令俄罗斯人自相残杀，他们为了谋取私利撕裂了国家。我们不会让这种事再次发生。"他称武装反抗是“背叛国家”，是从背后“捅过来的匕首”，“每个参与叛国的人都将受到惩罚”。但普京还说，瓦格纳士兵堪称“英雄”，是他们解放了乌克兰南部顿巴斯地区。</text:p>
      <ul>
        <li>
</li>
      </ul>
      <h5>
瓦格纳佣军24小时的短命暴动</h5>
      <text:h text:style-name="P12" text:outline-level="3">
<text:span text:style-name="T4">
莫斯科市进入“非常时期”</text:span>
</text:h>
      <text:p text:style-name="P4">
6月24日，当普里戈津的部队据称离首都还有200公里时，莫斯科实行了反恐行动模式的戒严。当局要求居民限制出行。莫斯科市政部门还下令，为了安全起见，取消周一的工作日，全市继续维持戒严状态。</text:p>
      <ul>
        <li>
</li>
      </ul>
      <h5>
瓦格纳佣军24小时的短命暴动</h5>
      <text:h text:style-name="P12" text:outline-level="3">
<text:span text:style-name="T4">
军车队突然掉头：不想“让俄罗斯流血”</text:span>
</text:h>
      <text:p text:style-name="P4">
然而，就在6月24日晚些时候，白俄总统卢卡申科突然发布声明称在俄罗斯总统普京的同意下，与普里戈津达成一项协议，瓦格纳雇佣军就此停止在俄罗斯各地的所有活动。普里戈津很快证实了这一协议，他说：“我们正在命令部队掉头，返回野战营地。”他还说理解这一时刻的重要性，并且不想“让俄罗斯流血”。至于对普里戈津的刑事追究是否取消，目前说法不一。</text:p>
      <ul>
        <li>
</li>
      </ul>
      <h5>
瓦格纳佣军24小时的短命暴动</h5>
      <text:h text:style-name="P12" text:outline-level="3">
<text:span text:style-name="T4">
普里戈津其人</text:span>
</text:h>
      <text:p text:style-name="P4">
普里戈津于1961年出生于当时的列宁格勒，即现在的圣彼得堡。曾因抢劫罪和欺诈罪在苏联监狱服刑9年。出狱后，他在家乡做热狗食品车开始，成立餐饮公司康科德（Concord），为国宴提供餐饮。这类合作给他带来“普京厨师”的称号。2014年，普里戈津创立私人雇佣军“瓦格纳集团”。</text:p>
      <ul>
        <li>
</li>
      </ul>
      <h5>
瓦格纳佣军24小时的短命暴动</h5>
      <text:h text:style-name="P12" text:outline-level="3">
<text:span text:style-name="T4">
瓦格纳军团</text:span>
</text:h>
      <text:p text:style-name="P4">
瓦格纳雇佣军于 2014年首次介入乌克兰战事，帮助俄罗斯非法吞并克里米亚半岛。2022年2月俄罗斯全面入侵乌克兰后，瓦格纳军团在乌克兰东部激战中的战斗力成为克里姆林宫的重要军事资产。兵源来自俄罗斯退役官兵、警察以及希望提前获释的囚犯，外国人除北约国家和乌克兰外，也可加入。其指挥官乌里金崇拜德国音乐家瓦格纳，这支军团因此而得名。</text:p>
      <ul>
        <li>
</li>
      </ul>
      <h5>
瓦格纳佣军24小时的短命暴动</h5>
      <text:h text:style-name="P12" text:outline-level="3">
<text:span text:style-name="T4">
普里戈津不接受国防部领导</text:span>
</text:h>
      <text:p text:style-name="P4">
瓦格纳军团一直活跃在战争前线，如在巴赫穆特包围战中发挥过极其重要的作用。但是近几个月，普里戈津与俄军高层爆发了激烈争吵，认为国防部在巴赫穆特战役期间没有提供足够弹药补给，公开指责国防部长绍伊古（右）与总参谋长格拉西莫夫应该为瓦格纳佣兵团士兵的大量伤亡负责。6月以来，俄国防部要求雇佣军月底前签署协议服从指挥，这在普里戈津看来无异于缴械，矛盾进一步激化。</text:p>
      <ul>
        <li>
</li>
      </ul>
      <h5>
瓦格纳佣军24小时的短命暴动</h5>
      <text:h text:style-name="P12" text:outline-level="3">
<text:span text:style-name="T4">
普里戈津在哪里？</text:span>
</text:h>
      <text:p text:style-name="P4">
6月26日被普里戈津点名指责“无能”的俄罗斯国防部长邵伊古在电视露面，解说称其视察前线部队，不过时间和地点都没有没有交待。而人们更关心的却是普里戈津的下落，按照同白俄罗斯达成的协议，他应该前往那里。到了吗？他的新闻官告知，“普里戈津向大家问好。一旦能收发信息，他将回答大家的问题。”</text:p>
      <ul>
        <li>
</li>
      </ul>
      <h5>
瓦格纳佣军24小时的短命暴动</h5>
      <text:h text:style-name="P12" text:outline-level="3">
<text:span text:style-name="T4">
多少人会跟他走？</text:span>
</text:h>
      <text:p text:style-name="P4">
理论上他可以带走他的雇佣军士兵前往白俄罗斯。不确定有多少人会跟他走。不过瓦格纳军团的生意遍及世界各地，利比亚、叙利亚、非洲多个国家以及拉美的委内瑞拉都是这支雇佣军捞金的地方。上战场的士兵据称每月可以拿到5000美元军饷。普里戈津自称军队仍有2.5万人，美国情报单位估计这个数字应该翻倍。</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在普里戈津领导的短暂兵变期间，瓦格纳武装分子控制了南部城市顿河畔罗斯托夫和一个军事大楼， <text:a xlink:type="simple" xlink:href="https://www.dw.com/zh/zh/瓦格纳烧俄厨子撤退然后呢/a-66025628" text:style-name="Internet_20_link" text:visited-style-name="Visited_20_Internet_20_Link">
 但该兵变在白俄罗斯领导人卢卡申科斡旋下迅速终止。</text:a>
</text:p>
      <text:p text:style-name="P4">
<text:span text:style-name="T4">
更多阅读：<text:a xlink:type="simple" xlink:href="https://www.dw.com/zh/zh/客座评论普里戈津的兵变何以未能成事/a-66052574" text:style-name="Internet_20_link" text:visited-style-name="Visited_20_Internet_20_Link">
 普里戈津的兵变何以未能成事</text:a>
 </text:span>
</text:p>
      <text:p text:style-name="P4">
普京当时将这次事件比作1917年俄罗斯革命前夕席卷俄罗斯的动乱，后来他感谢他的军队和安全部门制止混乱和内战。</text:p>
      <text:p text:style-name="P4">
普里戈津曾表示，兵变的目的不是推翻政府，而是为了将军队高层领导 “绳之以法”，指控他们在乌克兰犯下了错误并进行了不专业的行动。</text:p>
      <text:p text:style-name="P4">
从两人在国家电视台的露面来看，普京迄今为止保留了国防部长绍伊古和总参谋长格拉西莫夫的职位，拒绝了普里戈津解雇他们的要求。</text:p>
      <text:p text:style-name="P4">
根据白俄罗斯领导人卢卡申科斡旋达成的协议，普里戈津本应前往白俄罗斯。 <text:a xlink:type="simple" xlink:href="https://www.dw.com/zh/zh/白俄總統瓦格納首腦身處俄羅斯/a-66147076" text:style-name="Internet_20_link" text:visited-style-name="Visited_20_Internet_20_Link">
 但卢卡申科上周表示，普里戈津已返回俄罗斯</text:a>
，瓦格纳将士也没有转移到白俄罗斯，这引发了人们对协议执行情况的怀疑。</text:p>
      <text:p text:style-name="P4">
兵变流产已经过了两个星期，终止兵变的协议依旧秘而不宣，瓦格纳集团的命运仍然悬而未决。</text:p>
      <text:p text:style-name="P4">
<text:span text:style-name="T4">
更多阅读：<text:a xlink:type="simple" xlink:href="https://www.dw.com/zh/zh/俄罗斯社会如何看待瓦格纳叛变/a-66053987" text:style-name="Internet_20_link" text:visited-style-name="Visited_20_Internet_20_Link">
 俄罗斯社会如何看待瓦格纳叛变？ </text:a>
</text:span>
</text:p>
      <text:p text:style-name="P4">
（路透社，法新社）</text:p>
      <text:p text:style-name="P4">
Source: <text:a xlink:type="simple" xlink:href="https://www.dw.com/zh/克里姆林宫：普京在兵变后曾与普里戈津会谈/a-66180339" text:style-name="Internet_20_link" text:visited-style-name="Visited_20_Internet_20_Link">
https://www.dw.com/zh/克里姆林宫：普京在兵变后曾与普里戈津会谈/a-66180339?maca=chi-rss-chi-all-1127-rdf</text:a>
</text:p>
      <!--NEWS-->
      <text:h text:style-name="P10" text:outline-level="1">
<text:span text:style-name="T4">
唯色RFA博客：有必要老话重提在西藏发生的摄影暴力（一）</text:span>
</text:h>
      <text:p text:style-name="P4">
Author: None</text:p>
      <text:p text:style-name="P4">
Publisher: Radio Free Asia (Organization)</text:p>
      <text:p text:style-name="P4">
Published Time: 2023-07-10T13:50:00-04:00</text:p>
      <text:p text:style-name="P4">
Modified Time: 2023-07-10T13:51: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4.600844in" draw:z-index="0">
<draw:image xlink:href="../Images/rfamandarin/2023-07-10T13-50-00-04-00/000000.png" xlink:type="simple" xlink:show="embed" xlink:actuate="onLoad" draw:mime-type="image/png"/>
</draw:frame>
 在西藏发生的各种摄影暴力 <text:a xlink:type="simple" xlink:href="https://www.rfa.org/mandarin/pinglun/weiseblog/ws-07102023134430.html/@@images/image" text:style-name="Internet_20_link" text:visited-style-name="Visited_20_Internet_20_Link">
</text:a>
图片来自网络  </text:p>
      <text:p text:style-name="P4">
在西藏发生的各种摄影暴力。（图片来自网络）</text:p>
      <text:p text:style-name="P4">
</text:p>
      <text:p text:style-name="P4">
在西藏发生的各种摄影暴力。（图片来自网络）</text:p>
      <text:p text:style-name="P4">
</text:p>
      <text:p text:style-name="P4">
在西藏发生的各种摄影暴力。（图片来自网络）</text:p>
      <text:p text:style-name="P4">
</text:p>
      <text:p text:style-name="P4">
在西藏发生的各种摄影暴力。（图片来自网络）</text:p>
      <text:p text:style-name="P4">
</text:p>
      <text:p text:style-name="P4">
在西藏发生的各种摄影暴力。（图片来自网络）</text:p>
      <text:p text:style-name="P4">
前些时日，有个自称是“反贼”、“读书人”、“二流摄影师”、“现居美国”的中国人，在推特上发长文推和在西藏拍的照片说：</text:p>
      <text:p text:style-name="P4">
“在我的摄影生涯中，曾经遭受过多次比较严重的攻击，都跟宗教有密切的关系。……另一个对摄影充满敌意的宗教，就是藏传佛教。藏区很多寺庙殿堂内部是不能拍摄的，我也没有拍过。但是很多喇嘛对于镜头的敌视就很难理解。因为寺庙毕竟也是卖了门票让游客来的，香火钱也有游客的份，也算是你的施主。但是，某些喇嘛却会对摄影者恶语相向，甚至发动攻击。”</text:p>
      <text:p text:style-name="P4">
我不想再转他的优越感满溢出屏幕的荒唐文字了，难道买了一张参观寺院的门票，就可以肆无忌惮地想拍什么就拍什么，想拍僧人就拍僧人？甚至还自鸣得意地认为自己的（强行）拍摄赐予了僧人们难得的幸运。而被僧人们拒绝后，就暴跳如雷地怒斥：“一群学习佛法的修行者，佛教徒，不要说对于自己的施主，就是对不相干的普通人，也断然不该干这种事，普通人都干不出来的仇恨行为，你学佛的来干，你学了些什么呢？”</text:p>
      <text:p text:style-name="P4">
 推特截图  <text:a xlink:type="simple" xlink:href="https://www.rfa.org/mandarin/pinglun/weiseblog/ws-07102023134430.html/76708rfa535a5ba21-002.jpg" text:style-name="Internet_20_link" text:visited-style-name="Visited_20_Internet_20_Link">
</text:a>
</text:p>
      <text:p text:style-name="P4">
推特上的老林永生既是佛教徒，也是出版过关于藏传佛教、关于西藏文化的作家，他在那个中国人的推文下面的回复很赞。他说：</text:p>
      <text:p text:style-name="P4">
“我在西藏拍了27年。很简单：1、先问，后拍；2、对方不乐意被拍，不拍；3、对方乐意被拍，才拍。不是宗教不宗教民族不民族的区别，地球不围绕你的相机转。哪怕你在上海北京地铁看到个同为汉人的美女，你想拍，也是这个规矩对不？不能不问就拍还抱怨美女不高兴啊。简单文明社会做人礼貌不是？”</text:p>
      <text:p text:style-name="P4">
没错。老林说的有道理。那些习惯了到处实施摄影暴力的人其实很不文明，让我想起十几年前我写的一篇文章《在西藏发生的摄影暴力》（发表于图文集《看不见的西藏》一书，2008年由台湾大块文化出版）。看来有必要老话重提啊。文章如下：</text:p>
      <text:p text:style-name="P4">
在西藏发生的摄影暴力</text:p>
      <text:p text:style-name="P4">
<text:span text:style-name="T4">
1、对一次摄影行为的记忆</text:span>
</text:p>
      <text:p text:style-name="P4">
火车还没有开往拉萨之前，火车还没有把打算拍下“到此一游”的游客源源不断地送往布达拉宫之前，专业的不专业的“西藏照片”已经多如牛毛了。专业的不专业的摄影者们怀抱各式各样的摄影器材，满怀各式各样的热情奔走在有着另一种美丽的雪域大地上，捕捉着劈面相逢的瞬间渴望占为己有的异域镜像。早在几年前，在拉萨香火最旺的大昭寺，我对一次外来摄影行为引起争吵的记忆尤深。</text:p>
      <text:p text:style-name="P4">
一方是两个浑身摄影行头的内地男子，另一方是本来正跟裹着绛红色袈裟的僧人说话的两个汉地女居士和两个藏人女子。前者想猎奇，后者不让拍，于是吵起来了。有意思的是那两人竟然比遭到他们打扰的人更愤怒，非常炽盛的气焰把他们的脸都烧红了。为什么不能拍？你们有什么权利不许我们拍照？口气咄咄，挥舞着相机就像挥舞着武器。而他们的理由是，寺院是公共场所，所以想拍什么就拍什么，这是我们的权利；而对方的理由是，寺院是朝圣之地，我们既不是公共人物，更不是展品。</text:p>
      <text:p text:style-name="P4">
权利的说法并不那么简单，言下之意分明传达着权力者的自我感觉。而这种感觉或许来自他们的摄影身份，或许来自他们的自身品格，或许更是来自他们内心的帝国情结。我是这么一眼看穿的。</text:p>
      <text:p text:style-name="P4">
<text:span text:style-name="T4">
2、说得好听是占有，说得难听是掠夺</text:span>
</text:p>
      <text:p text:style-name="P4">
听说过一位摄影师的故事，当年他自掏腰包走遍西藏的时候是个画家。十多年前的西藏远比今天的西藏原汁原味原生态，足以令众多的艺术工作者为之抓狂。不但吃苦耐劳的精神可嘉，尤其是，把节衣缩食的银子付诸于并不便宜的胶卷、洗印更是令人感佩。但他还有一个爱好，走哪都要顺手牵点什么，比如大大小小的嘛呢石，比如羚羊角野牦牛头骨，甚至从一个偏僻的小寺院里将一尊小佛像揣入兜中。他声称这些都是他的素材。</text:p>
      <text:p text:style-name="P4">
其实不止他如此，有一位艺术工作者可谓较早到达如今已是旅游景点的藏北「骷髅墙」，他凭着下乡采风的名义，用不着买门票也用不着给看守人一点零钱，就从整体到局部尽情地拍了个够。拍则拍矣，但他期望的是把这些骷髅照片买个好价钱，却被同行中的另一位高手借口认识老外，于是连底片全都拿走，从此那人就变成第一个“发现”“骷髅墙”的人了。而我在一位1960年代进藏的作家家中，见过数百个看上去年代久远的泥塑小佛像“擦擦”，这些从阿里古格废墟中找到的“擦擦”，背面还深深印着制作者拇指的纹路，如今都成了这位作家自称的藏品……而这样的行为艺术不胜枚举。</text:p>
      <text:p text:style-name="P4">
至于摄影也是这样——“穿脏兮兮的皮袍子的藏胞，转经的或辩经的人们，活佛与喇嘛，朝圣途中仆地前行的信徒，圣湖畔的玛尼堆，天葬台与秃鹫，雪山与冰川，藏戏与云朵……”，似乎不拍这些就不足以证明拍的是西藏。而拍这些时，广大摄影者们又是怎么去拍摄的呢？或者说，在摄影者与被摄影者之间，呈现的是一种什么样的关系呢？（连载）</text:p>
      <text:p text:style-name="P4">
（文章只代表特约评论员个人的立场和观点）</text:p>
      <text:p text:style-name="P4">
Source: <text:a xlink:type="simple" xlink:href="https://www.rfa.org/mandarin/pinglun/weiseblog/ws-07102023134430.html" text:style-name="Internet_20_link" text:visited-style-name="Visited_20_Internet_20_Link">
https://www.rfa.org/mandarin/pinglun/weiseblog/ws-07102023134430.html</text:a>
</text:p>
      <!--NEWS-->
      <text:h text:style-name="P10" text:outline-level="1">
<text:span text:style-name="T4">
印度北部六邦暴雨引发山洪 22人遇难</text:span>
</text:h>
      <text:p text:style-name="P4">
Author: 联合早报 (Person)</text:p>
      <text:p text:style-name="P4">
Publisher: 联合早报 (Organization)</text:p>
      <text:p text:style-name="P4">
Published Time: 2023-07-10T13:51</text:p>
      <text:p text:style-name="P4">
Modified Time: 2023-07-10T13:51</text:p>
      <text:p text:style-name="P4">
Description: 印度北部六邦遭强降雨袭击，暴雨引发山体滑坡和泥石流，截至星期一（7月10日）已造成22人死亡。路透社报道，印度首都新德里的学校周末已因暴雨关闭，喜玛偕邦（Himachal Prad...</text:p>
      <text:p text:style-name="P4">
Videos: []</text:p>
      <text:p text:style-name="P4">
Audios: []</text:p>
      <text:p text:style-name="P4">
Images: []</text:p>
      <text:p text:style-name="P4">
Type: NewsArticle</text:p>
      <text:p text:style-name="P4">
Breadcrumbs: ['即时', '国际']</text:p>
      <text:p text:style-name="P4">
Keywords: ['印度', '暴雨', '洪水', '山体滑坡']</text:p>
      <!--METADATA-->
      <text:p text:style-name="P4">
印度北部六邦遭强降雨袭击，暴雨引发山体滑坡和泥石流，截至星期一（7月10日）已造成22人死亡。</text:p>
      <text:p text:style-name="P4">
路透社报道，印度首都新德里的学校周末已因暴雨关闭，喜玛偕邦（HimachalPradesh）和北阿坎德邦（Uttarakhand）地方政府要求民众非必要不外出。喜马偕邦警告称，未来24小时内会有更多暴雨。</text:p>
      <text:p text:style-name="P4">
《印度时报》报道，喜马偕尔邦、北阿坎德邦、北方邦（Uttar Pradesh）、查谟与克什米尔邦（Jammu &amp;Kashmir）以及旁遮普邦，至少有22人死于暴雨引发的洪水和泥石流，一些邦的街道被洪水淹没，部分地区的救援人员使用橡胶筏来解救被洪水困在家中的民众。</text:p>
      <text:p text:style-name="P4">
印度气象部门的官员说，喜马偕尔邦许多地区仅星期天（9日）一天的降雨量就达到了一个月的累积水平。气象部门指出，自6月1日以来，季风季节在德里、旁遮普和喜马偕尔邦产生的降雨量，分别比平均水平多出112%、100%和70%。</text:p>
      <text:p text:style-name="P4">
Source: <text:a xlink:type="simple" xlink:href="https://www.zaobao.com.sg/realtime/world/story20230710-1412378" text:style-name="Internet_20_link" text:visited-style-name="Visited_20_Internet_20_Link">
https://www.zaobao.com.sg/realtime/world/story20230710-1412378</text:a>
</text:p>
      <!--NEWS-->
      <text:h text:style-name="P10" text:outline-level="1">
<text:span text:style-name="T4">
福建访民叶钟因“中亚峰会”被囚50天终获救</text:span>
</text:h>
      <text:p text:style-name="P4">
Author: None</text:p>
      <text:p text:style-name="P4">
Publisher: Radio Free Asia (Organization)</text:p>
      <text:p text:style-name="P4">
Published Time: 2023-07-10T13:58:55-04:00</text:p>
      <text:p text:style-name="P4">
Modified Time: 2023-07-10T13:58: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88615in" draw:z-index="0">
<draw:image xlink:href="../Images/rfamandarin/2023-07-10T13-58-55-04-00/000000.png" xlink:type="simple" xlink:show="embed" xlink:actuate="onLoad" draw:mime-type="image/png"/>
</draw:frame>
十多名群友组织起来实施营救福建访民叶钟。过程中，大家当场举牌进行抗议。 <text:a xlink:type="simple" xlink:href="https://www.rfa.org/mandarin/Xinwen/5-07102023134819.html/@@images/image" text:style-name="Internet_20_link" text:visited-style-name="Visited_20_Internet_20_Link">
</text:a>
禁闻网截图</text:p>
      <text:p text:style-name="P4">
因转发官方“中亚峰会”信息而被当局非法拘禁在黑监狱50天后，福建访民叶钟在访民群友的营救下终于获得自由。</text:p>
      <text:p text:style-name="P4">
据维权网信息中心10日消息，7月9日晚，福建访民群的群友得知已失踪50天的访民叶钟，被当局非法拘禁在晋安区鼓山镇的锦江宾馆黑监狱后，十多名群友迅速组织起来实施营救。过程中，大家拨打110报警，并当场举牌进行抗议。营救行动持续到10日凌晨，叶钟终和另一位被囚禁于该黑监狱的施惠钦女士均获得自由。</text:p>
      <text:p text:style-name="P4">
报道称,5月17日，叶钟因在微信群里转了官方的“中亚峰会”信息，第二天凌晨就遭当局找上门，并失去人身自由。同时失去人身自由的还有访民刘合仙、邱香英，及维权人士唐兆星等。</text:p>
      <text:p text:style-name="P4">
5月20日，“中亚峰会”结束，多位福州访民获得自由，叶钟和妻子李美英却还被维稳控制在家中。访民群友赶到其住处，打开被维稳人员用铁链锁住的房门并报警。警察到场后没有任何作为即离开，叶钟追下楼去，却在众目睽睽之下遭到7～8个黑社会人员绑架失联，直到10日，才被营救获得自由。</text:p>
      <text:p text:style-name="P4">
报道还说，福州市晋安区的叶钟拥有硕士学历和中级工程师职称，却因为晋安区政府违法征收房屋及实施强拆，家中财物被掠夺一空，而成为访民。八年多来，他多次遭到暴力截访，甚至长期被非法拘禁在黑监狱，及精神病院。</text:p>
      <text:p text:style-name="P4">
责编：凯迪</text:p>
      <text:p text:style-name="P4">
Source: <text:a xlink:type="simple" xlink:href="https://www.rfa.org/mandarin/Xinwen/5-07102023134819.html" text:style-name="Internet_20_link" text:visited-style-name="Visited_20_Internet_20_Link">
https://www.rfa.org/mandarin/Xinwen/5-07102023134819.html</text:a>
</text:p>
      <!--NEWS-->
      <text:h text:style-name="P10" text:outline-level="1">
<text:span text:style-name="T4">
中国开发商佳兆业在香港面临清盘呈请 (Free Version)</text:span>
</text:h>
      <text:p text:style-name="P4">
Authors: ['Ho-him', '韩乐']</text:p>
      <text:p text:style-name="P4">
Publisher: 英国《金融时报》</text:p>
      <text:p text:style-name="P4">
Time: 2023-07-10T14:01:26+00:00</text:p>
      <text:p text:style-name="P4">
Published Time: 2023-07-09T12:00:99+08:00</text:p>
      <text:p text:style-name="P4">
Modified Time: 2023-07-10T09:54:99+08:00</text:p>
      <text:p text:style-name="P4">
Description: 分析人士称，这个涉及境内债务的案件反映出债权人对房地产企业债务重组进展缓慢的不耐烦。</text:p>
      <text:p text:style-name="P4">
Images: ["<text:a xlink:type="simple" xlink:href="https://thumbor.ftacademy.cn/unsafe/picture/0/000122280_piclink.jpg" text:style-name="Internet_20_link" text:visited-style-name="Visited_20_Internet_20_Link">
000122280_pic...</text:a>
"]</text:p>
      <text:p text:style-name="P4">
Themes: ['中国商业与金融', '关注']</text:p>
      <text:p text:style-name="P4">
Keywords: ['中国商业与金融', '亚太公司', '新兴市场', '房地产']</text:p>
      <text:p text:style-name="P4">
Type: Article</text:p>
      <!--METADATA-->
      <text:p text:style-name="P4">
<draw:frame draw:style-name="fr1" draw:name="Image216" text:anchor-type="as-char" svg:width="6.9236in" svg:height="3.901286in" draw:z-index="0">
<draw:image xlink:href="../Images/FT Chinese Free Version/2023-07-10T14-01-26-00-00/000122280_piclink.jpg" xlink:type="simple" xlink:show="embed" xlink:actuate="onLoad" draw:mime-type="image/jpeg"/>
</draw:frame>
</text:p>
      <text:p text:style-name="P4">
一家新加坡对冲基金在香港针对违约开发商佳兆业(Kaisa)提交清盘呈请，这是自中国房地产行业危机爆发以来涉及中国开发商内地债务的首批案件之一。</text:p>
      <text:p text:style-name="P4">
布洛德峰投资顾问公司(Broad Peak InvestmentAdvisers)在香港的法院提交呈请之际，中国房地产开发商仍处于流动性危机中。该产业的崩溃拖累了中国经济，眼下中国经济濒临通缩。</text:p>
      <text:p text:style-name="P4">
Source: <text:a xlink:type="simple" xlink:href="http://www.ftchinese.com/story/001100207" text:style-name="Internet_20_link" text:visited-style-name="Visited_20_Internet_20_Link">
http://www.ftchinese.com/story/001100207</text:a>
</text:p>
      <!--NEWS-->
      <text:h text:style-name="P10" text:outline-level="1">
<text:span text:style-name="T4">
纽时：中国深陷危机　总体债务几近GDP三倍</text:span>
</text:h>
      <text:p text:style-name="P4">
Author: None</text:p>
      <text:p text:style-name="P4">
Publisher: Radio Free Asia (Organization)</text:p>
      <text:p text:style-name="P4">
Published Time: 2023-07-10T14:06:00-04:00</text:p>
      <text:p text:style-name="P4">
Modified Time: 2023-07-10T14:15: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4.612011in" draw:z-index="0">
<draw:image xlink:href="../Images/rfamandarin/2023-07-10T14-06-00-04-00/000000.png" xlink:type="simple" xlink:show="embed" xlink:actuate="onLoad" draw:mime-type="image/png"/>
</draw:frame>
2022年中国房地产行业整体明显放缓的情况下，有数十家中国房企发生了美元债券违约，包括中国最大房企之一的恒大集团。图为恒大集团的上海总部。 <text:a xlink:type="simple" xlink:href="https://www.rfa.org/mandarin/Xinwen/6-07102023135948.html/@@images/image" text:style-name="Internet_20_link" text:visited-style-name="Visited_20_Internet_20_Link">
</text:a>
路透社资料图片</text:p>
      <text:p text:style-name="P4">
目前中国经济萧条之下，导致债务问题凸显。据美国《纽约时报》报道，由于官方数据很少，难以知道中国债务的确切数字。但据摩根大通的研究人员计算，中国境内的总体债务已达到其年度经济产出（GDP）的282%，明显高于全球发达经济体的平均比例256%和美国的257%。</text:p>
      <text:p text:style-name="P4">
报道说，中国债务相对于其经济规模的积累速度如此之快，使得管理债务变得更加困难。自15年前全球金融危机以来，中国的债务相对于其经济规模增加了一倍多。而中国债务增加的肇因主要是国内过度建设后跌价的房地产业和地方政府大规模举债问题。</text:p>
      <text:p text:style-name="P4">
报道提到，据惠誉评级估计，中国地方政府名下的债务已达全国GDP的约30%，而附属融资单位名下的债务则达40%至50%。但因部分地方政府借钱后会将债务转移给融资单位，因此可能会出现重复计算。</text:p>
      <text:p text:style-name="P4">
报道还说，中国已向约150个发展中国家提供近1万亿美元的贷款，但一直不愿免除那些收支难以平衡的国家所欠的巨额债务。这在一定程度上是因为中国国内也面临着“债务炸弹”，即地方政府、其下属表外融资机构以及房地产开发商欠下的数万亿美元。</text:p>
      <text:p text:style-name="P4">
报道指出，中国向发展中国家提供的贷款相对其国内债务而言规模较小，占年经济产出的比例不到6%。但这些贷款在政治上特别敏感。接受这些贷款的巨额损失在中国将会非常不得人心。自身的债务问题也使得中国的银行难以接受向低收入国家发放贷款的损失。</text:p>
      <text:p text:style-name="P4">
报导还指出，随着经济衰退，中国越来越多的地方政府及其融资单位无力继续支付债务利息，所产生的连锁反应则是无力支付公共服务、医保及养老金。</text:p>
      <text:p text:style-name="P4">
至于解决方法，报导认为，中国国内债务难以快速解决，只能逐步摆脱债务驱动的政府建设项目及巨额的国家安全支出，转向以消费者支出及服务为基础的经济。</text:p>
      <text:p text:style-name="P4">
责编：凯迪</text:p>
      <text:p text:style-name="P4">
Source: <text:a xlink:type="simple" xlink:href="https://www.rfa.org/mandarin/Xinwen/6-07102023135948.html" text:style-name="Internet_20_link" text:visited-style-name="Visited_20_Internet_20_Link">
https://www.rfa.org/mandarin/Xinwen/6-07102023135948.html</text:a>
</text:p>
      <!--NEWS-->
      <text:h text:style-name="P10" text:outline-level="1">
<text:span text:style-name="T4">
德语媒体：对中国的幻觉</text:span>
</text:h>
      <text:p text:style-name="P4">
Author: None (Language: zh)</text:p>
      <text:p text:style-name="P4">
Publisher: None</text:p>
      <text:p text:style-name="P4">
Time: 2023-07-10T14:16:00Z</text:p>
      <text:p text:style-name="P4">
Description: 《商报》就美国财长耶伦访华评论说，认为美中两个大国短期内会相互靠近，这是幻觉。《中黑森报》就德国对中国的原材料依赖写道，不应对中国的权力政治目标存在幻想。《世界报》就香港悬赏通缉八名海外活动人士发表客座评论，呼吁德国采取措施。</text:p>
      <text:p text:style-name="P4">
Videos: []</text:p>
      <text:p text:style-name="P4">
Images: []</text:p>
      <text:p text:style-name="P4">
Subject: 评论分析</text:p>
      <text:p text:style-name="P4">
Subjects: ['欧债危机', '欧盟', '谷歌', '岛屿主权争端', '专题报道：全景观看“习马会”', '香港', '德国', '中国', '雨伞革命', '香港政改']</text:p>
      <text:p text:style-name="P4">
Keywords: ['香港', '邝颂晴', '关键原材料', '耶伦', '美中关系', '依赖性', '中国', '德国']</text:p>
      <text:p text:style-name="P4">
ID: 66181016</text:p>
      <!--METADATA-->
      <text:p text:style-name="P4">
<text:a xlink:type="simple" xlink:href="https://www.dw.com/zh/overlay/image/article/66181016/66164222" text:style-name="Internet_20_link" text:visited-style-name="Visited_20_Internet_20_Link">
 </text:a>
</text:p>
      <text:p text:style-name="P4">
耶伦会晤中国副总理何立峰</text:p>
      <text:p text:style-name="P4">
（德国之声中文网）《商报》评论写道："认为美国和中国短期内将解决其最大的冲突，是一种幻觉。两国竞争世界最大经济强国的头号交椅，其它一切几乎都服务于这一目标。"</text:p>
      <text:p text:style-name="P4">
评论写道："在与中国划清界限方面，拜登与其前任特朗普一样毫不妥协。2024年无论是谁在总统选举后入主白宫，都会继续该路线。"</text:p>
      <text:p text:style-name="P4">
评论写道："中国国家领导层以威胁进攻台湾或者逮捕在华美企的中国员工进行挑衅。相互之间的不信任留下痕迹：一些问卷显示，美国人对中国的印象如同冷战时期对苏联那样消极。"</text:p>
      <text:p text:style-name="P4">
"尽管华盛顿和北京都不想冒世界经济下滑、朝鲜威胁增加或者印太军事紧张升级的风险，也因此今年可能会出现拜登与习近平的峰会，但日前美国国务院甚至因'不合法拘捕的风险'对中国发出旅行警告。即便两巨头永远不会完全脱钩，战略和跨文化疏远仍在急速加剧。"</text:p>
      <text:p text:style-name="P4">
评论写道，对世界其它国家来说， <text:a xlink:type="simple" xlink:href="https://www.dw.com/zh/zh/耶伦美国寻求良性竞争-李强两国关系风雨过后定见彩虹/a-66153705" text:style-name="Internet_20_link" text:visited-style-name="Visited_20_Internet_20_Link">
 每次握手都是好消息 </text:a>
 ，但期待长期稳定的伙伴关系目前是不现实的。</text:p>
      <text:h text:style-name="P12" text:outline-level="3">
<text:span text:style-name="T4">
芬兰镍矿：欧洲电动车的新希望？</text:span>
</text:h>
      <text:h text:style-name="P12" text:outline-level="3">
<text:span text:style-name="T4">
欧盟"关键原材料法案"须得到加强</text:span>
</text:h>
      <text:p text:style-name="P4">
同样要避免幻想的，还有德国对中国原材料依赖的问题。《中黑森报》的评论写道："欧洲不应对中国的权力政治目标存有幻想，而是要确保自身的利益。欧盟'关键原材料法案'是犹豫迈出的第一步。该法案旨在确保原材料供应并减少依赖度。迄今为止，该法案更多是一种政治意向声明，必须不失紧迫性地为其注入生命。<text:a xlink:type="simple" xlink:href="https://www.dw.com/zh/zh/德国工商总会比起放弃中国-交流是更好的选择/a-66169191" text:style-name="Internet_20_link" text:visited-style-name="Visited_20_Internet_20_Link">
 德国 </text:a>
必须与欧洲一道对中国的主导性战略作出反应。"</text:p>
      <text:p text:style-name="P4">
</text:p>
      <text:p text:style-name="P4">
在德香港活动人士邝颂晴</text:p>
      <text:h text:style-name="P12" text:outline-level="3">
<text:span text:style-name="T4">
取消遣送机制、制裁责任个人</text:span>
</text:h>
      <text:p text:style-name="P4">
《世界报》发表 <text:a xlink:type="simple" xlink:href="https://www.dw.com/zh/zh/邝颂晴最大的改变是不再有表达的自由/a-66083995" text:style-name="Internet_20_link" text:visited-style-name="Visited_20_Internet_20_Link">
 在德国的香港活动人士邝颂晴</text:a>
 的客座评论，认为 <text:a xlink:type="simple" xlink:href="https://www.dw.com/zh/zh/港警通緝8位民主人士-國際社會譴責/a-66101360" text:style-name="Internet_20_link" text:visited-style-name="Visited_20_Internet_20_Link">
，在香港当局悬赏通缉八名海外活动人士的情况下 </text:a>
 ，德国必须采取行动。</text:p>
      <text:p text:style-name="P4">
评论写道："我们的自由和安全受到前所未有程度的威胁，这对活动人士、政权批评者和普通公民来说，是令人害怕的信息。"</text:p>
      <text:p text:style-name="P4">
"有一系列措施是其他国家应当紧急采取的，以阻止中国跨越国境的压制。世界各国政府应当保护八名活动人士，并明确表示，在民主国家的土地上不会接受逮捕的行为。与香港以及中国现有的遣送协议必须取消，并制定机制回应来自北京的压制。"</text:p>
      <text:p text:style-name="P4">
评论写道："此外，对架空这一基本权利负有责任的个人，必须承担后果。为此，应对支持这一滥用权力做法的个人予以有针对性的制裁。最后，国际刑警组织必须拒绝对受政治迫害者发布'红色通缉令'，即要求国际刑警组织调查被通缉者的所在地点并予以临时逮捕。"</text:p>
      <text:p text:style-name="P4">
评论写道："现在是各国将其民主价值以及捍卫人权的承诺付诸行动的时刻。世界各国应响应'对华跨国议会联盟'发出的呼吁，声援港人。只有这样，我们才能希望未来自由和民主不会被恐惧和迫害所取代。"</text:p>
      <text:p text:style-name="P4">
<text:span text:style-name="T5">
摘编自其他媒体的内容，不代表德国之声的立场或观点。</text:span>
</text:p>
      <text:p text:style-name="P4">
Source: <text:a xlink:type="simple" xlink:href="https://www.dw.com/zh/德语媒体：对中国的幻觉/a-66181016" text:style-name="Internet_20_link" text:visited-style-name="Visited_20_Internet_20_Link">
https://www.dw.com/zh/德语媒体：对中国的幻觉/a-66181016?maca=chi-rss-chi-all-1127-rdf</text:a>
</text:p>
      <!--NEWS-->
      <text:h text:style-name="P10" text:outline-level="1">
<text:span text:style-name="T4">
五角大厦堕胎政策争议波及 美陆战队司令卸任无继任者</text:span>
</text:h>
      <text:p text:style-name="P4">
Publisher: 法新社</text:p>
      <text:p text:style-name="P4">
Published Time: 2023-07-10T14:32:08+00:00</text:p>
      <text:p text:style-name="P4">
Modified Time: 2023-07-10T16:20:05+00:00</text:p>
      <text:p text:style-name="P4">
Description: （法新社华盛顿10日电） 美国陆战队司令柏格（David Berger）今天在缺乏已获任命的长期继任者接班下卸任，因为共和党籍联邦参议员塔伯维尔基于军中堕胎问题，阻挡了许多军事职位人事案的批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617581in" draw:z-index="0">
<draw:image xlink:href="../Images/rficn/2023-07-10T14-32-08-00-00/000000.png" xlink:type="simple" xlink:show="embed" xlink:actuate="onLoad" draw:mime-type="image/png"/>
</draw:frame>
</text:p>
      <text:p text:style-name="P4">
法新社报导，美军陆战队发言人史登哲（JimStenger）少校表示，柏格将军的陆战队司令任期「将于2023年7月10日届满，届时无论是否已有继位者获得任命，他都必须卸下职务」。</text:p>
      <text:p text:style-name="P4">
史登哲还说，白宫提名的继任人选、陆战队副司令史密斯（Eric Smith）将军将暂代柏格职位，「直到一位新司令得到联邦参议院批准，并获得任命」。</text:p>
      <text:p text:style-name="P4">
这将是塔伯维尔（TommyTuberville）阻挡美国国防部人事案迄今影响到的最高阶职位。他表示，自己将继续杯葛军中人事案，直到五角大厦扭转协助军人前往堕胎地点的政策。</text:p>
      <text:p text:style-name="P4">
Source: <text:a xlink:type="simple" xlink:href="https://www.rfi.fr/cn/%E5%9B%BD%E9%99%85%E6%8A%A5%E9%81%93/20230710-%E4%BA%94%E8%A7%92%E5%A4%A7%E5%8E%A6%E5%A0%95%E8%83%8E%E6%94%BF%E7%AD%96%E4%BA%89%E8%AE%AE%E6%B3%A2%E5%8F%8A-%E7%BE%8E%E9%99%86%E6%88%98%E9%98%9F%E5%8F%B8%E4%BB%A4%E5%8D%B8%E4%BB%BB%E6%97%A0%E7%BB%A7%E4%BB%BB%E8%80%85" text:style-name="Internet_20_link" text:visited-style-name="Visited_20_Internet_20_Link">
https://www.rfi.fr/cn/%E5%9B%BD%E9%99%85%E6%8A%A5%E9%81%93/20230710-%E4%BA%94%E8%A7%92%E5%A4%A7%E5%8E%A6%E5%A0%95%E8%83%8E%E6%94%BF%E7%AD%96%E4%BA%89%E8%AE%AE%E6%B3%A2%E5%8F%8A-%E7%BE%8E%E9%99%86%E6%88%98%E9%98%9F%E5%8F%B8%E4%BB%A4%E5%8D%B8%E4%BB%BB%E6%97%A0%E7%BB%A7%E4%BB%BB%E8%80%85</text:a>
</text:p>
      <!--NEWS-->
      <text:h text:style-name="P10" text:outline-level="1">
<text:span text:style-name="T4">
萨尔瓦多执政党支持总统竞选连任 外界质疑合法性</text:span>
</text:h>
      <text:p text:style-name="P4">
Publisher: 法新社</text:p>
      <text:p text:style-name="P4">
Published Time: 2023-07-10T14:32:09+00:00</text:p>
      <text:p text:style-name="P4">
Modified Time: 2023-07-10T14:20:07+00:00</text:p>
      <text:p text:style-name="P4">
Description: （法新社圣萨尔瓦多9日电） 中美洲国家萨尔瓦多执政党今天通过支持总统布格磊（Nayib Bukele）明年竞选连任，批评人士则对布格磊连任的合法性提出质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3.617581in" draw:z-index="0">
<draw:image xlink:href="../Images/rficn/2023-07-10T14-32-09-00-00/000000.png" xlink:type="simple" xlink:show="embed" xlink:actuate="onLoad" draw:mime-type="image/png"/>
</draw:frame>
</text:p>
      <text:p text:style-name="P4">
41岁的布格磊在最高法院允许他寻求竞选连任后，去年9月宣布将竞选连任，引发外界对于此举是否合宪的激烈辩论。</text:p>
      <text:p text:style-name="P4">
右翼的新理念党（New Ideas）举行党内选举，而布格磊是唯一的参选人。</text:p>
      <text:p text:style-name="P4">
新理念党的选举委员会主席龚萨雷兹（Karen Gonzalez）告诉媒体，新理念党正式公布布格磊赢得总统候选人资格。不过，他并未透露布格磊拿下多少票数。</text:p>
      <text:p text:style-name="P4">
根据萨尔瓦多法律规定，政党必须举行党内选举选出2024年总统候选人。</text:p>
      <text:p text:style-name="P4">
尽管遭人权组织强烈批评，布格磊打击街头暴力帮派获得国内超过90%民众的支持，挟着高民调的优势。</text:p>
      <text:p text:style-name="P4">
萨尔瓦多宪法规定总统一任的限制。</text:p>
      <text:p text:style-name="P4">
2021年，布格磊和最高法院与检察总长发生冲突，因而撤换了5名最高院法官和检察总长，以及全国1/3的法官。</text:p>
      <text:p text:style-name="P4">
法院然后发布一项决议允许总统竞选连任，但批评人士表示宪法禁止竞选连任。</text:p>
      <text:p text:style-name="P4">
人权团体、联合国和美国皆对萨尔瓦多当局任意逮捕，不人道的监狱环境，以及日益独裁等情况感到不安。</text:p>
      <text:p text:style-name="P4">
其他打算参与明年大选的少数政党已宣布下周举行党内选举。萨尔瓦多将在明年2月举行大选。（译者：刘淑琴/核稿：陈政一）</text:p>
      <text:p text:style-name="P4">
Source: <text:a xlink:type="simple" xlink:href="https://www.rfi.fr/cn/%E5%9B%BD%E9%99%85%E6%8A%A5%E9%81%93/20230710-%E8%90%A8%E5%B0%94%E7%93%A6%E5%A4%9A%E6%89%A7%E6%94%BF%E5%85%9A%E6%94%AF%E6%8C%81%E6%80%BB%E7%BB%9F%E7%AB%9E%E9%80%89%E8%BF%9E%E4%BB%BB-%E5%A4%96%E7%95%8C%E8%B4%A8%E7%96%91%E5%90%88%E6%B3%95%E6%80%A7" text:style-name="Internet_20_link" text:visited-style-name="Visited_20_Internet_20_Link">
https://www.rfi.fr/cn/%E5%9B%BD%E9%99%85%E6%8A%A5%E9%81%93/20230710-%E8%90%A8%E5%B0%94%E7%93%A6%E5%A4%9A%E6%89%A7%E6%94%BF%E5%85%9A%E6%94%AF%E6%8C%81%E6%80%BB%E7%BB%9F%E7%AB%9E%E9%80%89%E8%BF%9E%E4%BB%BB-%E5%A4%96%E7%95%8C%E8%B4%A8%E7%96%91%E5%90%88%E6%B3%95%E6%80%A7</text:a>
</text:p>
      <!--NEWS-->
      <text:h text:style-name="P10" text:outline-level="1">
<text:span text:style-name="T4">
艾尔段改口将支持瑞典加入北约 以换取欧盟重启入盟谈判</text:span>
</text:h>
      <text:p text:style-name="P4">
Publisher: 法新社</text:p>
      <text:p text:style-name="P4">
Published Time: 2023-07-10T14:32:11+00:00</text:p>
      <text:p text:style-name="P4">
Modified Time: 2023-07-10T14:05:02+00:00</text:p>
      <text:p text:style-name="P4">
Description: （法新社伊斯坦堡10日电） 土耳其总统艾尔段（Recep Tayyip Erdogan）今天宣布，一旦欧洲联盟（EU）同意与安卡拉恢复停滞已久的入盟谈判，他就会支持瑞典加入北大西洋公约组织（NAT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3.617581in" draw:z-index="0">
<draw:image xlink:href="../Images/rficn/2023-07-10T14-32-11-00-00/000000.png" xlink:type="simple" xlink:show="embed" xlink:actuate="onLoad" draw:mime-type="image/png"/>
</draw:frame>
</text:p>
      <text:p text:style-name="P4">
据报导，北约在立陶宛首都维尔纽斯（Vilnius）举行峰会前夕，西方领导人希望在面对俄乌战争时展现团结立场。</text:p>
      <text:p text:style-name="P4">
艾尔段今晚将在维尔纽斯会见瑞典总理克里斯特森（Ulf Kristersson）。</text:p>
      <text:p text:style-name="P4">
艾尔段表示，阻碍土耳其加入欧盟的领导人，现在希望他支持瑞典的北约成员国资格。</text:p>
      <text:p text:style-name="P4">
艾尔段接受电视媒体访问时表示：「几乎所有北约成员国都是欧盟成员国。我现在向这些国家喊话，他们已经让土耳其等待50多年，我将在维尔纽斯再度向他们喊话。」</text:p>
      <text:p text:style-name="P4">
他说：「首先应为土耳其加入欧盟打开大门，然后我们就会为瑞典打开（加入北约的）大门，就像我们为芬兰打开大门一样。」</text:p>
      <text:p text:style-name="P4">
艾尔段还说：「这就是我昨天在电话上告诉美国总统拜登的内容。」</text:p>
      <text:p text:style-name="P4">
土耳其于1987年首次申请加入欧洲经济共同体（European EconomicCommunity，欧盟的前身）；1999年成为欧盟候选国；2005年正式启动入盟谈判。此后，由于安卡拉遭控侵犯人权，入盟谈判于2016年陷入僵局。</text:p>
      <text:p text:style-name="P4">
Source: <text:a xlink:type="simple" xlink:href="https://www.rfi.fr/cn/%E5%9B%BD%E9%99%85%E6%8A%A5%E9%81%93/20230710-%E8%89%BE%E5%B0%94%E6%AE%B5%E6%94%B9%E5%8F%A3%E5%B0%86%E6%94%AF%E6%8C%81%E7%91%9E%E5%85%B8%E5%8A%A0%E5%85%A5%E5%8C%97%E7%BA%A6-%E4%BB%A5%E6%8D%A2%E5%8F%96%E6%AC%A7%E7%9B%9F%E9%87%8D%E5%90%AF%E5%85%A5%E7%9B%9F%E8%B0%88%E5%88%A4" text:style-name="Internet_20_link" text:visited-style-name="Visited_20_Internet_20_Link">
https://www.rfi.fr/cn/%E5%9B%BD%E9%99%85%E6%8A%A5%E9%81%93/20230710-%E8%89%BE%E5%B0%94%E6%AE%B5%E6%94%B9%E5%8F%A3%E5%B0%86%E6%94%AF%E6%8C%81%E7%91%9E%E5%85%B8%E5%8A%A0%E5%85%A5%E5%8C%97%E7%BA%A6-%E4%BB%A5%E6%8D%A2%E5%8F%96%E6%AC%A7%E7%9B%9F%E9%87%8D%E5%90%AF%E5%85%A5%E7%9B%9F%E8%B0%88%E5%88%A4</text:a>
</text:p>
      <!--NEWS-->
      <text:h text:style-name="P10" text:outline-level="1">
<text:span text:style-name="T4">
乌克兰副防长宣布 军队攻下巴赫姆特周边关键制高点</text:span>
</text:h>
      <text:p text:style-name="P4">
Publisher: 法新社</text:p>
      <text:p text:style-name="P4">
Published Time: 2023-07-10T14:32:23+00:00</text:p>
      <text:p text:style-name="P4">
Modified Time: 2023-07-10T14:20:06+00:00</text:p>
      <text:p text:style-name="P4">
Description: （法新社基辅10日电） 乌克兰当局今天宣布，军队已占领东部城镇巴赫姆特（Bakhmut）周边的重要制高点，并在西方支持下持续推动反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3.617581in" draw:z-index="0">
<draw:image xlink:href="../Images/rficn/2023-07-10T14-32-23-00-00/000000.png" xlink:type="simple" xlink:show="embed" xlink:actuate="onLoad" draw:mime-type="image/png"/>
</draw:frame>
</text:p>
      <text:p text:style-name="P4">
法新社报导，乌国国防部副部长马里亚尔（Ganna Malyar）表示，在过去几天里，基辅的军队以火力压制了巴赫姆特「周边的敌人出入口和敌军活动」。</text:p>
      <text:p text:style-name="P4">
她在Telegram上发文称，「在推进过程中，我方部队控制了巴赫姆特周围的关键制高点。」</text:p>
      <text:p text:style-name="P4">
经过长达数月的血腥战斗，今年5月，俄军在佣兵组织「瓦格纳集团」（Wagner group）协助下宣布占领巴赫姆特。这座战前拥有8万人口的城镇如今已沦为废墟。</text:p>
      <text:p text:style-name="P4">
上月，乌克兰发起备受期待的反攻行动。此后，乌军在在巴赫姆特周边地区陷入苦战，并取得零星进展。</text:p>
      <text:p text:style-name="P4">
Source: <text:a xlink:type="simple" xlink:href="https://www.rfi.fr/cn/%E5%9B%BD%E9%99%85%E6%8A%A5%E9%81%93/20230710-%E4%B9%8C%E5%85%8B%E5%85%B0%E5%89%AF%E9%98%B2%E9%95%BF%E5%AE%A3%E5%B8%83-%E5%86%9B%E9%98%9F%E6%94%BB%E4%B8%8B%E5%B7%B4%E8%B5%AB%E5%A7%86%E7%89%B9%E5%91%A8%E8%BE%B9%E5%85%B3%E9%94%AE%E5%88%B6%E9%AB%98%E7%82%B9" text:style-name="Internet_20_link" text:visited-style-name="Visited_20_Internet_20_Link">
https://www.rfi.fr/cn/%E5%9B%BD%E9%99%85%E6%8A%A5%E9%81%93/20230710-%E4%B9%8C%E5%85%8B%E5%85%B0%E5%89%AF%E9%98%B2%E9%95%BF%E5%AE%A3%E5%B8%83-%E5%86%9B%E9%98%9F%E6%94%BB%E4%B8%8B%E5%B7%B4%E8%B5%AB%E5%A7%86%E7%89%B9%E5%91%A8%E8%BE%B9%E5%85%B3%E9%94%AE%E5%88%B6%E9%AB%98%E7%82%B9</text:a>
</text:p>
      <!--NEWS-->
      <text:h text:style-name="P10" text:outline-level="1">
<text:span text:style-name="T4">
乌克兰希望北约峰会上收到入盟邀请</text:span>
</text:h>
      <text:p text:style-name="P4">
Author: None (Language: zh)</text:p>
      <text:p text:style-name="P4">
Publisher: None</text:p>
      <text:p text:style-name="P4">
Time: 2023-07-10T14:41:00Z</text:p>
      <text:p text:style-name="P4">
Description: 北约现行原则包括，不接受处在战争中的国家成为新会员。这一条原则也对乌克兰有效吗？北约峰会前夕，土耳其总统埃尔多安表示可以同意瑞典入盟，但有一个前提。</text:p>
      <text:p text:style-name="P4">
Videos: []</text:p>
      <text:p text:style-name="P4">
Images: []</text:p>
      <text:p text:style-name="P4">
Subject: 时政风云</text:p>
      <text:p text:style-name="P4">
Subjects: ['希腊债务危机', '欧债危机', '欧盟', '乌克兰', '诺贝尔奖', '欧洲难民危机', '欧洲', '瑞典', '埃尔多安', '北大西洋公约组织']</text:p>
      <text:p text:style-name="P4">
Keywords: ['北约', '乌克兰', '欧盟', '埃尔多安', '瑞典']</text:p>
      <text:p text:style-name="P4">
ID: 66181134</text:p>
      <!--METADATA-->
      <text:p text:style-name="P4">
<text:a xlink:type="simple" xlink:href="https://www.dw.com/zh/overlay/image/article/66181134/66173855" text:style-name="Internet_20_link" text:visited-style-name="Visited_20_Internet_20_Link">
 </text:a>
</text:p>
      <text:p text:style-name="P4">
（德国之声中文网） <text:a xlink:type="simple" xlink:href="https://www.dw.com/zh/zh/北約峰會在即-中國烏克蘭成焦點/a-66170780" text:style-name="Internet_20_link" text:visited-style-name="Visited_20_Internet_20_Link">
 北约峰会前夕 </text:a>
，乌克兰外长库列巴表示，北约31个成员国经过充分讨论达成一致，向该国提供一个简化的入盟程序，该程序包括摈弃2008年为乌克兰制定的"加入成员行动计划"（MembershipAction Plan)。库列巴在推特表示，"我欢迎这项盼望已久的决定，它将缩短我们通向北约的道路。"</text:p>
      <text:p text:style-name="P4">
"加入成员行动计划"要求基辅在得到加入北约的邀请前达到各类标准。</text:p>
      <text:p text:style-name="P4">
据《图片报》报道，直到上周末，法国、英国和波兰等国主张一旦同俄罗斯实现停火，便向乌克兰发出入盟的邀请，但德国和美国反对这一主张。柏林和华盛顿支持贯彻当年为乌克兰制定的"加入成员行动计划"。而美国在周末突然宣布有条件放弃坚持"加入成员行动计划"，一名外交官称，向乌克兰提供类似于芬兰模式，即一旦战事结束，乌克兰在数月之内迅速加入北约。目前，柏林政府不愿给人留下向乌克兰提供"入盟超速道"的印象，还在寻求找到一个折中方案。</text:p>
      <text:p text:style-name="P4">
库列巴则希望在维尔纽斯峰会上收到正式的入盟邀请。但北约是否走出这一步尤其值得关注。北约秘书长斯托滕贝格说， <text:a xlink:type="simple" xlink:href="https://www.dw.com/zh/zh/乌克兰何时加盟北约各国仍存在分歧/a-65794083" text:style-name="Internet_20_link" text:visited-style-name="Visited_20_Internet_20_Link">
 北约内部对此存有分歧</text:a>
。德国联邦政府认为，向乌克兰发出入盟邀请以开启具体的入盟程序， <text:a xlink:type="simple" xlink:href="https://www.dw.com/zh/zh/北約秘書長挺烏入會-德國防長還不是時候/a-65393175" text:style-name="Internet_20_link" text:visited-style-name="Visited_20_Internet_20_Link">
 "目前时机尚未成熟"</text:a>
。德国作为第二大支援乌克兰的国家，愿意在目前的情况下继续向基辅提供军援和经济援助。</text:p>
      <text:p text:style-name="P4">
据各方报道，北约峰会前夕，北约各国的代表就峰会闭幕声明举行了多日谈判，围绕的焦点是，怎样向乌克兰敞开北约的大门？</text:p>
      <text:p text:style-name="P4">
</text:p>
      <text:p text:style-name="P4">
埃尔多安：让我加入欧盟，我让你入北约</text:p>
      <text:h text:style-name="P12" text:outline-level="3">
<text:span text:style-name="T4">
<text:span text:style-name="T4">
埃尔多安：让我们做个交易吧</text:span>
</text:span>
</text:h>
      <text:p text:style-name="P4">
本次北约维尔纽斯峰会也将对瑞典入盟做进一步推动。土耳其总统埃尔多安表示可以同意瑞典加入北约，但同时欧盟必须重启土耳其入盟程序，并享受近乎欧盟成员国的资格。</text:p>
      <text:p text:style-name="P4">
埃尔多安周一（7月10日）在伊斯坦布尔说，他的这项建议将会在周二、周三举行的北约峰会上正式提出。他说，期待欧盟扫清土耳其入盟道路上的障碍，而只有这样，土耳其也会铺平瑞典加入北约的道路。包括德国在内的国家对土耳其的表态持积极态度。</text:p>
      <text:p text:style-name="P4">
表面上，土耳其仍然是加入欧盟候选国，但实际上，土耳其入盟程序多年以来处在封冻状态，埃尔多安似乎对向欧洲靠拢也没有很大兴趣。</text:p>
      <text:p text:style-name="P4">
加入北约组织需要全部成员国通过，土耳其因此掌握着至关重要的否决权，因为安卡拉的反对，瑞典本来与芬兰一同入盟的愿望未能实现， <text:a xlink:type="simple" xlink:href="https://www.dw.com/zh/zh/芬兰的加入让北约如虎添翼/a-65224960" text:style-name="Internet_20_link" text:visited-style-name="Visited_20_Internet_20_Link">
 芬兰先行了一步</text:a>
，今年4月4日正式加入北约组织，成为其第31个会员国。土耳其认为，瑞典收留了大批包括库尔德工人党在内的流亡海外的极端组织，要求瑞典在打击恐怖极端分子方面给予更多配合。瑞典最高法院今年6月做出裁决，向安卡拉引渡一名库尔德人并不违宪。</text:p>
      <text:p text:style-name="P4">
北约秘书长斯托滕贝格已在多个场合说，期待在维尔纽斯峰会上欢迎瑞典成为第32个会员国，为此，他坚持调停到最后一刻，在立陶宛为埃尔多安同瑞典新首相克里斯特松（UlfKristersson）安排了直接会晤。</text:p>
      <text:p text:style-name="P4">
去年夏天，安卡拉在马德里峰会上原则上已同意瑞典加入北约，但土耳其议会没有通过该决议。目前，还有匈牙利议会也尚未对瑞典加入北约举行表决。</text:p>
      <text:h text:style-name="P12" text:outline-level="3">
<text:span text:style-name="T4">
泽连斯基：乌克兰已经准备好加入北约</text:span>
</text:h>
      <text:p text:style-name="P4">
(综合报道)</text:p>
      <text:p text:style-name="P4">
Source: <text:a xlink:type="simple" xlink:href="https://www.dw.com/zh/乌克兰希望北约峰会上收到入盟邀请/a-66181134" text:style-name="Internet_20_link" text:visited-style-name="Visited_20_Internet_20_Link">
https://www.dw.com/zh/乌克兰希望北约峰会上收到入盟邀请/a-66181134?maca=chi-rss-chi-all-1127-rdf</text:a>
</text:p>
      <!--NEWS-->
      <text:h text:style-name="P10" text:outline-level="1">
<text:span text:style-name="T4">
荷兰首相吕特将在国会面对不信任投票</text:span>
</text:h>
      <text:p text:style-name="P4">
Author: 联合早报 (Person)</text:p>
      <text:p text:style-name="P4">
Publisher: 联合早报 (Organization)</text:p>
      <text:p text:style-name="P4">
Published Time: 2023-07-10T14:44</text:p>
      <text:p text:style-name="P4">
Modified Time: 2023-07-10T14:44</text:p>
      <text:p text:style-name="P4">
Description: 荷兰执政联盟上周因移民政策意见分歧倒台后，反对党将在国会对首相吕特提出不信任动议。综合路透社和彭博社报道，荷兰国会将于当地时间星期一（7月10日）上午10时15分（新加坡时间星期一...</text:p>
      <text:p text:style-name="P4">
Videos: []</text:p>
      <text:p text:style-name="P4">
Audios: []</text:p>
      <text:p text:style-name="P4">
Images: []</text:p>
      <text:p text:style-name="P4">
Type: NewsArticle</text:p>
      <text:p text:style-name="P4">
Breadcrumbs: ['即时', '国际']</text:p>
      <text:p text:style-name="P4">
Keywords: ['荷兰', '移民政策', '大选']</text:p>
      <!--METADATA-->
      <text:p text:style-name="P4">
荷兰执政联盟上周 <text:a xlink:type="simple" xlink:href="https://www.zaobao.com/realtime/world/story20230708-1411841" text:style-name="Internet_20_link" text:visited-style-name="Visited_20_Internet_20_Link">
 因移民政策意见分歧倒台</text:a>
后，反对党将在国会对首相吕特提出不信任动议。</text:p>
      <text:p text:style-name="P4">
综合路透社和彭博社报道，荷兰国会将于当地时间星期一（7月10日）上午10时15分（新加坡时间星期一下午4时15分）开会。荷兰绿色左翼党主席克拉佛（JesseKlaver）星期天（9日）发推文称，反对派届时将对吕特发起不信任投票。</text:p>
      <text:p text:style-name="P4">
克拉佛说，吕特故意让内阁垮台，他的行为不是为长期利益，而是为了自己的政治利益，反对派因此做出上述决定。他表明，反对派的目标是任命一名技术官僚为看守首相，直到可以举行提前选举（snapelection）。</text:p>
      <text:p text:style-name="P4">
反对党工党领袖奎肯（AttjeKuiken）星期天在电视节目中指责吕特造成了这场政府危机，“我们需要一个局外人介入，避免（国家）停滞不前，并修复（对政府的）信任。”</text:p>
      <text:p text:style-name="P4">
吕特上星期五（7日）说，他 <text:a xlink:type="simple" xlink:href="https://www.zaobao.com/news/world/story20230708-1412050" text:style-name="Internet_20_link" text:visited-style-name="Visited_20_Internet_20_Link">
 计划继续担任看守首相至11月大选</text:a>
。通常情况下，不信任投票不会威胁到吕特，因为他可以依靠自己领导的四党多数派政府的支持挺过不信任动议。</text:p>
      <text:p text:style-name="P4">
不过，据知情人士透露，一些执政联盟议员将内阁危机归咎于吕特主张限制境内战争难民的孩子入境，并规定申请庇护的而家庭须至少等待两年才可团聚。他们正考虑投票支持罢免已经在位13年的吕特，</text:p>
      <text:p text:style-name="P4">
如果所有反对党议员都投支持票，他们只需要执政联盟几名议员的支持票，就能把吕特拉下台。</text:p>
      <text:p text:style-name="P4">
此外，虽然反对派主张技术官僚担任看守首相，但宪法学者质疑这一期望实现的可能性。如果吕特真的下台，财政部长卡格（SigridKaag）或将成为第一位副首相，她也将是第一位领导荷兰政府的女性。</text:p>
      <text:p text:style-name="P4">
Source: <text:a xlink:type="simple" xlink:href="https://www.zaobao.com.sg/realtime/world/story20230710-1412394" text:style-name="Internet_20_link" text:visited-style-name="Visited_20_Internet_20_Link">
https://www.zaobao.com.sg/realtime/world/story20230710-1412394</text:a>
</text:p>
      <!--NEWS-->
      <text:h text:style-name="P10" text:outline-level="1">
<text:span text:style-name="T4">
中国经济：这边风景“独自通缩”</text:span>
</text:h>
      <text:p text:style-name="P4">
Author: None (Language: zh)</text:p>
      <text:p text:style-name="P4">
Publisher: None</text:p>
      <text:p text:style-name="P4">
Time: 2023-07-10T14:49:00Z</text:p>
      <text:p text:style-name="P4">
Description: 中国经济现正面临一项新的挑战，即日益严重的通缩压力。这与许多西方国家目前克服顽固的高通胀努力形成了鲜明的对比。如何在避免经济过度冷却的同时保持社会稳定，将是中国政府面临的一大挑战。</text:p>
      <text:p text:style-name="P4">
Videos: []</text:p>
      <text:p text:style-name="P4">
Images: []</text:p>
      <text:p text:style-name="P4">
Subject: 经济纵横</text:p>
      <text:p text:style-name="P4">
Subjects: ['岛屿主权争端', '专题报道：全景观看“习马会”', '通货膨胀', '中国', '中共十九大', '德中关系']</text:p>
      <text:p text:style-name="P4">
Keywords: ['中国', '通货萎缩', '经济', '政府', '刺激政策', '汽车市场\u3000房地产', '生产者价格', '消费品价格', '通货膨胀']</text:p>
      <text:p text:style-name="P4">
ID: 66181261</text:p>
      <!--METADATA-->
      <text:p text:style-name="P4">
<text:a xlink:type="simple" xlink:href="https://www.dw.com/zh/overlay/image/article/66181261/65663018" text:style-name="Internet_20_link" text:visited-style-name="Visited_20_Internet_20_Link">
 </text:a>
</text:p>
      <text:p text:style-name="P4">
虽然各种数字支付技术发达 但如今的中国消费者却失去了支付的意愿（资料图片）</text:p>
      <text:p text:style-name="P4">
（德国之声中文网）在西方国家对抗顽固的高通胀情况下， <text:a xlink:type="simple" xlink:href="https://www.dw.com/zh/zh/客座评论中国经济处于通缩之谜/a-65389215" text:style-name="Internet_20_link" text:visited-style-name="Visited_20_Internet_20_Link">
 中国现在正面临通缩的担忧</text:a>
。6月份，由于需求疲软，中国制造商降低了价格，降幅为过去七年半以来最大。生产者价格比去年同期下跌了5.4%，是连续第九个月的下滑，也是自2015年12月以来的最大降幅。其中，能源、金属和化工行业的企业被迫进行了价格削减，因为国内外需求都在走弱。</text:p>
      <text:p text:style-name="P4">
同时中国的消费品价格也在近两年半来首次停止上升，今年6月的消费者价格与去年同期保持稳定，而在5月份，消费者价格还有轻微的增长。经济学家曾预计这个增长将继续，然而现实情况却没有如此。拖慢消费者价格增长的一个可能的原因是需求的增长缓慢。这一变化使得分析师们预测，政府和中央银行可能会出台新的经济刺激政策以提振需求。</text:p>
      <text:h text:style-name="P12" text:outline-level="3">
<text:span text:style-name="T4">
中国通缩的风险与挑战</text:span>
</text:h>
      <text:p text:style-name="P4">
中国制造业降低价格的做法反映了国内外需求的疲软。由于中国经济在疫情之后恢复停滞，以及西方国家央行加息抑制了消费者支出，中国经济面临双重打击。如果价格普遍下降，可能会进一步削弱中国国内本已脆弱的信心，使经济陷入需求疲软和价格下跌的恶性循环中。</text:p>
      <text:h text:style-name="P12" text:outline-level="3">
<text:span text:style-name="T4">
《红色赌盘》作者沈栋：在牛津逾越恐惧</text:span>
</text:h>
      <text:p text:style-name="P4">
尽管中国放宽了调控政策以刺激购房需求，但房地产市场复苏势头仍然减弱。 <text:a xlink:type="simple" xlink:href="https://www.dw.com/zh/zh/獨家沈棟將赴美作證中國民企一片荒涼/a-66113718" text:style-name="Internet_20_link" text:visited-style-name="Visited_20_Internet_20_Link">
 曾经在中国大规模从事房地产开发业务的商人沈栋日前向德国之声表示：</text:a>
中国人均住宅拥有量全世界最高，约80%的人住的房子是自己持有。如今，这些人都看到自己的财富在缩水，这种情况下，“消费市场不可能提的上来。”同时他判断中国房地产业“已经走到尽头，毫无反弹可能。”</text:p>
      <text:p text:style-name="P4">
根据财经公司Barclay的数据，中国当前的经济环境正面临"困难的通缩环境"。通缩，指的是价格普遍下降的现象，这可能会引发一种下行螺旋的经济环境，通缩可能会导致消费者支出下降，这可能会进一步拖累经济增长。同时，如果企业为了应对萎缩的需求而裁员，可能会引发社会问题。因此，如何在避免经济过度冷却的同时保持社会稳定，将是中国政府面临的一大挑战。</text:p>
      <text:p text:style-name="P4">
在金融市场上，这种担忧正在蔓延。人民币的汇率正在下滑。 <text:a xlink:type="simple" xlink:href="https://www.dw.com/zh/zh/客座评论胡锡进炒股告诉了我们什么/a-66149922" text:style-name="Internet_20_link" text:visited-style-name="Visited_20_Internet_20_Link">
 中国A股在过去的几个月更是经历了不多见的“四连阴”。</text:a>
 CapitalEconomics的经济学家预测,“考虑到信贷需求疲软和货币压力，我们认为大部分的支持将来自于政府的财政政策”。</text:p>
      <text:p text:style-name="P4">
</text:p>
      <text:p text:style-name="P4">
中国股市已经经历了５个月的向下震荡</text:p>
      <text:h text:style-name="P12" text:outline-level="3">
<text:span text:style-name="T4">
如何进行下一轮经济刺激？</text:span>
</text:h>
      <text:p text:style-name="P4">
同时，中国对美国等西方经济体的出口也走弱。中国并未像大多数国家那样在结束疫情封控并重启经济后出现通货膨胀，反而现出通缩趋势，这暴露出中国经济在经历三年疫情防控后的一些结构性问题。包括经济学家<text:a xlink:type="simple" xlink:href="https://www.dw.com/zh/zh/客座评论国进民退的局面能持续多久/a-65792793" text:style-name="Internet_20_link" text:visited-style-name="Visited_20_Internet_20_Link">
 沈凌提出的消费和投资的不平衡，以及国有和民营在经济增长中的不平衡</text:a>
 。</text:p>
      <text:p text:style-name="P4">
中国政府今年的目标是实现消费者的平均通胀率达到3%。然而去年，由于新冠疫情的影响，这一通胀率仅为2%。经济复苏在多个层面上停滞，青年失业率在5月份飙升至20%以上，制造业活动在6月份连续第三个月萎缩，对西方经济体的出口也表现疲软。</text:p>
      <text:p text:style-name="P4">
另外汽车市场作为中国结束严苛疫情管制措施后，提振经济的重要领域，也呈现出疲软的趋势。根据中国乘用车协会(CPCA)周一发布的数据，今年6月，中国的乘用车销售同比下降了2.9%。同时，中国各大自主品牌和国外品牌车商仍然处于价格热战的状态。</text:p>
      <text:p text:style-name="P4">
对此，一些经济学家已经呼吁采取更多措施来提振需求，扭转疲软的市场情绪。然而，到目前为止，中国的决策者并未推出大规模的刺激计划。部分原因可能是债务负担加重，以及政府主导的投资回报减少。</text:p>
      <text:p text:style-name="P4">
（路透社、华尔街日报等）</text:p>
      <text:p text:style-name="P4">
Source: <text:a xlink:type="simple" xlink:href="https://www.dw.com/zh/中国经济：这边风景-独自通缩/a-66181261" text:style-name="Internet_20_link" text:visited-style-name="Visited_20_Internet_20_Link">
https://www.dw.com/zh/中国经济：这边风景-独自通缩/a-66181261?maca=chi-rss-chi-all-1127-rdf</text:a>
</text:p>
      <!--NEWS-->
      <text:h text:style-name="P10" text:outline-level="1">
<text:span text:style-name="T4">
耶伦结束访华 向中国官员“三鞠躬”引发争议</text:span>
</text:h>
      <text:p text:style-name="P4">
Author: chinese@voanews.com (金谷)</text:p>
      <text:p text:style-name="P4">
Publisher: 美国之音中文网 (Type: NewsMediaOrganization)</text:p>
      <text:p text:style-name="P4">
Published Time: 2023-07-10T15:04:56+08:00</text:p>
      <text:p text:style-name="P4">
Modified Time: 2023-07-10 07:04:56Z</text:p>
      <text:p text:style-name="P4">
Description: 美国财政部长珍妮特·耶伦（Janet Yellen）于周日（7月9日）结束四天访中行程，不过周六她在北京与中国国务院副总理何立峰会面时的举动却引发争议，被批评为“外交失礼”。视频显示，耶伦在与何立峰握手时频频鞠躬，看似卑躬屈膝的态度引发美国许多人士强烈不满。</text:p>
      <text:p text:style-name="P4">
Videos: []</text:p>
      <text:p text:style-name="P4">
Images: []</text:p>
      <text:p text:style-name="P4">
Categories: ['美国', '中国', '美中关系']</text:p>
      <text:p text:style-name="P4">
Type: None</text:p>
      <!--METADATA-->
      <text:p text:style-name="P4">
NoneNone</text:p>
      <text:p text:style-name="P4">
Source: <text:a xlink:type="simple" xlink:href="https://www.voachinese.com/a/excessive-bowing-causes-debate-as-yellen-leaves-china-20230710/7173985.html" text:style-name="Internet_20_link" text:visited-style-name="Visited_20_Internet_20_Link">
https://www.voachinese.com/a/excessive-bowing-causes-debate-as-yellen-leaves-china-20230710/7173985.html</text:a>
</text:p>
      <!--NEWS-->
      <text:h text:style-name="P10" text:outline-level="1">
<text:span text:style-name="T4">
俄总参谋长 兵变事件后首次视频露面</text:span>
</text:h>
      <text:p text:style-name="P4">
Author: 联合早报 (Person)</text:p>
      <text:p text:style-name="P4">
Publisher: 联合早报 (Organization)</text:p>
      <text:p text:style-name="P4">
Published Time: 2023-07-10T15:15</text:p>
      <text:p text:style-name="P4">
Modified Time: 2023-07-10T23:32</text:p>
      <text:p text:style-name="P4">
Description: 俄罗斯武装部队总参谋长格拉西莫夫在俄国防部的一段视频中出现，这是俄罗斯6月24日发生兵变事件后，格拉西莫夫首次露面。路透社报道，根据俄国防部展示的视频，格拉西莫夫星期天（7月9日）...</text:p>
      <text:p text:style-name="P4">
Videos: []</text:p>
      <text:p text:style-name="P4">
Audios: []</text:p>
      <text:p text:style-name="P4">
Images: []</text:p>
      <text:p text:style-name="P4">
Type: NewsArticle</text:p>
      <text:p text:style-name="P4">
Breadcrumbs: ['即时', '国际']</text:p>
      <text:p text:style-name="P4">
Keywords: ['俄罗斯兵变', '俄乌战争', '俄罗斯']</text:p>
      <!--METADATA-->
      <text:p text:style-name="P4">
俄罗斯武装部队总参谋长格拉西莫夫在俄国防部的一段视频中出现，这是俄罗斯6月24日发生 <text:a xlink:type="simple" xlink:href="https://www.zaobao.com/keywords/e-luo-si-bing-bian" text:style-name="Internet_20_link" text:visited-style-name="Visited_20_Internet_20_Link">
 兵变事件</text:a>
 后，格拉西莫夫首次露面。</text:p>
      <text:p text:style-name="P4">
路透社报道，根据俄国防部展示的视频，格拉西莫夫星期天（7月9日）听取了乌克兰导弹袭击的报告。路透社描述视频画面显示，格拉西莫夫坐在军事指挥室的白色皮质座椅上，同在场的俄高级将领讲话并传达指令，与会人员包括俄罗斯军事情报局（GRU）局长。</text:p>
      <text:p text:style-name="P4">
报道指出，俄国防部对格拉西莫夫使用的头衔为“俄罗斯武装部队总参谋长”，以及“乌克兰部队联合集团指挥官”。</text:p>
      <text:p text:style-name="P4">
国防部介绍，格拉西莫夫给情报局长和联合集团指挥处负责人布置了一项任务，要求他们组织系统性工作，确定S-200导弹和类似敌方打击武器的储存、训练地点和发射位置，并计划先发制人打击敌方。</text:p>
      <text:p text:style-name="P4">
俄雇佣兵组织瓦格纳6月24日在集团首脑普里戈任的领导下 <text:a xlink:type="simple" xlink:href="https://www.zaobao.com/realtime/world/story20230624-1407349" text:style-name="Internet_20_link" text:visited-style-name="Visited_20_Internet_20_Link">
 发动兵变</text:a>
 ，但在 <text:a xlink:type="simple" xlink:href="https://www.zaobao.com/news/world/story20230625-1407836" text:style-name="Internet_20_link" text:visited-style-name="Visited_20_Internet_20_Link">
 白罗斯斡旋</text:a>
 下终止了行动。</text:p>
      <text:p text:style-name="P4">
美国《华尔街日报》引述匿名西方官员称，普里戈任原计划在俄总参谋长格拉西莫夫和防长绍伊古访问与俄南地区时抓捕两人，但计划遭泄露，因此不得不提前采取行动。</text:p>
      <text:p text:style-name="P4">
Source: <text:a xlink:type="simple" xlink:href="https://www.zaobao.com.sg/realtime/world/story20230710-1412499" text:style-name="Internet_20_link" text:visited-style-name="Visited_20_Internet_20_Link">
https://www.zaobao.com.sg/realtime/world/story20230710-1412499</text:a>
</text:p>
      <!--NEWS-->
      <text:h text:style-name="P10" text:outline-level="1">
<text:span text:style-name="T4">
自媒体新规　为打假还是防止"李老师"？</text:span>
</text:h>
      <text:p text:style-name="P4">
Author: None</text:p>
      <text:p text:style-name="P4">
Publisher: Radio Free Asia (Organization)</text:p>
      <text:p text:style-name="P4">
Published Time: 2023-07-10T15:21:00-04:00</text:p>
      <text:p text:style-name="P4">
Modified Time: 2023-07-10T15:41:30-04:00</text:p>
      <text:p text:style-name="P4">
Description: None</text:p>
      <text:p text:style-name="P4">
Videos: []</text:p>
      <text:p text:style-name="P4">
Audios: ["<text:a xlink:type="simple" xlink:href="https://www.rfa.org/mandarin/yataibaodao/meiti/wy2-071020231404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5.11453in" draw:z-index="0">
<draw:image xlink:href="../Images/rfamandarin/2023-07-10T15-21-00-04-00/000000.png" xlink:type="simple" xlink:show="embed" xlink:actuate="onLoad" draw:mime-type="image/png"/>
</draw:frame>
 化名"李老师不是你老师"的推特用户 李老师不是你老师@whyyoutouzhele推特截图  <text:a xlink:type="simple" xlink:href="https://www.rfa.org/mandarin/yataibaodao/meiti/wy2-07102023140434.html/@@stream" text:style-name="Internet_20_link" text:visited-style-name="Visited_20_Internet_20_Link">
Audio-1-Link：https://www.rfa.org/mandarin/yataibaodao/meiti/wy2-07102023140434.html/@@stream</text:a>
</text:p>
      <text:p text:style-name="P4">
中国的中央网信办周一发布通知，要求各社媒平台和网站加强"自媒体"管理，严防假冒仿冒行为。当局收紧舆论管控虽不是新闻，但这个新规定的目的何在？又会影响到哪些人？</text:p>
      <text:p text:style-name="P4">
<text:a xlink:type="simple" xlink:href="https://www.rfa.org/mandarin/Xinwen/3-03132023112515.html" text:style-name="Internet_20_link" text:visited-style-name="Visited_20_Internet_20_Link">
 <text:span text:style-name="T4">
“只准幸福”？ 网信办"清朗行动"再整顿自媒体</text:span>
 </text:a>
  * <text:a xlink:type="simple" xlink:href="https://www.rfa.org/mandarin/yataibaodao/kejiaowen/gt-06082023024436.html" text:style-name="Internet_20_link" text:visited-style-name="Visited_20_Internet_20_Link">
 <text:span text:style-name="T4">
技术人员发现：微信或记录电脑日志并上传</text:span>
 </text:a>
  * <text:span text:style-name="T4">
<text:a xlink:type="simple" xlink:href="https://www.rfa.org/mandarin/yataibaodao/renquanfazhi/gt2-05312023034734.html" text:style-name="Internet_20_link" text:visited-style-name="Visited_20_Internet_20_Link">
 河南六网民因发有关小麦视频 被指"造谣"受处罚 </text:a>
 </text:span>
</text:p>
      <text:p text:style-name="P4">
近年来，中国政府管控公民言论、限制自媒体发展的措施层出不穷。网友经常在防火墙之外的推特感叹，中国言论空间正不断收窄。</text:p>
      <text:p text:style-name="P4">
网信办这份新的文件一出，不少网友立即觉得这和前几天知乎网站宣布下线匿名功能有直接的关系。</text:p>
      <text:p text:style-name="P4">
中国的中央网信办周一发布通知，要求各社媒平台和网站加强"自媒体"管理，严防假冒仿冒行为。（中国网信网截图）  <text:a xlink:type="simple" xlink:href="https://www.rfa.org/mandarin/yataibaodao/meiti/wy2-07102023140434.html/wy0710l.jpg" text:style-name="Internet_20_link" text:visited-style-name="Visited_20_Internet_20_Link">
</text:a>
</text:p>
      <text:p text:style-name="P4">
<text:span text:style-name="T4">
只是为了打击假"丁真"？</text:span>
</text:p>
      <text:p text:style-name="P4">
文件在第一条就规定，各网站平台要强化注册、拟变更账号信息，防止“自媒体”假冒仿冒行为。这一规定似乎切中了目前中文社媒上的一个普遍现象，即在自媒体上假冒他人身份发言，引起许多纷争。</text:p>
      <text:p text:style-name="P4">
中国的网络技术爱好者Kawaii第一时间联想到B站上不少化名“丁真”的假账号，他认为这种做法应该被谴责，但若真的要全部实名，取消匿名，未必会带来多大好处：“就像十年前开始实行到现在的电话实名制一样，本来实行电话实名制是为了打击电话诈骗，结果因为该政策的实行而导致信息泄露。在中国，现在骗子完全都可以掌握一个人的信息，反而电话诈骗变得更加猖獗。”</text:p>
      <text:p text:style-name="P4">
网信办的规定还专门强调，对账号信息中含有党政军机关、新闻媒体、行政区划名称或标识的，必须要人工审核，发现假冒仿冒的，不得提供相关服务。</text:p>
      <text:p text:style-name="P4">
这类似的规定在中国似曾相识，并不新鲜。现居美国的前新浪微博内容审核员刘力朋分析说，这个规定只是进一步强化了过去的限制性做法：“之前你也不能仿冒新闻机构去发关于中国的信息，只不过现在把这个口径管控得更严而已，你就是有仿冒的那个意思都不行。”</text:p>
      <text:p text:style-name="P4">
近年来，作为中国互联网内容管理执法的最高机构，中央网信办一方面接连发出限制互联网平台内容的规定，另一方面也不断以打击互联网违法消息的名义出手整治网络言论，并将其命名为“清朗行动”。最新的一次，是6月底暑期开始之前宣布的“清朗·2023年暑期未成年人网络环境整治”专项行动。网信办宣称，行动的目的是全面压缩有害信息隐形变异的生存空间，营造有利于未成年人健康安全成长的网络环境。</text:p>
      <text:p text:style-name="P4">
在周一发布的上述规定中，网信办还规定，网络平台应当要求“自媒体”不得集纳负面信息、翻炒旧闻旧事、蹭炒社会热点事件、消费灾难事故。刘力朋认为，这一规定和之前清朗行动是相互印证的：“像不能翻炒旧闻之类的规定，这次可能就是把这个线划得更清晰，之前也有类似的规定，但是属于清朗行动里边的内容，只是没有写进法规里。”</text:p>
      <text:p text:style-name="P4">
 中国中央网信办自2023年3月12日起开展“清朗·从严整治‘自媒体’乱象”专项行动（网络截图）</text:p>
      <text:p text:style-name="P4">
<text:span text:style-name="T4">
防止出现第二个"李老师"？</text:span>
</text:p>
      <text:p text:style-name="P4">
在推特上拥有超过110万粉丝的网友“李老师不是你老师”在周一转发了网信办发布的这个新规定，吸引不少网友关注和热议。他对本台分析说，当局的最新规定可能会产生很大影响：“不要去蹭热点事件，不要去消费灾难事故，这就基本上把自媒体，尤其是时政自媒体这条路给堵死了。几乎是什么事都不能谈，因为这个框架实在是太大了，只有不谈，才能算得上‘不蹭’。”</text:p>
      <text:p text:style-name="P4">
“李老师不是你老师”目前身在意大利，去年底中国发生“白纸运动”期间，他通过自己的推特号转发了国内各地网友投稿反映有关疫情封控和集会抗议场景的图片和视频，从而引起海外舆论的关注。</text:p>
      <text:p text:style-name="P4">
虽然“李老师不是你老师”转发的大多并非传统上被中国政府认为政治敏感的信息，而是涉及中国民众的日常生活和合理诉求，但据他本人介绍，他在国内的家人也因此受到警方的骚扰。</text:p>
      <text:p text:style-name="P4">
刘力朋分析说，网信办新规的用意之一，可能就是防止在中国国内出现第二个“李老师”：“像禁止匿名发布这种规定，其实就是防止墙内出现‘李老师不是你老师’这种帐号。就是接受网友投稿，然后发布出来，来曝光一些不太敏感的社会事件。”</text:p>
      <text:p text:style-name="P4">
刘立朋认为，过去一些普通事件，比如江西学校食堂的饭菜里出现老鼠头等，经过网络传播很可能引起轩然大波，而现在就有可能被限制传播，“就是这种过去非常不敏感的社会事件，就是暴露社会基层、在网上也不敏感的事情，现在也可能被掐死。”</text:p>
      <text:p text:style-name="P4">
从上述新规中可以看到，网信办要求网络平台加强信息真实性管理，要求“自媒体”对其发布转载的信息真实性负责。当“自媒体”发布信息时，网站平台要在信息发布页面展示“自媒体”账号名称，不得以匿名用户等代替。</text:p>
      <text:p text:style-name="P4">
“李老师不是你老师”认为，这种规定将对网民挖掘事件真相构成障碍：“我们知道，很多事件都是反转之后再发转，所以它要求自媒体对信息的真实性负责，实际上就是要求自媒体闭嘴。”</text:p>
      <text:p text:style-name="P4">
<text:span text:style-name="T4">
可能的影响</text:span>
</text:p>
      <text:p text:style-name="P4">
网信办上述新规对中国自媒体的信息钳制，似乎达到了新的高度。但新规究竟会产生什么实际影响，似乎各方还众说纷纭。网络技术爱好者Kawaii长期为一些网站做网络安全方面的技术顾问，他认为，新规未必能得到很好的执行：“（网络平台）工作量太大，而且平台也不会聘请那么多的审核员。”</text:p>
      <text:p text:style-name="P4">
刘力朋则认为，这要看政府方面会不会因此而惩治某些网络大V：“最后必须得关停一些大的帐号，或者把人给抓了，可能才会对网络产生一些影响。像这种法规类的东西，一个季度可以出好几个，所以也不清楚最终会产生什么影响。”</text:p>
      <text:p text:style-name="P4">
“李老师不是你老师”则分析说，当局对自媒体限制到这种程度，可能影响一部分人的生计：“我身边，包括我知道的网上的很多人，他们因为（当局）打击教培或打击别的行业，然后不得不转行做自媒体，结果现在又要铁拳集中地去整治自媒体。我觉得，这是很悲哀的事情。”“李老师不是你老师”叹息说，就像之前类似的事件处理方式一样，网民认为当局这样做非常的离谱，但当局还是会这样做。</text:p>
      <text:p text:style-name="P4">
记者：王允 责编：何平 网编：洪伟</text:p>
      <text:p text:style-name="P4">
Source: <text:a xlink:type="simple" xlink:href="https://www.rfa.org/mandarin/yataibaodao/meiti/wy2-07102023140434.html" text:style-name="Internet_20_link" text:visited-style-name="Visited_20_Internet_20_Link">
https://www.rfa.org/mandarin/yataibaodao/meiti/wy2-07102023140434.html</text:a>
</text:p>
      <!--NEWS-->
      <text:h text:style-name="P10" text:outline-level="1">
<text:span text:style-name="T4">
南北加州民众集会纪念"709"大抓捕八周年</text:span>
</text:h>
      <text:p text:style-name="P4">
Author: None</text:p>
      <text:p text:style-name="P4">
Publisher: Radio Free Asia (Organization)</text:p>
      <text:p text:style-name="P4">
Published Time: 2023-07-10T15:40:00-04:00</text:p>
      <text:p text:style-name="P4">
Modified Time: 2023-07-10T16:15:05-04:00</text:p>
      <text:p text:style-name="P4">
Description: None</text:p>
      <text:p text:style-name="P4">
Videos: []</text:p>
      <text:p text:style-name="P4">
Audios: ["<text:a xlink:type="simple" xlink:href="https://www.rfa.org/mandarin/yataibaodao/gangtai/sc-071020231356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5.1927in" draw:z-index="0">
<draw:image xlink:href="../Images/rfamandarin/2023-07-10T15-40-00-04-00/000000.png" xlink:type="simple" xlink:show="embed" xlink:actuate="onLoad" draw:mime-type="image/png"/>
</draw:frame>
 旧金山集会的现场情形 <text:a xlink:type="simple" xlink:href="https://www.rfa.org/mandarin/yataibaodao/gangtai/sc-07102023135633.html/@@images/image" text:style-name="Internet_20_link" text:visited-style-name="Visited_20_Internet_20_Link">
</text:a>
湾区战车群提供  <text:a xlink:type="simple" xlink:href="https://www.rfa.org/mandarin/yataibaodao/gangtai/sc-07102023135633.html/@@stream" text:style-name="Internet_20_link" text:visited-style-name="Visited_20_Internet_20_Link">
Audio-1-Link：https://www.rfa.org/mandarin/yataibaodao/gangtai/sc-07102023135633.html/@@stream</text:a>
</text:p>
      <text:p text:style-name="P4">
在"709"大抓捕八周年之际，美国南北加州都有民众举行示威活动，抗议中国当局对维权律师的抓捕和迫害。</text:p>
      <ul>
        <li>
<text:span text:style-name="T4">
<text:a xlink:type="simple" xlink:href="https://www.rfa.org/mandarin/Xinwen/7-07092023171607.html" text:style-name="Internet_20_link" text:visited-style-name="Visited_20_Internet_20_Link">
 709大抓捕事件八周年 人权组织：暴露中共敌视法治的专制本质 </text:a>
 </text:span>
  * <text:span text:style-name="T4">
<text:a xlink:type="simple" xlink:href="https://www.rfa.org/mandarin/Xinwen/5-07082023115816.html" text:style-name="Internet_20_link" text:visited-style-name="Visited_20_Internet_20_Link">
 “709” 八周年：福建维权人士唐兆星举牌悼念“赤脚律师”纪斯尊 </text:a>
 </text:span>
  * <text:a xlink:type="simple" xlink:href="https://www.rfa.org/mandarin/yataibaodao/renquanfazhi/al-07072023121001.html" text:style-name="Internet_20_link" text:visited-style-name="Visited_20_Internet_20_Link">
 <text:span text:style-name="T4">
【709案八周年】 未了的八年抗战（上）</text:span>
 </text:a>
  * <text:a xlink:type="simple" xlink:href="https://www.rfa.org/mandarin/Xinwen/5-07072023142604.html" text:style-name="Internet_20_link" text:visited-style-name="Visited_20_Internet_20_Link">
 <text:span text:style-name="T4">
“709”八周年 维权网：打压一如既往 抗争不屈不挠</text:span>
 </text:a>
</li>
      </ul>
      <text:p text:style-name="P4">
<text:span text:style-name="T4">
方政：709大抓捕是一个标志性事件</text:span>
</text:p>
      <text:p text:style-name="P4">
在旧金山中领馆外，一批示威者于7月8日下午聚集起来，手持中国被捕维权律师的照片，呼喊着“习近平下台，共产党下台”的口号，举行抗议活动。</text:p>
      <text:p text:style-name="P4">
参与本次活动的中国民主教育基金会会长方政表示，709大抓捕是一个标志性事件：“因为从那之后，中国的法制大踏步地后退，中国的人权状况急剧地恶化。”</text:p>
      <text:p text:style-name="P4">
709大抓捕，是指从2015年7月9日起中国当局在各地陆续逮捕、关押、约谈200多名维权律师、维权人士、访民及相关亲属的事件。方政表示，目前尽管不少被捕者已经出狱，但是：“很多人陆陆续续从小监狱回到了大监狱，大家更感受到了在大监狱中，本身应该自由的维权律师依然不自由。中共用非常卑鄙无耻的方式对待这些维权律师和他们的家人，他们被当地的公安骚扰、监控，无所不用其极，可以说非常卑鄙。”</text:p>
      <text:p text:style-name="P4">
在活动中，人们也举起了写有“王全璋、李和平、709，我们同在”字样的白纸，以示声援。</text:p>
      <text:p text:style-name="P4">
目前，已经出狱的709维权律师王全璋一家因被中国当局持续打压，几个月来多次遭到公安驱赶，居无定所。另一位709维权律师李和平一家，目前也在经历当局的打压，遭遇了住所被恶意破坏和限制出境。</text:p>
      <text:p text:style-name="P4">
 旧金山集会的现场情形（湾区战车群提供）  <text:a xlink:type="simple" xlink:href="https://www.rfa.org/mandarin/yataibaodao/gangtai/sc-07102023135633.html/m0710-sc2.jpg" text:style-name="Internet_20_link" text:visited-style-name="Visited_20_Internet_20_Link">
</text:a>
</text:p>
      <text:p text:style-name="P4">
<text:span text:style-name="T4">
南加州民众在华人聚集区举行709八周年集会</text:span>
</text:p>
      <text:p text:style-name="P4">
同一天，在洛杉矶华人聚集区的商业中心丁胖子广场，一批示威者在7月8日中午聚集起来，举着写有“为众人抱薪者，不可使其冻毙于风雪”字样的黑底白字横幅，以及写有“声援709律师”“释放彭立发”字样的标语，以及今年被中国当局以“颠覆国家政权罪”判刑12年的民运人士丁家喜的照片。</text:p>
      <text:p text:style-name="P4">
 洛杉矶集会的现场情形（界立建提供）  <text:a xlink:type="simple" xlink:href="https://www.rfa.org/mandarin/yataibaodao/gangtai/sc-07102023135633.html/m0710-sc3.jpg" text:style-name="Internet_20_link" text:visited-style-name="Visited_20_Internet_20_Link">
</text:a>
</text:p>
      <text:p text:style-name="P4">
中国民主党青年执行长界立建在活动中发表演说，表示律师维护在法律面前人人平等，实现法律公平与公正，律师是以保障人权、实现社会正义，及促进民主法制为使命的群体：“在中国，就有这样一群律师为了伸张正义、维护法律使命，他们无私帮助了中共暴政党政非法压迫下的受害者。就是因为他们帮助了人民的维权抗争，共产党在2015年7月9号，在全国实行了大抓捕。”</text:p>
      <text:p text:style-name="P4">
在本次活动中，人们也呼喊了去年北京四通桥抗议者的口号“罢免独裁国贼习近平”，并焚烧了习近平照片。</text:p>
      <text:p text:style-name="P4">
记者：孙诚 责编：嘉远 网编：洪伟</text:p>
      <text:p text:style-name="P4">
Source: <text:a xlink:type="simple" xlink:href="https://www.rfa.org/mandarin/yataibaodao/gangtai/sc-07102023135633.html" text:style-name="Internet_20_link" text:visited-style-name="Visited_20_Internet_20_Link">
https://www.rfa.org/mandarin/yataibaodao/gangtai/sc-07102023135633.html</text:a>
</text:p>
      <!--NEWS-->
      <text:h text:style-name="P10" text:outline-level="1">
<text:span text:style-name="T4">
耶伦结束访华 北京要求美方采取实际行动停止打压措施</text:span>
</text:h>
      <text:p text:style-name="P4">
Author: chinese@voanews.com (美国之音)</text:p>
      <text:p text:style-name="P4">
Publisher: 美国之音中文网 (Type: NewsMediaOrganization)</text:p>
      <text:p text:style-name="P4">
Published Time: 2023-07-10T16:02:59+08:00</text:p>
      <text:p text:style-name="P4">
Modified Time: 2023-07-10 08:02:59Z</text:p>
      <text:p text:style-name="P4">
Description: 在美国财政部长耶伦离开中国后的次日，中国政府发表声明，要求美方采取实际行动停止“对华经济制裁打压措施”。</text:p>
      <text:p text:style-name="P4">
Videos: []</text:p>
      <text:p text:style-name="P4">
Images: []</text:p>
      <text:p text:style-name="P4">
Categories: ['中国', '美国', '经济·金融·贸易', '美中关系']</text:p>
      <text:p text:style-name="P4">
Type: None</text:p>
      <!--METADATA-->
      <text:p text:style-name="P4">
NoneNone</text:p>
      <text:p text:style-name="P4">
Source: <text:a xlink:type="simple" xlink:href="https://www.voachinese.com/a/china-demands-us-action-after-yellen-visit-20230710/7174000.html" text:style-name="Internet_20_link" text:visited-style-name="Visited_20_Internet_20_Link">
https://www.voachinese.com/a/china-demands-us-action-after-yellen-visit-20230710/7174000.html</text:a>
</text:p>
      <!--NEWS-->
      <text:h text:style-name="P10" text:outline-level="1">
<text:span text:style-name="T4">
《亚太报道》2023年7月10日音频</text:span>
</text:h>
      <text:p text:style-name="P4">
Author: None</text:p>
      <text:p text:style-name="P4">
Publisher: Radio Free Asia (Organization)</text:p>
      <text:p text:style-name="P4">
Published Time: 2023-07-10T16:20:01-04:00</text:p>
      <text:p text:style-name="P4">
Modified Time: 2023-07-10T16:20:01-04:00</text:p>
      <text:p text:style-name="P4">
Description: None</text:p>
      <text:p text:style-name="P4">
Videos: []</text:p>
      <text:p text:style-name="P4">
Audios: ["<text:a xlink:type="simple" xlink:href="https://www.rfa.org/mandarin/apr-audio/yp-071020230938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88615in" draw:z-index="0">
<draw:image xlink:href="../Images/rfamandarin/2023-07-10T16-20-01-04-00/000000.png" xlink:type="simple" xlink:show="embed" xlink:actuate="onLoad" draw:mime-type="image/png"/>
</draw:frame>
 <text:a xlink:type="simple" xlink:href="https://www.rfa.org/mandarin/apr-audio/yp-07102023093824.html/@@images/image" text:style-name="Internet_20_link" text:visited-style-name="Visited_20_Internet_20_Link">
</text:a>
 自由亚洲电台制图  <text:a xlink:type="simple" xlink:href="https://www.rfa.org/mandarin/apr-audio/yp-07102023093824.html/@@stream" text:style-name="Internet_20_link" text:visited-style-name="Visited_20_Internet_20_Link">
Audio-1-Link：https://www.rfa.org/mandarin/apr-audio/yp-07102023093824.html/@@stream </text:a>
</text:p>
      <text:p text:style-name="P4">
此次节目的主要内容：</text:p>
      <text:p text:style-name="P4">
1. 暴力袭击导致广东廉江幼儿园六死一伤，中国治安状况堪忧；</text:p>
      <text:p text:style-name="P4">
2. "城市码"取代"健康码"，上海推出升级版监控措施；</text:p>
      <text:p text:style-name="P4">
3. 网信办要求加强"自媒体"管理，是打假还是禁言？</text:p>
      <text:p text:style-name="P4">
4. 中共中央社会工作部投入运行，"维稳"机制涵盖基层政府；</text:p>
      <text:p text:style-name="P4">
5. 多位中国女性经济学者因与耶伦餐叙，遭网民辱骂。</text:p>
      <text:p text:style-name="P4">
Source: <text:a xlink:type="simple" xlink:href="https://www.rfa.org/mandarin/apr-audio/yp-07102023093824.html" text:style-name="Internet_20_link" text:visited-style-name="Visited_20_Internet_20_Link">
https://www.rfa.org/mandarin/apr-audio/yp-07102023093824.html</text:a>
</text:p>
      <!--NEWS-->
      <text:h text:style-name="P10" text:outline-level="1">
<text:span text:style-name="T4">
香港反送中冲击议会案  王宗尧等6人被判暴动罪成</text:span>
</text:h>
      <text:p text:style-name="P4">
Author: None</text:p>
      <text:p text:style-name="P4">
Publisher: Radio Free Asia (Organization)</text:p>
      <text:p text:style-name="P4">
Published Time: 2023-07-10T16:29:51-04:00</text:p>
      <text:p text:style-name="P4">
Modified Time: 2023-07-10T16:29: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5.1927in" draw:z-index="0">
<draw:image xlink:href="../Images/rfamandarin/2023-07-10T16-29-51-04-00/000000.png" xlink:type="simple" xlink:show="embed" xlink:actuate="onLoad" draw:mime-type="image/png"/>
</draw:frame>
2019年反修例运动期间，大批示威者在7月1日冲击立法会后再成功占领，警方事后拘控多人，而包括艺人王宗尧（图）在内的6人否认暴动罪受审。 RFA粤语组吳婷康攝/RFA资料</text:p>
      <text:p text:style-name="P4">
香港法院10日裁定，包括艺人王宗尧在内的6名香港“反送中”运动抗议者2019年7月1日进入立法会进行破坏案，6人暴动罪行成立。</text:p>
      <text:p text:style-name="P4">
2019年7月1日，香港大批“反送中”抗议者包围立法会大楼10多个小时后，晚间闯入并占领有警察把守的立法会大楼，撤除大楼外中国国旗、涂黑香港区徽，并展示港英时代的旗帜。该事件被视为是对北京权威的一次空前挑战。</text:p>
      <text:p text:style-name="P4">
综合港媒报道，香港警方先前依暴动罪等罪名, 起诉当天进入立法会的13名示威者，其中7人承认暴动罪，包括香港大学前学生会长孙晓岚等。但王宗尧等6人否认控罪。</text:p>
      <text:p text:style-name="P4">
该案件10日在西九龙法院续审，法庭裁定6名不认罪被告所面对的控罪全部表证成立。案件11日续审。</text:p>
      <text:p text:style-name="P4">
除了暴动罪，13名被告还被控刑事毁坏、违反条例进入或停留在会议厅范围等罪。</text:p>
      <text:p text:style-name="P4">
艺人王宗尧现年45岁。针对警方控罪，他曾在脸书发文强调“没有暴徒，只有暴政”，并勉励香港人勿忘初衷。</text:p>
      <text:p text:style-name="P4">
责编：凯迪</text:p>
      <text:p text:style-name="P4">
Source: <text:a xlink:type="simple" xlink:href="https://www.rfa.org/mandarin/Xinwen/7-07102023162753.html" text:style-name="Internet_20_link" text:visited-style-name="Visited_20_Internet_20_Link">
https://www.rfa.org/mandarin/Xinwen/7-07102023162753.html</text:a>
</text:p>
      <!--NEWS-->
      <text:h text:style-name="P10" text:outline-level="1">
<text:span text:style-name="T4">
美本周公布6月CPI 美股早盘走高</text:span>
</text:h>
      <text:p text:style-name="P4">
Publisher: 法新社</text:p>
      <text:p text:style-name="P4">
Published Time: 2023-07-10T16:32:08+00:00</text:p>
      <text:p text:style-name="P4">
Modified Time: 2023-07-10T16:20:03+00:00</text:p>
      <text:p text:style-name="P4">
Description: （法新社纽约10日电） 美国政府本周将发布重要通膨数据6月消费者物价指数（CPI），多家大银行也将公布财报，美股主要指数今天早盘走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2" text:anchor-type="as-char" svg:width="6.9236in" svg:height="3.617581in" draw:z-index="0">
<draw:image xlink:href="../Images/rficn/2023-07-10T16-32-08-00-00/000000.png" xlink:type="simple" xlink:show="embed" xlink:actuate="onLoad" draw:mime-type="image/png"/>
</draw:frame>
</text:p>
      <text:p text:style-name="P4">
美股开盘后15分钟左右，道琼工业指数上扬0.3%，来到33832.29点。</text:p>
      <text:p text:style-name="P4">
标准普尔500指数上扬0.2%，来到4405.33点。</text:p>
      <text:p text:style-name="P4">
那斯达克综合指数平盘，来到13661.66点。</text:p>
      <text:p text:style-name="P4">
Source: <text:a xlink:type="simple" xlink:href="https://www.rfi.fr/cn/%E8%B4%A2%E7%BB%8F%E5%BF%AB%E8%AE%AF/20230710-%E7%BE%8E%E6%9C%AC%E5%91%A8%E5%85%AC%E5%B8%836%E6%9C%88cpi-%E7%BE%8E%E8%82%A1%E6%97%A9%E7%9B%98%E8%B5%B0%E9%AB%98" text:style-name="Internet_20_link" text:visited-style-name="Visited_20_Internet_20_Link">
https://www.rfi.fr/cn/%E8%B4%A2%E7%BB%8F%E5%BF%AB%E8%AE%AF/20230710-%E7%BE%8E%E6%9C%AC%E5%91%A8%E5%85%AC%E5%B8%836%E6%9C%88cpi-%E7%BE%8E%E8%82%A1%E6%97%A9%E7%9B%98%E8%B5%B0%E9%AB%98</text:a>
</text:p>
      <!--NEWS-->
      <text:h text:style-name="P10" text:outline-level="1">
<text:span text:style-name="T4">
一国企砸千万元买6辆环卫车　网友吐槽：水分太大</text:span>
</text:h>
      <text:p text:style-name="P4">
Author: None</text:p>
      <text:p text:style-name="P4">
Publisher: Radio Free Asia (Organization)</text:p>
      <text:p text:style-name="P4">
Published Time: 2023-07-10T16:34:56-04:00</text:p>
      <text:p text:style-name="P4">
Modified Time: 2023-07-10T16:34: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3" text:anchor-type="as-char" svg:width="6.9236in" svg:height="4.868854in" draw:z-index="0">
<draw:image xlink:href="../Images/rfamandarin/2023-07-10T16-34-56-04-00/000000.png" xlink:type="simple" xlink:show="embed" xlink:actuate="onLoad" draw:mime-type="image/png"/>
</draw:frame>
 网传该国企购买的新能源环卫车 <text:a xlink:type="simple" xlink:href="https://www.rfa.org/mandarin/Xinwen/8-07102023163059.html/@@images/image" text:style-name="Internet_20_link" text:visited-style-name="Visited_20_Internet_20_Link">
</text:a>
网络截图</text:p>
      <text:p text:style-name="P4">
河南中牟县一国企花1160万元采购6辆新能源环卫车，平均一辆车价格近200万元，遭到网友质疑，为何环卫车辆价格会这么高？是否水分太大了？但供应商回应称是正常价格。</text:p>
      <text:p text:style-name="P4">
据中国媒体《上游新闻》报导，近日，全国公共资源交易平台公布的一则招标公告引起广泛关注。河南郑州中牟县一国有汽车租赁公司计划采购6辆新能源环卫车，项目预算金额为1160万元，平均一辆车价格为193万元。</text:p>
      <text:p text:style-name="P4">
对此，网友纷纷吐槽。有的说：“水分太大了”，“建议纪检进驻查一下”，也有的说“不是没钱了，为什么买这么贵环卫车？”还有人说： “公家的不都这操作么？！”</text:p>
      <text:p text:style-name="P4">
据报道，面对外界质疑，该项目采购代理机构以及供应商回应称，新能源环卫车造价本来就较高，其他地区也有类似价格的采购。6辆环卫车总价1000多万元是正常价格。</text:p>
      <text:p text:style-name="P4">
该公司一名经理还说，他们生产的新能源环卫车是“高科技产品”，价格也是经过物价部门核准的。</text:p>
      <text:p text:style-name="P4">
责编：凯迪</text:p>
      <text:p text:style-name="P4">
Source: <text:a xlink:type="simple" xlink:href="https://www.rfa.org/mandarin/Xinwen/8-07102023163059.html" text:style-name="Internet_20_link" text:visited-style-name="Visited_20_Internet_20_Link">
https://www.rfa.org/mandarin/Xinwen/8-07102023163059.html</text:a>
</text:p>
      <!--NEWS-->
      <text:h text:style-name="P10" text:outline-level="1">
<text:span text:style-name="T4">
中国将启动新一轮国企改革　应对大国博弈</text:span>
</text:h>
      <text:p text:style-name="P4">
Author: None</text:p>
      <text:p text:style-name="P4">
Publisher: Radio Free Asia (Organization)</text:p>
      <text:p text:style-name="P4">
Published Time: 2023-07-10T16:40:39-04:00</text:p>
      <text:p text:style-name="P4">
Modified Time: 2023-07-10T16:40: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3.88615in" draw:z-index="0">
<draw:image xlink:href="../Images/rfamandarin/2023-07-10T16-40-39-04-00/000000.png" xlink:type="simple" xlink:show="embed" xlink:actuate="onLoad" draw:mime-type="image/png"/>
</draw:frame>
国资委党委书记、主任张玉卓在《学习时报》刊发的署名文章，明确提出将以“提高核心竞争力和增强核心功能”为重点，更大力度打造现代新国企。" <text:a xlink:type="simple" xlink:href="https://www.rfa.org/mandarin/Xinwen/9-07102023163555.html/@@images/image" text:style-name="Internet_20_link" text:visited-style-name="Visited_20_Internet_20_Link">
</text:a>
中国国务院国有资产监督管理委员会官网截图</text:p>
      <text:p text:style-name="P4">
经济低迷之下，中国将启动新一轮国企改革深化提升行动。据报道，目前，中国铁建、南方电网等央企正积极部署，重庆、广州等地改革举措正加紧推进。有专家认为，推动国有企业“做大做强做优”，已成为“大国博弈之下”企业增强竞争力的重要方式。</text:p>
      <text:p text:style-name="P4">
据《中国证券报》报道，今年2月，国资委党委书记、主任张玉卓在《学习时报》刊发的署名文章，明确了新一轮国企改革的重点任务，将以“提高核心竞争力和增强核心功能”为重点，更大力度打造现代新国企。</text:p>
      <text:p text:style-name="P4">
报道指，多家央企近期披露新一轮国企改革思路。其中，中国铁建近日表示，将紧紧围绕聚焦高质量发展，实现“一增一稳四提升”的年度总体目标，在更大范围、更深层次实施新一轮改革深化提升行动，加快培育建设世界一流综合建设产业集团。</text:p>
      <text:p text:style-name="P4">
南方电网系统制定公司的行动表和路线图。相关负责人表示，要以更大力度推进新型电力系统和新型能源体系建设，加强南方区域电力市场建设攻坚力度，促进电力资源优化配置，支撑服务‘双碳’目标实现。”</text:p>
      <text:p text:style-name="P4">
在习近平主导下，中国近年来一直采取"国进民退"政策。美国智库2022年的报告显示，虽然在"世界五百强"榜单上，中国企业的数量最多，并以国有企业为主，但这些国企仅仅是体量占据优势，营收利润远远落后于世界水平。</text:p>
      <text:p text:style-name="P4">
责编：凯迪</text:p>
      <text:p text:style-name="P4">
Source: <text:a xlink:type="simple" xlink:href="https://www.rfa.org/mandarin/Xinwen/9-07102023163555.html" text:style-name="Internet_20_link" text:visited-style-name="Visited_20_Internet_20_Link">
https://www.rfa.org/mandarin/Xinwen/9-07102023163555.html</text:a>
</text:p>
      <!--NEWS-->
      <text:h text:style-name="P10" text:outline-level="1">
<text:span text:style-name="T4">
消息人士：河南省委副书记周霁或接任港澳办主任</text:span>
</text:h>
      <text:p text:style-name="P4">
Author: None</text:p>
      <text:p text:style-name="P4">
Publisher: Radio Free Asia (Organization)</text:p>
      <text:p text:style-name="P4">
Published Time: 2023-07-10T16:46:00-04:00</text:p>
      <text:p text:style-name="P4">
Modified Time: 2023-07-10T17:28: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7" text:anchor-type="as-char" svg:width="6.9236in" svg:height="4.612011in" draw:z-index="0">
<draw:image xlink:href="../Images/rfamandarin/2023-07-10T16-46-00-04-00/000000.png" xlink:type="simple" xlink:show="embed" xlink:actuate="onLoad" draw:mime-type="image/png"/>
</draw:frame>
 中共河南省委副书记、政法委书记周霁 <text:a xlink:type="simple" xlink:href="https://www.rfa.org/mandarin/Xinwen/10-07102023164141.html/@@images/image" text:style-name="Internet_20_link" text:visited-style-name="Visited_20_Internet_20_Link">
</text:a>
网络截图</text:p>
      <text:p text:style-name="P4">
据港媒消息，中共河南省委副书记、政法委书记周霁未来可能接替夏宝龙，出任中国国务院港澳事务办公室主任。</text:p>
      <text:p text:style-name="P4">
香港《南华早报》近日引述消息人士称，6月30日，中共政治局会议上批准周霁担任港澳办副主任后，夏宝龙已向港澳办深圳办事处的主要官员介绍周霁。两人也将去珠海，向负责澳门事务的关键团队做介绍。</text:p>
      <text:p text:style-name="P4">
消息人士称，夏宝龙在现阶段将继续担任港澳办主任，未来几个月继续监督重组工作。但周霁受委派任港澳办副主任，加上夏宝龙亲自与他展开入职之旅，显示周霁将是接任港澳办主任人选。</text:p>
      <text:p text:style-name="P4">
周霁之前并没有港澳工作经验，但半官方智库的中国港澳研究会顾问刘兆佳研判，周霁在中共党内较有影响力，在党机关和政府机构可更好推动与香港有关的政策。</text:p>
      <text:p text:style-name="P4">
责编：凯迪</text:p>
      <text:p text:style-name="P4">
Source: <text:a xlink:type="simple" xlink:href="https://www.rfa.org/mandarin/Xinwen/10-07102023164141.html" text:style-name="Internet_20_link" text:visited-style-name="Visited_20_Internet_20_Link">
https://www.rfa.org/mandarin/Xinwen/10-07102023164141.html</text:a>
</text:p>
      <!--NEWS-->
      <text:h text:style-name="P10" text:outline-level="1">
<text:span text:style-name="T4">
北约秘书长对中国胁迫性行为发出警告</text:span>
</text:h>
      <text:p text:style-name="P4">
Author: None</text:p>
      <text:p text:style-name="P4">
Publisher: Radio Free Asia (Organization)</text:p>
      <text:p text:style-name="P4">
Published Time: 2023-07-10T16:56:41-04:00</text:p>
      <text:p text:style-name="P4">
Modified Time: 2023-07-10T16:56: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9" text:anchor-type="as-char" svg:width="6.9236in" svg:height="4.600844in" draw:z-index="0">
<draw:image xlink:href="../Images/rfamandarin/2023-07-10T16-56-41-04-00/000000.png" xlink:type="simple" xlink:show="embed" xlink:actuate="onLoad" draw:mime-type="image/png"/>
</draw:frame>
 北约秘书长斯托尔滕贝格 <text:a xlink:type="simple" xlink:href="https://www.rfa.org/mandarin/Xinwen/11-07102023164708.html/@@images/image" text:style-name="Internet_20_link" text:visited-style-name="Visited_20_Internet_20_Link">
</text:a>
路透社</text:p>
      <text:p text:style-name="P4">
北约秘书长斯托尔滕贝格周一（10日）表示，中国正在从莫斯科的军事失败和国际社会的反应中汲取教训。他还警告：“中国政府在国外越来越具胁迫性的行为及在国内更具压迫性的政策，挑战北约组织的安全、价值观和利益。”</text:p>
      <text:p text:style-name="P4">
斯托尔滕贝格周一在《外交事务》（ForeignAffairs）杂志发表的一篇文章中表示，北京正在“密切关注俄罗斯为其侵略行为所付出的代价或获得的回报”。他还说，北约“并不将中国视为对手”，但敦促中国“应该利用其对俄罗斯的相当大的影响力”，结束俄罗斯对乌克兰的非法战争，而不是“加强与俄罗斯的经济、外交和军事合作”。</text:p>
      <text:p text:style-name="P4">
斯托尔滕贝格在文中警告：“北京正在威胁其邻国并霸凌其他国家。它试图控制北约成员国的关键供应链和基础设施。北约必须对这些挑战保持清醒的认识，不以经济利益交换安全利益。”</text:p>
      <text:p text:style-name="P4">
斯托尔滕贝格还说，“随着威权主义政权越来越抱团，我们这些信仰自由和民主的国家必须团结一致”。他指出，北约是欧洲和北美的地区联盟，但他们面临的挑战是全球性的。这就是为什么他邀请了欧盟领导人以及在印太地区的伙伴——澳大利亚、日本、新西兰和韩国——加入北约在维尔纽斯的会议。他说：“我们必须对我们面临的安全风险有一个共同的理解，并共同努力加强我们社会、经济和民主体制的韧性。”</text:p>
      <text:p text:style-name="P4">
北约峰会将于7月11日至12日在立陶宛首都维尔纽斯举行。</text:p>
      <text:p text:style-name="P4">
责编：凯迪</text:p>
      <text:p text:style-name="P4">
Source: <text:a xlink:type="simple" xlink:href="https://www.rfa.org/mandarin/Xinwen/11-07102023164708.html" text:style-name="Internet_20_link" text:visited-style-name="Visited_20_Internet_20_Link">
https://www.rfa.org/mandarin/Xinwen/11-07102023164708.html</text:a>
</text:p>
      <!--NEWS-->
      <text:h text:style-name="P10" text:outline-level="1">
<text:span text:style-name="T4">
乌克兰救援物资分发点被炸 致四死13伤</text:span>
</text:h>
      <text:p text:style-name="P4">
Author: 联合早报 (Person)</text:p>
      <text:p text:style-name="P4">
Publisher: 联合早报 (Organization)</text:p>
      <text:p text:style-name="P4">
Published Time: 2023-07-10T16:59</text:p>
      <text:p text:style-name="P4">
Modified Time: 2023-07-10T17:01</text:p>
      <text:p text:style-name="P4">
Description: 乌克兰东南部扎波罗热州一个救援物资分发点遭俄罗斯袭击，造成四人死亡，13人受伤。据路透社报道，扎波罗热州长马拉什科星期一（7月10日）在Telegram应用上说，一栋被用作分发救援...</text:p>
      <text:p text:style-name="P4">
Videos: []</text:p>
      <text:p text:style-name="P4">
Audios: []</text:p>
      <text:p text:style-name="P4">
Images: []</text:p>
      <text:p text:style-name="P4">
Type: NewsArticle</text:p>
      <text:p text:style-name="P4">
Breadcrumbs: ['即时', '国际']</text:p>
      <text:p text:style-name="P4">
Keywords: ['俄乌战争', '乌克兰', '俄罗斯', '袭击']</text:p>
      <!--METADATA-->
      <text:p text:style-name="P4">
乌克兰东南部扎波罗热州一个救援物资分发点遭俄罗斯袭击，造成四人死亡，13人受伤。</text:p>
      <text:p text:style-name="P4">
据路透社报道，扎波罗热州长马拉什科星期一（7月10日）在Telegram应用上说，一栋被用作分发救援物资的学校建筑遭一枚制导航空炸弹袭击，导致三女一男死亡。死者皆40来岁。</text:p>
      <text:p text:style-name="P4">
乌克兰内政部在网上发布的现场照片显示瓦砾和碎片散落在庭院和街道上。</text:p>
      <text:p text:style-name="P4">
乌克兰总检察长办公室称，已针对扎波罗热州奥里希夫镇（Orikhiv）星期天（9日）遇袭这起战争罪刑事案展开调查。</text:p>
      <text:p text:style-name="P4">
Source: <text:a xlink:type="simple" xlink:href="https://www.zaobao.com.sg/realtime/world/story20230710-1412522" text:style-name="Internet_20_link" text:visited-style-name="Visited_20_Internet_20_Link">
https://www.zaobao.com.sg/realtime/world/story20230710-1412522</text:a>
</text:p>
      <!--NEWS-->
      <text:h text:style-name="P10" text:outline-level="1">
<text:span text:style-name="T4">
专栏 | 夜话中南海：美国财长宣布了中国央行新行长的任命？</text:span>
</text:h>
      <text:p text:style-name="P4">
Author: None</text:p>
      <text:p text:style-name="P4">
Publisher: Radio Free Asia (Organization)</text:p>
      <text:p text:style-name="P4">
Published Time: 2023-07-10T17:03:18-04:00</text:p>
      <text:p text:style-name="P4">
Modified Time: 2023-07-10T17:03:18-04:00</text:p>
      <text:p text:style-name="P4">
Description: None</text:p>
      <text:p text:style-name="P4">
Videos: []</text:p>
      <text:p text:style-name="P4">
Audios: ["<text:a xlink:type="simple" xlink:href="https://www.rfa.org/mandarin/zhuanlan/yehuazhongnanhai/gx-071020231003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1" text:anchor-type="as-char" svg:width="6.9236in" svg:height="4.612011in" draw:z-index="0">
<draw:image xlink:href="../Images/rfamandarin/2023-07-10T17-03-18-04-00/000000.png" xlink:type="simple" xlink:show="embed" xlink:actuate="onLoad" draw:mime-type="image/png"/>
</draw:frame>
 中国央行行长易纲 路透社资料图片  <text:a xlink:type="simple" xlink:href="https://www.rfa.org/mandarin/zhuanlan/yehuazhongnanhai/gx-07102023100310.html/@@stream" text:style-name="Internet_20_link" text:visited-style-name="Visited_20_Internet_20_Link">
Audio-1-Link：https://www.rfa.org/mandarin/zhuanlan/yehuazhongnanhai/gx-07102023100310.html/@@stream</text:a>
</text:p>
      <text:p text:style-name="P4">
美国财长与中国央行党委书记的会面标志着仍然还是央行行长的易纲事实上已经交权并等让位。而相比于接班人潘功胜，这位真正有“国际背景”的易纲为什么始终没有能够得到习近平的完全信任，值得探讨。</text:p>
      <text:p text:style-name="P4">
美国拜登政府的财政部长，被中共官媒赞美为美国的“对外华政策温和派”甚至是“亲华派”的耶伦刚刚结束的北京四日行制造出了不少“花絮”，比如晋见中国副总理何立峰时激动而又谦卑地鞠躬鞠个不停，再比如与中国央行党委书记潘功胜见面后即代表中共当局宣布了这位潘书记是事实上的央行主管。</text:p>
      <text:p text:style-name="P4">
综合外界媒体的报道，对中国进行四天访问的耶伦在与中国官员的一系列会晤中见到了前不久才被宣布为中国央行党委书记的潘功胜，并在周日（7月9日）离开北京前的记者会上，称他为央行的主管。</text:p>
      <text:p text:style-name="P4">
按照彭博社报道的说法：在耶伦开始访问北京之际，美国官员就潘功胜的角色引发混乱。美国官员将耶伦与现任中国人民银行行长易纲的会晤称之为“非正式”交流。到了周日早上，（美国）财政部就将潘功胜称为中国人民银行主管。耶伦周日在被要求澄清她的讲话时说，“这由中国方面决定和宣布他们的决定。但是我确实会见了目前的央行代理主管，我们进行了非常良好的讨论。”</text:p>
      <text:p text:style-name="P4">
耶部长的意思显然是我虽然会见的是中国央行的党委书记，但这位潘书记确实是在代行央行行政一把手，也就是行长的职权。</text:p>
      <text:p text:style-name="P4">
我们在本专栏的上期和前期节目中都已经向读者听众们强调过，对潘功胜也即将接替易纲中国央行“行政一把手”职务，恢复央行首长党政“一肩挑”的预期的实现，最早也要等今年八月底，因为需要一个经过全国人大常委会的“全过程民主”流程。而在潘功胜被宣布为央行党委书记的同一天，最近的一次全国人大常委会刚刚闭幕，下次会议的召开要等两个月之后。而如今美国财长耶伦等于是代替中共当局对外宣布了潘功胜书记已经在央行“全面主持工作”。</text:p>
      <text:p text:style-name="P4">
耶伦本人在有幸被中共央行党委的潘功胜书记会见之后没有对外提及的一个细节是，央行官网上特别介绍了央行的一个副行长宜昌能陪同潘书记会见了耶伦。该条新闻的全文是：“2023年7月7日，中国人民银行党委书记、国家外汇局局长潘功胜会见了来访的美国财长耶伦，就共同关心的经济金融议题交换了意见。中国人民银行副行长宣昌能参加会见。”</text:p>
      <text:p text:style-name="P4">
文中未提会见地点，但从照片上看是在央行总部。而中共财政部长刘昆与耶伦则不是“会见”，而是更为正式一些的“会谈”。中共财政部官网相关报道内容是：“2023年7月8日晚，财政部部长刘昆与美国财政部部长耶伦在钓鱼台国宾馆举行会谈，就中美两国及全球宏观经济形势、两国财政政策、应对全球性挑战等议题进行了交流。中央财办副主任、财政部副部长廖岷陪同参加。”</text:p>
      <text:p text:style-name="P4">
但是，相比于被中国央行的党委书记会见引发出的新闻热点，耶伦这位美国财政部长与中国财政部长之间的既对等又对位的“会谈”被外界媒体或是完全忽视，或仅仅是一笔带过。</text:p>
      <text:p text:style-name="P4">
既然是美国财政部长耶伦在会见潘书记之后对外宣称她会见的是中国央行的“主管”，那么相信中方当时就是这样向她介绍，或者说是“实际负责人”或者说是“主要负责人”。至于易纲，虽然是以央行行长身份先于潘功胜见了耶伦，但却是被安排陪同“退而不休”的刘鹤进行的所谓“非正式”会见，所以和央行前行长周小川对耶伦的宴请一样，都是搬不上中共官方新闻的‘台面”的。</text:p>
      <text:p text:style-name="P4">
潘功胜在央行里已经全面取代仍然挂名行长的易纲的更有力证明就是央行官网的动向。</text:p>
      <text:p text:style-name="P4">
笔者注意到，在本专栏的上篇文章中介绍了中共央行官网上对行领导的介绍仍然是依序为郭树清、易纲、潘功胜…..之后，在美国财长耶伦获得了潘功胜的会见之后，央行官网的行领导介绍栏终于更改，新的排序为：易纲、潘功胜、刘国强、曲吉山、张青松、宜昌能。</text:p>
      <text:p text:style-name="P4">
同时也对易纲和潘功胜的职务介绍进行了更新，对易纲的职务介绍是去掉了他的党委副书记头衔，对潘功胜的职务介绍则没有了副行长的头衔，行政职务只剩下一个外汇局局长。</text:p>
      <text:p text:style-name="P4">
易纲因为在潘功胜被任命为央行党委书记时也被宣布免除了其党委副书记的党内职务，所以在这次新出台的央行官网的央行行领导中居然排名在党委的潘书记之前。当然这只不过是一个形式上的过度。事实上易纲在央行的官网上已经是“人未走，茶就凉”。</text:p>
      <text:p text:style-name="P4">
该官网上对行长易纲的活动介绍被定格在6月30日，也就是潘功胜被宣布取代郭树清央行党委书记职务的前一天，内容是“2023年6月30日，中国人民银行行长易纲会见来访的联合国常务副秘书长阿明娜·穆罕默德一行。双方就可持续发展、发展融资、气候变化等问题交换了意见。”</text:p>
      <text:p text:style-name="P4">
而对潘功胜的活动介绍，则是在我们本专栏上篇文章介绍过的内容，即在升任央行党委书记后分别会见了两个到访北京的外国央行行长之后，又增加了与美国财长耶伦会见的报道内容。而易纲虽然也在潘功胜之前见了耶伦，但央行官网上也是和中共央媒步调一致，只字不提。</text:p>
      <text:p text:style-name="P4">
从潘功胜被“意外”宣布为央行党委书记到这次美国财长耶伦有幸被这位潘书记会见，外界媒体较为一致的评论都是外界预期他将接替易钢出任行长一职，是因高层相中他的国际背景。但问题是如果是从“国际背景”考虑的话，潘书记只在国外做过一年“博士后”研究，外加几个月的哈佛肯尼迪政府学院短期培养班的“国际化”，与现成的央行行长，不但是美国培养的博士而且还曾经是美国的大学终身教授的易纲完全不能相提并论。为什么易纲就不能继续连任呢？从周小可以连任15年央行行长的纵向比较，再与比易纲还要年长两岁的财长刘昆在与易纲在今年三月同时被宣布连任之后至今并没有被安排接班人的迹象横向对比，“到点下车”显然只是潘功胜取代易纲的表面理由。</text:p>
      <text:p text:style-name="P4">
笔者读到和听到过一些政评人士的说法，大都是认为易纲的前美国大学教授的背景令他不被习近平完全放心。但是，刘鹤不是也有美国的学历，而且是美国哈佛大学的学历背景吗？更何况易纲当年本是中共政权对外放开之始的官派留学生，是当年的留美地下党的骨干成员，而且取得学位之后没有立即回国也是“组织上的安排”。</text:p>
      <text:p text:style-name="P4">
可能是因为当年不但留美而且还成了美国的大学教授的原因，易纲在自己的简历里似乎是故意回避了他自己的入党时间，以免被人诟病为“留美地下党”。但是，他的大学同班同学的回忆文章里却透露了他是19岁进入北京大学，进校后“积极要求进步”，大学二年级就光荣入党。时年20岁。</text:p>
      <text:p text:style-name="P4">
再对比一下潘功胜潘书记的履历，此人1963年出生，1999年入党，只比易刚年轻5岁，党龄却是比易纲短了20年。</text:p>
      <text:p text:style-name="P4">
再比易纲央行行长的前任周小川，此公比易纲正好年长10岁，但入党时间却比易纲晚了8年，1986年才入党，时年28岁了。</text:p>
      <text:p text:style-name="P4">
5年前易纲被任命接替周小川的央行行长职务后，中国大陆众多媒体曾争抢转发一篇标题为《易纲行长来了：从北大高材生到美国终身教授》的报道文章，介绍时年60岁的易纲是一位“老央行”。若是从1997年他开始担任中国人民银行货币政策委员会副秘书长算起，到接任央行行长之日，他跟央行“打交道”已超过20年。逾20年里，但担任过中国人民银行货币政策司司长、中国人民银行行长助理、国家外汇管理局局长等职，2016年3月开始，他担任中国人民银行党委副书记、副行长。</text:p>
      <text:p text:style-name="P4">
2016年3月的一场记者会上，周小川在介绍各个副行长分工时曾表示，易纲副行长负责人民银行各项工作，主管货币政策、国际业务。也就是说，从那时开始，他已经被明确为主持日常工作的常务副行长。</text:p>
      <text:p text:style-name="P4">
此外，2014年4月25日，易纲以中央财经领导小组办公室副主任、中国人民银行副行长、国家外汇管理局局长三个头衔在福建某会议上亮相。请注意，这时候的中央财经领导小组组长已经是习近平了。</text:p>
      <text:p text:style-name="P4">
这篇报道文章中引用易纲的北京大学同班同学，日后又与易纲同时从美国回国的海闻教授的回忆说：“易纲当时在我们班年龄中比较年轻，要求上进、表现很积极。刻苦更不必说，作为恢复高考后的第一届大学生，大家都很刻苦。”</text:p>
      <text:p text:style-name="P4">
海闻还介绍说：易纲早年自学了英文，英文很好，也积极参加班级活动，是班级最早入党的学生。“学校里对入党要求很严格，易纲是在优秀的人中表现最好的。后来推荐出国读书，大家觉得易纲很优秀、有理想、有激情，他是恢复高考后第一批公费出国的学生。读完博士，在美国做终身教授。回来了，我们一起创办中国经济研究中心，回来两年后去了央行，他把所学用到了政策制定上。”</text:p>
      <text:p text:style-name="P4">
报道文章中介绍：美国求学期间，易纲还是学生活动的热心组织者。1985－1986年，易纲任美国伊利诺大学中国学生学者联谊会主席。1992－1993年任中国留美经济学会会长。</text:p>
      <text:p text:style-name="P4">
在美国，易纲就已经成为了“易教授”。1986年至1994年，在美国印第安那大学经济系先后担任助教、副教授，1992年获终身教职。</text:p>
      <text:p text:style-name="P4">
那么，既然是当年的国家公派的留学生，学成之后不及时回国岂不是不爱国的表现？尤其是作为一个共产党员来说？</text:p>
      <text:p text:style-name="P4">
别急，另外一篇首发在当年的《 <text:a xlink:type="simple" xlink:href="https://www.zhihu.com/column/collegedaily" text:style-name="Internet_20_link" text:visited-style-name="Visited_20_Internet_20_Link">
 北美留学生日报 </text:a>
》的报道文章《他曾揣着两美元来美国，边刷碗边读博，如今成为央行行长！》揭示了个中原委。</text:p>
      <text:p text:style-name="P4">
文章中说：同样是博士学位的学者型官员易纲是恢复高考后的“新三届大学生”，1977年考入北京大学经济学系的他在毕业后并未满足于现状，在1980年他被选派前往美国学习深造。他在哈姆林大学完成了工商管理专业的学习，并去伊利诺伊大学学习经济学专业，最终获得了经济学博士的学位。</text:p>
      <text:p text:style-name="P4">
不如现在大多数中国留学生在大家刻板印象中的光鲜亮丽，在1980年代的中国留学生在国外过得是近乎一贫如洗的日子。他在一次访谈中说到：“我1980年兜里揣着两美元，吃饭和零花钱必须自己打工赚得，每个礼拜我在学校食堂洗三次碗，每次洗三个钟头，这样一来一个礼拜可以挣20顿饭和零花钱。”</text:p>
      <text:p text:style-name="P4">
在留美的14年间，他不仅完成了自己的博士学位，易纲还在在美国印第安纳大学先后担任助教与副教授。而当他用完这“两美元”时，他已经获得了印第安纳大学经济系的终身教职。</text:p>
      <text:p text:style-name="P4">
易纲曾在一篇文章中写道：“我一直以一个报恩的心情来报答社会，来报答我的学生……报答我的家人，我周围的人，报答我的母校，报答人民银行，从而报答国家。”</text:p>
      <text:p text:style-name="P4">
易纲在美留学时最初的打算是学成毕业立马回国，但是北大的校长告诉易纲，如果没有在美国工作过，那就不能了解真正的美国，所以直到1994年易纲取得了美国印第安纳大学的终身教职才启程归国。</text:p>
      <text:p text:style-name="P4">
文章中还介绍说：虽说当时易纲身在美国，他却从来没有真正的背离自己的国家。他的研究课题都与中国的经济问题有关。在印第安纳大学任教期间，他发表了多篇关于中国货币的文章，并在前前后后花费了十余年进行研究。出版了各种不同书籍，而他的《中国货币化进程》也在2003年终于出版问世。</text:p>
      <text:p text:style-name="P4">
不过呢，如上报道中虽然证实了当年在美国的易纲始终都是“党的人”，但却没有交待他和他的一家当年在美国的居留身份是怎么解决的。</text:p>
      <text:p text:style-name="P4">
笔者来美国之后结识的一位当年与易纲同批从北京大学公派美国，日后也已经回国任教的人士这样说:我们那批人，除了1990年以前即已经回国谋生的一批----只占较小一部分，在1990年前后还留在美国的，百分之九十都拿了“六四绿卡”。美国人白送的“福利”，又没有任何交换条件。为什么不拿？</text:p>
      <text:p text:style-name="P4">
当然，日后回国的易纲肯定是已经放弃了美国永久居民的身份----无论其家人是做何选择，但他当年在美国完成学业之后，是不是也搭了一趟“六四绿卡”的便车呢？详细的分析内容，会是本专栏下篇文章的内容之一。</text:p>
      <text:p text:style-name="P4">
(本期节目由高新主持及播讲）</text:p>
      <text:p text:style-name="P4">
(文章只代表特约评论员个人的立场和观点）</text:p>
      <text:p text:style-name="P4">
Source: <text:a xlink:type="simple" xlink:href="https://www.rfa.org/mandarin/zhuanlan/yehuazhongnanhai/gx-07102023100310.html" text:style-name="Internet_20_link" text:visited-style-name="Visited_20_Internet_20_Link">
https://www.rfa.org/mandarin/zhuanlan/yehuazhongnanhai/gx-07102023100310.html</text:a>
</text:p>
      <!--NEWS-->
      <text:h text:style-name="P10" text:outline-level="1">
<text:span text:style-name="T4">
离散、恐惧，也有期待｜中国民营企业家的怕与爱（二）</text:span>
</text:h>
      <text:p text:style-name="P4">
Author: None</text:p>
      <text:p text:style-name="P4">
Publisher: Radio Free Asia (Organization)</text:p>
      <text:p text:style-name="P4">
Published Time: 2023-07-10T17:38:30-04:00</text:p>
      <text:p text:style-name="P4">
Modified Time: 2023-07-10T17:38:30-04:00</text:p>
      <text:p text:style-name="P4">
Description: None</text:p>
      <text:p text:style-name="P4">
Videos: []</text:p>
      <text:p text:style-name="P4">
Audios: ["<text:a xlink:type="simple" xlink:href="https://www.rfa.org/mandarin/ytbdzhuantixilie/minying/wy-071020231230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88615in" draw:z-index="0">
<draw:image xlink:href="../Images/rfamandarin/2023-07-10T17-38-30-04-00/000000.png" xlink:type="simple" xlink:show="embed" xlink:actuate="onLoad" draw:mime-type="image/png"/>
</draw:frame>
 <text:a xlink:type="simple" xlink:href="https://www.rfa.org/mandarin/ytbdzhuantixilie/minying/wy-07102023123033.html/@@images/image" text:style-name="Internet_20_link" text:visited-style-name="Visited_20_Internet_20_Link">
</text:a>
自由亚洲电台制图  <text:a xlink:type="simple" xlink:href="https://www.rfa.org/mandarin/ytbdzhuantixilie/minying/wy-07102023123033.html/@@stream" text:style-name="Internet_20_link" text:visited-style-name="Visited_20_Internet_20_Link">
Audio-1-Link：https://www.rfa.org/mandarin/ytbdzhuantixilie/minying/wy-07102023123033.html/@@stream</text:a>
</text:p>
      <text:p text:style-name="P4">
外界常以"56789"几个数字来概括民营企业在中国经济中的重要性，其中5是指民营企业贡献了中国50%的税收，9是指贡献了新增就业的90%。但近几年，中国政府对民营经济采取打压和漠视的政策，使民营企业的信心大受打击。去年底中国结束疫情封控、走入经济复苏的通道后，民企的信心并没有得到有效恢复，甚至拖累了中国经济整体的表现。本台记者王允采写了三集系列报道，以多位民营企业家的经历来揭示中国民营经济遭遇的困境。在以下第二集的报道中，将主要讲述三位服务、贸易类小微企业主的近况。</text:p>
      <text:p text:style-name="P4">
<text:a xlink:type="simple" xlink:href="https://www.rfa.org/mandarin/ytbdzhuantixilie/minying/wy-06142023142320.html" text:style-name="Internet_20_link" text:visited-style-name="Visited_20_Internet_20_Link">
 <text:span text:style-name="T4">
从与时代共舞到黄钟毁弃｜中国民营企业家的怕与爱（一）</text:span>
 </text:a>
</text:p>
      <text:p text:style-name="P4">
去年4、5月份上海疫情封控的时候，张开宇想过要和自己的两只猫一起死。</text:p>
      <text:p text:style-name="P4">
这两只猫他已经养了10年，他说猫就是自己的软肋。不少人的宠物被封控人员消杀的消息传来的时候，张开宇尤感恐惧，“我不能忍受他们被锤死，或者我亲手去掐死他们，这太惨，所以那时候我想到的，就是把他们关在笼子里，然后把煤气打开，他们就会慢慢窒息死掉，那我也可以用同样的方式。”</text:p>
      <text:p text:style-name="P4">
这是张开宇能想到的最完美的方案，但或许是因为还有妹妹和母亲，或许是对自由还留有一些向往，张开宇最终没有下手。但这个时候，他心里已经把自己的生意放下了。</text:p>
      <text:p text:style-name="P4">
<text:span text:style-name="T4">
离散与溃败</text:span>
</text:p>
      <text:p text:style-name="P4">
张开宇在上海经营一家时尚精品店，到2022年时已经有十六年的时间。他的客户是上海的富人阶层，在他固定联系的一千名客户名单上，很多人都是身家几千万以上。但上海四月份封控之后，这批客户逐渐离散，“特别是那两个月里，跟朋友聊起来，都是想离开，不顾一切想离开，包括客户和朋友，特别是客户，那些有能力离开的，有钱的，都是这样。”</text:p>
      <text:p text:style-name="P4">
张开宇一开始还想着维持一段时间看看，但他发现即使留下来的客人消费行为也发生了改变，“就是有新东西上市，你看他们到底来不来，他们有的就不来，或者来了，你看他们，可能看半天就只挑了一件、两件，甚至还是比较便宜的，而且要很长的思考，不像以前就像无脑买一样。”</text:p>
      <text:p text:style-name="P4">
张开宇很快想通了一个道理，“你看封城这两个月，几乎所有人都像被关在一个大监狱里，没有任何自由，这个时候你就觉得其实生意已经没有任何意义了。”到了年底，张开宇就把生意转了出去。</text:p>
      <text:p text:style-name="P4">
也是2022年，身在成都的莫先生（出于安全考虑，使用了化名）在5月份关掉了在青羊区的最后一家快餐店，并决定永久离开餐饮业。</text:p>
      <text:p text:style-name="P4">
莫先生2014年投身餐饮业，最好的时候在成都拥有六家餐馆，但到2022年时已经只剩下两家快餐店。他最后关掉的这家快餐店仍然是赚钱的，但他最后还是决定不做了，“当时就是不明朗嘛，2022年的5月份疫情还没有结束，还在陆续的封城，你不知道什么时候又封到成都了；一封的话就是两三个月，又要做不起来了，你的库存、你的人工、你的房租还是要付，虽然说还可以盈利，可以赚一部分钱，但一停工，这些钱都已经投进去的话，就完全没有意义了。”</text:p>
      <text:p text:style-name="P4">
 2020 年 9 月 8日，成都市，新冠疫情爆发后，一名川剧演员在锦里古街的一家餐厅等待顾客。（路透社）  <text:a xlink:type="simple" xlink:href="https://www.rfa.org/mandarin/ytbdzhuantixilie/minying/wy-07102023123033.html/2020-09-08t102839z_1351177520_rc2aui9fj9fy_rtrmadp_3_health-coronavirus-china.jpg" text:style-name="Internet_20_link" text:visited-style-name="Visited_20_Internet_20_Link">
</text:a>
</text:p>
      <text:p text:style-name="P4">
而杭州的葛平创办的咨询公司好不容易熬过了2022年严酷的封城，还是选择在2023年初为其旗下的子公司办理了“歇业”。为安全起见，“葛平”以化名接受采访。</text:p>
      <text:p text:style-name="P4">
根据2022年3月开始实施的《市场主体登记管理条例》，所谓歇业，是指企业如果遇到天灾、疫情等不可抗力的情况，可以申请保留主体资格，不按停业处理，待情况好转后重新启动。但葛平并没有觉得所谓“歇业”给自己带来了多少好处，“后面发现，歇业的企业这些基本的支出，财务的费用，税务的费用，租写字楼、租工作室的费用都是要出的，它的目的就是要保主体，就是不让市场主体退出得太多，政府是有这个考虑。”</text:p>
      <text:p text:style-name="P4">
葛平揣测，政府推行这个“歇业”制度就是为了在报表上好看一些，不让停业或注销的企业显得太多。</text:p>
      <text:p text:style-name="P4">
<text:span text:style-name="T4">
爱自由</text:span>
</text:p>
      <text:p text:style-name="P4">
上海的张开宇、成都的莫先生名下企业的关闭，以及杭州葛平的子公司歇业与同一时期中国成千上万民营中小企业在困境中挣扎、直至关闭的境遇并没有太大的不同。据港媒“香港01”去年底报道，企业征信网站“企查查”的数据显示，2022年截至11月底，中国有190万家零售业企业关闭，同时有49.6万家的餐饮相关企业注销登记。而这些类型的企业都是以民营中小企业为主。</text:p>
      <text:p text:style-name="P4">
但张开宇和莫先生这样的服务、贸易类中小微企业遇到困境并不单是因为疫情及封控措施，早在疫情开始之前，他们就已经嗅到了经济不妙的苗头。</text:p>
      <text:p text:style-name="P4">
张开宇的店开在上海法租界的黄金地段，周围街区都是粗大的梧桐树，用他的话说，就是很有“老上海”的感觉。在2006年创业之前，张开宇也是在时尚精品行业打工。之所以自己开店，张开宇说是为了自由，“开了店以后，基本上每天就睡到自然醒，爱去就去，不想去就不去，并且每年都有三四个月时间到外面去旅行，那就非常自由。”</text:p>
      <text:p text:style-name="P4">
凭借对行业的敏锐嗅觉和日积月累，张开宇的店在十年后迎来了自己的巅峰时期，“就是在15、16到17年那几年，销售额一年能到500万左右，毛利率大概是在40%。”但到了2018年，张开宇的店就开始走下坡路。先是客户群发生了变换，“以前有20%是住在上海的外企高管，就是外国人，但18年以后，这些人几乎都消失了。那时候我们都感觉很奇怪。”</text:p>
      <text:p text:style-name="P4">
他同时发现周围做生意的朋友也都出现了问题，“好几个朋友就在那两三年时间，居然都一一生意失败、破产了，还有一个人跑出去躲债了；其中一个曾经做得挺成功的，在全国有近一百家连锁店，也在那几年就失败了。”</text:p>
      <text:p text:style-name="P4">
疫情期间，中国当局下令关闭非必需业务并要求人们在家工作后，一名男子在一家已关闭的时装精品店外。（美联社）  <text:a xlink:type="simple" xlink:href="https://www.rfa.org/mandarin/ytbdzhuantixilie/minying/wy-07102023123033.html/ap22130261263282.jpg" text:style-name="Internet_20_link" text:visited-style-name="Visited_20_Internet_20_Link">
</text:a>
</text:p>
      <text:p text:style-name="P4">
<text:span text:style-name="T4">
舒坦的日子</text:span>
</text:p>
      <text:p text:style-name="P4">
在成都的莫先生也是在2018年开始感觉到自己店里的顾客群消费下降了。</text:p>
      <text:p text:style-name="P4">
和张开宇一样，莫先生曾经也是上班族。2014年，因为偶然的原因，莫先生跨足到他并不熟悉的餐饮行业，在成都龙泉驿一所大学旁开了一家自助餐厅，卖70元一位的自助餐，“就是烤肉、小火锅，日餐、西餐等等，种类比较多，价格又比较便宜，主要针对年轻人，什么都可以吃得到。”</text:p>
      <text:p text:style-name="P4">
这家餐厅定位非常成功，一路顺风顺水，做到2016年顶峰时期，一个月的销售额能达到60万。莫先生很快又开了第二家店，第三家店......莫先生说，那一阵的日子过得很舒坦，“基本上不会愁赚不到钱，没利润等等，基本上每个店都在盈利，你不需要到处补窟窿。那个时候想法就活跃起来了，想去做个品牌，把品牌打出去，类似这样的东西。”</text:p>
      <text:p text:style-name="P4">
但到了2018年，店里的生意就开始下滑了。莫先生首先从大学生们的消费上发现了变化，“店就开在大学旁边，你明显地感觉到大学生的零花钱少了。有时候我跟他们聊天，他们就说家里给的零花钱在减少，不断在减少，所以他们就必须降低自己的消费，而且你出来吃顿饭本来也不是刚需啊。”</text:p>
      <text:p text:style-name="P4">
<text:span text:style-name="T4">
走到分水岭</text:span>
</text:p>
      <text:p text:style-name="P4">
但对于2018年生意这种变化的原因，张开宇和莫先生都有点后知后觉。</text:p>
      <text:p text:style-name="P4">
“18年的时候没什么感觉，因为生意这个东西有好就有坏，传统行业嘛，有涨就有跌，但到了2019年是持续的不好，我也和一些同行去聊过天，所有人的反馈都是这么一个情况，”莫先生是回过头去看，才发现主要是经济大环境的问题。</text:p>
      <text:p text:style-name="P4">
“总是觉得哪里出了问题，但看新闻联播，看中国的官方媒体，就觉得所有都是好的，”张开宇开始学习研究经济学方面的知识，他找到的答案是经济结构出了问题，“后来明白是房地产绑架了经济，老百姓把大部分的钱都拿去买房，所以就导致内需不停地衰退。”</text:p>
      <text:p text:style-name="P4">
在很多方面，2018年并不像是败相初现的年份。这一年中国政局平稳，习近平刚刚开启作为中共和国家领导人的第二届任期；新就任的中共中央政治局常委中有五位是新人，包括栗战书、汪洋和王沪宁等等，但外界并不认为他们以后会具备替代习近平的潜力。</text:p>
      <text:p text:style-name="P4">
而2018年的中国经济相比于2010年代的其他年份并非特别差。关于中国经济出现拐点的说法早在2012年就出现了。在2018年，中国经济依然实现了预定的国民生产总值（GDP）增6.6%的目标，似乎是差强人意。</text:p>
      <text:p text:style-name="P4">
但或许因为2018年恰是中国改革开放四十年。人们对这一年的经济表现尤其敏感，媒体纷纷指出，6.6%的增速是中国1991年以来最低的经济增长率；分开季度看，经济增长率更是逐渐降低的，一季度同比增长6.8%，然后依次是6.7%，6.5%，和6.4%。</text:p>
      <text:p text:style-name="P4">
经济学家们认为这就是中国经济放缓的信号，但他们对此的解释莫衷一是。有人归结于这一年开打的中美贸易战对中国外向型经济的影响。也有人认为是中国的政治体制已经不再适应日益复杂的经济格局。曾在1990年代初预言过中国经济崛起的美国哈佛大学教授威廉·奥弗霍尔特博士（WilliamOverholt）在2018年出版新书《中国成功的危机》（China's Crisis ofSuccess），认为中国经济已经走到分水岭，除非转化成更为市场化的经济体，才能保持成功。</text:p>
      <text:p text:style-name="P4">
2018年出版的图书《中国成功的危机》（China's Crisis of Success）封面。图书作者美国哈佛大学教授威廉·奥弗霍尔特（WilliamOverholt）认为，中国经济已经走到分水岭，除非转化成更为市场化的经济体，才能保持成功。（亚马逊官网截图）  <text:a xlink:type="simple" xlink:href="https://www.rfa.org/mandarin/ytbdzhuantixilie/minying/wy-07102023123033.html/wy3.jpg" text:style-name="Internet_20_link" text:visited-style-name="Visited_20_Internet_20_Link">
</text:a>
</text:p>
      <text:p text:style-name="P4">
<text:span text:style-name="T4">
避之唯恐不及</text:span>
</text:p>
      <text:p text:style-name="P4">
宏观经济下行的雷声虽然还没有逼到眼前，但张开宇和莫先生，一个在长江尾的上海，一个在长江头的成都，不约而同开始收缩生意的规模。</text:p>
      <text:p text:style-name="P4">
张开宇在2018年就退租了一半的店面，“一个月把各种成本算下来，包括租金、员工，还有压货的成本、管理的成本，估计一个月能省个三四万。”</text:p>
      <text:p text:style-name="P4">
莫先生则开始关店，“是陆续关的，因为不止一家，就是从2019年开始，一直到2022年，最后关闭的那家是2022年5月。”</text:p>
      <text:p text:style-name="P4">
经济形势虽然不好，但两位老板感觉自己所处的营商环境还过得去。虽然政府主管部门不时会对他们的经营有干扰，但他们总体感觉，无论上海，还是成都，在中国都算得上对民营企业比较友好的城市。</text:p>
      <text:p text:style-name="P4">
莫先生说，他做了几年的餐馆，虽然也遇到政府主管部门的刁难，但基本上都能躲过去，“反正中国就这样呗，和他们打交道，说难听点就是耍赖，说好听点，就是要灵活走位，不要被他们粘到。一般情况下，我觉得还好吧，也没有太为难你。”</text:p>
      <text:p text:style-name="P4">
他说的“没有太为难”有好几次：其中一次，餐馆因为消防设施没过关被开罚单60万，但实际并没有被征缴罚款；“包括环保也是，这不行那不行，天天约谈你，这种情况下，也只是吓唬吓唬你，没有非要你怎么样，可能会找点麻烦，但实际上没有。”</text:p>
      <text:p text:style-name="P4">
但同时，莫先生也从成都市政府的政策中得到过好处。莫先生的自助餐厅因为在2018年成都美食节上赢得一个奖项，在贷款方面得到了优待，获得了扩张品牌的一笔贷款。</text:p>
      <text:p text:style-name="P4">
同一时间在上海的张开宇则会为店里不时受到不必要的行政干预而烦恼，“他的干预会很多，比如要求你的招牌要统一，店面方面的设计要按照他的审美来做，但你知道他们的审美是很糟糕的，本来是很好看的一个店面，会被他们弄得非常难看。”</text:p>
      <text:p text:style-name="P4">
陈开宇有些叹息地说，自己的底线比较低，“中国人基本上都已经逆来顺受习惯了，对这种事情，我们都觉得，只要它不来管你，就已经谢天谢地了。”</text:p>
      <text:p text:style-name="P4">
张开宇和莫先生对政府都是避之唯恐不及，而杭州的葛平从2018年创业开始，他的业务就和政府有紧密的联系。</text:p>
      <text:p text:style-name="P4">
<text:span text:style-name="T4">
保的都是头部企业</text:span>
</text:p>
      <text:p text:style-name="P4">
葛平创业之前在企业里为人打工，做管理咨询，创业后也主要是在这个领域从企业和政府拿咨询类的合同业务。他为政府所做的业务中还包括维稳机制的咨询，即防止社会恶性事件的政府反应机制咨询。</text:p>
      <text:p text:style-name="P4">
葛平很清楚政府业务的门道，“特别是做政府咨询这一块，其实说到底还是权力寻租，这个业务他之所以给你，可能是因为你认识某个官员，他对你的专业性有客观的评价，然后你也可以私下里给他一点好处，做一点利益交换。”他强调，这一块业务政府表面上也有招投标，但所有这样的招标都是内定的。</text:p>
      <text:p text:style-name="P4">
凭着人脉和对行业风向的准确把握，葛平的公司很快在2019年就达到了行业的一个高度，“最好的时候，一年签的合同大约有四十万，就是指纯收入。我们是属于小微企业，在这一块能达到区域内的前十。”</text:p>
      <text:p text:style-name="P4">
但无论是葛平这种与政府利益存在一定捆绑的咨询企业，还是莫先生的餐饮企业，或张开宇的时尚精品店，在正常时期要战战兢兢地处理与政府的关系，而在面临疫情来袭和政府一刀切的封控政策下，又都难以从政府获得必要的帮助。</text:p>
      <text:p text:style-name="P4">
葛平最大的抱怨就是他的企业在疫情期间从杭州政府得到的救助太少，“我这个企业得到的唯一一个政策是在（疫情）爆发之后，有连续十个月时间，政府有减税降费，降低了企业的运营成本。”</text:p>
      <text:p text:style-name="P4">
疫情期间，葛平的咨询公司合同数减少了；因为地方政府缺钱，公司过去的一些政府合同也无法续签。由于做咨询的缘故，葛平对市场上不同企业的心态比较了解，“对于我们这种小微企业来说，从市场端看，这个信心从哪里来？从多数企业的情况来看，疫情这三年，（政府方面）也没有和我们企业主有任何沟通。”</text:p>
      <text:p text:style-name="P4">
政府的救助似乎离葛平们很远，但离其他一些企业则比较近。在中国国务院2022年6月初发布的《扎实稳住经济的一揽子政策措施》中可以看到，在融资、复工复产政策等方面，中央政府支持的都主要是重点企业。</text:p>
      <text:p text:style-name="P4">
《措施》中也提到，抓紧办理小微企业、个体工商户留抵退税并加大帮扶力度。据中国官媒人民网今年初报道，2022年，小微企业和个体工商户新增减税降费及退税缓税缓费超1.7万亿元，占全年减税降费总额的比重约四成。但这些政策下去，三位在不同城市的小企业主都没有感受到实际的优惠。</text:p>
      <text:p text:style-name="P4">
葛平则敏锐地察觉到这些政策背后的逻辑，“我个人的感知就是，最近一两年政府也不装了，他保的还就是一些头部企业，比如说上市公司，还不算新三板的公司，就是A股上市公司，政府就是根据这个层级来的。”</text:p>
      <text:p text:style-name="P4">
<text:span text:style-name="T4">
伤筋动骨</text:span>
</text:p>
      <text:p text:style-name="P4">
实际上不同地方政府都有过一些对中小企业的优惠政策。莫先生所在的成都在疫情前就有困难企业稳岗补贴的政策，莫先生旗下一家餐馆的员工每个都曾得到一个月百元左右的补贴。这种政策在疫情三年期间都有延续。</text:p>
      <text:p text:style-name="P4">
但这些修修补补的政策似乎都难以挽救疫情封控让企业无法正常经营的困局。</text:p>
      <text:p text:style-name="P4">
莫先生回想疫情这三年的日子，早已不复2016年巅峰时期的舒坦之意，“我在家里待了两个月，估摸着这一关肯定是有点难过了，也做好心理准备了，然后给家里也交底了，就说这之后也不知道是什么情况，行就行，不行就准备宣布撤了，不能再做这一行了。”</text:p>
      <text:p text:style-name="P4">
即使是已经下了这样的决心，莫先生依旧觉得压力无时不在，“因为每天你还要付工资，有那么多员工，他们还是要吃饭的，对吧？”而且莫先生的房租即使在疫情期间还是以每年6%的速度递增。</text:p>
      <text:p text:style-name="P4">
莫先生目前已经身在美国加州，他对中美两国的疫情措施有很清晰的对比，“就是太久了，我当时以为封三个月就差不多放开了，但是真的没想到这三年下来，让人伤筋动骨了。反正我圈子里不少人就是倒在这个地方，就是致命一击，这一击就是敲脑门儿！”</text:p>
      <text:p text:style-name="P4">
<text:span text:style-name="T4">
店主眼里的社会面</text:span>
</text:p>
      <text:p text:style-name="P4">
在让人惶恐不安的疫情封控下，莫先生看到的不仅是身边生意人的倒掉，还有整个社会氛围的裂变，“之前那些骑手都是大叔大妈之类的，后来就有很年轻漂亮的小女孩来送外卖了，而且一聊，好多都是高学历的开始来送外卖，就是说整个就业状况不是很好啊。”</text:p>
      <text:p text:style-name="P4">
从外卖骑手的身上，莫先生直接体会到中国社会真实的情绪，“我感觉到他们身上承受了很大的社会压力，本来赚得又少，又没有其他的活路，脾气就很暴躁；单子又少，来得又快，就催啊，经常和我的员工吵架闹矛盾。”莫先生不得不经常安抚他的员工，让他们一定一定要忍住，不要和外卖员对着干。</text:p>
      <text:p text:style-name="P4">
2023年3月20，外卖骑手在北京市一家超市外面等待订单。（美联社）  <text:a xlink:type="simple" xlink:href="https://www.rfa.org/mandarin/ytbdzhuantixilie/minying/wy-07102023123033.html/image.jpg" text:style-name="Internet_20_link" text:visited-style-name="Visited_20_Internet_20_Link">
</text:a>
</text:p>
      <text:p text:style-name="P4">
莫先生说他看到的这种情况在2021-2022年尤其严重。实际在2020年初新冠疫情暴发后，随着经济的起伏，中国社会的就业情况经历了大起大落。2021年不少地方复工复产，失业率一度回落，但从当年下半年开始，中国的失业率再度走高。仅就中国国家统计局发布的数据而言，在莫先生关闭最后一家餐馆前夕的2022年4月，全国城镇调查失业率为6.1%，尤其青年群体（16-24岁）调查失业率高达18.2%（2023年4月，这个数字已经上升到20.4%）。</text:p>
      <text:p text:style-name="P4">
面对逼仄的经济空间和日趋恶化的社会形势，手里有点积蓄的民营企业家似乎有更多的路可走。张开宇从自己身边接触的富人阶层观察到，“整个社会最有活力、最有钱的那些人，我说的是通过正当经营做得非常成功的人，这些人其实是整个经济的发动机，这些人是最有能力离开的，而且是最有意识离开的，这些人我觉得正在离开，或者是已经离开。”</text:p>
      <text:p text:style-name="P4">
但在他看来，这只是极少部分人的选择，“对于大部分普通的店主，或者说中小企业家，他们其实是离开不了的，只能在这里挣扎，挣扎着生存。”</text:p>
      <text:p text:style-name="P4">
张开宇和自己的猫于2023年3月迁居到了美国加州，虽然当时中国已经结束了清零政策，但他依然充满了失望，“他解除这个政策也并不是因为他从全世界学到了什么教训”，他仿佛很高兴自己说透了这个秘密，讪笑了两声，又说到，“他只是因为没钱了坚持不下去，或者是老百姓反抗太厉害了；他根本不是出于一种理性，关注到老百姓的健康，或者是基本权利生存权等等。”</text:p>
      <text:p text:style-name="P4">
葛平在杭州看到的社会面就是老百姓的反抗。2022年11月27日晚，白纸运动在全国铺展得最广泛的那个晚上，葛平跑去了杭州白纸运动的现场，靠近西湖的苹果电脑店前，“到后面，那些年轻人，包括一些女生，完全是一种‘冲塔’的姿态，八点钟之前，他们（警方）所有的包围圈都已经布置好了，包括他们的领导就按照这个时间，还有一辆车，我都看得清清楚楚，但还是有一些年轻人去冲塔。”</text:p>
      <text:p text:style-name="P4">
在这场中国多年未见的社会运动中，葛平看到了社会的希望，同时他从维稳体制的角度有一个新的发现：各地方政府在处理这个事件时也在躺平，“为什么白纸革命在几十个城市发生，其实在这个当中，在维稳机制当中，当时他们是存在懈怠的，包括后台的网安数据我们也看得到。”他认为，这也体现了某种社会的进步。</text:p>
      <text:p text:style-name="P4">
2022年11月27日，抗议者在北京街头举起白纸反对中国政府的防疫政策。（美联社图片）</text:p>
      <text:p text:style-name="P4">
<text:span text:style-name="T4">
“倒查11年”</text:span>
</text:p>
      <text:p text:style-name="P4">
白纸运动席卷全国后，中国政府迅速在去年底结束了疫情封控政策，到今天已经半年有余。中国社会似乎正慢慢走向正轨，疗愈疫情封控三年造成的伤害。</text:p>
      <text:p text:style-name="P4">
来自成都、上海和杭州这几个最具代表性的商业城市的三位小企业主都已经对自己的命运做出了安排。莫先生说，他跑到美国就是来躲债的，他已经不愿谈对餐饮业未来的展望，“说实话至于什么时候能恢复，我根本就不想关心这个事。因为我已经不在这个行业做了，其次我人也不在国内，关心也是瞎关心。”</text:p>
      <text:p text:style-name="P4">
张开宇则有些担忧，他的母亲前不久在国内中风，躺在重症监护室不能说话，但他的妹妹告诫他不要回去。葛平说会走一步看一步，目前暂时接不到业务；自己的公司还有六名员工，虽然亏着钱，也要给他们发工资。</text:p>
      <text:p text:style-name="P4">
国内民营企业的信心普遍没有恢复。中国政府似乎也明白民营企业这种处境。近几个月以来，各地政府接连召开与民营企业家的座谈会。就在7月初，中国国家发展改革委员会主任郑栅洁与三一集团、农夫山泉等5家民营企业的负责人会谈，想听取民营企业的真实情况和相关政策建议。</text:p>
      <text:p text:style-name="P4">
但小业主们看的却是实际发生在民营企业身上的事情。“稍微有点理性的人都知道，这个环境已经到了非常恶劣的程度，”张开宇这样感叹说。</text:p>
      <text:p text:style-name="P4">
2020年底蚂蚁金服上市计划在最后一刻被叫停，一般被认为是中国政府这一轮打压民营企业的标志。而就在今年7月7日，中国金融监管部门宣布对蚂蚁集团罚款和没收违法所得71亿元人民币。</text:p>
      <text:p text:style-name="P4">
今年二季度，国家税务总局厦门市税务局对当地的陶乡餐饮有限公司2012年至2015年的偷税行为追罚1425万元。网友以“倒查11年”的标题在网上传播这一消息，充满了警示的意味。</text:p>
      <text:p text:style-name="P4">
这些做法看似有法律和政策的依据，但张开宇说，他对政府种种的举动看不到边界，“关键是他可以任意地运用他的权力，想让你生就生，想让你死就死，没有任何法律的界限。”</text:p>
      <text:p text:style-name="P4">
与政府经常打交道的葛平则认为，对中小民企来说，经营环境很难发生实质性的转变，“现在是政府给头部企业站台，但站台之后，这些头部企业能不能生存？比如这些房地产企业，他们的问题能不能得到解决？头部企业都不好的话，那你指望中小微企业变好，这个是没有任何科学依据的。”</text:p>
      <text:p text:style-name="P4">
葛平还在高校为大学生做创业辅导，但他对目前的创业环境持否定态度，“目前的市场环境，我要给一个建议，就是风险太高了，政策支持太少了，就如在疫情期间，那你对创业者有什么支持呢？没有任何支持，就是让他们自生自灭。”</text:p>
      <text:p text:style-name="P4">
<text:span text:style-name="T4">
我们的活法与我们的期待</text:span>
</text:p>
      <text:p text:style-name="P4">
但在经历了白纸运动后，葛平却对中国社会自身的力量有一种别样的乐观，“目前来讲，民智已开，只是要更多地去认识历史，特别是要认识中共的国家机器是怎么运作的。”</text:p>
      <text:p text:style-name="P4">
他暗示地说，对于每一个个体来说，要认清自己所在的阶层和对生活的期待，“官二代或富二代有他们的活法，但我们普通人，无论是做技术的，还是打工的，或者是做商人也好，我们要有我们的活法，我们要有我们的期待！”</text:p>
      <text:p text:style-name="P4">
记者：王允 责编：申铧 网编：洪伟</text:p>
      <text:p text:style-name="P4">
Source: <text:a xlink:type="simple" xlink:href="https://www.rfa.org/mandarin/ytbdzhuantixilie/minying/wy-07102023123033.html" text:style-name="Internet_20_link" text:visited-style-name="Visited_20_Internet_20_Link">
https://www.rfa.org/mandarin/ytbdzhuantixilie/minying/wy-07102023123033.html</text:a>
</text:p>
      <!--NEWS-->
      <text:h text:style-name="P10" text:outline-level="1">
<text:span text:style-name="T4">
美国总统大选一名主要参选人誓言取消中国“永久正常贸易关系”资格</text:span>
</text:h>
      <text:p text:style-name="P4">
Author: chinese@voanews.com (金谷)</text:p>
      <text:p text:style-name="P4">
Publisher: 美国之音中文网 (Type: NewsMediaOrganization)</text:p>
      <text:p text:style-name="P4">
Published Time: 2023-07-10T17:59:21+08:00</text:p>
      <text:p text:style-name="P4">
Modified Time: 2023-07-10 09:59:21Z</text:p>
      <text:p text:style-name="P4">
Description: 角逐美国共和党总统候选人提名的佛罗里达州长罗恩·德桑蒂斯（Ron DeSantis）周日（7月9日）表示，如果2024年赢得大选入主白宫，他将采取措施取消中国“永久正常贸易关系” （PNTR）的地位。</text:p>
      <text:p text:style-name="P4">
Videos: []</text:p>
      <text:p text:style-name="P4">
Images: []</text:p>
      <text:p text:style-name="P4">
Categories: ['美中贸易', '美国', '经济·金融·贸易', '中国']</text:p>
      <text:p text:style-name="P4">
Type: None</text:p>
      <!--METADATA-->
      <text:p text:style-name="P4">
NoneNone</text:p>
      <text:p text:style-name="P4">
Source: <text:a xlink:type="simple" xlink:href="https://www.voachinese.com/a/gop-presidential-candidate-vows-to-revoke-china-trade-status-20230710/7174044.html" text:style-name="Internet_20_link" text:visited-style-name="Visited_20_Internet_20_Link">
https://www.voachinese.com/a/gop-presidential-candidate-vows-to-revoke-china-trade-status-20230710/7174044.html</text:a>
</text:p>
      <!--NEWS-->
      <text:h text:style-name="P10" text:outline-level="1">
<text:span text:style-name="T4">
荷兰首相不寻求连任 选举后将退出政坛</text:span>
</text:h>
      <text:p text:style-name="P4">
Author: 联合早报 (Person)</text:p>
      <text:p text:style-name="P4">
Publisher: 联合早报 (Organization)</text:p>
      <text:p text:style-name="P4">
Published Time: 2023-07-10T18:14</text:p>
      <text:p text:style-name="P4">
Modified Time: 2023-07-10T18:20</text:p>
      <text:p text:style-name="P4">
Description: 荷兰首相吕特在执政联盟倒台后，宣布将在11月的选举后退出政坛，不寻求第五次连任。综合路透社和法新社报道，吕特星期一（7月10日）在议会就政府垮台进行辩论前发表讲话时说：“最近几天，...</text:p>
      <text:p text:style-name="P4">
Videos: []</text:p>
      <text:p text:style-name="P4">
Audios: []</text:p>
      <text:p text:style-name="P4">
Images: []</text:p>
      <text:p text:style-name="P4">
Type: NewsArticle</text:p>
      <text:p text:style-name="P4">
Breadcrumbs: ['即时', '国际']</text:p>
      <text:p text:style-name="P4">
Keywords: ['荷兰', '大选', '移民政策']</text:p>
      <!--METADATA-->
      <text:p text:style-name="P4">
荷兰首相吕特在执政联盟倒台后，宣布将在11月的选举后退出政坛，不寻求第五次连任。</text:p>
      <text:p text:style-name="P4">
综合路透社和法新社报道，吕特星期一（7月10日）在议会就政府垮台进行辩论前发表讲话时说：“最近几天，人们纷纷猜测我的动机是什么。唯一的答案是荷兰。昨天上午我做出决定，我不再适合担任自由民主人民党（VVD）的领导人。一旦选举后新内阁组成，我将退出政坛。”</text:p>
      <text:p text:style-name="P4">
吕特星期五（7日）晚上表达了对寻求第五个任期的意愿，但他说，在星期天（9日）重新考虑了这项决定。他告诉记者，他“带着复杂的心情”决定退出政坛，“但我已经考虑过了，这个决定感觉是正确的”。</text:p>
      <text:p text:style-name="P4">
荷兰执政联盟上周因 <text:a xlink:type="simple" xlink:href="https://www.zaobao.com/realtime/world/story20230708-1411841" text:style-name="Internet_20_link" text:visited-style-name="Visited_20_Internet_20_Link">
 移民政策意见分歧倒台</text:a>
 。</text:p>
      <text:p text:style-name="P4">
56岁的吕特是荷兰历史上在任时间最长的政府领导人，他在2010年10月接任首相一职。吕特将继续担任看守首相，直至新政府在选举后组成。但议会可能在星期一试图推翻他的看守首相一职；反对派需要至少得到吕特联盟四个政党之一的支持才能将吕特拉下台。</text:p>
      <text:p text:style-name="P4">
Source: <text:a xlink:type="simple" xlink:href="https://www.zaobao.com.sg/realtime/world/story20230710-1412546" text:style-name="Internet_20_link" text:visited-style-name="Visited_20_Internet_20_Link">
https://www.zaobao.com.sg/realtime/world/story20230710-1412546</text:a>
</text:p>
      <!--NEWS-->
      <text:h text:style-name="P10" text:outline-level="1">
<text:span text:style-name="T4">
聿文视界：102岁的中共垂垂老矣</text:span>
</text:h>
      <text:p text:style-name="P4">
Author: chinese@voanews.com (邓聿文)</text:p>
      <text:p text:style-name="P4">
Publisher: 美国之音中文网 (Type: NewsMediaOrganization)</text:p>
      <text:p text:style-name="P4">
Published Time: 2023-07-10T18:44:36+08:00</text:p>
      <text:p text:style-name="P4">
Modified Time: 2023-07-10 10:44:36Z</text:p>
      <text:p text:style-name="P4">
Description: 中共在刚过去的七一，已经102岁了。一个人过百岁，很长寿了，尽管现在医学发达，但离死亡也不远。一个政党过百岁，虽非罕见，但百岁后还在执政的，确实不多，除像美国这种两党制国家，两个政党轮流执政，即使在多党制国家，政党百岁后仍然不时上台执政的，并非常见。</text:p>
      <text:p text:style-name="P4">
Videos: []</text:p>
      <text:p text:style-name="P4">
Images: []</text:p>
      <text:p text:style-name="P4">
Categories: ['特约时评', '人权', '中国']</text:p>
      <text:p text:style-name="P4">
Type: None</text:p>
      <!--METADATA-->
      <text:p text:style-name="P4">
NoneNone</text:p>
      <text:p text:style-name="P4">
Source: <text:a xlink:type="simple" xlink:href="https://www.voachinese.com/a/deng-yu-wen-on-china-under-ccp-20230710/7174073.html" text:style-name="Internet_20_link" text:visited-style-name="Visited_20_Internet_20_Link">
https://www.voachinese.com/a/deng-yu-wen-on-china-under-ccp-20230710/7174073.html</text:a>
</text:p>
      <!--NEWS-->
      <text:h text:style-name="P10" text:outline-level="1">
<text:span text:style-name="T4">
克宫：兵变五天后 普京曾会见普里戈任</text:span>
</text:h>
      <text:p text:style-name="P4">
Author: 联合早报 (Person)</text:p>
      <text:p text:style-name="P4">
Publisher: 联合早报 (Organization)</text:p>
      <text:p text:style-name="P4">
Published Time: 2023-07-10T19:29</text:p>
      <text:p text:style-name="P4">
Modified Time: 2023-07-10T19:44</text:p>
      <text:p text:style-name="P4">
Description: 俄罗斯总统普京曾于6月29日会见瓦格纳集团首脑普里戈任，即瓦格纳发动兵变的五天后。据路透社报道，克里姆林宫发言人佩斯科夫星期一（7月10日）告诉记者，普京邀请了包括普里戈任和瓦格纳...</text:p>
      <text:p text:style-name="P4">
Videos: []</text:p>
      <text:p text:style-name="P4">
Audios: []</text:p>
      <text:p text:style-name="P4">
Images: []</text:p>
      <text:p text:style-name="P4">
Type: NewsArticle</text:p>
      <text:p text:style-name="P4">
Breadcrumbs: ['即时', '国际']</text:p>
      <text:p text:style-name="P4">
Keywords: ['俄乌战争', '俄罗斯', '乌克兰', '土耳其', '俄罗斯兵变']</text:p>
      <!--METADATA-->
      <text:p text:style-name="P4">
俄罗斯总统普京曾于6月29日会见瓦格纳集团首脑普里戈任，即瓦格纳发动兵变的五天后。</text:p>
      <text:p text:style-name="P4">
据路透社报道，克里姆林宫发言人佩斯科夫星期一（7月10日）告诉记者，普京邀请了包括普里戈任和瓦格纳部队指挥官在内的35人参加会议，会议持续了三个小时。他称，普里戈任告诉普京，瓦格纳是他的士兵，将继续为他而战。</text:p>
      <text:p text:style-name="P4">
普里戈任6月23日带领瓦格纳组织 <text:a xlink:type="simple" xlink:href="https://www.zaobao.com/keywords/e-luo-si-bing-bian" text:style-name="Internet_20_link" text:visited-style-name="Visited_20_Internet_20_Link">
 发动兵变 </text:a>
，占领俄罗斯南部罗斯托夫市的军事总部，然而，兵变在24小时后戏剧性落幕。在 <text:a xlink:type="simple" xlink:href="https://www.zaobao.com/realtime/world/story20230625-1407576" text:style-name="Internet_20_link" text:visited-style-name="Visited_20_Internet_20_Link">
 白罗斯总统卢卡申科的调解下</text:a>
 ，这场危机得以化解。</text:p>
      <text:p text:style-name="P4">
普里戈任较早前称， <text:a xlink:type="simple" xlink:href="https://www.zaobao.com/realtime/world/story20230626-1408158" text:style-name="Internet_20_link" text:visited-style-name="Visited_20_Internet_20_Link">
 发动兵变不为推翻政府</text:a>
，而是为了向俄军和俄防长在乌克兰错误和不专业的行为讨回公道。</text:p>
      <text:p text:style-name="P4">
在与俄罗斯达成的和解协议下，普里戈任被允许流放到白罗斯，但卢卡申科上周称， <text:a xlink:type="simple" xlink:href="https://www.zaobao.com/realtime/world/story20230706-1411341" text:style-name="Internet_20_link" text:visited-style-name="Visited_20_Internet_20_Link">
 普里戈任已返回俄罗斯</text:a>
，瓦格纳士兵也还未接受迁移白罗斯的提议。</text:p>
      <text:p text:style-name="P4">
另外，克里姆林宫说，乌克兰加入北约军事联盟将对欧洲的安全架构产生非常不利的后果。俄罗斯将视为威胁，严厉以待。</text:p>
      <text:p text:style-name="P4">
土耳其上星期将五名乌克兰指挥官交还基辅，促使俄罗斯和土耳其的关系变得紧张；俄罗斯称这违反了俘虏交换协议。克里姆林宫说，土耳其有权与任何国家建立关系，包括乌克兰，但这种关系不应针对俄罗斯。</text:p>
      <text:p text:style-name="P4">
Source: <text:a xlink:type="simple" xlink:href="https://www.zaobao.com.sg/realtime/world/story20230710-1412570" text:style-name="Internet_20_link" text:visited-style-name="Visited_20_Internet_20_Link">
https://www.zaobao.com.sg/realtime/world/story20230710-1412570</text:a>
</text:p>
      <!--NEWS-->
      <text:h text:style-name="P10" text:outline-level="1">
<text:span text:style-name="T4">
乌外长：北约决定简化入盟要求</text:span>
</text:h>
      <text:p text:style-name="P4">
Author: 联合早报 (Person)</text:p>
      <text:p text:style-name="P4">
Publisher: 联合早报 (Organization)</text:p>
      <text:p text:style-name="P4">
Published Time: 2023-07-10T19:52</text:p>
      <text:p text:style-name="P4">
Modified Time: 2023-07-10T21:31</text:p>
      <text:p text:style-name="P4">
Description: 北约决定简化乌克兰入盟要求，不再需要遵守“成员资格行动计划”中规定的目标。乌克兰外交部长库列巴星期一（7月10日）发推文说：“经过密集会谈，北约盟国已就取消乌克兰加入北约的‘成员资...</text:p>
      <text:p text:style-name="P4">
Videos: []</text:p>
      <text:p text:style-name="P4">
Audios: []</text:p>
      <text:p text:style-name="P4">
Images: []</text:p>
      <text:p text:style-name="P4">
Type: NewsArticle</text:p>
      <text:p text:style-name="P4">
Breadcrumbs: ['即时', '国际']</text:p>
      <text:p text:style-name="P4">
Keywords: ['乌克兰', '北约']</text:p>
      <!--METADATA-->
      <text:p text:style-name="P4">
北约决定简化乌克兰入盟要求，不再需要遵守“成员资格行动计划”中规定的目标。</text:p>
      <text:p text:style-name="P4">
乌克兰外交部长库列巴星期一（7月10日）发推文说：“经过密集会谈，北约盟国已就取消乌克兰加入北约的‘成员资格行动计划’（Membership ActionPlan，简称MAP）达成共识。我欢迎这期待已久的决定，它缩短了我们加入北约的道路。”</text:p>
      <text:p text:style-name="P4">
北约领导人将于星期二（11日）和星期三（12日）在立陶宛首都维尔纽斯举行会议，以克服在乌克兰入盟问题上的分歧。</text:p>
      <text:p text:style-name="P4">
乌克兰希望在俄罗斯结束战争后收到入盟的明确邀请，并希望在此之前得到安全保障。</text:p>
      <text:p text:style-name="P4">
Source: <text:a xlink:type="simple" xlink:href="https://www.zaobao.com.sg/realtime/world/story20230710-1412575" text:style-name="Internet_20_link" text:visited-style-name="Visited_20_Internet_20_Link">
https://www.zaobao.com.sg/realtime/world/story20230710-1412575</text:a>
</text:p>
      <!--NEWS-->
      <text:h text:style-name="P10" text:outline-level="1">
<text:span text:style-name="T4">
周一美市盘前走软 重点谈老字号牛仔商Levi Strauss的业绩</text:span>
</text:h>
      <text:p text:style-name="P4">
Author: 李可爱 (Person)</text:p>
      <text:p text:style-name="P4">
Publisher: 联合早报 (Organization)</text:p>
      <text:p text:style-name="P4">
Published Time: 2023-07-10T20:01</text:p>
      <text:p text:style-name="P4">
Modified Time: 2023-07-10T20:01</text:p>
      <text:p text:style-name="P4">
Description: 星期一（7月10日）重点：美国华尔街股市主要股指期货星期一（7月10日）走软。除了数家大公司会陆续发布第二季业绩之外，市场投资者也都在期待着本星期公布的多个美国通胀数据，包括星期三...</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今晚美市看什么']</text:p>
      <!--METADATA-->
      <text:h text:style-name="P13" text:outline-level="4">
<text:span text:style-name="T4">
星期一（7月10日）重点：</text:span>
</text:h>
      <ul>
        <li>
美国华尔街股市主要股指期货星期一（7月10日）走软。除了数家大公司会陆续发布第二季业绩之外，市场投资者也都在期待着本星期公布的多个美国通胀数据，包括星期三（12日）出炉的6月份消费者价格指数。   * 在7时截稿时，标准与普尔500指数期货微退2.10点或0.05％，报4396.90点；纳斯达克100指数期货也下跌32.10点或0.21％，报15004.80点；道琼斯指数期货则起30.10点，报33765.00点。   * 华尔街股市主要股指上星期五（7日）在拉锯交易中收低。投资者消化了比预期疲弱的美国就业报告，现在则是在等待未来几个星期更多的经济数据和企业盈利陆续出炉，包括本星期的百事可乐、达美航空、摩根大通、富国银行和花旗集团等重量级企业。   * 标准与普尔500指数上星期五下跌12.64点，闭市报4398.95点。道琼斯指数则跌187.38点，闭市报33734.88点。纳斯达克100指数也退低0.35％或52.60点，以15036.85点收市。   * 美国股市上星期五的交易一般，交易所的总成交量是103亿股，比过去20天的111亿股平均成交量少。</li>
      </ul>
      <text:h text:style-name="P13" text:outline-level="4">
<text:span text:style-name="T4">
盘前交易重点：</text:span>
</text:h>
      <ul>
        <li>
中国电子商务巨头阿里巴巴的股票在星期一晚盘前跌0.78％，截稿时报89.84美元。在中国金融监管机构对阿里巴巴旗下蚂蚁集团处以近10亿美元罚款后，阿里巴巴股价在上星期五上涨8％，因为市场投资者认为，蚂蚁集团和中国科技行业面临的监管压力可能即将结束。而星期一蚂蚁集团则另外宣布将回购最多60亿美元的股票。   * Meta Platforms股价在盘前起了0.58％，截稿时报292.21美元。自上星期三（5日）推出以来，它旗下的Threads微型博客服务用户数量已经超过一亿户。   * 美国电动车制造商Fisker Inc的股价星期一晚盘前下挫6.33％，截稿时报5.62美元。该公司刚刚宣布计划出售3亿4000万美元的可转换债券。而且这个债券发行金额还有可能增加一倍，达到6亿8000万美元。   * 星期一下文我们来看看老字号牛仔服装制造商Levi Strauss &amp; Co对接下来业绩的预测。星期一晚盘前该股微跌0.01美元，截稿时报13.12美元。   * 盘前活跃股按序：特斯拉、苹果、亚马逊、英伟达和Alphabet Inc。截稿时，除了特斯拉股价上升之外，其他四只活跃股的股价全部下跌。</li>
      </ul>
      <text:p text:style-name="P4">
<draw:frame draw:style-name="fr1" draw:name="Image263" text:anchor-type="as-char" svg:width="6.9236in" svg:height="4.615733in" draw:z-index="0">
<draw:image xlink:href="../Images/zaobao world/2023-07-10T20-01/000000.png" xlink:type="simple" xlink:show="embed" xlink:actuate="onLoad" draw:mime-type="image/png"/>
</draw:frame>
 LeviStrauss将会降低它在零售商Macy’s和Nordstrom等批发渠道销售的约六种产品的价格，包括核心Levi Strauss牛仔产品，如Levi’s502牛仔裤。（路透社）</text:p>
      <text:h text:style-name="P13" text:outline-level="4">
<text:span text:style-name="T4">
Levi Strauss &amp; Co（纽约证券交易所代码：LEVI）</text:span>
</text:h>
      <text:p text:style-name="P4">
老字号牛仔服装制造商Levi Strauss &amp;Co在7月6日盘后下调对公司全年的盈利预测后，公司股价就在上星期五即刻显著下挫了7.7％。业绩报告也充分反映出通货膨涨等因素造成的成本上涨，已经打击到它的盈利率，而且公司现在也已处在批发渠道销售额下降的困境。</text:p>
      <text:p text:style-name="P4">
根据Levi Strauss截至于今年5月28日的第二季业绩报告，集团的营业额同比下降9％至13亿4000万美元，调整后的每股盈利是0.04美元。</text:p>
      <text:p text:style-name="P4">
LeviStrauss利润率较高的直销渠道在第二季度取得了营业额增长13％的成绩。但由于批发商收紧在北美和欧洲的货品库存，因此公司的批发渠道的营业额下降了22％。整体而言，它的美洲市场销售额下降22％，欧洲市场销售额则缩减2％。</text:p>
      <text:p text:style-name="P4">
Refinitiv之前对LeviStrauss业绩上下线主要指标，搜集到的分析师平均预测是营业额13亿4000万美元，每股盈利0.03美元。以这个季度的业绩表现来看，LeviStrauss勉强算是达标。但该股的致命伤是它高管对接下来业绩的预测。</text:p>
      <text:p text:style-name="P4">
这些高管现在预计本财年调整后的每股盈利介于1.10美元至1.20美元之间，比他们之前预测的1.30美元至1.40美元低。调整后的毛利率预计将从上财年的57.6％下降约90个基点，比之前预计下降50个基点严重。</text:p>
      <text:p text:style-name="P4">
这家服装制造商高管还说，集团年净营业额预计将比去年同期增长1.5％至2.5％，也比之前预测的1.5％至3％范围缩小了。</text:p>
      <text:p text:style-name="P4">
Levi Strauss首席执行官伯格（ChipBergh）在业绩报告发布后的线上讲解会上说：“公司将会降低它在零售商Macy’s和Nordstrom等批发渠道销售的约六种产品的价格，以便吸引更多对‘价格敏感’的消费者。”</text:p>
      <text:p text:style-name="P4">
<draw:frame draw:style-name="fr1" draw:name="Image264" text:anchor-type="as-char" svg:width="6.9236in" svg:height="5.217427in" draw:z-index="0">
<draw:image xlink:href="../Images/zaobao world/2023-07-10T20-01/000001.png" xlink:type="simple" xlink:show="embed" xlink:actuate="onLoad" draw:mime-type="image/png"/>
</draw:frame>
 LeviStrauss现在要吸引更多对‘价格敏感’的消费者。（档案照片）</text:p>
      <text:p text:style-name="P4">
这些商品将包括核心牛仔产品，如可以跨季节销售的Levi’s 502牛仔裤。</text:p>
      <text:p text:style-name="P4">
也许因为零售业前景不明确，在Tipranks的八名分析师看法也不一，有四名给予LeviStrauss股“买进”评级，四名给予“持守”评级，一年期限平均目标价则是16.75美元。</text:p>
      <text:p text:style-name="P4">
Source: <text:a xlink:type="simple" xlink:href="https://www.zaobao.com.sg/realtime/world/story20230710-1412578" text:style-name="Internet_20_link" text:visited-style-name="Visited_20_Internet_20_Link">
https://www.zaobao.com.sg/realtime/world/story20230710-1412578</text:a>
</text:p>
      <!--NEWS-->
      <text:h text:style-name="P10" text:outline-level="1">
<text:span text:style-name="T4">
开启欧洲之行 拜登与查尔斯三世和苏纳克会面</text:span>
</text:h>
      <text:p text:style-name="P4">
Author: 联合早报 (Person)</text:p>
      <text:p text:style-name="P4">
Publisher: 联合早报 (Organization)</text:p>
      <text:p text:style-name="P4">
Published Time: 2023-07-10T21:02</text:p>
      <text:p text:style-name="P4">
Modified Time: 2023-07-10T22:33</text:p>
      <text:p text:style-name="P4">
Description: 美国总统拜登星期一（7月10日）与英国首相苏纳克会面时，形容两国关系坚如磐石，并与国王查尔斯三世讨论如何应对气候变化。据路透社报道，开启欧洲之行的拜登星期天（9日）抵达伦敦，他此行...</text:p>
      <text:p text:style-name="P4">
Videos: []</text:p>
      <text:p text:style-name="P4">
Audios: []</text:p>
      <text:p text:style-name="P4">
Images: []</text:p>
      <text:p text:style-name="P4">
Type: NewsArticle</text:p>
      <text:p text:style-name="P4">
Breadcrumbs: ['即时', '国际']</text:p>
      <text:p text:style-name="P4">
Keywords: ['美国', '英国', '苏纳克', '查尔斯三世', '拜登']</text:p>
      <!--METADATA-->
      <text:p text:style-name="P4">
美国总统拜登星期一（7月10日）与英国首相苏纳克会面时，形容两国关系坚如磐石，并与国王查尔斯三世讨论如何应对气候变化。</text:p>
      <text:p text:style-name="P4">
据路透社报道，开启欧洲之行的拜登 <text:a xlink:type="simple" xlink:href="https://www.zaobao.com/realtime/world/story20230710-1412322" text:style-name="Internet_20_link" text:visited-style-name="Visited_20_Internet_20_Link">
 星期天（9日）抵达伦敦</text:a>
，他此行的重头戏是参加在立陶宛举行的北约峰会。</text:p>
      <text:p text:style-name="P4">
这是拜登与苏纳克数月内的第五次会晤，不过却是拜登作为总统首次访问首相唐宁街办公室，而美英双方都淡化了这次的会面，称是为了继续进行长期讨论。</text:p>
      <text:p text:style-name="P4">
在会见查尔斯三世之前，拜登（左）与英国首相苏纳克（右）在后者的唐宁街办公室花园里交谈。（路透社）</text:p>
      <text:p text:style-name="P4">
苏纳克在唐宁街花园对拜登说：“很高兴我们能继续交谈。”</text:p>
      <text:p text:style-name="P4">
拜登回答说：“我们有很多事情要谈。我们的关系坚如磐石。”他还告诉苏纳克，英国是美国最亲密的朋友，也是最伟大的盟友。</text:p>
      <text:p text:style-name="P4">
拜登在苏纳克的办公室待了不到一个小时，之后则前往温莎城堡会见查尔斯三世。</text:p>
      <text:p text:style-name="P4">
74岁的查尔斯三世在城堡的四合院迎接了80岁的拜登，并为他安排了仪仗队。两人将讨论如何促进私人投资以应对气候变化。</text:p>
      <text:p text:style-name="P4">
Source: <text:a xlink:type="simple" xlink:href="https://www.zaobao.com.sg/realtime/world/story20230710-1412587" text:style-name="Internet_20_link" text:visited-style-name="Visited_20_Internet_20_Link">
https://www.zaobao.com.sg/realtime/world/story20230710-1412587</text:a>
</text:p>
      <!--NEWS-->
      <text:h text:style-name="P10" text:outline-level="1">
<text:span text:style-name="T4">
广东廉江一幼儿园遭人持刀行凶酿6死1伤惨剧，25岁凶嫌已被捕</text:span>
</text:h>
      <text:p text:style-name="P4">
Author: chinese@voanews.com (松仁)</text:p>
      <text:p text:style-name="P4">
Publisher: 美国之音中文网 (Type: NewsMediaOrganization)</text:p>
      <text:p text:style-name="P4">
Published Time: 2023-07-10T21:14:33+08:00</text:p>
      <text:p text:style-name="P4">
Modified Time: 2023-07-10 13:14:33Z</text:p>
      <text:p text:style-name="P4">
Description: 中国广东省廉江市一名男子星期一（7月10日）持刀前往当地一家幼儿园行凶，导致包括老师、家长和幼儿在内的六人死亡、一人受伤，根据当地警方发布的通报，凶嫌已经落网。</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kindergarten-attack-kills-six-sparks-safety-worries-20230710/7174132.html" text:style-name="Internet_20_link" text:visited-style-name="Visited_20_Internet_20_Link">
https://www.voachinese.com/a/china-kindergarten-attack-kills-six-sparks-safety-worries-20230710/7174132.html</text:a>
</text:p>
      <!--NEWS-->
      <text:h text:style-name="P10" text:outline-level="1">
<text:span text:style-name="T4">
东奥冠军马龙和陈梦亚运会不出战单打</text:span>
</text:h>
      <text:p text:style-name="P4">
Author: 陈芷馨 (Person)</text:p>
      <text:p text:style-name="P4">
Publisher: 联合早报 (Organization)</text:p>
      <text:p text:style-name="P4">
Published Time: 2023-07-10T21:41</text:p>
      <text:p text:style-name="P4">
Modified Time: 2023-07-10T22:03</text:p>
      <text:p text:style-name="P4">
Description: 中国乒乓球总会星期一（7月10日）公布杭州亚运会参赛名单，其中有三名球员身兼四项，不过东京奥运会男单冠军马龙和女单冠军陈梦将不参加单打。双圈大满贯得主马龙只会随队参加男团，陈梦则角...</text:p>
      <text:p text:style-name="P4">
Videos: []</text:p>
      <text:p text:style-name="P4">
Audios: []</text:p>
      <text:p text:style-name="P4">
Images: []</text:p>
      <text:p text:style-name="P4">
Type: NewsArticle</text:p>
      <text:p text:style-name="P4">
Breadcrumbs: ['即时', '国际']</text:p>
      <text:p text:style-name="P4">
Keywords: ['乒乓球']</text:p>
      <!--METADATA-->
      <text:p text:style-name="P4">
中国乒乓球总会星期一（7月10日）公布杭州亚运会参赛名单，其中有三名球员身兼四项，不过东京奥运会男单冠军马龙和女单冠军陈梦将不参加单打。</text:p>
      <text:p text:style-name="P4">
双圈大满贯得主马龙只会随队参加男团，陈梦则角逐女双（与王艺迪）和女团。</text:p>
      <text:p text:style-name="P4">
这份参赛名单是按照中国乒总此前公布的巴黎奥运会参赛选拔办法中规定的国际大赛报名规则，以杭州亚运会报名截止前最新一期（4日）世界排名为依据。排名靠前的两名球员获得单打资格，因此目前世界排名第三的马龙、陈梦无缘单打。</text:p>
      <text:p text:style-name="P4">
值得一提的是，7月初2022年新加坡大满贯积分到期后，陈梦世界排名从第二下滑至第三，但在日前的WTT球星挑战赛卢布尔雅那站拿到亚军后，她本周的世界排名将回到第二。这一周之差，她失去了亚运会单打资格。</text:p>
      <text:p text:style-name="P4">
过去中国乒乓队在亚运会以锻炼梯队为主旨，不过今年在家门口作战，他们主力尽出。男团有马龙、樊振东、王楚钦、林高远和梁靖崑；女团则有孙颖莎、王艺迪、陈梦、王曼昱和陈幸同。</text:p>
      <text:p text:style-name="P4">
杭州亚运会将于9月23日至10月8日举行，其中乒乓球项目在9月24日至10月2日进行。</text:p>
      <text:p text:style-name="P4">
Source: <text:a xlink:type="simple" xlink:href="https://www.zaobao.com.sg/realtime/world/story20230710-1412594" text:style-name="Internet_20_link" text:visited-style-name="Visited_20_Internet_20_Link">
https://www.zaobao.com.sg/realtime/world/story20230710-1412594</text:a>
</text:p>
      <!--NEWS-->
      <text:h text:style-name="P10" text:outline-level="1">
<text:span text:style-name="T4">
日相再度赴北约峰会示警勿忘印太 日欧安保合作大幅升级</text:span>
</text:h>
      <text:p text:style-name="P4">
Author: chinese@voanews.com (向凌)</text:p>
      <text:p text:style-name="P4">
Publisher: 美国之音中文网 (Type: NewsMediaOrganization)</text:p>
      <text:p text:style-name="P4">
Published Time: 2023-07-10T22:06:41+08:00</text:p>
      <text:p text:style-name="P4">
Modified Time: 2023-07-10 14:42:28Z</text:p>
      <text:p text:style-name="P4">
Description: 日本首相岸田文雄7月11日将出席在立陶宛举行的北大西洋公约组织（NATO）峰会，呼吁北约注意印太安全。专家认为，日本再度受邀是针对中国在亚洲造成的威胁，这表示日本与北约的安全合作已大幅升级，日本将确保其后续的国家安全政策与北约的后俄乌战争安全政策一致。</text:p>
      <text:p text:style-name="P4">
Videos: []</text:p>
      <text:p text:style-name="P4">
Images: []</text:p>
      <text:p text:style-name="P4">
Categories: ['亚太', '欧洲', '军事']</text:p>
      <text:p text:style-name="P4">
Type: None</text:p>
      <!--METADATA-->
      <text:p text:style-name="P4">
NoneNone</text:p>
      <text:p text:style-name="P4">
Source: <text:a xlink:type="simple" xlink:href="https://www.voachinese.com/a/japan-once-again-strengthens-nato-cooperation-20230710/7174163.html" text:style-name="Internet_20_link" text:visited-style-name="Visited_20_Internet_20_Link">
https://www.voachinese.com/a/japan-once-again-strengthens-nato-cooperation-20230710/7174163.html</text:a>
</text:p>
      <!--NEWS-->
      <text:h text:style-name="P10" text:outline-level="1">
<text:span text:style-name="T4">
印度暴雨成灾，造成22人死亡</text:span>
</text:h>
      <text:p text:style-name="P4">
Author: chinese@voanews.com (美国之音)</text:p>
      <text:p text:style-name="P4">
Publisher: 美国之音中文网 (Type: NewsMediaOrganization)</text:p>
      <text:p text:style-name="P4">
Published Time: 2023-07-10T22:10:03+08:00</text:p>
      <text:p text:style-name="P4">
Modified Time: 2023-07-10 14:10:03Z</text:p>
      <text:p text:style-name="P4">
Description: 印度部分地区被大雨淹没。印度北部的暴雨造成山体滑坡和洪水，导致至少22人死亡。</text:p>
      <text:p text:style-name="P4">
Videos: []</text:p>
      <text:p text:style-name="P4">
Images: []</text:p>
      <text:p text:style-name="P4">
Categories: ['亚太', '生态环境']</text:p>
      <text:p text:style-name="P4">
Type: None</text:p>
      <!--METADATA-->
      <text:p text:style-name="P4">
NoneNone</text:p>
      <text:p text:style-name="P4">
Source: <text:a xlink:type="simple" xlink:href="https://www.voachinese.com/a/india-s-heavy-rains-kill-22-20230710/7174127.html" text:style-name="Internet_20_link" text:visited-style-name="Visited_20_Internet_20_Link">
https://www.voachinese.com/a/india-s-heavy-rains-kill-22-20230710/7174127.html</text:a>
</text:p>
      <!--NEWS-->
      <text:h text:style-name="P10" text:outline-level="1">
<text:span text:style-name="T4">
嘴上说中立 实际捞好处，所罗门群岛与北京建立全面战略伙伴关系</text:span>
</text:h>
      <text:p text:style-name="P4">
Author: chinese@voanews.com (美国之音)</text:p>
      <text:p text:style-name="P4">
Publisher: 美国之音中文网 (Type: NewsMediaOrganization)</text:p>
      <text:p text:style-name="P4">
Published Time: 2023-07-10T22:15:18+08:00</text:p>
      <text:p text:style-name="P4">
Modified Time: 2023-07-10 14:28:59Z</text:p>
      <text:p text:style-name="P4">
Description: 中共领导人习近平与到访的所罗门群岛总理索加瓦雷（Manasseh Sogavare）星期一（7月10日）宣布，中国和所罗门群岛正式建立全面战略伙伴关系。</text:p>
      <text:p text:style-name="P4">
Videos: []</text:p>
      <text:p text:style-name="P4">
Images: []</text:p>
      <text:p text:style-name="P4">
Categories: ['中国', '亚太']</text:p>
      <text:p text:style-name="P4">
Type: None</text:p>
      <!--METADATA-->
      <text:p text:style-name="P4">
NoneNone</text:p>
      <text:p text:style-name="P4">
Source: <text:a xlink:type="simple" xlink:href="https://www.voachinese.com/a/china-solomon-islands-agree-strategic-partnership-20230710/7174135.html" text:style-name="Internet_20_link" text:visited-style-name="Visited_20_Internet_20_Link">
https://www.voachinese.com/a/china-solomon-islands-agree-strategic-partnership-20230710/7174135.html</text:a>
</text:p>
      <!--NEWS-->
      <text:h text:style-name="P10" text:outline-level="1">
<text:span text:style-name="T4">
金与正：美军若再入侵朝经济区 将果断应对</text:span>
</text:h>
      <text:p text:style-name="P4">
Author: 联合早报 (Person)</text:p>
      <text:p text:style-name="P4">
Publisher: 联合早报 (Organization)</text:p>
      <text:p text:style-name="P4">
Published Time: 2023-07-10T22:16</text:p>
      <text:p text:style-name="P4">
Modified Time: 2023-07-10T22:23</text:p>
      <text:p text:style-name="P4">
Description: 朝鲜警告，美军如果再无预警入侵朝鲜经济区，朝方将果断应对。据路透社引述朝中社报道，朝鲜领导人金正恩胞妹、劳动党副部长金与正星期一（7月10日）发声明称，一架美军侦查机当天再次飞入朝...</text:p>
      <text:p text:style-name="P4">
Videos: []</text:p>
      <text:p text:style-name="P4">
Audios: []</text:p>
      <text:p text:style-name="P4">
Images: []</text:p>
      <text:p text:style-name="P4">
Type: NewsArticle</text:p>
      <text:p text:style-name="P4">
Breadcrumbs: ['即时', '国际']</text:p>
      <text:p text:style-name="P4">
Keywords: ['朝鲜', '美国', '金与正']</text:p>
      <!--METADATA-->
      <text:p text:style-name="P4">
朝鲜警告，美军如果再无预警入侵朝鲜经济区，朝方将果断应对。</text:p>
      <text:p text:style-name="P4">
据路透社引述朝中社报道，朝鲜领导人金正恩胞妹、劳动党副部长金与正星期一（7月10日）发声明称，一架美军侦查机当天再次飞入朝方领空。</text:p>
      <text:p text:style-name="P4">
朝鲜星期一指责美国无人机和侦察机最近连续八天侵犯朝鲜东岸附近领空，并称美军必将为其擅自侵犯他国领空的挑衅行为付出代价，朝方无法保证不会在东海击落美军侦察机。</text:p>
      <text:p text:style-name="P4">
朝鲜也谴责美国战略核潜艇造访朝鲜半岛附近海域可能导致局势升级，使半岛局势更接近发生核冲突。</text:p>
      <text:p text:style-name="P4">
Source: <text:a xlink:type="simple" xlink:href="https://www.zaobao.com.sg/realtime/world/story20230710-1412599" text:style-name="Internet_20_link" text:visited-style-name="Visited_20_Internet_20_Link">
https://www.zaobao.com.sg/realtime/world/story20230710-1412599</text:a>
</text:p>
      <!--NEWS-->
      <text:h text:style-name="P10" text:outline-level="1">
<text:span text:style-name="T4">
曼谷在建高速公路大梁倒塌 至少两死13伤</text:span>
</text:h>
      <text:p text:style-name="P4">
Author: 联合早报 (Person)</text:p>
      <text:p text:style-name="P4">
Publisher: 联合早报 (Organization)</text:p>
      <text:p text:style-name="P4">
Published Time: 2023-07-10T23:02</text:p>
      <text:p text:style-name="P4">
Modified Time: 2023-07-11T00:06</text:p>
      <text:p text:style-name="P4">
Description: 泰国曼谷一根在建高速公路的大梁倒塌，造成至少两人死亡，13人受伤。综合法新社和泰国公共电视台报道，位于首都叻甲挽县收费公路建设项目的金属大梁星期一（7月10日）轰然倒地，令行人和司...</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泰国', '曼谷', '坍塌']</text:p>
      <!--METADATA-->
      <text:p text:style-name="P4">
泰国曼谷一根在建高速公路的大梁倒塌，造成至少两人死亡，13人受伤。</text:p>
      <text:p text:style-name="P4">
综合法新社和泰国公共电视台报道，位于首都叻甲挽县收费公路建设项目的金属大梁星期一（7月10日）轰然倒地，令行人和司机措手不及。这根大梁是修建高速公路项目的一部分，以缓解交通拥堵问题。</text:p>
      <text:p text:style-name="P4">
<draw:frame draw:style-name="fr1" draw:name="Image266" text:anchor-type="as-char" svg:width="6.9236in" svg:height="9.762276in" draw:z-index="0">
<draw:image xlink:href="../Images/zaobao world/2023-07-10T23-02/000000.png" xlink:type="simple" xlink:show="embed" xlink:actuate="onLoad" draw:mime-type="image/png"/>
</draw:frame>
曼谷叻甲挽县收费公路建设项目的金属大梁7月10日突然倒塌。（泰国公共电视台）</text:p>
      <text:p text:style-name="P4">
泰国防灾减灾部门发布的视频显示，这根与高速公路未完工部分相连的大梁一开始摇摇晃晃，然后坠落到地面。</text:p>
      <text:p text:style-name="P4">
曼谷市长查猜（Chadchart Sittipunt）告诉记者：“我们还不知道事故起因。”他说，目前没有关于失踪者的信息，并说其中四名伤者伤势严重。</text:p>
      <text:p text:style-name="P4">
查猜说，救援人员将等到工程师对倒塌情况进行分析后展开行动。“我们会把安全放在首位，并将开始仔细搜寻。”</text:p>
      <text:p text:style-name="P4">
一名救援人员在网上发布的视频显示了倒塌后的情景，警报声响起，震惊的居民和旁观者看着损坏的情况。被撞坏的大梁，以及它所撞倒的大部分在建高速公路，堵住了街道。</text:p>
      <text:p text:style-name="Quotations">

<text:p text:style-name="P4">
คลิปนาทีสะพานข้ามแยกทรุดตัว วันที่ 10 กรกฎาคม 2566 เวลา 18.08 น.&gt;
 รับแจ้งจากสถานีดับเพลิงและกู้ภัยลาดกระบัง...&gt;
&gt;
 Posted by <text:a xlink:type="simple" xlink:href="https://www.facebook.com/RoyalthaiPoliceTV" text:style-name="Internet_20_link" text:visited-style-name="Visited_20_Internet_20_Link">
 POLICETV สถานีโทรทัศน์สำนักงานตำรวจแห่งชาติ&gt;
 </text:a>
 on <text:a xlink:type="simple" xlink:href="https://graph.facebook.com/100044439459295/posts/816333976524577/" text:style-name="Internet_20_link" text:visited-style-name="Visited_20_Internet_20_Link">
 Monday, July 10, 2023&gt;
 </text:a>
</text:p>

</text:p>
      <text:p text:style-name="P4">
Source: <text:a xlink:type="simple" xlink:href="https://www.zaobao.com.sg/realtime/world/story20230710-1412612" text:style-name="Internet_20_link" text:visited-style-name="Visited_20_Internet_20_Link">
https://www.zaobao.com.sg/realtime/world/story20230710-1412612</text:a>
</text:p>
      <!--NEWS-->
      <text:h text:style-name="P10" text:outline-level="1">
<text:span text:style-name="T4">
北约峰会前，拜登访伦敦会晤苏纳克首相和查尔斯国王</text:span>
</text:h>
      <text:p text:style-name="P4">
Author: chinese@voanews.com (松仁)</text:p>
      <text:p text:style-name="P4">
Publisher: 美国之音中文网 (Type: NewsMediaOrganization)</text:p>
      <text:p text:style-name="P4">
Published Time: 2023-07-10T23:12:02+08:00</text:p>
      <text:p text:style-name="P4">
Modified Time: 2023-07-10 20:48:06Z</text:p>
      <text:p text:style-name="P4">
Description: 美国总统乔·拜登星期一（7月10日）在伦敦唐宁街10号英国首相府与里希·苏纳克首相举行会晤，这是两个最亲密盟友的领导人在北约峰会前举行的一次重要会谈。</text:p>
      <text:p text:style-name="P4">
Videos: []</text:p>
      <text:p text:style-name="P4">
Images: []</text:p>
      <text:p text:style-name="P4">
Categories: ['美国', '欧洲']</text:p>
      <text:p text:style-name="P4">
Type: None</text:p>
      <!--METADATA-->
      <text:p text:style-name="P4">
NoneNone</text:p>
      <text:p text:style-name="P4">
Source: <text:a xlink:type="simple" xlink:href="https://www.voachinese.com/a/biden-meets-pm-sunak-and-king-charles-ahead-of-nato-summit-20230710/7174143.html" text:style-name="Internet_20_link" text:visited-style-name="Visited_20_Internet_20_Link">
https://www.voachinese.com/a/biden-meets-pm-sunak-and-king-charles-ahead-of-nato-summit-20230710/7174143.html</text:a>
</text:p>
      <!--NEWS-->
      <text:h text:style-name="P10" text:outline-level="1">
<text:span text:style-name="T4">
英格兰中学惊传老师遭刺伤 涉案青少年被捕</text:span>
</text:h>
      <text:p text:style-name="P4">
Publisher: 法新社</text:p>
      <text:p text:style-name="P4">
Published Time: 2023-07-10T5:32:09+00:00</text:p>
      <text:p text:style-name="P4">
Modified Time: 2023-07-10T14:20:05+00:00</text:p>
      <text:p text:style-name="P4">
Description: （法新社伦敦10日电） 英国警方表示，英格兰西部的蒂克斯伯里中学（Tewkesbury School）今天有一名老师被刺伤，涉案青少年随后被捕。值此之际，英国正在对抗刀械犯罪激增的问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7" text:anchor-type="as-char" svg:width="6.9236in" svg:height="3.617581in" draw:z-index="0">
<draw:image xlink:href="../Images/rficn/2023-07-10T5-32-09-00-00/000000.png" xlink:type="simple" xlink:show="embed" xlink:actuate="onLoad" draw:mime-type="image/png"/>
</draw:frame>
</text:p>
      <text:p text:style-name="P4">
蒂克斯伯里中学校长表示，案发于上午9时前不久，事发之后，校园立即封锁并叫来警察。</text:p>
      <text:p text:style-name="P4">
根据校长在学校网站上的声明：「警方逮捕一名跟这起事件有关的十多岁男孩。」</text:p>
      <text:p text:style-name="P4">
警方表示，受害人「疑似被刺伤」，已送医治疗，此外未提供进一步细节。</text:p>
      <text:p text:style-name="P4">
英国近年来通报的持刀伤人案数量激增，不过暴力事件更常见于市中心贫民区。</text:p>
      <text:p text:style-name="P4">
Source: <text:a xlink:type="simple" xlink:href="https://www.rfi.fr/cn/%E5%9B%BD%E9%99%85%E6%8A%A5%E9%81%93/20230710-%E8%8B%B1%E6%A0%BC%E5%85%B0%E4%B8%AD%E5%AD%A6%E6%83%8A%E4%BC%A0%E8%80%81%E5%B8%88%E9%81%AD%E5%88%BA%E4%BC%A4-%E6%B6%89%E6%A1%88%E9%9D%92%E5%B0%91%E5%B9%B4%E8%A2%AB%E6%8D%95" text:style-name="Internet_20_link" text:visited-style-name="Visited_20_Internet_20_Link">
https://www.rfi.fr/cn/%E5%9B%BD%E9%99%85%E6%8A%A5%E9%81%93/20230710-%E8%8B%B1%E6%A0%BC%E5%85%B0%E4%B8%AD%E5%AD%A6%E6%83%8A%E4%BC%A0%E8%80%81%E5%B8%88%E9%81%AD%E5%88%BA%E4%BC%A4-%E6%B6%89%E6%A1%88%E9%9D%92%E5%B0%91%E5%B9%B4%E8%A2%AB%E6%8D%95</text:a>
</text:p>
      <!--NEWS-->
      <text:h text:style-name="P10" text:outline-level="1">
<text:span text:style-name="T4">
没有最荒唐，只有更荒唐：耶伦与六位中国经济界女性午餐遭五毛谩骂</text:span>
</text:h>
      <text:p text:style-name="P4">
Author: chinese@voanews.com (美国之音)</text:p>
      <text:p text:style-name="P4">
Publisher: 美国之音中文网 (Type: NewsMediaOrganization)</text:p>
      <text:p text:style-name="P4">
Published Time: 2023-07-11T00:19:44+08:00</text:p>
      <text:p text:style-name="P4">
Modified Time: 2023-07-10 17:07:57Z</text:p>
      <text:p text:style-name="P4">
Description: 美国财政部长珍妮特·耶伦7月8日在访问北京期间与一组中国女性经济学家和企业家共进午餐，触动了一些民族主义情绪严重的五毛的神经，在社媒上谩骂这些中国女性是“反贼”和“极端女权主义者”。</text:p>
      <text:p text:style-name="P4">
Videos: []</text:p>
      <text:p text:style-name="P4">
Images: []</text:p>
      <text:p text:style-name="P4">
Categories: ['美中关系', '中国']</text:p>
      <text:p text:style-name="P4">
Type: None</text:p>
      <!--METADATA-->
      <text:p text:style-name="P4">
NoneNone</text:p>
      <text:p text:style-name="P4">
Source: <text:a xlink:type="simple" xlink:href="https://www.voachinese.com/a/chinese-women-economists-called-traitors-online-for-meeting-with-yellen-20230710/7174138.html" text:style-name="Internet_20_link" text:visited-style-name="Visited_20_Internet_20_Link">
https://www.voachinese.com/a/chinese-women-economists-called-traitors-online-for-meeting-with-yellen-20230710/7174138.html</text:a>
</text:p>
      <!--NEWS-->
      <text:h text:style-name="P10" text:outline-level="1">
<text:span text:style-name="T4">
北约秘书长对中国咄咄逼人行为发出隐喻警告</text:span>
</text:h>
      <text:p text:style-name="P4">
Author: chinese@voanews.com (美国之音)</text:p>
      <text:p text:style-name="P4">
Publisher: 美国之音中文网 (Type: NewsMediaOrganization)</text:p>
      <text:p text:style-name="P4">
Published Time: 2023-07-11T01:22:24+08:00</text:p>
      <text:p text:style-name="P4">
Modified Time: 2023-07-10 17:22:24Z</text:p>
      <text:p text:style-name="P4">
Description: 坚定支持乌克兰抗击俄罗斯入侵的北约组织的秘书长延斯·斯托尔滕贝格（Jens Stoltenberg）表示，中国正在从莫斯科在乌克兰的军事失利及国际社会对乌克兰战争的反应中吸取教训。</text:p>
      <text:p text:style-name="P4">
Videos: []</text:p>
      <text:p text:style-name="P4">
Images: []</text:p>
      <text:p text:style-name="P4">
Categories: ['欧洲', '中国', '军事']</text:p>
      <text:p text:style-name="P4">
Type: None</text:p>
      <!--METADATA-->
      <text:p text:style-name="P4">
NoneNone</text:p>
      <text:p text:style-name="P4">
Source: <text:a xlink:type="simple" xlink:href="https://www.voachinese.com/a/nato-chief-issues-ominous-warning-about-china-20230710/7174356.html" text:style-name="Internet_20_link" text:visited-style-name="Visited_20_Internet_20_Link">
https://www.voachinese.com/a/nato-chief-issues-ominous-warning-about-china-20230710/7174356.html</text:a>
</text:p>
      <!--NEWS-->
      <text:h text:style-name="P10" text:outline-level="1">
<text:span text:style-name="T4">
美俄中三国外长参加东盟会谈，缅甸暴力和海洋争端成为主导议题</text:span>
</text:h>
      <text:p text:style-name="P4">
Author: chinese@voanews.com (美国之音)</text:p>
      <text:p text:style-name="P4">
Publisher: 美国之音中文网 (Type: NewsMediaOrganization)</text:p>
      <text:p text:style-name="P4">
Published Time: 2023-07-11T05:39:43+08:00</text:p>
      <text:p text:style-name="P4">
Modified Time: 2023-07-10 21:39:43Z</text:p>
      <text:p text:style-name="P4">
Description: 缅甸旷日持久的内乱，有争议的南中国海紧张局势，以及对该地区军备集结的担忧，预计将成为东南亚国家高级外交官本周聚集在印度尼西亚举行会谈时的主导议程。</text:p>
      <text:p text:style-name="P4">
Videos: []</text:p>
      <text:p text:style-name="P4">
Images: []</text:p>
      <text:p text:style-name="P4">
Categories: ['亚太', '美国', '欧洲', '中国', '南中国海争端', '缅甸动向']</text:p>
      <text:p text:style-name="P4">
Type: None</text:p>
      <!--METADATA-->
      <text:p text:style-name="P4">
NoneNone</text:p>
      <text:p text:style-name="P4">
Source: <text:a xlink:type="simple" xlink:href="https://www.voachinese.com/a/myanmar-violence-and-sea-disputes-to-dominate-asean-talks-joined-by-us-russian-and-chinese-envoys-20230710/7174944.html" text:style-name="Internet_20_link" text:visited-style-name="Visited_20_Internet_20_Link">
https://www.voachinese.com/a/myanmar-violence-and-sea-disputes-to-dominate-asean-talks-joined-by-us-russian-and-chinese-envoys-20230710/7174944.html</text:a>
</text:p>
      <!--NEWS-->
      <text:h text:style-name="P10" text:outline-level="1">
<text:span text:style-name="T4">
韩国称尽管朝鲜与中国贸易有所增加，其粮食状况仍然糟糕</text:span>
</text:h>
      <text:p text:style-name="P4">
Author: chinese@voanews.com (美国之音)</text:p>
      <text:p text:style-name="P4">
Publisher: 美国之音中文网 (Type: NewsMediaOrganization)</text:p>
      <text:p text:style-name="P4">
Published Time: 2023-07-11T05:51:41+08:00</text:p>
      <text:p text:style-name="P4">
Modified Time: 2023-07-10 21:51:41Z</text:p>
      <text:p text:style-name="P4">
Description: 负责处理与朝鲜关系的韩国统一部长权宁世(Kwon Young-se)周一(7月10日)表示，尽管朝鲜与中国的贸易有所增加，但其粮食状况“仍然很糟糕”。</text:p>
      <text:p text:style-name="P4">
Videos: []</text:p>
      <text:p text:style-name="P4">
Images: []</text:p>
      <text:p text:style-name="P4">
Categories: ['亚太', '经济·金融·贸易', '中国']</text:p>
      <text:p text:style-name="P4">
Type: None</text:p>
      <!--METADATA-->
      <text:p text:style-name="P4">
NoneNone</text:p>
      <text:p text:style-name="P4">
Source: <text:a xlink:type="simple" xlink:href="https://www.voachinese.com/a/nkorea-food-situation-still-bad-despite-uptick-in-trade-with-china-south-says-20230710/7174895.html" text:style-name="Internet_20_link" text:visited-style-name="Visited_20_Internet_20_Link">
https://www.voachinese.com/a/nkorea-food-situation-still-bad-despite-uptick-in-trade-with-china-south-says-20230710/717489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